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38cm"/>
    </style:style>
    <style:style style:name="co2" style:family="table-column">
      <style:table-column-properties fo:break-before="auto" style:column-width="2.865cm"/>
    </style:style>
    <style:style style:name="co3" style:family="table-column">
      <style:table-column-properties fo:break-before="auto" style:column-width="3.838cm"/>
    </style:style>
    <style:style style:name="co4" style:family="table-column">
      <style:table-column-properties fo:break-before="auto" style:column-width="4.039cm"/>
    </style:style>
    <style:style style:name="co5" style:family="table-column">
      <style:table-column-properties fo:break-before="auto" style:column-width="3.237cm"/>
    </style:style>
    <style:style style:name="co6" style:family="table-column">
      <style:table-column-properties fo:break-before="auto" style:column-width="3.15cm"/>
    </style:style>
    <style:style style:name="co7" style:family="table-column">
      <style:table-column-properties fo:break-before="auto" style:column-width="3.122cm"/>
    </style:style>
    <style:style style:name="co8" style:family="table-column">
      <style:table-column-properties fo:break-before="auto" style:column-width="1.774cm"/>
    </style:style>
    <style:style style:name="co9" style:family="table-column">
      <style:table-column-properties fo:break-before="auto" style:column-width="3.494cm"/>
    </style:style>
    <style:style style:name="co10" style:family="table-column">
      <style:table-column-properties fo:break-before="auto" style:column-width="3.066cm"/>
    </style:style>
    <style:style style:name="co11" style:family="table-column">
      <style:table-column-properties fo:break-before="auto" style:column-width="3.953cm"/>
    </style:style>
    <style:style style:name="co12" style:family="table-column">
      <style:table-column-properties fo:break-before="auto" style:column-width="3.036cm"/>
    </style:style>
    <style:style style:name="co13" style:family="table-column">
      <style:table-column-properties fo:break-before="auto" style:column-width="3.323cm"/>
    </style:style>
    <style:style style:name="co14" style:family="table-column">
      <style:table-column-properties fo:break-before="auto" style:column-width="5.874cm"/>
    </style:style>
    <style:style style:name="co1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text-style style:name="N100">
      <number:text-content/>
    </number:text-style>
    <style:style style:name="ce1" style:family="table-cell" style:parent-style-name="Default" style:data-style-name="N1"/>
    <style:style style:name="ce2" style:family="table-cell" style:parent-style-name="Default" style:data-style-name="N111"/>
    <style:style style:name="ce3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5" table:default-cell-style-name="ce2"/>
        <table:table-column table:style-name="co8" table:default-cell-style-name="Default"/>
        <table:table-column table:style-name="co9" table:default-cell-style-name="ce1"/>
        <table:table-column table:style-name="co7" table:default-cell-style-name="Default"/>
        <table:table-column table:style-name="co10" table:default-cell-style-name="ce1"/>
        <table:table-column table:style-name="co11" table:default-cell-style-name="Default"/>
        <table:table-column table:style-name="co5" table:default-cell-style-name="ce2"/>
        <table:table-column table:style-name="co12" table:default-cell-style-name="ce2"/>
        <table:table-column table:style-name="co13" table:default-cell-style-name="ce1"/>
        <table:table-column table:style-name="co14" table:default-cell-style-name="Default"/>
        <table:table-row table:style-name="ro1">
          <table:table-cell office:value-type="string" calcext:value-type="string">
            <text:p>OBJECTID,N,10,0</text:p>
          </table:table-cell>
          <table:table-cell office:value-type="string" calcext:value-type="string">
            <text:p>nummer,N,10,0</text:p>
          </table:table-cell>
          <table:table-cell office:value-type="string" calcext:value-type="string">
            <text:p>x_wert,N,19,11</text:p>
          </table:table-cell>
          <table:table-cell office:value-type="string" calcext:value-type="string">
            <text:p>y_wert,N,19,11</text:p>
          </table:table-cell>
          <table:table-cell office:value-type="string" calcext:value-type="string">
            <text:p>z_wert,N,19,11</text:p>
          </table:table-cell>
          <table:table-cell office:value-type="string" calcext:value-type="string">
            <text:p>wgs84_x,N,19,11</text:p>
          </table:table-cell>
          <table:table-cell office:value-type="string" calcext:value-type="string">
            <text:p>wgs84_y,N,19,11</text:p>
          </table:table-cell>
          <table:table-cell office:value-type="string" calcext:value-type="string">
            <text:p>wgs84_z,N,19,11</text:p>
          </table:table-cell>
          <table:table-cell office:value-type="string" calcext:value-type="string">
            <text:p>ID,C,254</text:p>
          </table:table-cell>
          <table:table-cell office:value-type="string" calcext:value-type="string">
            <text:p>ID_Nummer,N,10,0</text:p>
          </table:table-cell>
          <table:table-cell office:value-type="string" calcext:value-type="string">
            <text:p>BA_Gruppe,C,10</text:p>
          </table:table-cell>
          <table:table-cell office:value-type="string" calcext:value-type="string">
            <text:p>Baum_ID,N,10,0</text:p>
          </table:table-cell>
          <table:table-cell office:value-type="string" calcext:value-type="string">
            <text:p>Baumart,C,254</text:p>
          </table:table-cell>
          <table:table-cell office:value-type="string" calcext:value-type="string">
            <text:p>Umfang,N,19,11</text:p>
          </table:table-cell>
          <table:table-cell office:value-type="string" calcext:value-type="string">
            <text:p>BHD,N,19,11</text:p>
          </table:table-cell>
          <table:table-cell office:value-type="string" calcext:value-type="string">
            <text:p>Kraftsche_,N,10,0</text:p>
          </table:table-cell>
          <table:table-cell office:value-type="string" calcext:value-type="string">
            <text:p>Bemerkung,C,25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631778.631" calcext:value-type="float">
            <text:p>631778.63100000000</text:p>
          </table:table-cell>
          <table:table-cell office:value-type="float" office:value="5407545.933" calcext:value-type="float">
            <text:p>5407545.93300000000</text:p>
          </table:table-cell>
          <table:table-cell office:value-type="float" office:value="570.377" calcext:value-type="float">
            <text:p>570.37700000000</text:p>
          </table:table-cell>
          <table:table-cell office:value-type="float" office:value="48.8069219133" calcext:value-type="float">
            <text:p>48.80692191330</text:p>
          </table:table-cell>
          <table:table-cell office:value-type="float" office:value="10.7947807012" calcext:value-type="float">
            <text:p>10.79478070120</text:p>
          </table:table-cell>
          <table:table-cell office:value-type="float" office:value="570.377" calcext:value-type="float">
            <text:p>570.37700000000</text:p>
          </table:table-cell>
          <table:table-cell table:style-name="ce3" office:value-type="string" calcext:value-type="string">
            <text:p>191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abgest.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abgestorben</text:p>
          </table:table-cell>
          <table:table-cell office:value-type="float" office:value="15" calcext:value-type="float">
            <text:p>15.00000000000</text:p>
          </table:table-cell>
          <table:table-cell office:value-type="float" office:value="4.774648292" calcext:value-type="float">
            <text:p>4.7746482920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3" calcext:value-type="float">
            <text:p>73</text:p>
          </table:table-cell>
          <table:table-cell office:value-type="float" office:value="631776.13" calcext:value-type="float">
            <text:p>631776.13000000000</text:p>
          </table:table-cell>
          <table:table-cell office:value-type="float" office:value="5407535.75" calcext:value-type="float">
            <text:p>5407535.75000000000</text:p>
          </table:table-cell>
          <table:table-cell office:value-type="float" office:value="570.083" calcext:value-type="float">
            <text:p>570.08300000000</text:p>
          </table:table-cell>
          <table:table-cell office:value-type="float" office:value="48.8068308775" calcext:value-type="float">
            <text:p>48.80683087750</text:p>
          </table:table-cell>
          <table:table-cell office:value-type="float" office:value="10.7947433807" calcext:value-type="float">
            <text:p>10.79474338070</text:p>
          </table:table-cell>
          <table:table-cell office:value-type="float" office:value="570.083" calcext:value-type="float">
            <text:p>570.08300000000</text:p>
          </table:table-cell>
          <table:table-cell table:style-name="ce3" office:value-type="string" calcext:value-type="string">
            <text:p>169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abgest.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?? Abgestorben</text:p>
          </table:table-cell>
          <table:table-cell office:value-type="float" office:value="31" calcext:value-type="float">
            <text:p>31.00000000000</text:p>
          </table:table-cell>
          <table:table-cell office:value-type="float" office:value="9.86760647" calcext:value-type="float">
            <text:p>9.8676064700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8" calcext:value-type="float">
            <text:p>108</text:p>
          </table:table-cell>
          <table:table-cell office:value-type="float" office:value="631816.033" calcext:value-type="float">
            <text:p>631816.03300000000</text:p>
          </table:table-cell>
          <table:table-cell office:value-type="float" office:value="5407473.59" calcext:value-type="float">
            <text:p>5407473.59000000000</text:p>
          </table:table-cell>
          <table:table-cell office:value-type="float" office:value="576.27" calcext:value-type="float">
            <text:p>576.27000000000</text:p>
          </table:table-cell>
          <table:table-cell office:value-type="float" office:value="48.806263511" calcext:value-type="float">
            <text:p>48.80626351100</text:p>
          </table:table-cell>
          <table:table-cell office:value-type="float" office:value="10.7952666135" calcext:value-type="float">
            <text:p>10.79526661350</text:p>
          </table:table-cell>
          <table:table-cell office:value-type="float" office:value="576.27" calcext:value-type="float">
            <text:p>576.27000000000</text:p>
          </table:table-cell>
          <table:table-cell table:style-name="ce3" office:value-type="string" calcext:value-type="string">
            <text:p>205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205" calcext:value-type="float">
            <text:p>205</text:p>
          </table:table-cell>
          <table:table-cell/>
          <table:table-cell table:number-columns-repeated="2" office:value-type="float" office:value="0" calcext:value-type="float">
            <text:p>0.00000000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0" calcext:value-type="float">
            <text:p>110</text:p>
          </table:table-cell>
          <table:table-cell office:value-type="float" office:value="631811.688" calcext:value-type="float">
            <text:p>631811.68800000000</text:p>
          </table:table-cell>
          <table:table-cell office:value-type="float" office:value="5407475.419" calcext:value-type="float">
            <text:p>5407475.41900000000</text:p>
          </table:table-cell>
          <table:table-cell office:value-type="float" office:value="572.878" calcext:value-type="float">
            <text:p>572.87800000000</text:p>
          </table:table-cell>
          <table:table-cell office:value-type="float" office:value="48.806280871" calcext:value-type="float">
            <text:p>48.80628087100</text:p>
          </table:table-cell>
          <table:table-cell office:value-type="float" office:value="10.7952080562" calcext:value-type="float">
            <text:p>10.79520805620</text:p>
          </table:table-cell>
          <table:table-cell office:value-type="float" office:value="572.878" calcext:value-type="float">
            <text:p>572.87800000000</text:p>
          </table:table-cell>
          <table:table-cell table:style-name="ce3" office:value-type="string" calcext:value-type="string">
            <text:p>207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abgest.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abgestorben</text:p>
          </table:table-cell>
          <table:table-cell office:value-type="float" office:value="30" calcext:value-type="float">
            <text:p>30.00000000000</text:p>
          </table:table-cell>
          <table:table-cell office:value-type="float" office:value="9.549296584" calcext:value-type="float">
            <text:p>9.5492965840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2" calcext:value-type="float">
            <text:p>112</text:p>
          </table:table-cell>
          <table:table-cell office:value-type="float" office:value="631814.566" calcext:value-type="float">
            <text:p>631814.56600000000</text:p>
          </table:table-cell>
          <table:table-cell office:value-type="float" office:value="5407475.381" calcext:value-type="float">
            <text:p>5407475.38100000000</text:p>
          </table:table-cell>
          <table:table-cell office:value-type="float" office:value="574.371" calcext:value-type="float">
            <text:p>574.37100000000</text:p>
          </table:table-cell>
          <table:table-cell office:value-type="float" office:value="48.8062799237" calcext:value-type="float">
            <text:p>48.80627992370</text:p>
          </table:table-cell>
          <table:table-cell office:value-type="float" office:value="10.7952472163" calcext:value-type="float">
            <text:p>10.79524721630</text:p>
          </table:table-cell>
          <table:table-cell office:value-type="float" office:value="574.371" calcext:value-type="float">
            <text:p>574.37100000000</text:p>
          </table:table-cell>
          <table:table-cell table:style-name="ce3" office:value-type="string" calcext:value-type="string">
            <text:p>209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abgest.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abgestorben</text:p>
          </table:table-cell>
          <table:table-cell office:value-type="float" office:value="23" calcext:value-type="float">
            <text:p>23.00000000000</text:p>
          </table:table-cell>
          <table:table-cell office:value-type="float" office:value="7.321127381" calcext:value-type="float">
            <text:p>7.3211273810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6" calcext:value-type="float">
            <text:p>116</text:p>
          </table:table-cell>
          <table:table-cell office:value-type="float" office:value="631812.342" calcext:value-type="float">
            <text:p>631812.34200000000</text:p>
          </table:table-cell>
          <table:table-cell office:value-type="float" office:value="5407480.943" calcext:value-type="float">
            <text:p>5407480.94300000000</text:p>
          </table:table-cell>
          <table:table-cell office:value-type="float" office:value="577.354" calcext:value-type="float">
            <text:p>577.35400000000</text:p>
          </table:table-cell>
          <table:table-cell office:value-type="float" office:value="48.8063304008" calcext:value-type="float">
            <text:p>48.80633040080</text:p>
          </table:table-cell>
          <table:table-cell office:value-type="float" office:value="10.7952187388" calcext:value-type="float">
            <text:p>10.79521873880</text:p>
          </table:table-cell>
          <table:table-cell office:value-type="float" office:value="577.354" calcext:value-type="float">
            <text:p>577.35400000000</text:p>
          </table:table-cell>
          <table:table-cell table:style-name="ce3" office:value-type="string" calcext:value-type="string">
            <text:p>213</text:p>
          </table:table-cell>
          <table:table-cell office:value-type="float" office:value="213" calcext:value-type="float">
            <text:p>213</text:p>
          </table:table-cell>
          <table:table-cell/>
          <table:table-cell office:value-type="float" office:value="213" calcext:value-type="float">
            <text:p>213</text:p>
          </table:table-cell>
          <table:table-cell/>
          <table:table-cell table:number-columns-repeated="2" office:value-type="float" office:value="0" calcext:value-type="float">
            <text:p>0.00000000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64" calcext:value-type="float">
            <text:p>164</text:p>
          </table:table-cell>
          <table:table-cell office:value-type="float" office:value="631828.387" calcext:value-type="float">
            <text:p>631828.38700000000</text:p>
          </table:table-cell>
          <table:table-cell office:value-type="float" office:value="5407533.294" calcext:value-type="float">
            <text:p>5407533.29400000000</text:p>
          </table:table-cell>
          <table:table-cell office:value-type="float" office:value="570.849" calcext:value-type="float">
            <text:p>570.84900000000</text:p>
          </table:table-cell>
          <table:table-cell office:value-type="float" office:value="48.8067977137" calcext:value-type="float">
            <text:p>48.80679771370</text:p>
          </table:table-cell>
          <table:table-cell office:value-type="float" office:value="10.7954539548" calcext:value-type="float">
            <text:p>10.79545395480</text:p>
          </table:table-cell>
          <table:table-cell office:value-type="float" office:value="570.849" calcext:value-type="float">
            <text:p>570.84900000000</text:p>
          </table:table-cell>
          <table:table-cell table:style-name="ce3" office:value-type="string" calcext:value-type="string">
            <text:p>256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abgest.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abgestorben</text:p>
          </table:table-cell>
          <table:table-cell office:value-type="float" office:value="36" calcext:value-type="float">
            <text:p>36.00000000000</text:p>
          </table:table-cell>
          <table:table-cell office:value-type="float" office:value="11.4591559" calcext:value-type="float">
            <text:p>11.4591559000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9" calcext:value-type="float">
            <text:p>169</text:p>
          </table:table-cell>
          <table:table-cell office:value-type="float" office:value="631834.556" calcext:value-type="float">
            <text:p>631834.55600000000</text:p>
          </table:table-cell>
          <table:table-cell office:value-type="float" office:value="5407532.648" calcext:value-type="float">
            <text:p>5407532.64800000000</text:p>
          </table:table-cell>
          <table:table-cell office:value-type="float" office:value="572.443" calcext:value-type="float">
            <text:p>572.44300000000</text:p>
          </table:table-cell>
          <table:table-cell office:value-type="float" office:value="48.806790599" calcext:value-type="float">
            <text:p>48.80679059900</text:p>
          </table:table-cell>
          <table:table-cell office:value-type="float" office:value="10.7955377303" calcext:value-type="float">
            <text:p>10.79553773030</text:p>
          </table:table-cell>
          <table:table-cell office:value-type="float" office:value="572.443" calcext:value-type="float">
            <text:p>572.44300000000</text:p>
          </table:table-cell>
          <table:table-cell table:style-name="ce3" office:value-type="string" calcext:value-type="string">
            <text:p>259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abgest.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abgestorben</text:p>
          </table:table-cell>
          <table:table-cell office:value-type="float" office:value="20" calcext:value-type="float">
            <text:p>20.00000000000</text:p>
          </table:table-cell>
          <table:table-cell office:value-type="float" office:value="6.366197723" calcext:value-type="float">
            <text:p>6.3661977230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70" calcext:value-type="float">
            <text:p>170</text:p>
          </table:table-cell>
          <table:table-cell office:value-type="float" office:value="631825.001" calcext:value-type="float">
            <text:p>631825.00100000000</text:p>
          </table:table-cell>
          <table:table-cell office:value-type="float" office:value="5407528.717" calcext:value-type="float">
            <text:p>5407528.71700000000</text:p>
          </table:table-cell>
          <table:table-cell office:value-type="float" office:value="567.601" calcext:value-type="float">
            <text:p>567.60100000000</text:p>
          </table:table-cell>
          <table:table-cell office:value-type="float" office:value="48.806757277" calcext:value-type="float">
            <text:p>48.80675727700</text:p>
          </table:table-cell>
          <table:table-cell office:value-type="float" office:value="10.7954063887" calcext:value-type="float">
            <text:p>10.79540638870</text:p>
          </table:table-cell>
          <table:table-cell office:value-type="float" office:value="567.601" calcext:value-type="float">
            <text:p>567.60100000000</text:p>
          </table:table-cell>
          <table:table-cell table:style-name="ce3" office:value-type="string" calcext:value-type="string">
            <text:p>261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abgest.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abgestorben</text:p>
          </table:table-cell>
          <table:table-cell office:value-type="float" office:value="44" calcext:value-type="float">
            <text:p>44.00000000000</text:p>
          </table:table-cell>
          <table:table-cell office:value-type="float" office:value="14.00563499" calcext:value-type="float">
            <text:p>14.0056349900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73" calcext:value-type="float">
            <text:p>173</text:p>
          </table:table-cell>
          <table:table-cell office:value-type="float" office:value="631825.486" calcext:value-type="float">
            <text:p>631825.48600000000</text:p>
          </table:table-cell>
          <table:table-cell office:value-type="float" office:value="5407528.528" calcext:value-type="float">
            <text:p>5407528.52800000000</text:p>
          </table:table-cell>
          <table:table-cell office:value-type="float" office:value="568.677" calcext:value-type="float">
            <text:p>568.67700000000</text:p>
          </table:table-cell>
          <table:table-cell office:value-type="float" office:value="48.806755478" calcext:value-type="float">
            <text:p>48.80675547800</text:p>
          </table:table-cell>
          <table:table-cell office:value-type="float" office:value="10.7954129338" calcext:value-type="float">
            <text:p>10.79541293380</text:p>
          </table:table-cell>
          <table:table-cell office:value-type="float" office:value="568.677" calcext:value-type="float">
            <text:p>568.67700000000</text:p>
          </table:table-cell>
          <table:table-cell table:style-name="ce3" office:value-type="string" calcext:value-type="string">
            <text:p>265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abgest.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abgestorben</text:p>
          </table:table-cell>
          <table:table-cell office:value-type="float" office:value="24" calcext:value-type="float">
            <text:p>24.00000000000</text:p>
          </table:table-cell>
          <table:table-cell office:value-type="float" office:value="7.639437267" calcext:value-type="float">
            <text:p>7.6394372670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75" calcext:value-type="float">
            <text:p>175</text:p>
          </table:table-cell>
          <table:table-cell office:value-type="float" office:value="631824.796" calcext:value-type="float">
            <text:p>631824.79600000000</text:p>
          </table:table-cell>
          <table:table-cell office:value-type="float" office:value="5407525.902" calcext:value-type="float">
            <text:p>5407525.90200000000</text:p>
          </table:table-cell>
          <table:table-cell office:value-type="float" office:value="569.362" calcext:value-type="float">
            <text:p>569.36200000000</text:p>
          </table:table-cell>
          <table:table-cell office:value-type="float" office:value="48.8067320092" calcext:value-type="float">
            <text:p>48.80673200920</text:p>
          </table:table-cell>
          <table:table-cell office:value-type="float" office:value="10.7954026977" calcext:value-type="float">
            <text:p>10.79540269770</text:p>
          </table:table-cell>
          <table:table-cell office:value-type="float" office:value="569.362" calcext:value-type="float">
            <text:p>569.36200000000</text:p>
          </table:table-cell>
          <table:table-cell table:style-name="ce3" office:value-type="string" calcext:value-type="string">
            <text:p>264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abgest.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abgestorben</text:p>
          </table:table-cell>
          <table:table-cell office:value-type="float" office:value="18" calcext:value-type="float">
            <text:p>18.00000000000</text:p>
          </table:table-cell>
          <table:table-cell office:value-type="float" office:value="5.729577951" calcext:value-type="float">
            <text:p>5.7295779510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74" calcext:value-type="float">
            <text:p>274</text:p>
          </table:table-cell>
          <table:table-cell office:value-type="float" office:value="631791.429" calcext:value-type="float">
            <text:p>631791.42900000000</text:p>
          </table:table-cell>
          <table:table-cell office:value-type="float" office:value="5407528.259" calcext:value-type="float">
            <text:p>5407528.25900000000</text:p>
          </table:table-cell>
          <table:table-cell office:value-type="float" office:value="569.566" calcext:value-type="float">
            <text:p>569.56600000000</text:p>
          </table:table-cell>
          <table:table-cell office:value-type="float" office:value="48.8067602765" calcext:value-type="float">
            <text:p>48.80676027650</text:p>
          </table:table-cell>
          <table:table-cell office:value-type="float" office:value="10.794949248" calcext:value-type="float">
            <text:p>10.79494924800</text:p>
          </table:table-cell>
          <table:table-cell office:value-type="float" office:value="569.566" calcext:value-type="float">
            <text:p>569.56600000000</text:p>
          </table:table-cell>
          <table:table-cell table:style-name="ce3" office:value-type="string" calcext:value-type="string">
            <text:p>360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abgest.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abgestorben</text:p>
          </table:table-cell>
          <table:table-cell office:value-type="float" office:value="22" calcext:value-type="float">
            <text:p>22.00000000000</text:p>
          </table:table-cell>
          <table:table-cell office:value-type="float" office:value="7.002817495" calcext:value-type="float">
            <text:p>7.0028174950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90" calcext:value-type="float">
            <text:p>290</text:p>
          </table:table-cell>
          <table:table-cell office:value-type="float" office:value="631817.941" calcext:value-type="float">
            <text:p>631817.94100000000</text:p>
          </table:table-cell>
          <table:table-cell office:value-type="float" office:value="5407536.497" calcext:value-type="float">
            <text:p>5407536.49700000000</text:p>
          </table:table-cell>
          <table:table-cell office:value-type="float" office:value="567.668" calcext:value-type="float">
            <text:p>567.66800000000</text:p>
          </table:table-cell>
          <table:table-cell office:value-type="float" office:value="48.8068287267" calcext:value-type="float">
            <text:p>48.80682872670</text:p>
          </table:table-cell>
          <table:table-cell office:value-type="float" office:value="10.7953127813" calcext:value-type="float">
            <text:p>10.79531278130</text:p>
          </table:table-cell>
          <table:table-cell office:value-type="float" office:value="567.668" calcext:value-type="float">
            <text:p>567.66800000000</text:p>
          </table:table-cell>
          <table:table-cell table:style-name="ce3" office:value-type="string" calcext:value-type="string">
            <text:p>373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abgest.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abgestorben</text:p>
          </table:table-cell>
          <table:table-cell office:value-type="float" office:value="21" calcext:value-type="float">
            <text:p>21.00000000000</text:p>
          </table:table-cell>
          <table:table-cell office:value-type="float" office:value="6.684507609" calcext:value-type="float">
            <text:p>6.6845076090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40" calcext:value-type="float">
            <text:p>340</text:p>
          </table:table-cell>
          <table:table-cell office:value-type="float" office:value="631788.663" calcext:value-type="float">
            <text:p>631788.66300000000</text:p>
          </table:table-cell>
          <table:table-cell office:value-type="float" office:value="5407544.547" calcext:value-type="float">
            <text:p>5407544.54700000000</text:p>
          </table:table-cell>
          <table:table-cell office:value-type="float" office:value="565.948" calcext:value-type="float">
            <text:p>565.94800000000</text:p>
          </table:table-cell>
          <table:table-cell office:value-type="float" office:value="48.8069073208" calcext:value-type="float">
            <text:p>48.80690732080</text:p>
          </table:table-cell>
          <table:table-cell office:value-type="float" office:value="10.7949168127" calcext:value-type="float">
            <text:p>10.79491681270</text:p>
          </table:table-cell>
          <table:table-cell office:value-type="float" office:value="565.948" calcext:value-type="float">
            <text:p>565.94800000000</text:p>
          </table:table-cell>
          <table:table-cell table:style-name="ce3" office:value-type="string" calcext:value-type="string">
            <text:p>421</text:p>
          </table:table-cell>
          <table:table-cell office:value-type="float" office:value="421" calcext:value-type="float">
            <text:p>421</text:p>
          </table:table-cell>
          <table:table-cell office:value-type="string" calcext:value-type="string">
            <text:p>abgest.</text:p>
          </table:table-cell>
          <table:table-cell office:value-type="float" office:value="421" calcext:value-type="float">
            <text:p>421</text:p>
          </table:table-cell>
          <table:table-cell office:value-type="string" calcext:value-type="string">
            <text:p>abgestorben</text:p>
          </table:table-cell>
          <table:table-cell office:value-type="float" office:value="27" calcext:value-type="float">
            <text:p>27.00000000000</text:p>
          </table:table-cell>
          <table:table-cell office:value-type="float" office:value="8.594366926" calcext:value-type="float">
            <text:p>8.5943669260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42" calcext:value-type="float">
            <text:p>342</text:p>
          </table:table-cell>
          <table:table-cell office:value-type="float" office:value="631788.112" calcext:value-type="float">
            <text:p>631788.11200000000</text:p>
          </table:table-cell>
          <table:table-cell office:value-type="float" office:value="5407550.509" calcext:value-type="float">
            <text:p>5407550.50900000000</text:p>
          </table:table-cell>
          <table:table-cell office:value-type="float" office:value="567.994" calcext:value-type="float">
            <text:p>567.99400000000</text:p>
          </table:table-cell>
          <table:table-cell office:value-type="float" office:value="48.8069610425" calcext:value-type="float">
            <text:p>48.80696104250</text:p>
          </table:table-cell>
          <table:table-cell office:value-type="float" office:value="10.794911227" calcext:value-type="float">
            <text:p>10.79491122700</text:p>
          </table:table-cell>
          <table:table-cell office:value-type="float" office:value="567.994" calcext:value-type="float">
            <text:p>567.99400000000</text:p>
          </table:table-cell>
          <table:table-cell table:style-name="ce3" office:value-type="string" calcext:value-type="string">
            <text:p>423</text:p>
          </table:table-cell>
          <table:table-cell office:value-type="float" office:value="423" calcext:value-type="float">
            <text:p>423</text:p>
          </table:table-cell>
          <table:table-cell office:value-type="string" calcext:value-type="string">
            <text:p>abgest.</text:p>
          </table:table-cell>
          <table:table-cell office:value-type="float" office:value="423" calcext:value-type="float">
            <text:p>423</text:p>
          </table:table-cell>
          <table:table-cell office:value-type="string" calcext:value-type="string">
            <text:p>abgestorben</text:p>
          </table:table-cell>
          <table:table-cell table:number-columns-repeated="2" office:value-type="float" office:value="0" calcext:value-type="float">
            <text:p>0.0000000000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47" calcext:value-type="float">
            <text:p>347</text:p>
          </table:table-cell>
          <table:table-cell office:value-type="float" office:value="631793.826" calcext:value-type="float">
            <text:p>631793.82600000000</text:p>
          </table:table-cell>
          <table:table-cell office:value-type="float" office:value="5407554.723" calcext:value-type="float">
            <text:p>5407554.72300000000</text:p>
          </table:table-cell>
          <table:table-cell office:value-type="float" office:value="564.445" calcext:value-type="float">
            <text:p>564.44500000000</text:p>
          </table:table-cell>
          <table:table-cell office:value-type="float" office:value="48.8069977213" calcext:value-type="float">
            <text:p>48.80699772130</text:p>
          </table:table-cell>
          <table:table-cell office:value-type="float" office:value="10.794990374" calcext:value-type="float">
            <text:p>10.79499037400</text:p>
          </table:table-cell>
          <table:table-cell office:value-type="float" office:value="564.445" calcext:value-type="float">
            <text:p>564.44500000000</text:p>
          </table:table-cell>
          <table:table-cell table:style-name="ce3" office:value-type="string" calcext:value-type="string">
            <text:p>427</text:p>
          </table:table-cell>
          <table:table-cell office:value-type="float" office:value="427" calcext:value-type="float">
            <text:p>427</text:p>
          </table:table-cell>
          <table:table-cell office:value-type="string" calcext:value-type="string">
            <text:p>abgest.</text:p>
          </table:table-cell>
          <table:table-cell office:value-type="float" office:value="427" calcext:value-type="float">
            <text:p>427</text:p>
          </table:table-cell>
          <table:table-cell office:value-type="string" calcext:value-type="string">
            <text:p>abgestorben</text:p>
          </table:table-cell>
          <table:table-cell office:value-type="float" office:value="40" calcext:value-type="float">
            <text:p>40.00000000000</text:p>
          </table:table-cell>
          <table:table-cell office:value-type="float" office:value="12.73239545" calcext:value-type="float">
            <text:p>12.7323954500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50" calcext:value-type="float">
            <text:p>350</text:p>
          </table:table-cell>
          <table:table-cell office:value-type="float" office:value="631791.065" calcext:value-type="float">
            <text:p>631791.06500000000</text:p>
          </table:table-cell>
          <table:table-cell office:value-type="float" office:value="5407552.55" calcext:value-type="float">
            <text:p>5407552.55000000000</text:p>
          </table:table-cell>
          <table:table-cell office:value-type="float" office:value="570.088" calcext:value-type="float">
            <text:p>570.08800000000</text:p>
          </table:table-cell>
          <table:table-cell office:value-type="float" office:value="48.8069787665" calcext:value-type="float">
            <text:p>48.80697876650</text:p>
          </table:table-cell>
          <table:table-cell office:value-type="float" office:value="10.7949520907" calcext:value-type="float">
            <text:p>10.79495209070</text:p>
          </table:table-cell>
          <table:table-cell office:value-type="float" office:value="570.088" calcext:value-type="float">
            <text:p>570.08800000000</text:p>
          </table:table-cell>
          <table:table-cell table:style-name="ce3" office:value-type="string" calcext:value-type="string">
            <text:p>430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abgest.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abgestorben</text:p>
          </table:table-cell>
          <table:table-cell office:value-type="float" office:value="26" calcext:value-type="float">
            <text:p>26.00000000000</text:p>
          </table:table-cell>
          <table:table-cell office:value-type="float" office:value="8.27605704" calcext:value-type="float">
            <text:p>8.2760570400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57" calcext:value-type="float">
            <text:p>357</text:p>
          </table:table-cell>
          <table:table-cell office:value-type="float" office:value="631790.242" calcext:value-type="float">
            <text:p>631790.24200000000</text:p>
          </table:table-cell>
          <table:table-cell office:value-type="float" office:value="5407570.469" calcext:value-type="float">
            <text:p>5407570.46900000000</text:p>
          </table:table-cell>
          <table:table-cell office:value-type="float" office:value="574.003" calcext:value-type="float">
            <text:p>574.00300000000</text:p>
          </table:table-cell>
          <table:table-cell office:value-type="float" office:value="48.8071400658" calcext:value-type="float">
            <text:p>48.80714006580</text:p>
          </table:table-cell>
          <table:table-cell office:value-type="float" office:value="10.7949466308" calcext:value-type="float">
            <text:p>10.79494663080</text:p>
          </table:table-cell>
          <table:table-cell office:value-type="float" office:value="574.003" calcext:value-type="float">
            <text:p>574.00300000000</text:p>
          </table:table-cell>
          <table:table-cell table:style-name="ce3" office:value-type="string" calcext:value-type="string">
            <text:p>437</text:p>
          </table:table-cell>
          <table:table-cell office:value-type="float" office:value="437" calcext:value-type="float">
            <text:p>437</text:p>
          </table:table-cell>
          <table:table-cell office:value-type="string" calcext:value-type="string">
            <text:p>abgest.</text:p>
          </table:table-cell>
          <table:table-cell office:value-type="float" office:value="437" calcext:value-type="float">
            <text:p>437</text:p>
          </table:table-cell>
          <table:table-cell office:value-type="string" calcext:value-type="string">
            <text:p>abgestorben</text:p>
          </table:table-cell>
          <table:table-cell office:value-type="float" office:value="17" calcext:value-type="float">
            <text:p>17.00000000000</text:p>
          </table:table-cell>
          <table:table-cell office:value-type="float" office:value="5.411268064" calcext:value-type="float">
            <text:p>5.4112680640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66" calcext:value-type="float">
            <text:p>366</text:p>
          </table:table-cell>
          <table:table-cell office:value-type="float" office:value="631807.785" calcext:value-type="float">
            <text:p>631807.78500000000</text:p>
          </table:table-cell>
          <table:table-cell office:value-type="float" office:value="5407563.011" calcext:value-type="float">
            <text:p>5407563.01100000000</text:p>
          </table:table-cell>
          <table:table-cell office:value-type="float" office:value="571.347" calcext:value-type="float">
            <text:p>571.34700000000</text:p>
          </table:table-cell>
          <table:table-cell office:value-type="float" office:value="48.8070692825" calcext:value-type="float">
            <text:p>48.80706928250</text:p>
          </table:table-cell>
          <table:table-cell office:value-type="float" office:value="10.7951830515" calcext:value-type="float">
            <text:p>10.79518305150</text:p>
          </table:table-cell>
          <table:table-cell office:value-type="float" office:value="571.347" calcext:value-type="float">
            <text:p>571.34700000000</text:p>
          </table:table-cell>
          <table:table-cell table:style-name="ce3" office:value-type="string" calcext:value-type="string">
            <text:p>456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abgest.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abgestorben</text:p>
          </table:table-cell>
          <table:table-cell office:value-type="float" office:value="19" calcext:value-type="float">
            <text:p>19.00000000000</text:p>
          </table:table-cell>
          <table:table-cell office:value-type="float" office:value="6.047887837" calcext:value-type="float">
            <text:p>6.0478878370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71" calcext:value-type="float">
            <text:p>371</text:p>
          </table:table-cell>
          <table:table-cell office:value-type="float" office:value="631809.517" calcext:value-type="float">
            <text:p>631809.51700000000</text:p>
          </table:table-cell>
          <table:table-cell office:value-type="float" office:value="5407569.223" calcext:value-type="float">
            <text:p>5407569.22300000000</text:p>
          </table:table-cell>
          <table:table-cell office:value-type="float" office:value="564.116" calcext:value-type="float">
            <text:p>564.11600000000</text:p>
          </table:table-cell>
          <table:table-cell office:value-type="float" office:value="48.8071247698" calcext:value-type="float">
            <text:p>48.80712476980</text:p>
          </table:table-cell>
          <table:table-cell office:value-type="float" office:value="10.7952086153" calcext:value-type="float">
            <text:p>10.79520861530</text:p>
          </table:table-cell>
          <table:table-cell office:value-type="float" office:value="564.116" calcext:value-type="float">
            <text:p>564.11600000000</text:p>
          </table:table-cell>
          <table:table-cell table:style-name="ce3" office:value-type="string" calcext:value-type="string">
            <text:p>450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abgest.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abgestorben</text:p>
          </table:table-cell>
          <table:table-cell office:value-type="float" office:value="25" calcext:value-type="float">
            <text:p>25.00000000000</text:p>
          </table:table-cell>
          <table:table-cell office:value-type="float" office:value="7.957747154" calcext:value-type="float">
            <text:p>7.9577471540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77" calcext:value-type="float">
            <text:p>377</text:p>
          </table:table-cell>
          <table:table-cell office:value-type="float" office:value="631818.202" calcext:value-type="float">
            <text:p>631818.20200000000</text:p>
          </table:table-cell>
          <table:table-cell office:value-type="float" office:value="5407575.448" calcext:value-type="float">
            <text:p>5407575.44800000000</text:p>
          </table:table-cell>
          <table:table-cell office:value-type="float" office:value="562.382" calcext:value-type="float">
            <text:p>562.38200000000</text:p>
          </table:table-cell>
          <table:table-cell office:value-type="float" office:value="48.8071789055" calcext:value-type="float">
            <text:p>48.80717890550</text:p>
          </table:table-cell>
          <table:table-cell office:value-type="float" office:value="10.7953288482" calcext:value-type="float">
            <text:p>10.79532884820</text:p>
          </table:table-cell>
          <table:table-cell office:value-type="float" office:value="562.382" calcext:value-type="float">
            <text:p>562.38200000000</text:p>
          </table:table-cell>
          <table:table-cell table:style-name="ce3" office:value-type="string" calcext:value-type="string">
            <text:p>453</text:p>
          </table:table-cell>
          <table:table-cell office:value-type="float" office:value="453" calcext:value-type="float">
            <text:p>453</text:p>
          </table:table-cell>
          <table:table-cell office:value-type="string" calcext:value-type="string">
            <text:p>abgest.</text:p>
          </table:table-cell>
          <table:table-cell office:value-type="float" office:value="453" calcext:value-type="float">
            <text:p>453</text:p>
          </table:table-cell>
          <table:table-cell office:value-type="string" calcext:value-type="string">
            <text:p>abgestorben</text:p>
          </table:table-cell>
          <table:table-cell table:number-columns-repeated="2" office:value-type="float" office:value="0" calcext:value-type="float">
            <text:p>0.00000000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95" calcext:value-type="float">
            <text:p>395</text:p>
          </table:table-cell>
          <table:table-cell office:value-type="float" office:value="631780.623" calcext:value-type="float">
            <text:p>631780.62300000000</text:p>
          </table:table-cell>
          <table:table-cell office:value-type="float" office:value="5407565.144" calcext:value-type="float">
            <text:p>5407565.14400000000</text:p>
          </table:table-cell>
          <table:table-cell office:value-type="float" office:value="572.089" calcext:value-type="float">
            <text:p>572.08900000000</text:p>
          </table:table-cell>
          <table:table-cell office:value-type="float" office:value="48.807094225" calcext:value-type="float">
            <text:p>48.80709422500</text:p>
          </table:table-cell>
          <table:table-cell office:value-type="float" office:value="10.7948139857" calcext:value-type="float">
            <text:p>10.79481398570</text:p>
          </table:table-cell>
          <table:table-cell office:value-type="float" office:value="572.089" calcext:value-type="float">
            <text:p>572.08900000000</text:p>
          </table:table-cell>
          <table:table-cell table:style-name="ce3" office:value-type="string" calcext:value-type="string">
            <text:p>474</text:p>
          </table:table-cell>
          <table:table-cell office:value-type="float" office:value="474" calcext:value-type="float">
            <text:p>474</text:p>
          </table:table-cell>
          <table:table-cell office:value-type="string" calcext:value-type="string">
            <text:p>abgest.</text:p>
          </table:table-cell>
          <table:table-cell office:value-type="float" office:value="474" calcext:value-type="float">
            <text:p>474</text:p>
          </table:table-cell>
          <table:table-cell office:value-type="string" calcext:value-type="string">
            <text:p>abgestorben</text:p>
          </table:table-cell>
          <table:table-cell office:value-type="float" office:value="17" calcext:value-type="float">
            <text:p>17.00000000000</text:p>
          </table:table-cell>
          <table:table-cell office:value-type="float" office:value="5.411268064" calcext:value-type="float">
            <text:p>5.4112680640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98" calcext:value-type="float">
            <text:p>398</text:p>
          </table:table-cell>
          <table:table-cell office:value-type="float" office:value="631776.719" calcext:value-type="float">
            <text:p>631776.71900000000</text:p>
          </table:table-cell>
          <table:table-cell office:value-type="float" office:value="5407561.8" calcext:value-type="float">
            <text:p>5407561.80000000000</text:p>
          </table:table-cell>
          <table:table-cell office:value-type="float" office:value="567.798" calcext:value-type="float">
            <text:p>567.79800000000</text:p>
          </table:table-cell>
          <table:table-cell office:value-type="float" office:value="48.8070649868" calcext:value-type="float">
            <text:p>48.80706498680</text:p>
          </table:table-cell>
          <table:table-cell office:value-type="float" office:value="10.7947597598" calcext:value-type="float">
            <text:p>10.79475975980</text:p>
          </table:table-cell>
          <table:table-cell office:value-type="float" office:value="567.798" calcext:value-type="float">
            <text:p>567.79800000000</text:p>
          </table:table-cell>
          <table:table-cell table:style-name="ce3" office:value-type="string" calcext:value-type="string">
            <text:p>477</text:p>
          </table:table-cell>
          <table:table-cell office:value-type="float" office:value="477" calcext:value-type="float">
            <text:p>477</text:p>
          </table:table-cell>
          <table:table-cell office:value-type="string" calcext:value-type="string">
            <text:p>abgest.</text:p>
          </table:table-cell>
          <table:table-cell office:value-type="float" office:value="477" calcext:value-type="float">
            <text:p>477</text:p>
          </table:table-cell>
          <table:table-cell office:value-type="string" calcext:value-type="string">
            <text:p>abgestorben</text:p>
          </table:table-cell>
          <table:table-cell office:value-type="float" office:value="22" calcext:value-type="float">
            <text:p>22.00000000000</text:p>
          </table:table-cell>
          <table:table-cell office:value-type="float" office:value="7.002817495" calcext:value-type="float">
            <text:p>7.0028174950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48" calcext:value-type="float">
            <text:p>448</text:p>
          </table:table-cell>
          <table:table-cell office:value-type="float" office:value="631779.743" calcext:value-type="float">
            <text:p>631779.74300000000</text:p>
          </table:table-cell>
          <table:table-cell office:value-type="float" office:value="5407592.253" calcext:value-type="float">
            <text:p>5407592.25300000000</text:p>
          </table:table-cell>
          <table:table-cell office:value-type="float" office:value="571.261" calcext:value-type="float">
            <text:p>571.26100000000</text:p>
          </table:table-cell>
          <table:table-cell office:value-type="float" office:value="48.8073381628" calcext:value-type="float">
            <text:p>48.80733816280</text:p>
          </table:table-cell>
          <table:table-cell office:value-type="float" office:value="10.7948107027" calcext:value-type="float">
            <text:p>10.79481070270</text:p>
          </table:table-cell>
          <table:table-cell office:value-type="float" office:value="571.261" calcext:value-type="float">
            <text:p>571.26100000000</text:p>
          </table:table-cell>
          <table:table-cell table:style-name="ce3" office:value-type="string" calcext:value-type="string">
            <text:p>522</text:p>
          </table:table-cell>
          <table:table-cell office:value-type="float" office:value="522" calcext:value-type="float">
            <text:p>522</text:p>
          </table:table-cell>
          <table:table-cell office:value-type="string" calcext:value-type="string">
            <text:p>abgest.</text:p>
          </table:table-cell>
          <table:table-cell office:value-type="float" office:value="522" calcext:value-type="float">
            <text:p>522</text:p>
          </table:table-cell>
          <table:table-cell office:value-type="string" calcext:value-type="string">
            <text:p>abgestorben</text:p>
          </table:table-cell>
          <table:table-cell office:value-type="float" office:value="96" calcext:value-type="float">
            <text:p>96.00000000000</text:p>
          </table:table-cell>
          <table:table-cell office:value-type="float" office:value="30.55774907" calcext:value-type="float">
            <text:p>30.5577490700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54" calcext:value-type="float">
            <text:p>454</text:p>
          </table:table-cell>
          <table:table-cell office:value-type="float" office:value="631772.202" calcext:value-type="float">
            <text:p>631772.20200000000</text:p>
          </table:table-cell>
          <table:table-cell office:value-type="float" office:value="5407572.431" calcext:value-type="float">
            <text:p>5407572.43100000000</text:p>
          </table:table-cell>
          <table:table-cell office:value-type="float" office:value="571.924" calcext:value-type="float">
            <text:p>571.92400000000</text:p>
          </table:table-cell>
          <table:table-cell office:value-type="float" office:value="48.8071615258" calcext:value-type="float">
            <text:p>48.80716152580</text:p>
          </table:table-cell>
          <table:table-cell office:value-type="float" office:value="10.794701684" calcext:value-type="float">
            <text:p>10.79470168400</text:p>
          </table:table-cell>
          <table:table-cell office:value-type="float" office:value="571.924" calcext:value-type="float">
            <text:p>571.92400000000</text:p>
          </table:table-cell>
          <table:table-cell table:style-name="ce3" office:value-type="string" calcext:value-type="string">
            <text:p>528</text:p>
          </table:table-cell>
          <table:table-cell office:value-type="float" office:value="528" calcext:value-type="float">
            <text:p>528</text:p>
          </table:table-cell>
          <table:table-cell office:value-type="string" calcext:value-type="string">
            <text:p>abgest.</text:p>
          </table:table-cell>
          <table:table-cell office:value-type="float" office:value="528" calcext:value-type="float">
            <text:p>528</text:p>
          </table:table-cell>
          <table:table-cell office:value-type="string" calcext:value-type="string">
            <text:p>abgestorben</text:p>
          </table:table-cell>
          <table:table-cell office:value-type="float" office:value="22" calcext:value-type="float">
            <text:p>22.00000000000</text:p>
          </table:table-cell>
          <table:table-cell office:value-type="float" office:value="7.002817495" calcext:value-type="float">
            <text:p>7.0028174950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55" calcext:value-type="float">
            <text:p>455</text:p>
          </table:table-cell>
          <table:table-cell office:value-type="float" office:value="631772.973" calcext:value-type="float">
            <text:p>631772.97300000000</text:p>
          </table:table-cell>
          <table:table-cell office:value-type="float" office:value="5407575.657" calcext:value-type="float">
            <text:p>5407575.65700000000</text:p>
          </table:table-cell>
          <table:table-cell office:value-type="float" office:value="567.127" calcext:value-type="float">
            <text:p>567.12700000000</text:p>
          </table:table-cell>
          <table:table-cell office:value-type="float" office:value="48.8071903718" calcext:value-type="float">
            <text:p>48.80719037180</text:p>
          </table:table-cell>
          <table:table-cell office:value-type="float" office:value="10.79471322" calcext:value-type="float">
            <text:p>10.79471322000</text:p>
          </table:table-cell>
          <table:table-cell office:value-type="float" office:value="567.127" calcext:value-type="float">
            <text:p>567.12700000000</text:p>
          </table:table-cell>
          <table:table-cell table:style-name="ce3" office:value-type="string" calcext:value-type="string">
            <text:p>529</text:p>
          </table:table-cell>
          <table:table-cell office:value-type="float" office:value="529" calcext:value-type="float">
            <text:p>529</text:p>
          </table:table-cell>
          <table:table-cell office:value-type="string" calcext:value-type="string">
            <text:p>abgest.</text:p>
          </table:table-cell>
          <table:table-cell office:value-type="float" office:value="529" calcext:value-type="float">
            <text:p>529</text:p>
          </table:table-cell>
          <table:table-cell office:value-type="string" calcext:value-type="string">
            <text:p>abgestorben</text:p>
          </table:table-cell>
          <table:table-cell office:value-type="float" office:value="33" calcext:value-type="float">
            <text:p>33.00000000000</text:p>
          </table:table-cell>
          <table:table-cell office:value-type="float" office:value="10.50422624" calcext:value-type="float">
            <text:p>10.5042262400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60" calcext:value-type="float">
            <text:p>460</text:p>
          </table:table-cell>
          <table:table-cell office:value-type="float" office:value="631774.182" calcext:value-type="float">
            <text:p>631774.18200000000</text:p>
          </table:table-cell>
          <table:table-cell office:value-type="float" office:value="5407560.379" calcext:value-type="float">
            <text:p>5407560.37900000000</text:p>
          </table:table-cell>
          <table:table-cell office:value-type="float" office:value="579.344" calcext:value-type="float">
            <text:p>579.34400000000</text:p>
          </table:table-cell>
          <table:table-cell office:value-type="float" office:value="48.8070527455" calcext:value-type="float">
            <text:p>48.80705274550</text:p>
          </table:table-cell>
          <table:table-cell office:value-type="float" office:value="10.7947247715" calcext:value-type="float">
            <text:p>10.79472477150</text:p>
          </table:table-cell>
          <table:table-cell office:value-type="float" office:value="579.344" calcext:value-type="float">
            <text:p>579.34400000000</text:p>
          </table:table-cell>
          <table:table-cell table:style-name="ce3" office:value-type="string" calcext:value-type="string">
            <text:p>534</text:p>
          </table:table-cell>
          <table:table-cell office:value-type="float" office:value="534" calcext:value-type="float">
            <text:p>534</text:p>
          </table:table-cell>
          <table:table-cell office:value-type="string" calcext:value-type="string">
            <text:p>abgest.</text:p>
          </table:table-cell>
          <table:table-cell office:value-type="float" office:value="534" calcext:value-type="float">
            <text:p>534</text:p>
          </table:table-cell>
          <table:table-cell office:value-type="string" calcext:value-type="string">
            <text:p>abgestorben</text:p>
          </table:table-cell>
          <table:table-cell office:value-type="float" office:value="24" calcext:value-type="float">
            <text:p>24.00000000000</text:p>
          </table:table-cell>
          <table:table-cell office:value-type="float" office:value="7.639437267" calcext:value-type="float">
            <text:p>7.6394372670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56" calcext:value-type="float">
            <text:p>256</text:p>
          </table:table-cell>
          <table:table-cell office:value-type="float" office:value="631780.222" calcext:value-type="float">
            <text:p>631780.22200000000</text:p>
          </table:table-cell>
          <table:table-cell office:value-type="float" office:value="5407514.226" calcext:value-type="float">
            <text:p>5407514.22600000000</text:p>
          </table:table-cell>
          <table:table-cell office:value-type="float" office:value="576.509" calcext:value-type="float">
            <text:p>576.50900000000</text:p>
          </table:table-cell>
          <table:table-cell office:value-type="float" office:value="48.806636478" calcext:value-type="float">
            <text:p>48.80663647800</text:p>
          </table:table-cell>
          <table:table-cell office:value-type="float" office:value="10.7947921837" calcext:value-type="float">
            <text:p>10.79479218370</text:p>
          </table:table-cell>
          <table:table-cell office:value-type="float" office:value="576.509" calcext:value-type="float">
            <text:p>576.50900000000</text:p>
          </table:table-cell>
          <table:table-cell table:style-name="ce3" office:value-type="string" calcext:value-type="string">
            <text:p>343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Ul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Bergulme</text:p>
          </table:table-cell>
          <table:table-cell office:value-type="float" office:value="130" calcext:value-type="float">
            <text:p>130.00000000000</text:p>
          </table:table-cell>
          <table:table-cell office:value-type="float" office:value="41.3802852" calcext:value-type="float">
            <text:p>41.3802852000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83" calcext:value-type="float">
            <text:p>383</text:p>
          </table:table-cell>
          <table:table-cell office:value-type="float" office:value="631804.167" calcext:value-type="float">
            <text:p>631804.16700000000</text:p>
          </table:table-cell>
          <table:table-cell office:value-type="float" office:value="5407579.986" calcext:value-type="float">
            <text:p>5407579.98600000000</text:p>
          </table:table-cell>
          <table:table-cell office:value-type="float" office:value="562.994" calcext:value-type="float">
            <text:p>562.99400000000</text:p>
          </table:table-cell>
          <table:table-cell office:value-type="float" office:value="48.8072226807" calcext:value-type="float">
            <text:p>48.80722268070</text:p>
          </table:table-cell>
          <table:table-cell office:value-type="float" office:value="10.7951392463" calcext:value-type="float">
            <text:p>10.79513924630</text:p>
          </table:table-cell>
          <table:table-cell office:value-type="float" office:value="562.994" calcext:value-type="float">
            <text:p>562.99400000000</text:p>
          </table:table-cell>
          <table:table-cell table:style-name="ce3" office:value-type="string" calcext:value-type="string">
            <text:p>463</text:p>
          </table:table-cell>
          <table:table-cell office:value-type="float" office:value="463" calcext:value-type="float">
            <text:p>463</text:p>
          </table:table-cell>
          <table:table-cell office:value-type="string" calcext:value-type="string">
            <text:p>Bi</text:p>
          </table:table-cell>
          <table:table-cell office:value-type="float" office:value="463" calcext:value-type="float">
            <text:p>463</text:p>
          </table:table-cell>
          <table:table-cell office:value-type="string" calcext:value-type="string">
            <text:p>Birke</text:p>
          </table:table-cell>
          <table:table-cell office:value-type="float" office:value="132" calcext:value-type="float">
            <text:p>132.00000000000</text:p>
          </table:table-cell>
          <table:table-cell office:value-type="float" office:value="42.01690497" calcext:value-type="float">
            <text:p>42.0169049700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15" calcext:value-type="float">
            <text:p>415</text:p>
          </table:table-cell>
          <table:table-cell office:value-type="float" office:value="631769.195" calcext:value-type="float">
            <text:p>631769.19500000000</text:p>
          </table:table-cell>
          <table:table-cell office:value-type="float" office:value="5407587.413" calcext:value-type="float">
            <text:p>5407587.41300000000</text:p>
          </table:table-cell>
          <table:table-cell office:value-type="float" office:value="564.029" calcext:value-type="float">
            <text:p>564.02900000000</text:p>
          </table:table-cell>
          <table:table-cell office:value-type="float" office:value="48.8072968777" calcext:value-type="float">
            <text:p>48.80729687770</text:p>
          </table:table-cell>
          <table:table-cell office:value-type="float" office:value="10.7946655622" calcext:value-type="float">
            <text:p>10.79466556220</text:p>
          </table:table-cell>
          <table:table-cell office:value-type="float" office:value="564.029" calcext:value-type="float">
            <text:p>564.02900000000</text:p>
          </table:table-cell>
          <table:table-cell table:style-name="ce3" office:value-type="string" calcext:value-type="string">
            <text:p>490</text:p>
          </table:table-cell>
          <table:table-cell office:value-type="float" office:value="490" calcext:value-type="float">
            <text:p>490</text:p>
          </table:table-cell>
          <table:table-cell office:value-type="string" calcext:value-type="string">
            <text:p>Bi</text:p>
          </table:table-cell>
          <table:table-cell office:value-type="float" office:value="490" calcext:value-type="float">
            <text:p>490</text:p>
          </table:table-cell>
          <table:table-cell office:value-type="string" calcext:value-type="string">
            <text:p>Birke</text:p>
          </table:table-cell>
          <table:table-cell office:value-type="float" office:value="119" calcext:value-type="float">
            <text:p>119.00000000000</text:p>
          </table:table-cell>
          <table:table-cell office:value-type="float" office:value="37.87887645" calcext:value-type="float">
            <text:p>37.8788764500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26" calcext:value-type="float">
            <text:p>426</text:p>
          </table:table-cell>
          <table:table-cell office:value-type="float" office:value="631775.864" calcext:value-type="float">
            <text:p>631775.86400000000</text:p>
          </table:table-cell>
          <table:table-cell office:value-type="float" office:value="5407608.525" calcext:value-type="float">
            <text:p>5407608.52500000000</text:p>
          </table:table-cell>
          <table:table-cell office:value-type="float" office:value="566.643" calcext:value-type="float">
            <text:p>566.64300000000</text:p>
          </table:table-cell>
          <table:table-cell office:value-type="float" office:value="48.8074852937" calcext:value-type="float">
            <text:p>48.80748529370</text:p>
          </table:table-cell>
          <table:table-cell office:value-type="float" office:value="10.7947631313" calcext:value-type="float">
            <text:p>10.79476313130</text:p>
          </table:table-cell>
          <table:table-cell office:value-type="float" office:value="566.643" calcext:value-type="float">
            <text:p>566.64300000000</text:p>
          </table:table-cell>
          <table:table-cell table:style-name="ce3" office:value-type="string" calcext:value-type="string">
            <text:p>5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Bi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Birke</text:p>
          </table:table-cell>
          <table:table-cell office:value-type="float" office:value="127" calcext:value-type="float">
            <text:p>127.00000000000</text:p>
          </table:table-cell>
          <table:table-cell office:value-type="float" office:value="40.42535554" calcext:value-type="float">
            <text:p>40.4253555400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50" calcext:value-type="float">
            <text:p>450</text:p>
          </table:table-cell>
          <table:table-cell office:value-type="float" office:value="631783.741" calcext:value-type="float">
            <text:p>631783.74100000000</text:p>
          </table:table-cell>
          <table:table-cell office:value-type="float" office:value="5407588.144" calcext:value-type="float">
            <text:p>5407588.14400000000</text:p>
          </table:table-cell>
          <table:table-cell office:value-type="float" office:value="563.485" calcext:value-type="float">
            <text:p>563.48500000000</text:p>
          </table:table-cell>
          <table:table-cell office:value-type="float" office:value="48.8073003658" calcext:value-type="float">
            <text:p>48.80730036580</text:p>
          </table:table-cell>
          <table:table-cell office:value-type="float" office:value="10.7948638108" calcext:value-type="float">
            <text:p>10.79486381080</text:p>
          </table:table-cell>
          <table:table-cell office:value-type="float" office:value="563.485" calcext:value-type="float">
            <text:p>563.48500000000</text:p>
          </table:table-cell>
          <table:table-cell table:style-name="ce3" office:value-type="string" calcext:value-type="string">
            <text:p>524</text:p>
          </table:table-cell>
          <table:table-cell office:value-type="float" office:value="524" calcext:value-type="float">
            <text:p>524</text:p>
          </table:table-cell>
          <table:table-cell office:value-type="string" calcext:value-type="string">
            <text:p>Bi</text:p>
          </table:table-cell>
          <table:table-cell office:value-type="float" office:value="524" calcext:value-type="float">
            <text:p>524</text:p>
          </table:table-cell>
          <table:table-cell office:value-type="string" calcext:value-type="string">
            <text:p>Birke</text:p>
          </table:table-cell>
          <table:table-cell office:value-type="float" office:value="152" calcext:value-type="float">
            <text:p>152.00000000000</text:p>
          </table:table-cell>
          <table:table-cell office:value-type="float" office:value="48.38310269" calcext:value-type="float">
            <text:p>48.3831026900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87" calcext:value-type="float">
            <text:p>487</text:p>
          </table:table-cell>
          <table:table-cell office:value-type="float" office:value="631788.369" calcext:value-type="float">
            <text:p>631788.36900000000</text:p>
          </table:table-cell>
          <table:table-cell office:value-type="float" office:value="5407596.756" calcext:value-type="float">
            <text:p>5407596.75600000000</text:p>
          </table:table-cell>
          <table:table-cell office:value-type="float" office:value="571.286" calcext:value-type="float">
            <text:p>571.28600000000</text:p>
          </table:table-cell>
          <table:table-cell office:value-type="float" office:value="48.8073768187" calcext:value-type="float">
            <text:p>48.80737681870</text:p>
          </table:table-cell>
          <table:table-cell office:value-type="float" office:value="10.794929575" calcext:value-type="float">
            <text:p>10.79492957500</text:p>
          </table:table-cell>
          <table:table-cell office:value-type="float" office:value="571.286" calcext:value-type="float">
            <text:p>571.28600000000</text:p>
          </table:table-cell>
          <table:table-cell table:style-name="ce3" office:value-type="string" calcext:value-type="string">
            <text:p>561</text:p>
          </table:table-cell>
          <table:table-cell office:value-type="float" office:value="561" calcext:value-type="float">
            <text:p>561</text:p>
          </table:table-cell>
          <table:table-cell office:value-type="string" calcext:value-type="string">
            <text:p>Bi</text:p>
          </table:table-cell>
          <table:table-cell office:value-type="float" office:value="561" calcext:value-type="float">
            <text:p>561</text:p>
          </table:table-cell>
          <table:table-cell office:value-type="string" calcext:value-type="string">
            <text:p>Birke</text:p>
          </table:table-cell>
          <table:table-cell office:value-type="float" office:value="110" calcext:value-type="float">
            <text:p>110.00000000000</text:p>
          </table:table-cell>
          <table:table-cell office:value-type="float" office:value="35.01408748" calcext:value-type="float">
            <text:p>35.0140874800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14" calcext:value-type="float">
            <text:p>114</text:p>
          </table:table-cell>
          <table:table-cell office:value-type="float" office:value="631810.167" calcext:value-type="float">
            <text:p>631810.16700000000</text:p>
          </table:table-cell>
          <table:table-cell office:value-type="float" office:value="5407483.135" calcext:value-type="float">
            <text:p>5407483.13500000000</text:p>
          </table:table-cell>
          <table:table-cell office:value-type="float" office:value="565.48" calcext:value-type="float">
            <text:p>565.48000000000</text:p>
          </table:table-cell>
          <table:table-cell office:value-type="float" office:value="48.8063505743" calcext:value-type="float">
            <text:p>48.80635057430</text:p>
          </table:table-cell>
          <table:table-cell office:value-type="float" office:value="10.7951898262" calcext:value-type="float">
            <text:p>10.79518982620</text:p>
          </table:table-cell>
          <table:table-cell office:value-type="float" office:value="565.48" calcext:value-type="float">
            <text:p>565.48000000000</text:p>
          </table:table-cell>
          <table:table-cell table:style-name="ce3" office:value-type="string" calcext:value-type="string">
            <text:p>211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Ebere.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Eberesche</text:p>
          </table:table-cell>
          <table:table-cell office:value-type="float" office:value="28" calcext:value-type="float">
            <text:p>28.00000000000</text:p>
          </table:table-cell>
          <table:table-cell office:value-type="float" office:value="8.912676812" calcext:value-type="float">
            <text:p>8.9126768120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17" calcext:value-type="float">
            <text:p>117</text:p>
          </table:table-cell>
          <table:table-cell office:value-type="float" office:value="631820.014" calcext:value-type="float">
            <text:p>631820.01400000000</text:p>
          </table:table-cell>
          <table:table-cell office:value-type="float" office:value="5407485.02" calcext:value-type="float">
            <text:p>5407485.02000000000</text:p>
          </table:table-cell>
          <table:table-cell office:value-type="float" office:value="574.822" calcext:value-type="float">
            <text:p>574.82200000000</text:p>
          </table:table-cell>
          <table:table-cell office:value-type="float" office:value="48.8063654312" calcext:value-type="float">
            <text:p>48.80636543120</text:p>
          </table:table-cell>
          <table:table-cell office:value-type="float" office:value="10.7953244748" calcext:value-type="float">
            <text:p>10.79532447480</text:p>
          </table:table-cell>
          <table:table-cell office:value-type="float" office:value="574.822" calcext:value-type="float">
            <text:p>574.82200000000</text:p>
          </table:table-cell>
          <table:table-cell table:style-name="ce3" office:value-type="string" calcext:value-type="string">
            <text:p>214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Ebere.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Eberesche</text:p>
          </table:table-cell>
          <table:table-cell office:value-type="float" office:value="44" calcext:value-type="float">
            <text:p>44.00000000000</text:p>
          </table:table-cell>
          <table:table-cell office:value-type="float" office:value="14.00563499" calcext:value-type="float">
            <text:p>14.0056349900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18" calcext:value-type="float">
            <text:p>118</text:p>
          </table:table-cell>
          <table:table-cell office:value-type="float" office:value="631821.317" calcext:value-type="float">
            <text:p>631821.31700000000</text:p>
          </table:table-cell>
          <table:table-cell office:value-type="float" office:value="5407486.36" calcext:value-type="float">
            <text:p>5407486.36000000000</text:p>
          </table:table-cell>
          <table:table-cell office:value-type="float" office:value="569.942" calcext:value-type="float">
            <text:p>569.94200000000</text:p>
          </table:table-cell>
          <table:table-cell office:value-type="float" office:value="48.8063772102" calcext:value-type="float">
            <text:p>48.80637721020</text:p>
          </table:table-cell>
          <table:table-cell office:value-type="float" office:value="10.7953426458" calcext:value-type="float">
            <text:p>10.79534264580</text:p>
          </table:table-cell>
          <table:table-cell office:value-type="float" office:value="569.942" calcext:value-type="float">
            <text:p>569.94200000000</text:p>
          </table:table-cell>
          <table:table-cell table:style-name="ce3" office:value-type="string" calcext:value-type="string">
            <text:p>215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Ebere.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Eberesche</text:p>
          </table:table-cell>
          <table:table-cell office:value-type="float" office:value="56" calcext:value-type="float">
            <text:p>56.00000000000</text:p>
          </table:table-cell>
          <table:table-cell office:value-type="float" office:value="17.82535362" calcext:value-type="float">
            <text:p>17.8253536200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15" calcext:value-type="float">
            <text:p>215</text:p>
          </table:table-cell>
          <table:table-cell office:value-type="float" office:value="631804.863" calcext:value-type="float">
            <text:p>631804.86300000000</text:p>
          </table:table-cell>
          <table:table-cell office:value-type="float" office:value="5407483.808" calcext:value-type="float">
            <text:p>5407483.80800000000</text:p>
          </table:table-cell>
          <table:table-cell office:value-type="float" office:value="572.532" calcext:value-type="float">
            <text:p>572.53200000000</text:p>
          </table:table-cell>
          <table:table-cell office:value-type="float" office:value="48.80635775" calcext:value-type="float">
            <text:p>48.80635775000</text:p>
          </table:table-cell>
          <table:table-cell office:value-type="float" office:value="10.7951178462" calcext:value-type="float">
            <text:p>10.79511784620</text:p>
          </table:table-cell>
          <table:table-cell office:value-type="float" office:value="572.532" calcext:value-type="float">
            <text:p>572.53200000000</text:p>
          </table:table-cell>
          <table:table-cell table:style-name="ce3" office:value-type="string" calcext:value-type="string">
            <text:p>295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Ebere.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Eberesche</text:p>
          </table:table-cell>
          <table:table-cell office:value-type="float" office:value="20" calcext:value-type="float">
            <text:p>20.00000000000</text:p>
          </table:table-cell>
          <table:table-cell office:value-type="float" office:value="6.366197723" calcext:value-type="float">
            <text:p>6.3661977230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  <table:table-cell office:value-type="float" office:value="631754.747" calcext:value-type="float">
            <text:p>631754.74700000000</text:p>
          </table:table-cell>
          <table:table-cell office:value-type="float" office:value="5407497.919" calcext:value-type="float">
            <text:p>5407497.91900000000</text:p>
          </table:table-cell>
          <table:table-cell office:value-type="float" office:value="575.305" calcext:value-type="float">
            <text:p>575.30500000000</text:p>
          </table:table-cell>
          <table:table-cell office:value-type="float" office:value="48.806495255" calcext:value-type="float">
            <text:p>48.80649525500</text:p>
          </table:table-cell>
          <table:table-cell office:value-type="float" office:value="10.7944401613" calcext:value-type="float">
            <text:p>10.79444016130</text:p>
          </table:table-cell>
          <table:table-cell office:value-type="float" office:value="575.305" calcext:value-type="float">
            <text:p>575.30500000000</text:p>
          </table:table-cell>
          <table:table-cell table:style-name="ce3" office:value-type="string" calcext:value-type="string">
            <text:p>106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Ei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Eiche</text:p>
          </table:table-cell>
          <table:table-cell office:value-type="float" office:value="121" calcext:value-type="float">
            <text:p>121.00000000000</text:p>
          </table:table-cell>
          <table:table-cell office:value-type="float" office:value="38.51549622" calcext:value-type="float">
            <text:p>38.5154962200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41" calcext:value-type="float">
            <text:p>141</text:p>
          </table:table-cell>
          <table:table-cell office:value-type="float" office:value="631837.35" calcext:value-type="float">
            <text:p>631837.35000000000</text:p>
          </table:table-cell>
          <table:table-cell office:value-type="float" office:value="5407542.383" calcext:value-type="float">
            <text:p>5407542.38300000000</text:p>
          </table:table-cell>
          <table:table-cell office:value-type="float" office:value="566.543" calcext:value-type="float">
            <text:p>566.54300000000</text:p>
          </table:table-cell>
          <table:table-cell office:value-type="float" office:value="48.8068775368" calcext:value-type="float">
            <text:p>48.80687753680</text:p>
          </table:table-cell>
          <table:table-cell office:value-type="float" office:value="10.7955788878" calcext:value-type="float">
            <text:p>10.79557888780</text:p>
          </table:table-cell>
          <table:table-cell office:value-type="float" office:value="566.543" calcext:value-type="float">
            <text:p>566.54300000000</text:p>
          </table:table-cell>
          <table:table-cell table:style-name="ce3" office:value-type="string" calcext:value-type="string">
            <text:p>236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Ei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Eiche</text:p>
          </table:table-cell>
          <table:table-cell office:value-type="float" office:value="120" calcext:value-type="float">
            <text:p>120.00000000000</text:p>
          </table:table-cell>
          <table:table-cell office:value-type="float" office:value="38.19718634" calcext:value-type="float">
            <text:p>38.1971863400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96" calcext:value-type="float">
            <text:p>196</text:p>
          </table:table-cell>
          <table:table-cell office:value-type="float" office:value="631805.185" calcext:value-type="float">
            <text:p>631805.18500000000</text:p>
          </table:table-cell>
          <table:table-cell office:value-type="float" office:value="5407505.243" calcext:value-type="float">
            <text:p>5407505.24300000000</text:p>
          </table:table-cell>
          <table:table-cell office:value-type="float" office:value="573.996" calcext:value-type="float">
            <text:p>573.99600000000</text:p>
          </table:table-cell>
          <table:table-cell office:value-type="float" office:value="48.8065504125" calcext:value-type="float">
            <text:p>48.80655041250</text:p>
          </table:table-cell>
          <table:table-cell office:value-type="float" office:value="10.7951291055" calcext:value-type="float">
            <text:p>10.79512910550</text:p>
          </table:table-cell>
          <table:table-cell office:value-type="float" office:value="573.996" calcext:value-type="float">
            <text:p>573.99600000000</text:p>
          </table:table-cell>
          <table:table-cell table:style-name="ce3" office:value-type="string" calcext:value-type="string">
            <text:p>289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Ei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Eiche</text:p>
          </table:table-cell>
          <table:table-cell office:value-type="float" office:value="109" calcext:value-type="float">
            <text:p>109.00000000000</text:p>
          </table:table-cell>
          <table:table-cell office:value-type="float" office:value="34.69577759" calcext:value-type="float">
            <text:p>34.6957775900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78" calcext:value-type="float">
            <text:p>378</text:p>
          </table:table-cell>
          <table:table-cell office:value-type="float" office:value="631818.556" calcext:value-type="float">
            <text:p>631818.55600000000</text:p>
          </table:table-cell>
          <table:table-cell office:value-type="float" office:value="5407586.366" calcext:value-type="float">
            <text:p>5407586.36600000000</text:p>
          </table:table-cell>
          <table:table-cell office:value-type="float" office:value="566.263" calcext:value-type="float">
            <text:p>566.26300000000</text:p>
          </table:table-cell>
          <table:table-cell office:value-type="float" office:value="48.8072769982" calcext:value-type="float">
            <text:p>48.80727699820</text:p>
          </table:table-cell>
          <table:table-cell office:value-type="float" office:value="10.7953371705" calcext:value-type="float">
            <text:p>10.79533717050</text:p>
          </table:table-cell>
          <table:table-cell office:value-type="float" office:value="566.263" calcext:value-type="float">
            <text:p>566.26300000000</text:p>
          </table:table-cell>
          <table:table-cell table:style-name="ce3" office:value-type="string" calcext:value-type="string">
            <text:p>458</text:p>
          </table:table-cell>
          <table:table-cell office:value-type="float" office:value="458" calcext:value-type="float">
            <text:p>458</text:p>
          </table:table-cell>
          <table:table-cell office:value-type="string" calcext:value-type="string">
            <text:p>Ei</text:p>
          </table:table-cell>
          <table:table-cell office:value-type="float" office:value="458" calcext:value-type="float">
            <text:p>458</text:p>
          </table:table-cell>
          <table:table-cell office:value-type="string" calcext:value-type="string">
            <text:p>Eiche</text:p>
          </table:table-cell>
          <table:table-cell office:value-type="float" office:value="230" calcext:value-type="float">
            <text:p>230.00000000000</text:p>
          </table:table-cell>
          <table:table-cell office:value-type="float" office:value="73.21127381" calcext:value-type="float">
            <text:p>73.2112738100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float" office:value="631747.579" calcext:value-type="float">
            <text:p>631747.57900000000</text:p>
          </table:table-cell>
          <table:table-cell office:value-type="float" office:value="5407485.717" calcext:value-type="float">
            <text:p>5407485.71700000000</text:p>
          </table:table-cell>
          <table:table-cell office:value-type="float" office:value="579.18" calcext:value-type="float">
            <text:p>579.18000000000</text:p>
          </table:table-cell>
          <table:table-cell office:value-type="float" office:value="48.8063870602" calcext:value-type="float">
            <text:p>48.80638706020</text:p>
          </table:table-cell>
          <table:table-cell office:value-type="float" office:value="10.7943386802" calcext:value-type="float">
            <text:p>10.79433868020</text:p>
          </table:table-cell>
          <table:table-cell office:value-type="float" office:value="579.18" calcext:value-type="float">
            <text:p>579.18000000000</text:p>
          </table:table-cell>
          <table:table-cell table:style-name="ce3" office:value-type="string" calcext:value-type="string">
            <text:p>104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Es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Esche</text:p>
          </table:table-cell>
          <table:table-cell office:value-type="float" office:value="138" calcext:value-type="float">
            <text:p>138.00000000000</text:p>
          </table:table-cell>
          <table:table-cell office:value-type="float" office:value="43.92676429" calcext:value-type="float">
            <text:p>43.9267642900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 office:value-type="float" office:value="631751.829" calcext:value-type="float">
            <text:p>631751.82900000000</text:p>
          </table:table-cell>
          <table:table-cell office:value-type="float" office:value="5407501.023" calcext:value-type="float">
            <text:p>5407501.02300000000</text:p>
          </table:table-cell>
          <table:table-cell office:value-type="float" office:value="595.015" calcext:value-type="float">
            <text:p>595.01500000000</text:p>
          </table:table-cell>
          <table:table-cell office:value-type="float" office:value="48.8065237805" calcext:value-type="float">
            <text:p>48.80652378050</text:p>
          </table:table-cell>
          <table:table-cell office:value-type="float" office:value="10.794401443" calcext:value-type="float">
            <text:p>10.79440144300</text:p>
          </table:table-cell>
          <table:table-cell office:value-type="float" office:value="595.015" calcext:value-type="float">
            <text:p>595.01500000000</text:p>
          </table:table-cell>
          <table:table-cell table:style-name="ce3" office:value-type="string" calcext:value-type="string">
            <text:p>108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Es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Esche</text:p>
          </table:table-cell>
          <table:table-cell office:value-type="float" office:value="136" calcext:value-type="float">
            <text:p>136.00000000000</text:p>
          </table:table-cell>
          <table:table-cell office:value-type="float" office:value="43.29014452" calcext:value-type="float">
            <text:p>43.2901445200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1" calcext:value-type="float">
            <text:p>11</text:p>
          </table:table-cell>
          <table:table-cell office:value-type="float" office:value="631755.832" calcext:value-type="float">
            <text:p>631755.83200000000</text:p>
          </table:table-cell>
          <table:table-cell office:value-type="float" office:value="5407499.732" calcext:value-type="float">
            <text:p>5407499.73200000000</text:p>
          </table:table-cell>
          <table:table-cell office:value-type="float" office:value="568.003" calcext:value-type="float">
            <text:p>568.00300000000</text:p>
          </table:table-cell>
          <table:table-cell office:value-type="float" office:value="48.8065113278" calcext:value-type="float">
            <text:p>48.80651132780</text:p>
          </table:table-cell>
          <table:table-cell office:value-type="float" office:value="10.7944555217" calcext:value-type="float">
            <text:p>10.79445552170</text:p>
          </table:table-cell>
          <table:table-cell office:value-type="float" office:value="568.003" calcext:value-type="float">
            <text:p>568.00300000000</text:p>
          </table:table-cell>
          <table:table-cell table:style-name="ce3" office:value-type="string" calcext:value-type="string">
            <text:p>111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Es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Esche</text:p>
          </table:table-cell>
          <table:table-cell office:value-type="float" office:value="137" calcext:value-type="float">
            <text:p>137.00000000000</text:p>
          </table:table-cell>
          <table:table-cell office:value-type="float" office:value="43.6084544" calcext:value-type="float">
            <text:p>43.6084544000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3" calcext:value-type="float">
            <text:p>13</text:p>
          </table:table-cell>
          <table:table-cell office:value-type="float" office:value="631754.432" calcext:value-type="float">
            <text:p>631754.43200000000</text:p>
          </table:table-cell>
          <table:table-cell office:value-type="float" office:value="5407492.95" calcext:value-type="float">
            <text:p>5407492.95000000000</text:p>
          </table:table-cell>
          <table:table-cell office:value-type="float" office:value="572.193" calcext:value-type="float">
            <text:p>572.19300000000</text:p>
          </table:table-cell>
          <table:table-cell office:value-type="float" office:value="48.806450641" calcext:value-type="float">
            <text:p>48.80645064100</text:p>
          </table:table-cell>
          <table:table-cell office:value-type="float" office:value="10.7944342872" calcext:value-type="float">
            <text:p>10.79443428720</text:p>
          </table:table-cell>
          <table:table-cell office:value-type="float" office:value="572.193" calcext:value-type="float">
            <text:p>572.19300000000</text:p>
          </table:table-cell>
          <table:table-cell table:style-name="ce3" office:value-type="string" calcext:value-type="string">
            <text:p>113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Es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Esche</text:p>
          </table:table-cell>
          <table:table-cell table:number-columns-repeated="2" office:value-type="float" office:value="0" calcext:value-type="float">
            <text:p>0.0000000000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8" calcext:value-type="float">
            <text:p>18</text:p>
          </table:table-cell>
          <table:table-cell office:value-type="float" office:value="631764.756" calcext:value-type="float">
            <text:p>631764.75600000000</text:p>
          </table:table-cell>
          <table:table-cell office:value-type="float" office:value="5407495.484" calcext:value-type="float">
            <text:p>5407495.48400000000</text:p>
          </table:table-cell>
          <table:table-cell office:value-type="float" office:value="573.887" calcext:value-type="float">
            <text:p>573.88700000000</text:p>
          </table:table-cell>
          <table:table-cell office:value-type="float" office:value="48.8064712375" calcext:value-type="float">
            <text:p>48.80647123750</text:p>
          </table:table-cell>
          <table:table-cell office:value-type="float" office:value="10.7945756367" calcext:value-type="float">
            <text:p>10.79457563670</text:p>
          </table:table-cell>
          <table:table-cell office:value-type="float" office:value="573.887" calcext:value-type="float">
            <text:p>573.88700000000</text:p>
          </table:table-cell>
          <table:table-cell table:style-name="ce3" office:value-type="string" calcext:value-type="string">
            <text:p>119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Es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Esche</text:p>
          </table:table-cell>
          <table:table-cell office:value-type="float" office:value="125" calcext:value-type="float">
            <text:p>125.00000000000</text:p>
          </table:table-cell>
          <table:table-cell office:value-type="float" office:value="39.78873577" calcext:value-type="float">
            <text:p>39.7887357700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9" calcext:value-type="float">
            <text:p>19</text:p>
          </table:table-cell>
          <table:table-cell office:value-type="float" office:value="631765.512" calcext:value-type="float">
            <text:p>631765.51200000000</text:p>
          </table:table-cell>
          <table:table-cell office:value-type="float" office:value="5407497.885" calcext:value-type="float">
            <text:p>5407497.88500000000</text:p>
          </table:table-cell>
          <table:table-cell office:value-type="float" office:value="571.734" calcext:value-type="float">
            <text:p>571.73400000000</text:p>
          </table:table-cell>
          <table:table-cell office:value-type="float" office:value="48.8064926658" calcext:value-type="float">
            <text:p>48.80649266580</text:p>
          </table:table-cell>
          <table:table-cell office:value-type="float" office:value="10.794586695" calcext:value-type="float">
            <text:p>10.79458669500</text:p>
          </table:table-cell>
          <table:table-cell office:value-type="float" office:value="571.734" calcext:value-type="float">
            <text:p>571.73400000000</text:p>
          </table:table-cell>
          <table:table-cell table:style-name="ce3" office:value-type="string" calcext:value-type="string">
            <text:p>119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Es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Esche</text:p>
          </table:table-cell>
          <table:table-cell office:value-type="float" office:value="125" calcext:value-type="float">
            <text:p>125.00000000000</text:p>
          </table:table-cell>
          <table:table-cell office:value-type="float" office:value="39.78873577" calcext:value-type="float">
            <text:p>39.7887357700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2" calcext:value-type="float">
            <text:p>22</text:p>
          </table:table-cell>
          <table:table-cell office:value-type="float" office:value="631759.27" calcext:value-type="float">
            <text:p>631759.27000000000</text:p>
          </table:table-cell>
          <table:table-cell office:value-type="float" office:value="5407504.363" calcext:value-type="float">
            <text:p>5407504.36300000000</text:p>
          </table:table-cell>
          <table:table-cell office:value-type="float" office:value="569.677" calcext:value-type="float">
            <text:p>569.67700000000</text:p>
          </table:table-cell>
          <table:table-cell office:value-type="float" office:value="48.8065522358" calcext:value-type="float">
            <text:p>48.80655223580</text:p>
          </table:table-cell>
          <table:table-cell office:value-type="float" office:value="10.7945038083" calcext:value-type="float">
            <text:p>10.79450380830</text:p>
          </table:table-cell>
          <table:table-cell office:value-type="float" office:value="569.677" calcext:value-type="float">
            <text:p>569.67700000000</text:p>
          </table:table-cell>
          <table:table-cell table:style-name="ce3" office:value-type="string" calcext:value-type="string">
            <text:p>122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Es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Esche</text:p>
          </table:table-cell>
          <table:table-cell office:value-type="float" office:value="138" calcext:value-type="float">
            <text:p>138.00000000000</text:p>
          </table:table-cell>
          <table:table-cell office:value-type="float" office:value="43.92676429" calcext:value-type="float">
            <text:p>43.9267642900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4" calcext:value-type="float">
            <text:p>24</text:p>
          </table:table-cell>
          <table:table-cell office:value-type="float" office:value="631755.394" calcext:value-type="float">
            <text:p>631755.39400000000</text:p>
          </table:table-cell>
          <table:table-cell office:value-type="float" office:value="5407503.502" calcext:value-type="float">
            <text:p>5407503.50200000000</text:p>
          </table:table-cell>
          <table:table-cell office:value-type="float" office:value="575.168" calcext:value-type="float">
            <text:p>575.16800000000</text:p>
          </table:table-cell>
          <table:table-cell office:value-type="float" office:value="48.8065453157" calcext:value-type="float">
            <text:p>48.80654531570</text:p>
          </table:table-cell>
          <table:table-cell office:value-type="float" office:value="10.7944507628" calcext:value-type="float">
            <text:p>10.79445076280</text:p>
          </table:table-cell>
          <table:table-cell office:value-type="float" office:value="575.168" calcext:value-type="float">
            <text:p>575.16800000000</text:p>
          </table:table-cell>
          <table:table-cell table:style-name="ce3" office:value-type="string" calcext:value-type="string">
            <text:p>124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Es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Esche</text:p>
          </table:table-cell>
          <table:table-cell office:value-type="float" office:value="159" calcext:value-type="float">
            <text:p>159.00000000000</text:p>
          </table:table-cell>
          <table:table-cell office:value-type="float" office:value="50.6112719" calcext:value-type="float">
            <text:p>50.6112719000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631756.298" calcext:value-type="float">
            <text:p>631756.29800000000</text:p>
          </table:table-cell>
          <table:table-cell office:value-type="float" office:value="5407517.747" calcext:value-type="float">
            <text:p>5407517.74700000000</text:p>
          </table:table-cell>
          <table:table-cell office:value-type="float" office:value="572.866" calcext:value-type="float">
            <text:p>572.86600000000</text:p>
          </table:table-cell>
          <table:table-cell office:value-type="float" office:value="48.8066732103" calcext:value-type="float">
            <text:p>48.80667321030</text:p>
          </table:table-cell>
          <table:table-cell office:value-type="float" office:value="10.7944676372" calcext:value-type="float">
            <text:p>10.79446763720</text:p>
          </table:table-cell>
          <table:table-cell office:value-type="float" office:value="572.866" calcext:value-type="float">
            <text:p>572.86600000000</text:p>
          </table:table-cell>
          <table:table-cell table:style-name="ce3" office:value-type="string" calcext:value-type="string">
            <text:p>13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Es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Esche</text:p>
          </table:table-cell>
          <table:table-cell office:value-type="float" office:value="141" calcext:value-type="float">
            <text:p>141.00000000000</text:p>
          </table:table-cell>
          <table:table-cell office:value-type="float" office:value="44.88169395" calcext:value-type="float">
            <text:p>44.8816939500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2" calcext:value-type="float">
            <text:p>32</text:p>
          </table:table-cell>
          <table:table-cell office:value-type="float" office:value="631757.526" calcext:value-type="float">
            <text:p>631757.52600000000</text:p>
          </table:table-cell>
          <table:table-cell office:value-type="float" office:value="5407511.482" calcext:value-type="float">
            <text:p>5407511.48200000000</text:p>
          </table:table-cell>
          <table:table-cell office:value-type="float" office:value="571.082" calcext:value-type="float">
            <text:p>571.08200000000</text:p>
          </table:table-cell>
          <table:table-cell office:value-type="float" office:value="48.8066166223" calcext:value-type="float">
            <text:p>48.80661662230</text:p>
          </table:table-cell>
          <table:table-cell office:value-type="float" office:value="10.7944823498" calcext:value-type="float">
            <text:p>10.79448234980</text:p>
          </table:table-cell>
          <table:table-cell office:value-type="float" office:value="571.082" calcext:value-type="float">
            <text:p>571.08200000000</text:p>
          </table:table-cell>
          <table:table-cell table:style-name="ce3" office:value-type="string" calcext:value-type="string">
            <text:p>132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Es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Esche</text:p>
          </table:table-cell>
          <table:table-cell office:value-type="float" office:value="128" calcext:value-type="float">
            <text:p>128.00000000000</text:p>
          </table:table-cell>
          <table:table-cell office:value-type="float" office:value="40.74366543" calcext:value-type="float">
            <text:p>40.7436654300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36" calcext:value-type="float">
            <text:p>36</text:p>
          </table:table-cell>
          <table:table-cell office:value-type="float" office:value="631759.986" calcext:value-type="float">
            <text:p>631759.98600000000</text:p>
          </table:table-cell>
          <table:table-cell office:value-type="float" office:value="5407525.618" calcext:value-type="float">
            <text:p>5407525.61800000000</text:p>
          </table:table-cell>
          <table:table-cell office:value-type="float" office:value="569.462" calcext:value-type="float">
            <text:p>569.46200000000</text:p>
          </table:table-cell>
          <table:table-cell office:value-type="float" office:value="48.8067431993" calcext:value-type="float">
            <text:p>48.80674319930</text:p>
          </table:table-cell>
          <table:table-cell office:value-type="float" office:value="10.7945203748" calcext:value-type="float">
            <text:p>10.79452037480</text:p>
          </table:table-cell>
          <table:table-cell office:value-type="float" office:value="569.462" calcext:value-type="float">
            <text:p>569.46200000000</text:p>
          </table:table-cell>
          <table:table-cell table:style-name="ce3" office:value-type="string" calcext:value-type="string">
            <text:p>136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Es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Esche</text:p>
          </table:table-cell>
          <table:table-cell office:value-type="float" office:value="173" calcext:value-type="float">
            <text:p>173.00000000000</text:p>
          </table:table-cell>
          <table:table-cell office:value-type="float" office:value="55.0676103" calcext:value-type="float">
            <text:p>55.0676103000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37" calcext:value-type="float">
            <text:p>37</text:p>
          </table:table-cell>
          <table:table-cell office:value-type="float" office:value="631756.878" calcext:value-type="float">
            <text:p>631756.87800000000</text:p>
          </table:table-cell>
          <table:table-cell office:value-type="float" office:value="5407525.515" calcext:value-type="float">
            <text:p>5407525.51500000000</text:p>
          </table:table-cell>
          <table:table-cell office:value-type="float" office:value="578.173" calcext:value-type="float">
            <text:p>578.17300000000</text:p>
          </table:table-cell>
          <table:table-cell office:value-type="float" office:value="48.8067429328" calcext:value-type="float">
            <text:p>48.80674293280</text:p>
          </table:table-cell>
          <table:table-cell office:value-type="float" office:value="10.7944780262" calcext:value-type="float">
            <text:p>10.79447802620</text:p>
          </table:table-cell>
          <table:table-cell office:value-type="float" office:value="578.173" calcext:value-type="float">
            <text:p>578.17300000000</text:p>
          </table:table-cell>
          <table:table-cell table:style-name="ce3" office:value-type="string" calcext:value-type="string">
            <text:p>137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Es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Esche</text:p>
          </table:table-cell>
          <table:table-cell office:value-type="float" office:value="142" calcext:value-type="float">
            <text:p>142.00000000000</text:p>
          </table:table-cell>
          <table:table-cell office:value-type="float" office:value="45.20000383" calcext:value-type="float">
            <text:p>45.2000038300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38" calcext:value-type="float">
            <text:p>38</text:p>
          </table:table-cell>
          <table:table-cell office:value-type="float" office:value="631758.069" calcext:value-type="float">
            <text:p>631758.06900000000</text:p>
          </table:table-cell>
          <table:table-cell office:value-type="float" office:value="5407531.375" calcext:value-type="float">
            <text:p>5407531.37500000000</text:p>
          </table:table-cell>
          <table:table-cell office:value-type="float" office:value="567.641" calcext:value-type="float">
            <text:p>567.64100000000</text:p>
          </table:table-cell>
          <table:table-cell office:value-type="float" office:value="48.8067953683" calcext:value-type="float">
            <text:p>48.80679536830</text:p>
          </table:table-cell>
          <table:table-cell office:value-type="float" office:value="10.7944961297" calcext:value-type="float">
            <text:p>10.79449612970</text:p>
          </table:table-cell>
          <table:table-cell office:value-type="float" office:value="567.641" calcext:value-type="float">
            <text:p>567.64100000000</text:p>
          </table:table-cell>
          <table:table-cell table:style-name="ce3" office:value-type="string" calcext:value-type="string">
            <text:p>138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Es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Esche</text:p>
          </table:table-cell>
          <table:table-cell office:value-type="float" office:value="196" calcext:value-type="float">
            <text:p>196.00000000000</text:p>
          </table:table-cell>
          <table:table-cell office:value-type="float" office:value="62.38873768" calcext:value-type="float">
            <text:p>62.3887376800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9" calcext:value-type="float">
            <text:p>49</text:p>
          </table:table-cell>
          <table:table-cell office:value-type="float" office:value="631768.153" calcext:value-type="float">
            <text:p>631768.15300000000</text:p>
          </table:table-cell>
          <table:table-cell office:value-type="float" office:value="5407542.299" calcext:value-type="float">
            <text:p>5407542.29900000000</text:p>
          </table:table-cell>
          <table:table-cell office:value-type="float" office:value="572.485" calcext:value-type="float">
            <text:p>572.48500000000</text:p>
          </table:table-cell>
          <table:table-cell office:value-type="float" office:value="48.806891457" calcext:value-type="float">
            <text:p>48.80689145700</text:p>
          </table:table-cell>
          <table:table-cell office:value-type="float" office:value="10.7946369068" calcext:value-type="float">
            <text:p>10.79463690680</text:p>
          </table:table-cell>
          <table:table-cell office:value-type="float" office:value="572.485" calcext:value-type="float">
            <text:p>572.48500000000</text:p>
          </table:table-cell>
          <table:table-cell table:style-name="ce3" office:value-type="string" calcext:value-type="string">
            <text:p>149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Es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Esche</text:p>
          </table:table-cell>
          <table:table-cell office:value-type="float" office:value="97" calcext:value-type="float">
            <text:p>97.00000000000</text:p>
          </table:table-cell>
          <table:table-cell office:value-type="float" office:value="30.87605896" calcext:value-type="float">
            <text:p>30.8760589600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65" calcext:value-type="float">
            <text:p>65</text:p>
          </table:table-cell>
          <table:table-cell office:value-type="float" office:value="631779.73" calcext:value-type="float">
            <text:p>631779.73000000000</text:p>
          </table:table-cell>
          <table:table-cell office:value-type="float" office:value="5407545.006" calcext:value-type="float">
            <text:p>5407545.00600000000</text:p>
          </table:table-cell>
          <table:table-cell office:value-type="float" office:value="567.07" calcext:value-type="float">
            <text:p>567.07000000000</text:p>
          </table:table-cell>
          <table:table-cell office:value-type="float" office:value="48.806913344" calcext:value-type="float">
            <text:p>48.80691334400</text:p>
          </table:table-cell>
          <table:table-cell office:value-type="float" office:value="10.794795365" calcext:value-type="float">
            <text:p>10.79479536500</text:p>
          </table:table-cell>
          <table:table-cell office:value-type="float" office:value="567.07" calcext:value-type="float">
            <text:p>567.07000000000</text:p>
          </table:table-cell>
          <table:table-cell table:style-name="ce3" office:value-type="string" calcext:value-type="string">
            <text:p>165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Es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Esche</text:p>
          </table:table-cell>
          <table:table-cell office:value-type="float" office:value="204" calcext:value-type="float">
            <text:p>204.00000000000</text:p>
          </table:table-cell>
          <table:table-cell office:value-type="float" office:value="64.93521677" calcext:value-type="float">
            <text:p>64.9352167700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66" calcext:value-type="float">
            <text:p>66</text:p>
          </table:table-cell>
          <table:table-cell office:value-type="float" office:value="631780.263" calcext:value-type="float">
            <text:p>631780.26300000000</text:p>
          </table:table-cell>
          <table:table-cell office:value-type="float" office:value="5407548.162" calcext:value-type="float">
            <text:p>5407548.16200000000</text:p>
          </table:table-cell>
          <table:table-cell office:value-type="float" office:value="572.621" calcext:value-type="float">
            <text:p>572.62100000000</text:p>
          </table:table-cell>
          <table:table-cell office:value-type="float" office:value="48.8069416037" calcext:value-type="float">
            <text:p>48.80694160370</text:p>
          </table:table-cell>
          <table:table-cell office:value-type="float" office:value="10.7948036318" calcext:value-type="float">
            <text:p>10.79480363180</text:p>
          </table:table-cell>
          <table:table-cell office:value-type="float" office:value="572.621" calcext:value-type="float">
            <text:p>572.62100000000</text:p>
          </table:table-cell>
          <table:table-cell table:style-name="ce3" office:value-type="string" calcext:value-type="string">
            <text:p>166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Es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Esche</text:p>
          </table:table-cell>
          <table:table-cell office:value-type="float" office:value="155" calcext:value-type="float">
            <text:p>155.00000000000</text:p>
          </table:table-cell>
          <table:table-cell office:value-type="float" office:value="49.33803235" calcext:value-type="float">
            <text:p>49.3380323500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68" calcext:value-type="float">
            <text:p>68</text:p>
          </table:table-cell>
          <table:table-cell office:value-type="float" office:value="631784.052" calcext:value-type="float">
            <text:p>631784.05200000000</text:p>
          </table:table-cell>
          <table:table-cell office:value-type="float" office:value="5407548.574" calcext:value-type="float">
            <text:p>5407548.57400000000</text:p>
          </table:table-cell>
          <table:table-cell office:value-type="float" office:value="572.561" calcext:value-type="float">
            <text:p>572.56100000000</text:p>
          </table:table-cell>
          <table:table-cell office:value-type="float" office:value="48.8069445097" calcext:value-type="float">
            <text:p>48.80694450970</text:p>
          </table:table-cell>
          <table:table-cell office:value-type="float" office:value="10.7948553392" calcext:value-type="float">
            <text:p>10.79485533920</text:p>
          </table:table-cell>
          <table:table-cell office:value-type="float" office:value="572.561" calcext:value-type="float">
            <text:p>572.56100000000</text:p>
          </table:table-cell>
          <table:table-cell table:style-name="ce3" office:value-type="string" calcext:value-type="string">
            <text:p>192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Es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Esche</text:p>
          </table:table-cell>
          <table:table-cell office:value-type="float" office:value="28" calcext:value-type="float">
            <text:p>28.00000000000</text:p>
          </table:table-cell>
          <table:table-cell office:value-type="float" office:value="8.912676812" calcext:value-type="float">
            <text:p>8.9126768120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9" calcext:value-type="float">
            <text:p>69</text:p>
          </table:table-cell>
          <table:table-cell office:value-type="float" office:value="631781.965" calcext:value-type="float">
            <text:p>631781.96500000000</text:p>
          </table:table-cell>
          <table:table-cell office:value-type="float" office:value="5407546.163" calcext:value-type="float">
            <text:p>5407546.16300000000</text:p>
          </table:table-cell>
          <table:table-cell office:value-type="float" office:value="570.525" calcext:value-type="float">
            <text:p>570.52500000000</text:p>
          </table:table-cell>
          <table:table-cell office:value-type="float" office:value="48.8069232728" calcext:value-type="float">
            <text:p>48.80692327280</text:p>
          </table:table-cell>
          <table:table-cell office:value-type="float" office:value="10.7948261645" calcext:value-type="float">
            <text:p>10.79482616450</text:p>
          </table:table-cell>
          <table:table-cell office:value-type="float" office:value="570.525" calcext:value-type="float">
            <text:p>570.52500000000</text:p>
          </table:table-cell>
          <table:table-cell table:style-name="ce3" office:value-type="string" calcext:value-type="string">
            <text:p>193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Es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Esche</text:p>
          </table:table-cell>
          <table:table-cell office:value-type="float" office:value="19" calcext:value-type="float">
            <text:p>19.00000000000</text:p>
          </table:table-cell>
          <table:table-cell office:value-type="float" office:value="6.047887837" calcext:value-type="float">
            <text:p>6.0478878370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631780.94" calcext:value-type="float">
            <text:p>631780.94000000000</text:p>
          </table:table-cell>
          <table:table-cell office:value-type="float" office:value="5407547.645" calcext:value-type="float">
            <text:p>5407547.64500000000</text:p>
          </table:table-cell>
          <table:table-cell office:value-type="float" office:value="581.495" calcext:value-type="float">
            <text:p>581.49500000000</text:p>
          </table:table-cell>
          <table:table-cell office:value-type="float" office:value="48.806936817" calcext:value-type="float">
            <text:p>48.80693681700</text:p>
          </table:table-cell>
          <table:table-cell office:value-type="float" office:value="10.7948126852" calcext:value-type="float">
            <text:p>10.79481268520</text:p>
          </table:table-cell>
          <table:table-cell office:value-type="float" office:value="581.495" calcext:value-type="float">
            <text:p>581.49500000000</text:p>
          </table:table-cell>
          <table:table-cell table:style-name="ce3" office:value-type="string" calcext:value-type="string">
            <text:p>194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Es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Esche</text:p>
          </table:table-cell>
          <table:table-cell office:value-type="float" office:value="39" calcext:value-type="float">
            <text:p>39.00000000000</text:p>
          </table:table-cell>
          <table:table-cell office:value-type="float" office:value="12.41408556" calcext:value-type="float">
            <text:p>12.4140855600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71" calcext:value-type="float">
            <text:p>71</text:p>
          </table:table-cell>
          <table:table-cell office:value-type="float" office:value="631770.942" calcext:value-type="float">
            <text:p>631770.94200000000</text:p>
          </table:table-cell>
          <table:table-cell office:value-type="float" office:value="5407537.993" calcext:value-type="float">
            <text:p>5407537.99300000000</text:p>
          </table:table-cell>
          <table:table-cell office:value-type="float" office:value="572.618" calcext:value-type="float">
            <text:p>572.61800000000</text:p>
          </table:table-cell>
          <table:table-cell office:value-type="float" office:value="48.8068521467" calcext:value-type="float">
            <text:p>48.80685214670</text:p>
          </table:table-cell>
          <table:table-cell office:value-type="float" office:value="10.794673484" calcext:value-type="float">
            <text:p>10.79467348400</text:p>
          </table:table-cell>
          <table:table-cell office:value-type="float" office:value="572.618" calcext:value-type="float">
            <text:p>572.61800000000</text:p>
          </table:table-cell>
          <table:table-cell table:style-name="ce3" office:value-type="string" calcext:value-type="string">
            <text:p>167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Es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Esche</text:p>
          </table:table-cell>
          <table:table-cell office:value-type="float" office:value="148" calcext:value-type="float">
            <text:p>148.00000000000</text:p>
          </table:table-cell>
          <table:table-cell office:value-type="float" office:value="47.10986315" calcext:value-type="float">
            <text:p>47.1098631500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72" calcext:value-type="float">
            <text:p>72</text:p>
          </table:table-cell>
          <table:table-cell office:value-type="float" office:value="631776.676" calcext:value-type="float">
            <text:p>631776.67600000000</text:p>
          </table:table-cell>
          <table:table-cell office:value-type="float" office:value="5407536.657" calcext:value-type="float">
            <text:p>5407536.65700000000</text:p>
          </table:table-cell>
          <table:table-cell office:value-type="float" office:value="568.666" calcext:value-type="float">
            <text:p>568.66600000000</text:p>
          </table:table-cell>
          <table:table-cell office:value-type="float" office:value="48.8068389178" calcext:value-type="float">
            <text:p>48.80683891780</text:p>
          </table:table-cell>
          <table:table-cell office:value-type="float" office:value="10.7947511065" calcext:value-type="float">
            <text:p>10.79475110650</text:p>
          </table:table-cell>
          <table:table-cell office:value-type="float" office:value="568.666" calcext:value-type="float">
            <text:p>568.66600000000</text:p>
          </table:table-cell>
          <table:table-cell table:style-name="ce3" office:value-type="string" calcext:value-type="string">
            <text:p>168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Es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Esche</text:p>
          </table:table-cell>
          <table:table-cell office:value-type="float" office:value="175" calcext:value-type="float">
            <text:p>175.00000000000</text:p>
          </table:table-cell>
          <table:table-cell office:value-type="float" office:value="55.70423007" calcext:value-type="float">
            <text:p>55.7042300700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74" calcext:value-type="float">
            <text:p>74</text:p>
          </table:table-cell>
          <table:table-cell office:value-type="float" office:value="631773.015" calcext:value-type="float">
            <text:p>631773.01500000000</text:p>
          </table:table-cell>
          <table:table-cell office:value-type="float" office:value="5407531.867" calcext:value-type="float">
            <text:p>5407531.86700000000</text:p>
          </table:table-cell>
          <table:table-cell office:value-type="float" office:value="567.133" calcext:value-type="float">
            <text:p>567.13300000000</text:p>
          </table:table-cell>
          <table:table-cell office:value-type="float" office:value="48.806796629" calcext:value-type="float">
            <text:p>48.80679662900</text:p>
          </table:table-cell>
          <table:table-cell office:value-type="float" office:value="10.7946997393" calcext:value-type="float">
            <text:p>10.79469973930</text:p>
          </table:table-cell>
          <table:table-cell office:value-type="float" office:value="567.133" calcext:value-type="float">
            <text:p>567.13300000000</text:p>
          </table:table-cell>
          <table:table-cell table:style-name="ce3" office:value-type="string" calcext:value-type="string">
            <text:p>170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Es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Esche</text:p>
          </table:table-cell>
          <table:table-cell office:value-type="float" office:value="102.5" calcext:value-type="float">
            <text:p>102.50000000000</text:p>
          </table:table-cell>
          <table:table-cell office:value-type="float" office:value="32.62676333" calcext:value-type="float">
            <text:p>32.6267633300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76" calcext:value-type="float">
            <text:p>76</text:p>
          </table:table-cell>
          <table:table-cell office:value-type="float" office:value="631771.844" calcext:value-type="float">
            <text:p>631771.84400000000</text:p>
          </table:table-cell>
          <table:table-cell office:value-type="float" office:value="5407526.478" calcext:value-type="float">
            <text:p>5407526.47800000000</text:p>
          </table:table-cell>
          <table:table-cell office:value-type="float" office:value="569.422" calcext:value-type="float">
            <text:p>569.42200000000</text:p>
          </table:table-cell>
          <table:table-cell office:value-type="float" office:value="48.8067484163" calcext:value-type="float">
            <text:p>48.80674841630</text:p>
          </table:table-cell>
          <table:table-cell office:value-type="float" office:value="10.7946820693" calcext:value-type="float">
            <text:p>10.79468206930</text:p>
          </table:table-cell>
          <table:table-cell office:value-type="float" office:value="569.422" calcext:value-type="float">
            <text:p>569.42200000000</text:p>
          </table:table-cell>
          <table:table-cell table:style-name="ce3" office:value-type="string" calcext:value-type="string">
            <text:p>172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Es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Esche</text:p>
          </table:table-cell>
          <table:table-cell office:value-type="float" office:value="131" calcext:value-type="float">
            <text:p>131.00000000000</text:p>
          </table:table-cell>
          <table:table-cell office:value-type="float" office:value="41.69859508" calcext:value-type="float">
            <text:p>41.6985950800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84" calcext:value-type="float">
            <text:p>84</text:p>
          </table:table-cell>
          <table:table-cell office:value-type="float" office:value="631772.418" calcext:value-type="float">
            <text:p>631772.41800000000</text:p>
          </table:table-cell>
          <table:table-cell office:value-type="float" office:value="5407520.439" calcext:value-type="float">
            <text:p>5407520.43900000000</text:p>
          </table:table-cell>
          <table:table-cell office:value-type="float" office:value="569.741" calcext:value-type="float">
            <text:p>569.74100000000</text:p>
          </table:table-cell>
          <table:table-cell office:value-type="float" office:value="48.8066939938" calcext:value-type="float">
            <text:p>48.80669399380</text:p>
          </table:table-cell>
          <table:table-cell office:value-type="float" office:value="10.7946879458" calcext:value-type="float">
            <text:p>10.79468794580</text:p>
          </table:table-cell>
          <table:table-cell office:value-type="float" office:value="569.741" calcext:value-type="float">
            <text:p>569.74100000000</text:p>
          </table:table-cell>
          <table:table-cell table:style-name="ce3" office:value-type="string" calcext:value-type="string">
            <text:p>18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Es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Esche</text:p>
          </table:table-cell>
          <table:table-cell office:value-type="float" office:value="86.5" calcext:value-type="float">
            <text:p>86.50000000000</text:p>
          </table:table-cell>
          <table:table-cell office:value-type="float" office:value="27.53380515" calcext:value-type="float">
            <text:p>27.5338051500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91" calcext:value-type="float">
            <text:p>91</text:p>
          </table:table-cell>
          <table:table-cell office:value-type="float" office:value="631769.605" calcext:value-type="float">
            <text:p>631769.60500000000</text:p>
          </table:table-cell>
          <table:table-cell office:value-type="float" office:value="5407505.332" calcext:value-type="float">
            <text:p>5407505.33200000000</text:p>
          </table:table-cell>
          <table:table-cell office:value-type="float" office:value="574.08" calcext:value-type="float">
            <text:p>574.08000000000</text:p>
          </table:table-cell>
          <table:table-cell office:value-type="float" office:value="48.80655876" calcext:value-type="float">
            <text:p>48.80655876000</text:p>
          </table:table-cell>
          <table:table-cell office:value-type="float" office:value="10.7946448018" calcext:value-type="float">
            <text:p>10.79464480180</text:p>
          </table:table-cell>
          <table:table-cell office:value-type="float" office:value="574.08" calcext:value-type="float">
            <text:p>574.08000000000</text:p>
          </table:table-cell>
          <table:table-cell table:style-name="ce3" office:value-type="string" calcext:value-type="string">
            <text:p>155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Es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Esche</text:p>
          </table:table-cell>
          <table:table-cell office:value-type="float" office:value="139" calcext:value-type="float">
            <text:p>139.00000000000</text:p>
          </table:table-cell>
          <table:table-cell office:value-type="float" office:value="44.24507417" calcext:value-type="float">
            <text:p>44.2450741700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98" calcext:value-type="float">
            <text:p>98</text:p>
          </table:table-cell>
          <table:table-cell office:value-type="float" office:value="631782.826" calcext:value-type="float">
            <text:p>631782.82600000000</text:p>
          </table:table-cell>
          <table:table-cell office:value-type="float" office:value="5407473.834" calcext:value-type="float">
            <text:p>5407473.83400000000</text:p>
          </table:table-cell>
          <table:table-cell office:value-type="float" office:value="585.068" calcext:value-type="float">
            <text:p>585.06800000000</text:p>
          </table:table-cell>
          <table:table-cell office:value-type="float" office:value="48.8062727432" calcext:value-type="float">
            <text:p>48.80627274320</text:p>
          </table:table-cell>
          <table:table-cell office:value-type="float" office:value="10.794814659" calcext:value-type="float">
            <text:p>10.79481465900</text:p>
          </table:table-cell>
          <table:table-cell office:value-type="float" office:value="585.068" calcext:value-type="float">
            <text:p>585.06800000000</text:p>
          </table:table-cell>
          <table:table-cell table:style-name="ce3" office:value-type="string" calcext:value-type="string">
            <text:p>195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Es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Esche</text:p>
          </table:table-cell>
          <table:table-cell office:value-type="float" office:value="17" calcext:value-type="float">
            <text:p>17.00000000000</text:p>
          </table:table-cell>
          <table:table-cell office:value-type="float" office:value="5.411268064" calcext:value-type="float">
            <text:p>5.4112680640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9" calcext:value-type="float">
            <text:p>99</text:p>
          </table:table-cell>
          <table:table-cell office:value-type="float" office:value="631790.007" calcext:value-type="float">
            <text:p>631790.00700000000</text:p>
          </table:table-cell>
          <table:table-cell office:value-type="float" office:value="5407473.53" calcext:value-type="float">
            <text:p>5407473.53000000000</text:p>
          </table:table-cell>
          <table:table-cell office:value-type="float" office:value="574.053" calcext:value-type="float">
            <text:p>574.05300000000</text:p>
          </table:table-cell>
          <table:table-cell office:value-type="float" office:value="48.806268488" calcext:value-type="float">
            <text:p>48.80626848800</text:p>
          </table:table-cell>
          <table:table-cell office:value-type="float" office:value="10.7949123112" calcext:value-type="float">
            <text:p>10.79491231120</text:p>
          </table:table-cell>
          <table:table-cell office:value-type="float" office:value="574.053" calcext:value-type="float">
            <text:p>574.05300000000</text:p>
          </table:table-cell>
          <table:table-cell table:style-name="ce3" office:value-type="string" calcext:value-type="string">
            <text:p>196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Es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Esche</text:p>
          </table:table-cell>
          <table:table-cell office:value-type="float" office:value="22" calcext:value-type="float">
            <text:p>22.00000000000</text:p>
          </table:table-cell>
          <table:table-cell office:value-type="float" office:value="7.002817495" calcext:value-type="float">
            <text:p>7.0028174950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3" calcext:value-type="float">
            <text:p>103</text:p>
          </table:table-cell>
          <table:table-cell office:value-type="float" office:value="631803.119" calcext:value-type="float">
            <text:p>631803.11900000000</text:p>
          </table:table-cell>
          <table:table-cell office:value-type="float" office:value="5407471.552" calcext:value-type="float">
            <text:p>5407471.55200000000</text:p>
          </table:table-cell>
          <table:table-cell office:value-type="float" office:value="574.39" calcext:value-type="float">
            <text:p>574.39000000000</text:p>
          </table:table-cell>
          <table:table-cell office:value-type="float" office:value="48.8062479205" calcext:value-type="float">
            <text:p>48.80624792050</text:p>
          </table:table-cell>
          <table:table-cell office:value-type="float" office:value="10.7950901658" calcext:value-type="float">
            <text:p>10.79509016580</text:p>
          </table:table-cell>
          <table:table-cell office:value-type="float" office:value="574.39" calcext:value-type="float">
            <text:p>574.39000000000</text:p>
          </table:table-cell>
          <table:table-cell table:style-name="ce3" office:value-type="string" calcext:value-type="string">
            <text:p>2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E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Esche</text:p>
          </table:table-cell>
          <table:table-cell office:value-type="float" office:value="21" calcext:value-type="float">
            <text:p>21.00000000000</text:p>
          </table:table-cell>
          <table:table-cell office:value-type="float" office:value="6.684507609" calcext:value-type="float">
            <text:p>6.6845076090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5" calcext:value-type="float">
            <text:p>105</text:p>
          </table:table-cell>
          <table:table-cell office:value-type="float" office:value="631812.793" calcext:value-type="float">
            <text:p>631812.79300000000</text:p>
          </table:table-cell>
          <table:table-cell office:value-type="float" office:value="5407466.466" calcext:value-type="float">
            <text:p>5407466.46600000000</text:p>
          </table:table-cell>
          <table:table-cell office:value-type="float" office:value="582.579" calcext:value-type="float">
            <text:p>582.57900000000</text:p>
          </table:table-cell>
          <table:table-cell office:value-type="float" office:value="48.8062001383" calcext:value-type="float">
            <text:p>48.80620013830</text:p>
          </table:table-cell>
          <table:table-cell office:value-type="float" office:value="10.795220222" calcext:value-type="float">
            <text:p>10.79522022200</text:p>
          </table:table-cell>
          <table:table-cell office:value-type="float" office:value="582.579" calcext:value-type="float">
            <text:p>582.57900000000</text:p>
          </table:table-cell>
          <table:table-cell table:style-name="ce3" office:value-type="string" calcext:value-type="string">
            <text:p>202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Es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Esche</text:p>
          </table:table-cell>
          <table:table-cell office:value-type="float" office:value="143" calcext:value-type="float">
            <text:p>143.00000000000</text:p>
          </table:table-cell>
          <table:table-cell office:value-type="float" office:value="45.51831372" calcext:value-type="float">
            <text:p>45.5183137200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11" calcext:value-type="float">
            <text:p>111</text:p>
          </table:table-cell>
          <table:table-cell office:value-type="float" office:value="631812.673" calcext:value-type="float">
            <text:p>631812.67300000000</text:p>
          </table:table-cell>
          <table:table-cell office:value-type="float" office:value="5407478.777" calcext:value-type="float">
            <text:p>5407478.77700000000</text:p>
          </table:table-cell>
          <table:table-cell office:value-type="float" office:value="573.069" calcext:value-type="float">
            <text:p>573.06900000000</text:p>
          </table:table-cell>
          <table:table-cell office:value-type="float" office:value="48.8063108585" calcext:value-type="float">
            <text:p>48.80631085850</text:p>
          </table:table-cell>
          <table:table-cell office:value-type="float" office:value="10.7952225398" calcext:value-type="float">
            <text:p>10.79522253980</text:p>
          </table:table-cell>
          <table:table-cell office:value-type="float" office:value="573.069" calcext:value-type="float">
            <text:p>573.06900000000</text:p>
          </table:table-cell>
          <table:table-cell table:style-name="ce3" office:value-type="string" calcext:value-type="string">
            <text:p>208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Es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Esche</text:p>
          </table:table-cell>
          <table:table-cell office:value-type="float" office:value="26" calcext:value-type="float">
            <text:p>26.00000000000</text:p>
          </table:table-cell>
          <table:table-cell office:value-type="float" office:value="8.27605704" calcext:value-type="float">
            <text:p>8.2760570400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13" calcext:value-type="float">
            <text:p>113</text:p>
          </table:table-cell>
          <table:table-cell office:value-type="float" office:value="631814.804" calcext:value-type="float">
            <text:p>631814.80400000000</text:p>
          </table:table-cell>
          <table:table-cell office:value-type="float" office:value="5407478.14" calcext:value-type="float">
            <text:p>5407478.14000000000</text:p>
          </table:table-cell>
          <table:table-cell office:value-type="float" office:value="570.614" calcext:value-type="float">
            <text:p>570.61400000000</text:p>
          </table:table-cell>
          <table:table-cell office:value-type="float" office:value="48.8063046813" calcext:value-type="float">
            <text:p>48.80630468130</text:p>
          </table:table-cell>
          <table:table-cell office:value-type="float" office:value="10.7952513488" calcext:value-type="float">
            <text:p>10.79525134880</text:p>
          </table:table-cell>
          <table:table-cell office:value-type="float" office:value="570.614" calcext:value-type="float">
            <text:p>570.61400000000</text:p>
          </table:table-cell>
          <table:table-cell table:style-name="ce3" office:value-type="string" calcext:value-type="string">
            <text:p>210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Es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Esche</text:p>
          </table:table-cell>
          <table:table-cell office:value-type="float" office:value="20.5" calcext:value-type="float">
            <text:p>20.50000000000</text:p>
          </table:table-cell>
          <table:table-cell office:value-type="float" office:value="6.525352666" calcext:value-type="float">
            <text:p>6.5253526660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20" calcext:value-type="float">
            <text:p>120</text:p>
          </table:table-cell>
          <table:table-cell office:value-type="float" office:value="631824.844" calcext:value-type="float">
            <text:p>631824.84400000000</text:p>
          </table:table-cell>
          <table:table-cell office:value-type="float" office:value="5407499.725" calcext:value-type="float">
            <text:p>5407499.72500000000</text:p>
          </table:table-cell>
          <table:table-cell office:value-type="float" office:value="569.709" calcext:value-type="float">
            <text:p>569.70900000000</text:p>
          </table:table-cell>
          <table:table-cell office:value-type="float" office:value="48.8064966335" calcext:value-type="float">
            <text:p>48.80649663350</text:p>
          </table:table-cell>
          <table:table-cell office:value-type="float" office:value="10.7953949492" calcext:value-type="float">
            <text:p>10.79539494920</text:p>
          </table:table-cell>
          <table:table-cell office:value-type="float" office:value="569.709" calcext:value-type="float">
            <text:p>569.70900000000</text:p>
          </table:table-cell>
          <table:table-cell table:style-name="ce3" office:value-type="string" calcext:value-type="string">
            <text:p>217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Es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Esche</text:p>
          </table:table-cell>
          <table:table-cell office:value-type="float" office:value="137.5" calcext:value-type="float">
            <text:p>137.50000000000</text:p>
          </table:table-cell>
          <table:table-cell office:value-type="float" office:value="43.76760934" calcext:value-type="float">
            <text:p>43.7676093400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28" calcext:value-type="float">
            <text:p>128</text:p>
          </table:table-cell>
          <table:table-cell office:value-type="float" office:value="631833.329" calcext:value-type="float">
            <text:p>631833.32900000000</text:p>
          </table:table-cell>
          <table:table-cell office:value-type="float" office:value="5407511.889" calcext:value-type="float">
            <text:p>5407511.88900000000</text:p>
          </table:table-cell>
          <table:table-cell office:value-type="float" office:value="573.837" calcext:value-type="float">
            <text:p>573.83700000000</text:p>
          </table:table-cell>
          <table:table-cell office:value-type="float" office:value="48.8066042048" calcext:value-type="float">
            <text:p>48.80660420480</text:p>
          </table:table-cell>
          <table:table-cell office:value-type="float" office:value="10.7955143548" calcext:value-type="float">
            <text:p>10.79551435480</text:p>
          </table:table-cell>
          <table:table-cell office:value-type="float" office:value="573.837" calcext:value-type="float">
            <text:p>573.83700000000</text:p>
          </table:table-cell>
          <table:table-cell table:style-name="ce3" office:value-type="string" calcext:value-type="string">
            <text:p>225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Es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Esche</text:p>
          </table:table-cell>
          <table:table-cell office:value-type="float" office:value="116" calcext:value-type="float">
            <text:p>116.00000000000</text:p>
          </table:table-cell>
          <table:table-cell office:value-type="float" office:value="36.92394679" calcext:value-type="float">
            <text:p>36.9239467900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30" calcext:value-type="float">
            <text:p>130</text:p>
          </table:table-cell>
          <table:table-cell office:value-type="float" office:value="631828.717" calcext:value-type="float">
            <text:p>631828.71700000000</text:p>
          </table:table-cell>
          <table:table-cell office:value-type="float" office:value="5407519.375" calcext:value-type="float">
            <text:p>5407519.37500000000</text:p>
          </table:table-cell>
          <table:table-cell office:value-type="float" office:value="571.836" calcext:value-type="float">
            <text:p>571.83600000000</text:p>
          </table:table-cell>
          <table:table-cell office:value-type="float" office:value="48.806672495" calcext:value-type="float">
            <text:p>48.80667249500</text:p>
          </table:table-cell>
          <table:table-cell office:value-type="float" office:value="10.795453983" calcext:value-type="float">
            <text:p>10.79545398300</text:p>
          </table:table-cell>
          <table:table-cell office:value-type="float" office:value="571.836" calcext:value-type="float">
            <text:p>571.83600000000</text:p>
          </table:table-cell>
          <table:table-cell table:style-name="ce3" office:value-type="string" calcext:value-type="string">
            <text:p>1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sche</text:p>
          </table:table-cell>
          <table:table-cell office:value-type="float" office:value="150.6" calcext:value-type="float">
            <text:p>150.60000000000</text:p>
          </table:table-cell>
          <table:table-cell office:value-type="float" office:value="47.93746886" calcext:value-type="float">
            <text:p>47.93746886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ten aus Winterbonitur 20/2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31" calcext:value-type="float">
            <text:p>131</text:p>
          </table:table-cell>
          <table:table-cell office:value-type="float" office:value="631830.114" calcext:value-type="float">
            <text:p>631830.11400000000</text:p>
          </table:table-cell>
          <table:table-cell office:value-type="float" office:value="5407517.942" calcext:value-type="float">
            <text:p>5407517.94200000000</text:p>
          </table:table-cell>
          <table:table-cell office:value-type="float" office:value="575.933" calcext:value-type="float">
            <text:p>575.93300000000</text:p>
          </table:table-cell>
          <table:table-cell office:value-type="float" office:value="48.8066593092" calcext:value-type="float">
            <text:p>48.80665930920</text:p>
          </table:table-cell>
          <table:table-cell office:value-type="float" office:value="10.7954725278" calcext:value-type="float">
            <text:p>10.79547252780</text:p>
          </table:table-cell>
          <table:table-cell office:value-type="float" office:value="575.933" calcext:value-type="float">
            <text:p>575.93300000000</text:p>
          </table:table-cell>
          <table:table-cell table:style-name="ce3" office:value-type="string" calcext:value-type="string">
            <text:p>228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Es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Esche</text:p>
          </table:table-cell>
          <table:table-cell office:value-type="float" office:value="190.5" calcext:value-type="float">
            <text:p>190.50000000000</text:p>
          </table:table-cell>
          <table:table-cell office:value-type="float" office:value="60.63803331" calcext:value-type="float">
            <text:p>60.6380333100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33" calcext:value-type="float">
            <text:p>133</text:p>
          </table:table-cell>
          <table:table-cell office:value-type="float" office:value="631826.604" calcext:value-type="float">
            <text:p>631826.60400000000</text:p>
          </table:table-cell>
          <table:table-cell office:value-type="float" office:value="5407514.636" calcext:value-type="float">
            <text:p>5407514.63600000000</text:p>
          </table:table-cell>
          <table:table-cell office:value-type="float" office:value="569.674" calcext:value-type="float">
            <text:p>569.67400000000</text:p>
          </table:table-cell>
          <table:table-cell office:value-type="float" office:value="48.8066303283" calcext:value-type="float">
            <text:p>48.80663032830</text:p>
          </table:table-cell>
          <table:table-cell office:value-type="float" office:value="10.7954236908" calcext:value-type="float">
            <text:p>10.79542369080</text:p>
          </table:table-cell>
          <table:table-cell office:value-type="float" office:value="569.674" calcext:value-type="float">
            <text:p>569.67400000000</text:p>
          </table:table-cell>
          <table:table-cell table:style-name="ce3" office:value-type="string" calcext:value-type="string">
            <text:p>230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Es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Esche</text:p>
          </table:table-cell>
          <table:table-cell table:number-columns-repeated="2" office:value-type="float" office:value="0" calcext:value-type="float">
            <text:p>0.0000000000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36" calcext:value-type="float">
            <text:p>136</text:p>
          </table:table-cell>
          <table:table-cell office:value-type="float" office:value="631837.736" calcext:value-type="float">
            <text:p>631837.73600000000</text:p>
          </table:table-cell>
          <table:table-cell office:value-type="float" office:value="5407527.057" calcext:value-type="float">
            <text:p>5407527.05700000000</text:p>
          </table:table-cell>
          <table:table-cell office:value-type="float" office:value="568.486" calcext:value-type="float">
            <text:p>568.48600000000</text:p>
          </table:table-cell>
          <table:table-cell office:value-type="float" office:value="48.8067396482" calcext:value-type="float">
            <text:p>48.80673964820</text:p>
          </table:table-cell>
          <table:table-cell office:value-type="float" office:value="10.7955792142" calcext:value-type="float">
            <text:p>10.79557921420</text:p>
          </table:table-cell>
          <table:table-cell office:value-type="float" office:value="568.486" calcext:value-type="float">
            <text:p>568.48600000000</text:p>
          </table:table-cell>
          <table:table-cell table:style-name="ce3" office:value-type="string" calcext:value-type="string">
            <text:p>232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Es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Esche</text:p>
          </table:table-cell>
          <table:table-cell office:value-type="float" office:value="142" calcext:value-type="float">
            <text:p>142.00000000000</text:p>
          </table:table-cell>
          <table:table-cell office:value-type="float" office:value="45.20000383" calcext:value-type="float">
            <text:p>45.2000038300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37" calcext:value-type="float">
            <text:p>137</text:p>
          </table:table-cell>
          <table:table-cell office:value-type="float" office:value="631842.388" calcext:value-type="float">
            <text:p>631842.38800000000</text:p>
          </table:table-cell>
          <table:table-cell office:value-type="float" office:value="5407529.899" calcext:value-type="float">
            <text:p>5407529.89900000000</text:p>
          </table:table-cell>
          <table:table-cell office:value-type="float" office:value="565.302" calcext:value-type="float">
            <text:p>565.30200000000</text:p>
          </table:table-cell>
          <table:table-cell office:value-type="float" office:value="48.8067642163" calcext:value-type="float">
            <text:p>48.80676421630</text:p>
          </table:table-cell>
          <table:table-cell office:value-type="float" office:value="10.7956434563" calcext:value-type="float">
            <text:p>10.79564345630</text:p>
          </table:table-cell>
          <table:table-cell office:value-type="float" office:value="565.302" calcext:value-type="float">
            <text:p>565.30200000000</text:p>
          </table:table-cell>
          <table:table-cell table:style-name="ce3" office:value-type="string" calcext:value-type="string">
            <text:p>233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Es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Esche</text:p>
          </table:table-cell>
          <table:table-cell office:value-type="float" office:value="187.5" calcext:value-type="float">
            <text:p>187.50000000000</text:p>
          </table:table-cell>
          <table:table-cell office:value-type="float" office:value="59.68310365" calcext:value-type="float">
            <text:p>59.6831036500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38" calcext:value-type="float">
            <text:p>138</text:p>
          </table:table-cell>
          <table:table-cell office:value-type="float" office:value="631839.129" calcext:value-type="float">
            <text:p>631839.12900000000</text:p>
          </table:table-cell>
          <table:table-cell office:value-type="float" office:value="5407535.946" calcext:value-type="float">
            <text:p>5407535.94600000000</text:p>
          </table:table-cell>
          <table:table-cell office:value-type="float" office:value="565.016" calcext:value-type="float">
            <text:p>565.01600000000</text:p>
          </table:table-cell>
          <table:table-cell office:value-type="float" office:value="48.8068192847" calcext:value-type="float">
            <text:p>48.80681928470</text:p>
          </table:table-cell>
          <table:table-cell office:value-type="float" office:value="10.7956010398" calcext:value-type="float">
            <text:p>10.79560103980</text:p>
          </table:table-cell>
          <table:table-cell office:value-type="float" office:value="565.016" calcext:value-type="float">
            <text:p>565.01600000000</text:p>
          </table:table-cell>
          <table:table-cell table:style-name="ce3" office:value-type="string" calcext:value-type="string">
            <text:p>235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Es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Esche</text:p>
          </table:table-cell>
          <table:table-cell office:value-type="float" office:value="137" calcext:value-type="float">
            <text:p>137.00000000000</text:p>
          </table:table-cell>
          <table:table-cell office:value-type="float" office:value="43.6084544" calcext:value-type="float">
            <text:p>43.6084544000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44" calcext:value-type="float">
            <text:p>144</text:p>
          </table:table-cell>
          <table:table-cell office:value-type="float" office:value="631846.428" calcext:value-type="float">
            <text:p>631846.42800000000</text:p>
          </table:table-cell>
          <table:table-cell office:value-type="float" office:value="5407551.801" calcext:value-type="float">
            <text:p>5407551.80100000000</text:p>
          </table:table-cell>
          <table:table-cell office:value-type="float" office:value="567.971" calcext:value-type="float">
            <text:p>567.97100000000</text:p>
          </table:table-cell>
          <table:table-cell office:value-type="float" office:value="48.8069602977" calcext:value-type="float">
            <text:p>48.80696029770</text:p>
          </table:table-cell>
          <table:table-cell office:value-type="float" office:value="10.7957054825" calcext:value-type="float">
            <text:p>10.79570548250</text:p>
          </table:table-cell>
          <table:table-cell office:value-type="float" office:value="567.971" calcext:value-type="float">
            <text:p>567.97100000000</text:p>
          </table:table-cell>
          <table:table-cell table:style-name="ce3" office:value-type="string" calcext:value-type="string">
            <text:p>239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Es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Esche</text:p>
          </table:table-cell>
          <table:table-cell table:number-columns-repeated="2" office:value-type="float" office:value="0" calcext:value-type="float">
            <text:p>0.0000000000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49" calcext:value-type="float">
            <text:p>149</text:p>
          </table:table-cell>
          <table:table-cell office:value-type="float" office:value="631844.717" calcext:value-type="float">
            <text:p>631844.71700000000</text:p>
          </table:table-cell>
          <table:table-cell office:value-type="float" office:value="5407552.039" calcext:value-type="float">
            <text:p>5407552.03900000000</text:p>
          </table:table-cell>
          <table:table-cell office:value-type="float" office:value="563.053" calcext:value-type="float">
            <text:p>563.05300000000</text:p>
          </table:table-cell>
          <table:table-cell office:value-type="float" office:value="48.8069627962" calcext:value-type="float">
            <text:p>48.80696279620</text:p>
          </table:table-cell>
          <table:table-cell office:value-type="float" office:value="10.795682264" calcext:value-type="float">
            <text:p>10.79568226400</text:p>
          </table:table-cell>
          <table:table-cell office:value-type="float" office:value="563.053" calcext:value-type="float">
            <text:p>563.05300000000</text:p>
          </table:table-cell>
          <table:table-cell table:style-name="ce3" office:value-type="string" calcext:value-type="string">
            <text:p>244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Es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Esche</text:p>
          </table:table-cell>
          <table:table-cell table:number-columns-repeated="2" office:value-type="float" office:value="0" calcext:value-type="float">
            <text:p>0.0000000000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53" calcext:value-type="float">
            <text:p>153</text:p>
          </table:table-cell>
          <table:table-cell office:value-type="float" office:value="631842.706" calcext:value-type="float">
            <text:p>631842.70600000000</text:p>
          </table:table-cell>
          <table:table-cell office:value-type="float" office:value="5407552.397" calcext:value-type="float">
            <text:p>5407552.39700000000</text:p>
          </table:table-cell>
          <table:table-cell office:value-type="float" office:value="564.052" calcext:value-type="float">
            <text:p>564.05200000000</text:p>
          </table:table-cell>
          <table:table-cell office:value-type="float" office:value="48.8069664458" calcext:value-type="float">
            <text:p>48.80696644580</text:p>
          </table:table-cell>
          <table:table-cell office:value-type="float" office:value="10.7956550067" calcext:value-type="float">
            <text:p>10.79565500670</text:p>
          </table:table-cell>
          <table:table-cell office:value-type="float" office:value="564.052" calcext:value-type="float">
            <text:p>564.05200000000</text:p>
          </table:table-cell>
          <table:table-cell table:style-name="ce3" office:value-type="string" calcext:value-type="string">
            <text:p>248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Es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Esche</text:p>
          </table:table-cell>
          <table:table-cell office:value-type="float" office:value="17" calcext:value-type="float">
            <text:p>17.00000000000</text:p>
          </table:table-cell>
          <table:table-cell office:value-type="float" office:value="5.411268064" calcext:value-type="float">
            <text:p>5.411268064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57" calcext:value-type="float">
            <text:p>157</text:p>
          </table:table-cell>
          <table:table-cell office:value-type="float" office:value="631827.808" calcext:value-type="float">
            <text:p>631827.80800000000</text:p>
          </table:table-cell>
          <table:table-cell office:value-type="float" office:value="5407550.935" calcext:value-type="float">
            <text:p>5407550.93500000000</text:p>
          </table:table-cell>
          <table:table-cell office:value-type="float" office:value="564.087" calcext:value-type="float">
            <text:p>564.08700000000</text:p>
          </table:table-cell>
          <table:table-cell office:value-type="float" office:value="48.8069564617" calcext:value-type="float">
            <text:p>48.80695646170</text:p>
          </table:table-cell>
          <table:table-cell office:value-type="float" office:value="10.795451733" calcext:value-type="float">
            <text:p>10.79545173300</text:p>
          </table:table-cell>
          <table:table-cell office:value-type="float" office:value="564.087" calcext:value-type="float">
            <text:p>564.08700000000</text:p>
          </table:table-cell>
          <table:table-cell table:style-name="ce3" office:value-type="string" calcext:value-type="string">
            <text:p>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sche</text:p>
          </table:table-cell>
          <table:table-cell office:value-type="float" office:value="137.4" calcext:value-type="float">
            <text:p>137.40000000000</text:p>
          </table:table-cell>
          <table:table-cell office:value-type="float" office:value="43.73577836" calcext:value-type="float">
            <text:p>43.73577836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ten aus Winterbonitur 20/2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58" calcext:value-type="float">
            <text:p>158</text:p>
          </table:table-cell>
          <table:table-cell office:value-type="float" office:value="631824.051" calcext:value-type="float">
            <text:p>631824.05100000000</text:p>
          </table:table-cell>
          <table:table-cell office:value-type="float" office:value="5407543.915" calcext:value-type="float">
            <text:p>5407543.91500000000</text:p>
          </table:table-cell>
          <table:table-cell office:value-type="float" office:value="568.286" calcext:value-type="float">
            <text:p>568.28600000000</text:p>
          </table:table-cell>
          <table:table-cell office:value-type="float" office:value="48.8068941352" calcext:value-type="float">
            <text:p>48.80689413520</text:p>
          </table:table-cell>
          <table:table-cell office:value-type="float" office:value="10.7953983437" calcext:value-type="float">
            <text:p>10.79539834370</text:p>
          </table:table-cell>
          <table:table-cell office:value-type="float" office:value="568.286" calcext:value-type="float">
            <text:p>568.28600000000</text:p>
          </table:table-cell>
          <table:table-cell table:style-name="ce3" office:value-type="string" calcext:value-type="string">
            <text:p>254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Es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Esche</text:p>
          </table:table-cell>
          <table:table-cell office:value-type="float" office:value="40" calcext:value-type="float">
            <text:p>40.00000000000</text:p>
          </table:table-cell>
          <table:table-cell office:value-type="float" office:value="12.73239545" calcext:value-type="float">
            <text:p>12.73239545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59" calcext:value-type="float">
            <text:p>159</text:p>
          </table:table-cell>
          <table:table-cell office:value-type="float" office:value="631825.699" calcext:value-type="float">
            <text:p>631825.69900000000</text:p>
          </table:table-cell>
          <table:table-cell office:value-type="float" office:value="5407540.699" calcext:value-type="float">
            <text:p>5407540.69900000000</text:p>
          </table:table-cell>
          <table:table-cell office:value-type="float" office:value="568.387" calcext:value-type="float">
            <text:p>568.38700000000</text:p>
          </table:table-cell>
          <table:table-cell office:value-type="float" office:value="48.80686487" calcext:value-type="float">
            <text:p>48.80686487000</text:p>
          </table:table-cell>
          <table:table-cell office:value-type="float" office:value="10.7954197447" calcext:value-type="float">
            <text:p>10.79541974470</text:p>
          </table:table-cell>
          <table:table-cell office:value-type="float" office:value="568.387" calcext:value-type="float">
            <text:p>568.38700000000</text:p>
          </table:table-cell>
          <table:table-cell table:style-name="ce3" office:value-type="string" calcext:value-type="string">
            <text:p>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sche</text:p>
          </table:table-cell>
          <table:table-cell office:value-type="float" office:value="132.3" calcext:value-type="float">
            <text:p>132.30000000000</text:p>
          </table:table-cell>
          <table:table-cell office:value-type="float" office:value="42.11239794" calcext:value-type="float">
            <text:p>42.11239794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ten aus Winterbonitur 20/21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61" calcext:value-type="float">
            <text:p>161</text:p>
          </table:table-cell>
          <table:table-cell office:value-type="float" office:value="631822.371" calcext:value-type="float">
            <text:p>631822.37100000000</text:p>
          </table:table-cell>
          <table:table-cell office:value-type="float" office:value="5407539.995" calcext:value-type="float">
            <text:p>5407539.99500000000</text:p>
          </table:table-cell>
          <table:table-cell office:value-type="float" office:value="565.539" calcext:value-type="float">
            <text:p>565.53900000000</text:p>
          </table:table-cell>
          <table:table-cell office:value-type="float" office:value="48.8068592455" calcext:value-type="float">
            <text:p>48.80685924550</text:p>
          </table:table-cell>
          <table:table-cell office:value-type="float" office:value="10.7953742115" calcext:value-type="float">
            <text:p>10.79537421150</text:p>
          </table:table-cell>
          <table:table-cell office:value-type="float" office:value="565.539" calcext:value-type="float">
            <text:p>565.53900000000</text:p>
          </table:table-cell>
          <table:table-cell table:style-name="ce3" office:value-type="string" calcext:value-type="string">
            <text:p>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sche</text:p>
          </table:table-cell>
          <table:table-cell office:value-type="float" office:value="34" calcext:value-type="float">
            <text:p>34.00000000000</text:p>
          </table:table-cell>
          <table:table-cell office:value-type="float" office:value="10.82253613" calcext:value-type="float">
            <text:p>10.82253613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ten aus Winterbonitur 20/21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62" calcext:value-type="float">
            <text:p>162</text:p>
          </table:table-cell>
          <table:table-cell office:value-type="float" office:value="631821.051" calcext:value-type="float">
            <text:p>631821.05100000000</text:p>
          </table:table-cell>
          <table:table-cell office:value-type="float" office:value="5407534.269" calcext:value-type="float">
            <text:p>5407534.26900000000</text:p>
          </table:table-cell>
          <table:table-cell office:value-type="float" office:value="565.031" calcext:value-type="float">
            <text:p>565.03100000000</text:p>
          </table:table-cell>
          <table:table-cell office:value-type="float" office:value="48.8068080373" calcext:value-type="float">
            <text:p>48.80680803730</text:p>
          </table:table-cell>
          <table:table-cell office:value-type="float" office:value="10.7953544107" calcext:value-type="float">
            <text:p>10.79535441070</text:p>
          </table:table-cell>
          <table:table-cell office:value-type="float" office:value="565.031" calcext:value-type="float">
            <text:p>565.03100000000</text:p>
          </table:table-cell>
          <table:table-cell table:style-name="ce3" office:value-type="string" calcext:value-type="string">
            <text:p>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sche</text:p>
          </table:table-cell>
          <table:table-cell office:value-type="float" office:value="144" calcext:value-type="float">
            <text:p>144.00000000000</text:p>
          </table:table-cell>
          <table:table-cell office:value-type="float" office:value="45.83662361" calcext:value-type="float">
            <text:p>45.8366236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ten aus Winterbonitur 20/21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63" calcext:value-type="float">
            <text:p>163</text:p>
          </table:table-cell>
          <table:table-cell office:value-type="float" office:value="631823.971" calcext:value-type="float">
            <text:p>631823.97100000000</text:p>
          </table:table-cell>
          <table:table-cell office:value-type="float" office:value="5407534.079" calcext:value-type="float">
            <text:p>5407534.07900000000</text:p>
          </table:table-cell>
          <table:table-cell office:value-type="float" office:value="567.116" calcext:value-type="float">
            <text:p>567.11600000000</text:p>
          </table:table-cell>
          <table:table-cell office:value-type="float" office:value="48.8068057125" calcext:value-type="float">
            <text:p>48.80680571250</text:p>
          </table:table-cell>
          <table:table-cell office:value-type="float" office:value="10.7953940932" calcext:value-type="float">
            <text:p>10.79539409320</text:p>
          </table:table-cell>
          <table:table-cell office:value-type="float" office:value="567.116" calcext:value-type="float">
            <text:p>567.11600000000</text:p>
          </table:table-cell>
          <table:table-cell table:style-name="ce3" office:value-type="string" calcext:value-type="string">
            <text:p>257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Es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Esche</text:p>
          </table:table-cell>
          <table:table-cell office:value-type="float" office:value="41" calcext:value-type="float">
            <text:p>41.00000000000</text:p>
          </table:table-cell>
          <table:table-cell office:value-type="float" office:value="13.05007053" calcext:value-type="float">
            <text:p>13.05007053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weite Messung: 34/10,8225361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66" calcext:value-type="float">
            <text:p>166</text:p>
          </table:table-cell>
          <table:table-cell office:value-type="float" office:value="631834.786" calcext:value-type="float">
            <text:p>631834.78600000000</text:p>
          </table:table-cell>
          <table:table-cell office:value-type="float" office:value="5407535.985" calcext:value-type="float">
            <text:p>5407535.98500000000</text:p>
          </table:table-cell>
          <table:table-cell office:value-type="float" office:value="568.35" calcext:value-type="float">
            <text:p>568.35000000000</text:p>
          </table:table-cell>
          <table:table-cell office:value-type="float" office:value="48.8068205515" calcext:value-type="float">
            <text:p>48.80682055150</text:p>
          </table:table-cell>
          <table:table-cell office:value-type="float" office:value="10.7955419228" calcext:value-type="float">
            <text:p>10.79554192280</text:p>
          </table:table-cell>
          <table:table-cell office:value-type="float" office:value="568.35" calcext:value-type="float">
            <text:p>568.35000000000</text:p>
          </table:table-cell>
          <table:table-cell table:style-name="ce3" office:value-type="string" calcext:value-type="string">
            <text:p>1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E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Esche</text:p>
          </table:table-cell>
          <table:table-cell office:value-type="float" office:value="100" calcext:value-type="float">
            <text:p>100.00000000000</text:p>
          </table:table-cell>
          <table:table-cell office:value-type="float" office:value="31.83098862" calcext:value-type="float">
            <text:p>31.83098862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ten aus Winterbonitur 20/2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67" calcext:value-type="float">
            <text:p>167</text:p>
          </table:table-cell>
          <table:table-cell office:value-type="float" office:value="631832.954" calcext:value-type="float">
            <text:p>631832.95400000000</text:p>
          </table:table-cell>
          <table:table-cell office:value-type="float" office:value="5407534.007" calcext:value-type="float">
            <text:p>5407534.00700000000</text:p>
          </table:table-cell>
          <table:table-cell office:value-type="float" office:value="573.76" calcext:value-type="float">
            <text:p>573.76000000000</text:p>
          </table:table-cell>
          <table:table-cell office:value-type="float" office:value="48.8068031585" calcext:value-type="float">
            <text:p>48.80680315850</text:p>
          </table:table-cell>
          <table:table-cell office:value-type="float" office:value="10.7955163507" calcext:value-type="float">
            <text:p>10.79551635070</text:p>
          </table:table-cell>
          <table:table-cell office:value-type="float" office:value="573.76" calcext:value-type="float">
            <text:p>573.76000000000</text:p>
          </table:table-cell>
          <table:table-cell table:style-name="ce3" office:value-type="string" calcext:value-type="string">
            <text:p>252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Es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Esche</text:p>
          </table:table-cell>
          <table:table-cell office:value-type="float" office:value="30" calcext:value-type="float">
            <text:p>30.00000000000</text:p>
          </table:table-cell>
          <table:table-cell office:value-type="float" office:value="9.549296584" calcext:value-type="float">
            <text:p>9.549296584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68" calcext:value-type="float">
            <text:p>168</text:p>
          </table:table-cell>
          <table:table-cell office:value-type="float" office:value="631835.265" calcext:value-type="float">
            <text:p>631835.26500000000</text:p>
          </table:table-cell>
          <table:table-cell office:value-type="float" office:value="5407529.981" calcext:value-type="float">
            <text:p>5407529.98100000000</text:p>
          </table:table-cell>
          <table:table-cell office:value-type="float" office:value="569.186" calcext:value-type="float">
            <text:p>569.18600000000</text:p>
          </table:table-cell>
          <table:table-cell office:value-type="float" office:value="48.806766465" calcext:value-type="float">
            <text:p>48.80676646500</text:p>
          </table:table-cell>
          <table:table-cell office:value-type="float" office:value="10.7955465165" calcext:value-type="float">
            <text:p>10.79554651650</text:p>
          </table:table-cell>
          <table:table-cell office:value-type="float" office:value="569.186" calcext:value-type="float">
            <text:p>569.18600000000</text:p>
          </table:table-cell>
          <table:table-cell table:style-name="ce3" office:value-type="string" calcext:value-type="string">
            <text:p>258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Es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Esche</text:p>
          </table:table-cell>
          <table:table-cell office:value-type="float" office:value="149" calcext:value-type="float">
            <text:p>149.00000000000</text:p>
          </table:table-cell>
          <table:table-cell office:value-type="float" office:value="47.42817304" calcext:value-type="float">
            <text:p>47.4281730400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71" calcext:value-type="float">
            <text:p>171</text:p>
          </table:table-cell>
          <table:table-cell office:value-type="float" office:value="631826.925" calcext:value-type="float">
            <text:p>631826.92500000000</text:p>
          </table:table-cell>
          <table:table-cell office:value-type="float" office:value="5407530.741" calcext:value-type="float">
            <text:p>5407530.74100000000</text:p>
          </table:table-cell>
          <table:table-cell office:value-type="float" office:value="573.78" calcext:value-type="float">
            <text:p>573.78000000000</text:p>
          </table:table-cell>
          <table:table-cell office:value-type="float" office:value="48.8067750728" calcext:value-type="float">
            <text:p>48.80677507280</text:p>
          </table:table-cell>
          <table:table-cell office:value-type="float" office:value="10.7954332367" calcext:value-type="float">
            <text:p>10.79543323670</text:p>
          </table:table-cell>
          <table:table-cell office:value-type="float" office:value="573.78" calcext:value-type="float">
            <text:p>573.78000000000</text:p>
          </table:table-cell>
          <table:table-cell table:style-name="ce3" office:value-type="string" calcext:value-type="string">
            <text:p>262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Es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Esche</text:p>
          </table:table-cell>
          <table:table-cell office:value-type="float" office:value="148" calcext:value-type="float">
            <text:p>148.00000000000</text:p>
          </table:table-cell>
          <table:table-cell office:value-type="float" office:value="47.10986315" calcext:value-type="float">
            <text:p>47.1098631500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72" calcext:value-type="float">
            <text:p>172</text:p>
          </table:table-cell>
          <table:table-cell office:value-type="float" office:value="631825.164" calcext:value-type="float">
            <text:p>631825.16400000000</text:p>
          </table:table-cell>
          <table:table-cell office:value-type="float" office:value="5407530.668" calcext:value-type="float">
            <text:p>5407530.66800000000</text:p>
          </table:table-cell>
          <table:table-cell office:value-type="float" office:value="565.692" calcext:value-type="float">
            <text:p>565.69200000000</text:p>
          </table:table-cell>
          <table:table-cell office:value-type="float" office:value="48.806774788" calcext:value-type="float">
            <text:p>48.80677478800</text:p>
          </table:table-cell>
          <table:table-cell office:value-type="float" office:value="10.7954092365" calcext:value-type="float">
            <text:p>10.79540923650</text:p>
          </table:table-cell>
          <table:table-cell office:value-type="float" office:value="565.692" calcext:value-type="float">
            <text:p>565.69200000000</text:p>
          </table:table-cell>
          <table:table-cell table:style-name="ce3" office:value-type="string" calcext:value-type="string">
            <text:p>260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Es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Esche</text:p>
          </table:table-cell>
          <table:table-cell office:value-type="float" office:value="36" calcext:value-type="float">
            <text:p>36.00000000000</text:p>
          </table:table-cell>
          <table:table-cell office:value-type="float" office:value="11.4591559" calcext:value-type="float">
            <text:p>11.4591559000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74" calcext:value-type="float">
            <text:p>174</text:p>
          </table:table-cell>
          <table:table-cell office:value-type="float" office:value="631826.22" calcext:value-type="float">
            <text:p>631826.22000000000</text:p>
          </table:table-cell>
          <table:table-cell office:value-type="float" office:value="5407525.414" calcext:value-type="float">
            <text:p>5407525.41400000000</text:p>
          </table:table-cell>
          <table:table-cell office:value-type="float" office:value="568.917" calcext:value-type="float">
            <text:p>568.91700000000</text:p>
          </table:table-cell>
          <table:table-cell office:value-type="float" office:value="48.8067273222" calcext:value-type="float">
            <text:p>48.80672732220</text:p>
          </table:table-cell>
          <table:table-cell office:value-type="float" office:value="10.7954219288" calcext:value-type="float">
            <text:p>10.79542192880</text:p>
          </table:table-cell>
          <table:table-cell office:value-type="float" office:value="568.917" calcext:value-type="float">
            <text:p>568.91700000000</text:p>
          </table:table-cell>
          <table:table-cell table:style-name="ce3" office:value-type="string" calcext:value-type="string">
            <text:p>263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Es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Esche</text:p>
          </table:table-cell>
          <table:table-cell office:value-type="float" office:value="33" calcext:value-type="float">
            <text:p>33.00000000000</text:p>
          </table:table-cell>
          <table:table-cell office:value-type="float" office:value="10.50422624" calcext:value-type="float">
            <text:p>10.5042262400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76" calcext:value-type="float">
            <text:p>176</text:p>
          </table:table-cell>
          <table:table-cell office:value-type="float" office:value="631818.194" calcext:value-type="float">
            <text:p>631818.19400000000</text:p>
          </table:table-cell>
          <table:table-cell office:value-type="float" office:value="5407528.093" calcext:value-type="float">
            <text:p>5407528.09300000000</text:p>
          </table:table-cell>
          <table:table-cell office:value-type="float" office:value="566.901" calcext:value-type="float">
            <text:p>566.90100000000</text:p>
          </table:table-cell>
          <table:table-cell office:value-type="float" office:value="48.8067531113" calcext:value-type="float">
            <text:p>48.80675311130</text:p>
          </table:table-cell>
          <table:table-cell office:value-type="float" office:value="10.7953135333" calcext:value-type="float">
            <text:p>10.79531353330</text:p>
          </table:table-cell>
          <table:table-cell office:value-type="float" office:value="566.901" calcext:value-type="float">
            <text:p>566.90100000000</text:p>
          </table:table-cell>
          <table:table-cell table:style-name="ce3" office:value-type="string" calcext:value-type="string">
            <text:p>266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Es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Esche</text:p>
          </table:table-cell>
          <table:table-cell office:value-type="float" office:value="47" calcext:value-type="float">
            <text:p>47.00000000000</text:p>
          </table:table-cell>
          <table:table-cell office:value-type="float" office:value="14.96056465" calcext:value-type="float">
            <text:p>14.96056465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77" calcext:value-type="float">
            <text:p>177</text:p>
          </table:table-cell>
          <table:table-cell office:value-type="float" office:value="631819.371" calcext:value-type="float">
            <text:p>631819.37100000000</text:p>
          </table:table-cell>
          <table:table-cell office:value-type="float" office:value="5407526.576" calcext:value-type="float">
            <text:p>5407526.57600000000</text:p>
          </table:table-cell>
          <table:table-cell office:value-type="float" office:value="569.557" calcext:value-type="float">
            <text:p>569.55700000000</text:p>
          </table:table-cell>
          <table:table-cell office:value-type="float" office:value="48.8067392237" calcext:value-type="float">
            <text:p>48.80673922370</text:p>
          </table:table-cell>
          <table:table-cell office:value-type="float" office:value="10.7953290633" calcext:value-type="float">
            <text:p>10.79532906330</text:p>
          </table:table-cell>
          <table:table-cell office:value-type="float" office:value="569.557" calcext:value-type="float">
            <text:p>569.55700000000</text:p>
          </table:table-cell>
          <table:table-cell table:style-name="ce3" office:value-type="string" calcext:value-type="string">
            <text:p>267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Es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Esche</text:p>
          </table:table-cell>
          <table:table-cell office:value-type="float" office:value="134" calcext:value-type="float">
            <text:p>134.00000000000</text:p>
          </table:table-cell>
          <table:table-cell office:value-type="float" office:value="42.65352474" calcext:value-type="float">
            <text:p>42.65352474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78" calcext:value-type="float">
            <text:p>178</text:p>
          </table:table-cell>
          <table:table-cell office:value-type="float" office:value="631819.001" calcext:value-type="float">
            <text:p>631819.00100000000</text:p>
          </table:table-cell>
          <table:table-cell office:value-type="float" office:value="5407524.13" calcext:value-type="float">
            <text:p>5407524.13000000000</text:p>
          </table:table-cell>
          <table:table-cell office:value-type="float" office:value="571.264" calcext:value-type="float">
            <text:p>571.26400000000</text:p>
          </table:table-cell>
          <table:table-cell office:value-type="float" office:value="48.806717309" calcext:value-type="float">
            <text:p>48.80671730900</text:p>
          </table:table-cell>
          <table:table-cell office:value-type="float" office:value="10.795323251" calcext:value-type="float">
            <text:p>10.79532325100</text:p>
          </table:table-cell>
          <table:table-cell office:value-type="float" office:value="571.264" calcext:value-type="float">
            <text:p>571.26400000000</text:p>
          </table:table-cell>
          <table:table-cell table:style-name="ce3" office:value-type="string" calcext:value-type="string">
            <text:p>268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Es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Esche</text:p>
          </table:table-cell>
          <table:table-cell office:value-type="float" office:value="12" calcext:value-type="float">
            <text:p>12.00000000000</text:p>
          </table:table-cell>
          <table:table-cell office:value-type="float" office:value="3.819718634" calcext:value-type="float">
            <text:p>3.819718634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79" calcext:value-type="float">
            <text:p>179</text:p>
          </table:table-cell>
          <table:table-cell office:value-type="float" office:value="631815.983" calcext:value-type="float">
            <text:p>631815.98300000000</text:p>
          </table:table-cell>
          <table:table-cell office:value-type="float" office:value="5407520.703" calcext:value-type="float">
            <text:p>5407520.70300000000</text:p>
          </table:table-cell>
          <table:table-cell office:value-type="float" office:value="569.633" calcext:value-type="float">
            <text:p>569.63300000000</text:p>
          </table:table-cell>
          <table:table-cell office:value-type="float" office:value="48.8066871315" calcext:value-type="float">
            <text:p>48.80668713150</text:p>
          </table:table-cell>
          <table:table-cell office:value-type="float" office:value="10.7952810562" calcext:value-type="float">
            <text:p>10.79528105620</text:p>
          </table:table-cell>
          <table:table-cell office:value-type="float" office:value="569.633" calcext:value-type="float">
            <text:p>569.63300000000</text:p>
          </table:table-cell>
          <table:table-cell table:style-name="ce3" office:value-type="string" calcext:value-type="string">
            <text:p>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sche</text:p>
          </table:table-cell>
          <table:table-cell office:value-type="float" office:value="144.6" calcext:value-type="float">
            <text:p>144.60000000000</text:p>
          </table:table-cell>
          <table:table-cell office:value-type="float" office:value="46.02760954" calcext:value-type="float">
            <text:p>46.02760954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ten aus Winterbonitur 20/2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631817.695" calcext:value-type="float">
            <text:p>631817.69500000000</text:p>
          </table:table-cell>
          <table:table-cell office:value-type="float" office:value="5407520.984" calcext:value-type="float">
            <text:p>5407520.98400000000</text:p>
          </table:table-cell>
          <table:table-cell office:value-type="float" office:value="580.515" calcext:value-type="float">
            <text:p>580.51500000000</text:p>
          </table:table-cell>
          <table:table-cell office:value-type="float" office:value="48.8066892953" calcext:value-type="float">
            <text:p>48.80668929530</text:p>
          </table:table-cell>
          <table:table-cell office:value-type="float" office:value="10.7953044602" calcext:value-type="float">
            <text:p>10.79530446020</text:p>
          </table:table-cell>
          <table:table-cell office:value-type="float" office:value="580.515" calcext:value-type="float">
            <text:p>580.51500000000</text:p>
          </table:table-cell>
          <table:table-cell table:style-name="ce3" office:value-type="string" calcext:value-type="string">
            <text:p>269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Es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Esche</text:p>
          </table:table-cell>
          <table:table-cell office:value-type="float" office:value="150" calcext:value-type="float">
            <text:p>150.00000000000</text:p>
          </table:table-cell>
          <table:table-cell office:value-type="float" office:value="47.74648292" calcext:value-type="float">
            <text:p>47.7464829200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84" calcext:value-type="float">
            <text:p>184</text:p>
          </table:table-cell>
          <table:table-cell office:value-type="float" office:value="631812.151" calcext:value-type="float">
            <text:p>631812.15100000000</text:p>
          </table:table-cell>
          <table:table-cell office:value-type="float" office:value="5407514.008" calcext:value-type="float">
            <text:p>5407514.00800000000</text:p>
          </table:table-cell>
          <table:table-cell office:value-type="float" office:value="575.985" calcext:value-type="float">
            <text:p>575.98500000000</text:p>
          </table:table-cell>
          <table:table-cell office:value-type="float" office:value="48.806627752" calcext:value-type="float">
            <text:p>48.80662775200</text:p>
          </table:table-cell>
          <table:table-cell office:value-type="float" office:value="10.7952267515" calcext:value-type="float">
            <text:p>10.79522675150</text:p>
          </table:table-cell>
          <table:table-cell office:value-type="float" office:value="575.985" calcext:value-type="float">
            <text:p>575.98500000000</text:p>
          </table:table-cell>
          <table:table-cell table:style-name="ce3" office:value-type="string" calcext:value-type="string">
            <text:p>273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Es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Esche</text:p>
          </table:table-cell>
          <table:table-cell office:value-type="float" office:value="148" calcext:value-type="float">
            <text:p>148.00000000000</text:p>
          </table:table-cell>
          <table:table-cell office:value-type="float" office:value="47.10986315" calcext:value-type="float">
            <text:p>47.1098631500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85" calcext:value-type="float">
            <text:p>185</text:p>
          </table:table-cell>
          <table:table-cell office:value-type="float" office:value="631814.221" calcext:value-type="float">
            <text:p>631814.22100000000</text:p>
          </table:table-cell>
          <table:table-cell office:value-type="float" office:value="5407511.749" calcext:value-type="float">
            <text:p>5407511.74900000000</text:p>
          </table:table-cell>
          <table:table-cell office:value-type="float" office:value="574.048" calcext:value-type="float">
            <text:p>574.04800000000</text:p>
          </table:table-cell>
          <table:table-cell office:value-type="float" office:value="48.806606998" calcext:value-type="float">
            <text:p>48.80660699800</text:p>
          </table:table-cell>
          <table:table-cell office:value-type="float" office:value="10.795254206" calcext:value-type="float">
            <text:p>10.79525420600</text:p>
          </table:table-cell>
          <table:table-cell office:value-type="float" office:value="574.048" calcext:value-type="float">
            <text:p>574.04800000000</text:p>
          </table:table-cell>
          <table:table-cell table:style-name="ce3" office:value-type="string" calcext:value-type="string">
            <text:p>274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Es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Esche</text:p>
          </table:table-cell>
          <table:table-cell office:value-type="float" office:value="61" calcext:value-type="float">
            <text:p>61.00000000000</text:p>
          </table:table-cell>
          <table:table-cell office:value-type="float" office:value="19.41690305" calcext:value-type="float">
            <text:p>19.4169030500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95" calcext:value-type="float">
            <text:p>195</text:p>
          </table:table-cell>
          <table:table-cell office:value-type="float" office:value="631803.594" calcext:value-type="float">
            <text:p>631803.59400000000</text:p>
          </table:table-cell>
          <table:table-cell office:value-type="float" office:value="5407520.725" calcext:value-type="float">
            <text:p>5407520.72500000000</text:p>
          </table:table-cell>
          <table:table-cell office:value-type="float" office:value="589.888" calcext:value-type="float">
            <text:p>589.88800000000</text:p>
          </table:table-cell>
          <table:table-cell office:value-type="float" office:value="48.8066899563" calcext:value-type="float">
            <text:p>48.80668995630</text:p>
          </table:table-cell>
          <table:table-cell office:value-type="float" office:value="10.795112416" calcext:value-type="float">
            <text:p>10.79511241600</text:p>
          </table:table-cell>
          <table:table-cell office:value-type="float" office:value="589.888" calcext:value-type="float">
            <text:p>589.88800000000</text:p>
          </table:table-cell>
          <table:table-cell table:style-name="ce3" office:value-type="string" calcext:value-type="string">
            <text:p>290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Es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Esche</text:p>
          </table:table-cell>
          <table:table-cell office:value-type="float" office:value="125" calcext:value-type="float">
            <text:p>125.00000000000</text:p>
          </table:table-cell>
          <table:table-cell office:value-type="float" office:value="39.78873577" calcext:value-type="float">
            <text:p>39.78873577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99" calcext:value-type="float">
            <text:p>199</text:p>
          </table:table-cell>
          <table:table-cell office:value-type="float" office:value="631809.294" calcext:value-type="float">
            <text:p>631809.29400000000</text:p>
          </table:table-cell>
          <table:table-cell office:value-type="float" office:value="5407499.699" calcext:value-type="float">
            <text:p>5407499.69900000000</text:p>
          </table:table-cell>
          <table:table-cell office:value-type="float" office:value="576.555" calcext:value-type="float">
            <text:p>576.55500000000</text:p>
          </table:table-cell>
          <table:table-cell office:value-type="float" office:value="48.806499692" calcext:value-type="float">
            <text:p>48.80649969200</text:p>
          </table:table-cell>
          <table:table-cell office:value-type="float" office:value="10.7951832672" calcext:value-type="float">
            <text:p>10.79518326720</text:p>
          </table:table-cell>
          <table:table-cell office:value-type="float" office:value="576.555" calcext:value-type="float">
            <text:p>576.55500000000</text:p>
          </table:table-cell>
          <table:table-cell table:style-name="ce3" office:value-type="string" calcext:value-type="string">
            <text:p>286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Es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Esche</text:p>
          </table:table-cell>
          <table:table-cell office:value-type="float" office:value="24" calcext:value-type="float">
            <text:p>24.00000000000</text:p>
          </table:table-cell>
          <table:table-cell office:value-type="float" office:value="7.639437267" calcext:value-type="float">
            <text:p>7.639437267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200" calcext:value-type="float">
            <text:p>200</text:p>
          </table:table-cell>
          <table:table-cell office:value-type="float" office:value="631808.148" calcext:value-type="float">
            <text:p>631808.14800000000</text:p>
          </table:table-cell>
          <table:table-cell office:value-type="float" office:value="5407500.534" calcext:value-type="float">
            <text:p>5407500.53400000000</text:p>
          </table:table-cell>
          <table:table-cell office:value-type="float" office:value="574.539" calcext:value-type="float">
            <text:p>574.53900000000</text:p>
          </table:table-cell>
          <table:table-cell office:value-type="float" office:value="48.8065074425" calcext:value-type="float">
            <text:p>48.80650744250</text:p>
          </table:table-cell>
          <table:table-cell office:value-type="float" office:value="10.7951679308" calcext:value-type="float">
            <text:p>10.79516793080</text:p>
          </table:table-cell>
          <table:table-cell office:value-type="float" office:value="574.539" calcext:value-type="float">
            <text:p>574.53900000000</text:p>
          </table:table-cell>
          <table:table-cell table:style-name="ce3" office:value-type="string" calcext:value-type="string">
            <text:p>287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Es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Esche</text:p>
          </table:table-cell>
          <table:table-cell office:value-type="float" office:value="29" calcext:value-type="float">
            <text:p>29.00000000000</text:p>
          </table:table-cell>
          <table:table-cell office:value-type="float" office:value="9.230986698" calcext:value-type="float">
            <text:p>9.230986698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202" calcext:value-type="float">
            <text:p>202</text:p>
          </table:table-cell>
          <table:table-cell office:value-type="float" office:value="631811.868" calcext:value-type="float">
            <text:p>631811.86800000000</text:p>
          </table:table-cell>
          <table:table-cell office:value-type="float" office:value="5407514.147" calcext:value-type="float">
            <text:p>5407514.14700000000</text:p>
          </table:table-cell>
          <table:table-cell office:value-type="float" office:value="579.327" calcext:value-type="float">
            <text:p>579.32700000000</text:p>
          </table:table-cell>
          <table:table-cell office:value-type="float" office:value="48.8066290612" calcext:value-type="float">
            <text:p>48.80662906120</text:p>
          </table:table-cell>
          <table:table-cell office:value-type="float" office:value="10.7952229453" calcext:value-type="float">
            <text:p>10.79522294530</text:p>
          </table:table-cell>
          <table:table-cell office:value-type="float" office:value="579.327" calcext:value-type="float">
            <text:p>579.32700000000</text:p>
          </table:table-cell>
          <table:table-cell table:style-name="ce3" office:value-type="string" calcext:value-type="string">
            <text:p>318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Es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Esche</text:p>
          </table:table-cell>
          <table:table-cell office:value-type="float" office:value="189" calcext:value-type="float">
            <text:p>189.00000000000</text:p>
          </table:table-cell>
          <table:table-cell office:value-type="float" office:value="60.16056848" calcext:value-type="float">
            <text:p>60.16056848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211" calcext:value-type="float">
            <text:p>211</text:p>
          </table:table-cell>
          <table:table-cell office:value-type="float" office:value="631802.21" calcext:value-type="float">
            <text:p>631802.21000000000</text:p>
          </table:table-cell>
          <table:table-cell office:value-type="float" office:value="5407497.559" calcext:value-type="float">
            <text:p>5407497.55900000000</text:p>
          </table:table-cell>
          <table:table-cell office:value-type="float" office:value="569.175" calcext:value-type="float">
            <text:p>569.17500000000</text:p>
          </table:table-cell>
          <table:table-cell office:value-type="float" office:value="48.806481955" calcext:value-type="float">
            <text:p>48.80648195500</text:p>
          </table:table-cell>
          <table:table-cell office:value-type="float" office:value="10.7950861495" calcext:value-type="float">
            <text:p>10.79508614950</text:p>
          </table:table-cell>
          <table:table-cell office:value-type="float" office:value="569.175" calcext:value-type="float">
            <text:p>569.17500000000</text:p>
          </table:table-cell>
          <table:table-cell table:style-name="ce3" office:value-type="string" calcext:value-type="string">
            <text:p>291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Es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Esche</text:p>
          </table:table-cell>
          <table:table-cell office:value-type="float" office:value="28" calcext:value-type="float">
            <text:p>28.00000000000</text:p>
          </table:table-cell>
          <table:table-cell office:value-type="float" office:value="8.912676812" calcext:value-type="float">
            <text:p>8.9126768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228" calcext:value-type="float">
            <text:p>228</text:p>
          </table:table-cell>
          <table:table-cell office:value-type="float" office:value="631791.822" calcext:value-type="float">
            <text:p>631791.82200000000</text:p>
          </table:table-cell>
          <table:table-cell office:value-type="float" office:value="5407488.498" calcext:value-type="float">
            <text:p>5407488.49800000000</text:p>
          </table:table-cell>
          <table:table-cell office:value-type="float" office:value="571.309" calcext:value-type="float">
            <text:p>571.30900000000</text:p>
          </table:table-cell>
          <table:table-cell office:value-type="float" office:value="48.8064026897" calcext:value-type="float">
            <text:p>48.80640268970</text:p>
          </table:table-cell>
          <table:table-cell office:value-type="float" office:value="10.7949418318" calcext:value-type="float">
            <text:p>10.79494183180</text:p>
          </table:table-cell>
          <table:table-cell office:value-type="float" office:value="571.309" calcext:value-type="float">
            <text:p>571.30900000000</text:p>
          </table:table-cell>
          <table:table-cell table:style-name="ce3" office:value-type="string" calcext:value-type="string">
            <text:p>307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Es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Esche</text:p>
          </table:table-cell>
          <table:table-cell office:value-type="float" office:value="25" calcext:value-type="float">
            <text:p>25.00000000000</text:p>
          </table:table-cell>
          <table:table-cell office:value-type="float" office:value="7.957747154" calcext:value-type="float">
            <text:p>7.957747154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230" calcext:value-type="float">
            <text:p>230</text:p>
          </table:table-cell>
          <table:table-cell office:value-type="float" office:value="631794.386" calcext:value-type="float">
            <text:p>631794.38600000000</text:p>
          </table:table-cell>
          <table:table-cell office:value-type="float" office:value="5407493.599" calcext:value-type="float">
            <text:p>5407493.59900000000</text:p>
          </table:table-cell>
          <table:table-cell office:value-type="float" office:value="570.749" calcext:value-type="float">
            <text:p>570.74900000000</text:p>
          </table:table-cell>
          <table:table-cell office:value-type="float" office:value="48.8064480108" calcext:value-type="float">
            <text:p>48.80644801080</text:p>
          </table:table-cell>
          <table:table-cell office:value-type="float" office:value="10.7949783627" calcext:value-type="float">
            <text:p>10.79497836270</text:p>
          </table:table-cell>
          <table:table-cell office:value-type="float" office:value="570.749" calcext:value-type="float">
            <text:p>570.74900000000</text:p>
          </table:table-cell>
          <table:table-cell table:style-name="ce3" office:value-type="string" calcext:value-type="string">
            <text:p>309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Es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Esche</text:p>
          </table:table-cell>
          <table:table-cell office:value-type="float" office:value="20" calcext:value-type="float">
            <text:p>20.00000000000</text:p>
          </table:table-cell>
          <table:table-cell office:value-type="float" office:value="6.366197723" calcext:value-type="float">
            <text:p>6.3661977230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31" calcext:value-type="float">
            <text:p>231</text:p>
          </table:table-cell>
          <table:table-cell office:value-type="float" office:value="631792.867" calcext:value-type="float">
            <text:p>631792.86700000000</text:p>
          </table:table-cell>
          <table:table-cell office:value-type="float" office:value="5407496.766" calcext:value-type="float">
            <text:p>5407496.76600000000</text:p>
          </table:table-cell>
          <table:table-cell office:value-type="float" office:value="568.763" calcext:value-type="float">
            <text:p>568.76300000000</text:p>
          </table:table-cell>
          <table:table-cell office:value-type="float" office:value="48.8064768037" calcext:value-type="float">
            <text:p>48.80647680370</text:p>
          </table:table-cell>
          <table:table-cell office:value-type="float" office:value="10.7949587095" calcext:value-type="float">
            <text:p>10.79495870950</text:p>
          </table:table-cell>
          <table:table-cell office:value-type="float" office:value="568.763" calcext:value-type="float">
            <text:p>568.76300000000</text:p>
          </table:table-cell>
          <table:table-cell table:style-name="ce3" office:value-type="string" calcext:value-type="string">
            <text:p>320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Es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Esche</text:p>
          </table:table-cell>
          <table:table-cell office:value-type="float" office:value="20" calcext:value-type="float">
            <text:p>20.00000000000</text:p>
          </table:table-cell>
          <table:table-cell office:value-type="float" office:value="6.366197723" calcext:value-type="float">
            <text:p>6.3661977230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32" calcext:value-type="float">
            <text:p>232</text:p>
          </table:table-cell>
          <table:table-cell office:value-type="float" office:value="631795.039" calcext:value-type="float">
            <text:p>631795.03900000000</text:p>
          </table:table-cell>
          <table:table-cell office:value-type="float" office:value="5407501.79" calcext:value-type="float">
            <text:p>5407501.79000000000</text:p>
          </table:table-cell>
          <table:table-cell office:value-type="float" office:value="588.154" calcext:value-type="float">
            <text:p>588.15400000000</text:p>
          </table:table-cell>
          <table:table-cell office:value-type="float" office:value="48.806521516" calcext:value-type="float">
            <text:p>48.80652151600</text:p>
          </table:table-cell>
          <table:table-cell office:value-type="float" office:value="10.7949898873" calcext:value-type="float">
            <text:p>10.79498988730</text:p>
          </table:table-cell>
          <table:table-cell office:value-type="float" office:value="588.154" calcext:value-type="float">
            <text:p>588.15400000000</text:p>
          </table:table-cell>
          <table:table-cell table:style-name="ce3" office:value-type="string" calcext:value-type="string">
            <text:p>319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Es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Esche</text:p>
          </table:table-cell>
          <table:table-cell office:value-type="float" office:value="20" calcext:value-type="float">
            <text:p>20.00000000000</text:p>
          </table:table-cell>
          <table:table-cell office:value-type="float" office:value="6.366197723" calcext:value-type="float">
            <text:p>6.366197723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33" calcext:value-type="float">
            <text:p>233</text:p>
          </table:table-cell>
          <table:table-cell office:value-type="float" office:value="631795.881" calcext:value-type="float">
            <text:p>631795.88100000000</text:p>
          </table:table-cell>
          <table:table-cell office:value-type="float" office:value="5407496.543" calcext:value-type="float">
            <text:p>5407496.54300000000</text:p>
          </table:table-cell>
          <table:table-cell office:value-type="float" office:value="576.214" calcext:value-type="float">
            <text:p>576.21400000000</text:p>
          </table:table-cell>
          <table:table-cell office:value-type="float" office:value="48.8064741645" calcext:value-type="float">
            <text:p>48.80647416450</text:p>
          </table:table-cell>
          <table:table-cell office:value-type="float" office:value="10.794999669" calcext:value-type="float">
            <text:p>10.79499966900</text:p>
          </table:table-cell>
          <table:table-cell office:value-type="float" office:value="576.214" calcext:value-type="float">
            <text:p>576.21400000000</text:p>
          </table:table-cell>
          <table:table-cell table:style-name="ce3" office:value-type="string" calcext:value-type="string">
            <text:p>321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Es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Esche</text:p>
          </table:table-cell>
          <table:table-cell office:value-type="float" office:value="19" calcext:value-type="float">
            <text:p>19.00000000000</text:p>
          </table:table-cell>
          <table:table-cell office:value-type="float" office:value="6.047887837" calcext:value-type="float">
            <text:p>6.0478878370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34" calcext:value-type="float">
            <text:p>234</text:p>
          </table:table-cell>
          <table:table-cell office:value-type="float" office:value="631791.898" calcext:value-type="float">
            <text:p>631791.89800000000</text:p>
          </table:table-cell>
          <table:table-cell office:value-type="float" office:value="5407496.529" calcext:value-type="float">
            <text:p>5407496.52900000000</text:p>
          </table:table-cell>
          <table:table-cell office:value-type="float" office:value="572.908" calcext:value-type="float">
            <text:p>572.90800000000</text:p>
          </table:table-cell>
          <table:table-cell office:value-type="float" office:value="48.8064748835" calcext:value-type="float">
            <text:p>48.80647488350</text:p>
          </table:table-cell>
          <table:table-cell office:value-type="float" office:value="10.7949454402" calcext:value-type="float">
            <text:p>10.79494544020</text:p>
          </table:table-cell>
          <table:table-cell office:value-type="float" office:value="572.908" calcext:value-type="float">
            <text:p>572.90800000000</text:p>
          </table:table-cell>
          <table:table-cell table:style-name="ce3" office:value-type="string" calcext:value-type="string">
            <text:p>320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Es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Esche</text:p>
          </table:table-cell>
          <table:table-cell office:value-type="float" office:value="20" calcext:value-type="float">
            <text:p>20.00000000000</text:p>
          </table:table-cell>
          <table:table-cell office:value-type="float" office:value="6.366197723" calcext:value-type="float">
            <text:p>6.3661977230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35" calcext:value-type="float">
            <text:p>235</text:p>
          </table:table-cell>
          <table:table-cell office:value-type="float" office:value="631791.029" calcext:value-type="float">
            <text:p>631791.02900000000</text:p>
          </table:table-cell>
          <table:table-cell office:value-type="float" office:value="5407494.753" calcext:value-type="float">
            <text:p>5407494.75300000000</text:p>
          </table:table-cell>
          <table:table-cell office:value-type="float" office:value="570.661" calcext:value-type="float">
            <text:p>570.66100000000</text:p>
          </table:table-cell>
          <table:table-cell office:value-type="float" office:value="48.8064590935" calcext:value-type="float">
            <text:p>48.80645909350</text:p>
          </table:table-cell>
          <table:table-cell office:value-type="float" office:value="10.7949330402" calcext:value-type="float">
            <text:p>10.79493304020</text:p>
          </table:table-cell>
          <table:table-cell office:value-type="float" office:value="570.661" calcext:value-type="float">
            <text:p>570.66100000000</text:p>
          </table:table-cell>
          <table:table-cell table:style-name="ce3" office:value-type="string" calcext:value-type="string">
            <text:p>322</text:p>
          </table:table-cell>
          <table:table-cell office:value-type="float" office:value="322" calcext:value-type="float">
            <text:p>322</text:p>
          </table:table-cell>
          <table:table-cell office:value-type="string" calcext:value-type="string">
            <text:p>Es</text:p>
          </table:table-cell>
          <table:table-cell office:value-type="float" office:value="322" calcext:value-type="float">
            <text:p>322</text:p>
          </table:table-cell>
          <table:table-cell office:value-type="string" calcext:value-type="string">
            <text:p>Esche</text:p>
          </table:table-cell>
          <table:table-cell office:value-type="float" office:value="16" calcext:value-type="float">
            <text:p>16.00000000000</text:p>
          </table:table-cell>
          <table:table-cell office:value-type="float" office:value="5.092958178" calcext:value-type="float">
            <text:p>5.0929581780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36" calcext:value-type="float">
            <text:p>236</text:p>
          </table:table-cell>
          <table:table-cell office:value-type="float" office:value="631791.001" calcext:value-type="float">
            <text:p>631791.00100000000</text:p>
          </table:table-cell>
          <table:table-cell office:value-type="float" office:value="5407497.154" calcext:value-type="float">
            <text:p>5407497.15400000000</text:p>
          </table:table-cell>
          <table:table-cell office:value-type="float" office:value="574.424" calcext:value-type="float">
            <text:p>574.42400000000</text:p>
          </table:table-cell>
          <table:table-cell office:value-type="float" office:value="48.8064806945" calcext:value-type="float">
            <text:p>48.80648069450</text:p>
          </table:table-cell>
          <table:table-cell office:value-type="float" office:value="10.7949334323" calcext:value-type="float">
            <text:p>10.79493343230</text:p>
          </table:table-cell>
          <table:table-cell office:value-type="float" office:value="574.424" calcext:value-type="float">
            <text:p>574.42400000000</text:p>
          </table:table-cell>
          <table:table-cell table:style-name="ce3" office:value-type="string" calcext:value-type="string">
            <text:p>323</text:p>
          </table:table-cell>
          <table:table-cell office:value-type="float" office:value="323" calcext:value-type="float">
            <text:p>323</text:p>
          </table:table-cell>
          <table:table-cell office:value-type="string" calcext:value-type="string">
            <text:p>Es</text:p>
          </table:table-cell>
          <table:table-cell office:value-type="float" office:value="323" calcext:value-type="float">
            <text:p>323</text:p>
          </table:table-cell>
          <table:table-cell office:value-type="string" calcext:value-type="string">
            <text:p>Esche</text:p>
          </table:table-cell>
          <table:table-cell office:value-type="float" office:value="17" calcext:value-type="float">
            <text:p>17.00000000000</text:p>
          </table:table-cell>
          <table:table-cell office:value-type="float" office:value="5.411268064" calcext:value-type="float">
            <text:p>5.4112680640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37" calcext:value-type="float">
            <text:p>237</text:p>
          </table:table-cell>
          <table:table-cell office:value-type="float" office:value="631790.038" calcext:value-type="float">
            <text:p>631790.03800000000</text:p>
          </table:table-cell>
          <table:table-cell office:value-type="float" office:value="5407494.303" calcext:value-type="float">
            <text:p>5407494.30300000000</text:p>
          </table:table-cell>
          <table:table-cell office:value-type="float" office:value="582.196" calcext:value-type="float">
            <text:p>582.19600000000</text:p>
          </table:table-cell>
          <table:table-cell office:value-type="float" office:value="48.806455257" calcext:value-type="float">
            <text:p>48.80645525700</text:p>
          </table:table-cell>
          <table:table-cell office:value-type="float" office:value="10.7949194103" calcext:value-type="float">
            <text:p>10.79491941030</text:p>
          </table:table-cell>
          <table:table-cell office:value-type="float" office:value="582.196" calcext:value-type="float">
            <text:p>582.19600000000</text:p>
          </table:table-cell>
          <table:table-cell table:style-name="ce3" office:value-type="string" calcext:value-type="string">
            <text:p>324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Es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Esche</text:p>
          </table:table-cell>
          <table:table-cell office:value-type="float" office:value="22" calcext:value-type="float">
            <text:p>22.00000000000</text:p>
          </table:table-cell>
          <table:table-cell office:value-type="float" office:value="7.002817495" calcext:value-type="float">
            <text:p>7.002817495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39" calcext:value-type="float">
            <text:p>239</text:p>
          </table:table-cell>
          <table:table-cell office:value-type="float" office:value="631792.895" calcext:value-type="float">
            <text:p>631792.89500000000</text:p>
          </table:table-cell>
          <table:table-cell office:value-type="float" office:value="5407487.276" calcext:value-type="float">
            <text:p>5407487.27600000000</text:p>
          </table:table-cell>
          <table:table-cell office:value-type="float" office:value="575.65" calcext:value-type="float">
            <text:p>575.65000000000</text:p>
          </table:table-cell>
          <table:table-cell office:value-type="float" office:value="48.8063914718" calcext:value-type="float">
            <text:p>48.80639147180</text:p>
          </table:table-cell>
          <table:table-cell office:value-type="float" office:value="10.7949560388" calcext:value-type="float">
            <text:p>10.79495603880</text:p>
          </table:table-cell>
          <table:table-cell office:value-type="float" office:value="575.65" calcext:value-type="float">
            <text:p>575.65000000000</text:p>
          </table:table-cell>
          <table:table-cell table:style-name="ce3" office:value-type="string" calcext:value-type="string">
            <text:p>325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Es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Esche</text:p>
          </table:table-cell>
          <table:table-cell office:value-type="float" office:value="17" calcext:value-type="float">
            <text:p>17.00000000000</text:p>
          </table:table-cell>
          <table:table-cell office:value-type="float" office:value="5.411268064" calcext:value-type="float">
            <text:p>5.411268064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240" calcext:value-type="float">
            <text:p>240</text:p>
          </table:table-cell>
          <table:table-cell office:value-type="float" office:value="631791.986" calcext:value-type="float">
            <text:p>631791.98600000000</text:p>
          </table:table-cell>
          <table:table-cell office:value-type="float" office:value="5407486.383" calcext:value-type="float">
            <text:p>5407486.38300000000</text:p>
          </table:table-cell>
          <table:table-cell office:value-type="float" office:value="575.268" calcext:value-type="float">
            <text:p>575.26800000000</text:p>
          </table:table-cell>
          <table:table-cell office:value-type="float" office:value="48.8063836328" calcext:value-type="float">
            <text:p>48.80638363280</text:p>
          </table:table-cell>
          <table:table-cell office:value-type="float" office:value="10.794943382" calcext:value-type="float">
            <text:p>10.79494338200</text:p>
          </table:table-cell>
          <table:table-cell office:value-type="float" office:value="575.268" calcext:value-type="float">
            <text:p>575.26800000000</text:p>
          </table:table-cell>
          <table:table-cell table:style-name="ce3" office:value-type="string" calcext:value-type="string">
            <text:p>327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Es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Esche</text:p>
          </table:table-cell>
          <table:table-cell office:value-type="float" office:value="24" calcext:value-type="float">
            <text:p>24.00000000000</text:p>
          </table:table-cell>
          <table:table-cell office:value-type="float" office:value="7.639437267" calcext:value-type="float">
            <text:p>7.639437267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241" calcext:value-type="float">
            <text:p>241</text:p>
          </table:table-cell>
          <table:table-cell office:value-type="float" office:value="631790.954" calcext:value-type="float">
            <text:p>631790.95400000000</text:p>
          </table:table-cell>
          <table:table-cell office:value-type="float" office:value="5407485.028" calcext:value-type="float">
            <text:p>5407485.02800000000</text:p>
          </table:table-cell>
          <table:table-cell office:value-type="float" office:value="573.755" calcext:value-type="float">
            <text:p>573.75500000000</text:p>
          </table:table-cell>
          <table:table-cell office:value-type="float" office:value="48.8063716655" calcext:value-type="float">
            <text:p>48.80637166550</text:p>
          </table:table-cell>
          <table:table-cell office:value-type="float" office:value="10.7949289025" calcext:value-type="float">
            <text:p>10.79492890250</text:p>
          </table:table-cell>
          <table:table-cell office:value-type="float" office:value="573.755" calcext:value-type="float">
            <text:p>573.75500000000</text:p>
          </table:table-cell>
          <table:table-cell table:style-name="ce3" office:value-type="string" calcext:value-type="string">
            <text:p>328</text:p>
          </table:table-cell>
          <table:table-cell office:value-type="float" office:value="328" calcext:value-type="float">
            <text:p>328</text:p>
          </table:table-cell>
          <table:table-cell office:value-type="string" calcext:value-type="string">
            <text:p>Es</text:p>
          </table:table-cell>
          <table:table-cell office:value-type="float" office:value="328" calcext:value-type="float">
            <text:p>328</text:p>
          </table:table-cell>
          <table:table-cell office:value-type="string" calcext:value-type="string">
            <text:p>Esche</text:p>
          </table:table-cell>
          <table:table-cell office:value-type="float" office:value="28" calcext:value-type="float">
            <text:p>28.00000000000</text:p>
          </table:table-cell>
          <table:table-cell office:value-type="float" office:value="8.912676812" calcext:value-type="float">
            <text:p>8.9126768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42" calcext:value-type="float">
            <text:p>242</text:p>
          </table:table-cell>
          <table:table-cell office:value-type="float" office:value="631790.353" calcext:value-type="float">
            <text:p>631790.35300000000</text:p>
          </table:table-cell>
          <table:table-cell office:value-type="float" office:value="5407485.987" calcext:value-type="float">
            <text:p>5407485.98700000000</text:p>
          </table:table-cell>
          <table:table-cell office:value-type="float" office:value="576.399" calcext:value-type="float">
            <text:p>576.39900000000</text:p>
          </table:table-cell>
          <table:table-cell office:value-type="float" office:value="48.8063804167" calcext:value-type="float">
            <text:p>48.80638041670</text:p>
          </table:table-cell>
          <table:table-cell office:value-type="float" office:value="10.7949210273" calcext:value-type="float">
            <text:p>10.79492102730</text:p>
          </table:table-cell>
          <table:table-cell office:value-type="float" office:value="576.399" calcext:value-type="float">
            <text:p>576.39900000000</text:p>
          </table:table-cell>
          <table:table-cell table:style-name="ce3" office:value-type="string" calcext:value-type="string">
            <text:p>326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Es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Esche</text:p>
          </table:table-cell>
          <table:table-cell office:value-type="float" office:value="23" calcext:value-type="float">
            <text:p>23.00000000000</text:p>
          </table:table-cell>
          <table:table-cell office:value-type="float" office:value="7.321127381" calcext:value-type="float">
            <text:p>7.321127381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243" calcext:value-type="float">
            <text:p>243</text:p>
          </table:table-cell>
          <table:table-cell office:value-type="float" office:value="631786.824" calcext:value-type="float">
            <text:p>631786.82400000000</text:p>
          </table:table-cell>
          <table:table-cell office:value-type="float" office:value="5407477.632" calcext:value-type="float">
            <text:p>5407477.63200000000</text:p>
          </table:table-cell>
          <table:table-cell office:value-type="float" office:value="572.749" calcext:value-type="float">
            <text:p>572.74900000000</text:p>
          </table:table-cell>
          <table:table-cell office:value-type="float" office:value="48.8063060477" calcext:value-type="float">
            <text:p>48.80630604770</text:p>
          </table:table-cell>
          <table:table-cell office:value-type="float" office:value="10.7948702998" calcext:value-type="float">
            <text:p>10.79487029980</text:p>
          </table:table-cell>
          <table:table-cell office:value-type="float" office:value="572.749" calcext:value-type="float">
            <text:p>572.74900000000</text:p>
          </table:table-cell>
          <table:table-cell table:style-name="ce3" office:value-type="string" calcext:value-type="string">
            <text:p>329</text:p>
          </table:table-cell>
          <table:table-cell office:value-type="float" office:value="329" calcext:value-type="float">
            <text:p>329</text:p>
          </table:table-cell>
          <table:table-cell office:value-type="string" calcext:value-type="string">
            <text:p>Es</text:p>
          </table:table-cell>
          <table:table-cell office:value-type="float" office:value="329" calcext:value-type="float">
            <text:p>329</text:p>
          </table:table-cell>
          <table:table-cell office:value-type="string" calcext:value-type="string">
            <text:p>Esche</text:p>
          </table:table-cell>
          <table:table-cell office:value-type="float" office:value="15" calcext:value-type="float">
            <text:p>15.00000000000</text:p>
          </table:table-cell>
          <table:table-cell office:value-type="float" office:value="4.774648292" calcext:value-type="float">
            <text:p>4.77464829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244" calcext:value-type="float">
            <text:p>244</text:p>
          </table:table-cell>
          <table:table-cell office:value-type="float" office:value="631785.755" calcext:value-type="float">
            <text:p>631785.75500000000</text:p>
          </table:table-cell>
          <table:table-cell office:value-type="float" office:value="5407481.43" calcext:value-type="float">
            <text:p>5407481.43000000000</text:p>
          </table:table-cell>
          <table:table-cell office:value-type="float" office:value="571.471" calcext:value-type="float">
            <text:p>571.47100000000</text:p>
          </table:table-cell>
          <table:table-cell office:value-type="float" office:value="48.8063404198" calcext:value-type="float">
            <text:p>48.80634041980</text:p>
          </table:table-cell>
          <table:table-cell office:value-type="float" office:value="10.7948569753" calcext:value-type="float">
            <text:p>10.79485697530</text:p>
          </table:table-cell>
          <table:table-cell office:value-type="float" office:value="571.471" calcext:value-type="float">
            <text:p>571.47100000000</text:p>
          </table:table-cell>
          <table:table-cell table:style-name="ce3" office:value-type="string" calcext:value-type="string">
            <text:p>330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Es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Esche</text:p>
          </table:table-cell>
          <table:table-cell office:value-type="float" office:value="15" calcext:value-type="float">
            <text:p>15.00000000000</text:p>
          </table:table-cell>
          <table:table-cell office:value-type="float" office:value="4.774648292" calcext:value-type="float">
            <text:p>4.77464829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245" calcext:value-type="float">
            <text:p>245</text:p>
          </table:table-cell>
          <table:table-cell office:value-type="float" office:value="631787.221" calcext:value-type="float">
            <text:p>631787.22100000000</text:p>
          </table:table-cell>
          <table:table-cell office:value-type="float" office:value="5407477.786" calcext:value-type="float">
            <text:p>5407477.78600000000</text:p>
          </table:table-cell>
          <table:table-cell office:value-type="float" office:value="574.621" calcext:value-type="float">
            <text:p>574.62100000000</text:p>
          </table:table-cell>
          <table:table-cell office:value-type="float" office:value="48.806307341" calcext:value-type="float">
            <text:p>48.80630734100</text:p>
          </table:table-cell>
          <table:table-cell office:value-type="float" office:value="10.7948757642" calcext:value-type="float">
            <text:p>10.79487576420</text:p>
          </table:table-cell>
          <table:table-cell office:value-type="float" office:value="574.621" calcext:value-type="float">
            <text:p>574.62100000000</text:p>
          </table:table-cell>
          <table:table-cell table:style-name="ce3" office:value-type="string" calcext:value-type="string">
            <text:p>331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Es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Esche</text:p>
          </table:table-cell>
          <table:table-cell office:value-type="float" office:value="15" calcext:value-type="float">
            <text:p>15.00000000000</text:p>
          </table:table-cell>
          <table:table-cell office:value-type="float" office:value="4.774648292" calcext:value-type="float">
            <text:p>4.77464829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247" calcext:value-type="float">
            <text:p>247</text:p>
          </table:table-cell>
          <table:table-cell office:value-type="float" office:value="631783.446" calcext:value-type="float">
            <text:p>631783.44600000000</text:p>
          </table:table-cell>
          <table:table-cell office:value-type="float" office:value="5407485.988" calcext:value-type="float">
            <text:p>5407485.98800000000</text:p>
          </table:table-cell>
          <table:table-cell office:value-type="float" office:value="575.285" calcext:value-type="float">
            <text:p>575.28500000000</text:p>
          </table:table-cell>
          <table:table-cell office:value-type="float" office:value="48.8063818975" calcext:value-type="float">
            <text:p>48.80638189750</text:p>
          </table:table-cell>
          <table:table-cell office:value-type="float" office:value="10.7948270012" calcext:value-type="float">
            <text:p>10.79482700120</text:p>
          </table:table-cell>
          <table:table-cell office:value-type="float" office:value="575.285" calcext:value-type="float">
            <text:p>575.28500000000</text:p>
          </table:table-cell>
          <table:table-cell table:style-name="ce3" office:value-type="string" calcext:value-type="string">
            <text:p>333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Es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Esche</text:p>
          </table:table-cell>
          <table:table-cell office:value-type="float" office:value="17" calcext:value-type="float">
            <text:p>17.00000000000</text:p>
          </table:table-cell>
          <table:table-cell office:value-type="float" office:value="5.411268064" calcext:value-type="float">
            <text:p>5.4112680640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258" calcext:value-type="float">
            <text:p>258</text:p>
          </table:table-cell>
          <table:table-cell office:value-type="float" office:value="631780.451" calcext:value-type="float">
            <text:p>631780.45100000000</text:p>
          </table:table-cell>
          <table:table-cell office:value-type="float" office:value="5407521.981" calcext:value-type="float">
            <text:p>5407521.98100000000</text:p>
          </table:table-cell>
          <table:table-cell office:value-type="float" office:value="572.939" calcext:value-type="float">
            <text:p>572.93900000000</text:p>
          </table:table-cell>
          <table:table-cell office:value-type="float" office:value="48.8067061637" calcext:value-type="float">
            <text:p>48.80670616370</text:p>
          </table:table-cell>
          <table:table-cell office:value-type="float" office:value="10.7947977822" calcext:value-type="float">
            <text:p>10.79479778220</text:p>
          </table:table-cell>
          <table:table-cell office:value-type="float" office:value="572.939" calcext:value-type="float">
            <text:p>572.93900000000</text:p>
          </table:table-cell>
          <table:table-cell table:style-name="ce3" office:value-type="string" calcext:value-type="string">
            <text:p>344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Es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Esche</text:p>
          </table:table-cell>
          <table:table-cell office:value-type="float" office:value="137" calcext:value-type="float">
            <text:p>137.00000000000</text:p>
          </table:table-cell>
          <table:table-cell office:value-type="float" office:value="43.6084544" calcext:value-type="float">
            <text:p>43.60845440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259" calcext:value-type="float">
            <text:p>259</text:p>
          </table:table-cell>
          <table:table-cell office:value-type="float" office:value="631785.526" calcext:value-type="float">
            <text:p>631785.52600000000</text:p>
          </table:table-cell>
          <table:table-cell office:value-type="float" office:value="5407526.282" calcext:value-type="float">
            <text:p>5407526.28200000000</text:p>
          </table:table-cell>
          <table:table-cell office:value-type="float" office:value="588.997" calcext:value-type="float">
            <text:p>588.99700000000</text:p>
          </table:table-cell>
          <table:table-cell office:value-type="float" office:value="48.8067437573" calcext:value-type="float">
            <text:p>48.80674375730</text:p>
          </table:table-cell>
          <table:table-cell office:value-type="float" office:value="10.7948682548" calcext:value-type="float">
            <text:p>10.79486825480</text:p>
          </table:table-cell>
          <table:table-cell office:value-type="float" office:value="588.997" calcext:value-type="float">
            <text:p>588.99700000000</text:p>
          </table:table-cell>
          <table:table-cell table:style-name="ce3" office:value-type="string" calcext:value-type="string">
            <text:p>345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Es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Esche</text:p>
          </table:table-cell>
          <table:table-cell office:value-type="float" office:value="179" calcext:value-type="float">
            <text:p>179.00000000000</text:p>
          </table:table-cell>
          <table:table-cell office:value-type="float" office:value="56.97746962" calcext:value-type="float">
            <text:p>56.97746962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261" calcext:value-type="float">
            <text:p>261</text:p>
          </table:table-cell>
          <table:table-cell office:value-type="float" office:value="631783.284" calcext:value-type="float">
            <text:p>631783.28400000000</text:p>
          </table:table-cell>
          <table:table-cell office:value-type="float" office:value="5407527.771" calcext:value-type="float">
            <text:p>5407527.77100000000</text:p>
          </table:table-cell>
          <table:table-cell office:value-type="float" office:value="572.464" calcext:value-type="float">
            <text:p>572.46400000000</text:p>
          </table:table-cell>
          <table:table-cell office:value-type="float" office:value="48.8067576223" calcext:value-type="float">
            <text:p>48.80675762230</text:p>
          </table:table-cell>
          <table:table-cell office:value-type="float" office:value="10.7948382175" calcext:value-type="float">
            <text:p>10.79483821750</text:p>
          </table:table-cell>
          <table:table-cell office:value-type="float" office:value="572.464" calcext:value-type="float">
            <text:p>572.46400000000</text:p>
          </table:table-cell>
          <table:table-cell table:style-name="ce3" office:value-type="string" calcext:value-type="string">
            <text:p>347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Es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Esche</text:p>
          </table:table-cell>
          <table:table-cell table:number-columns-repeated="2" office:value-type="float" office:value="0" calcext:value-type="float">
            <text:p>0.0000000000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62" calcext:value-type="float">
            <text:p>262</text:p>
          </table:table-cell>
          <table:table-cell office:value-type="float" office:value="631786.186" calcext:value-type="float">
            <text:p>631786.18600000000</text:p>
          </table:table-cell>
          <table:table-cell office:value-type="float" office:value="5407528.447" calcext:value-type="float">
            <text:p>5407528.44700000000</text:p>
          </table:table-cell>
          <table:table-cell office:value-type="float" office:value="564.206" calcext:value-type="float">
            <text:p>564.20600000000</text:p>
          </table:table-cell>
          <table:table-cell office:value-type="float" office:value="48.8067630863" calcext:value-type="float">
            <text:p>48.80676308630</text:p>
          </table:table-cell>
          <table:table-cell office:value-type="float" office:value="10.7948779273" calcext:value-type="float">
            <text:p>10.79487792730</text:p>
          </table:table-cell>
          <table:table-cell office:value-type="float" office:value="564.206" calcext:value-type="float">
            <text:p>564.20600000000</text:p>
          </table:table-cell>
          <table:table-cell table:style-name="ce3" office:value-type="string" calcext:value-type="string">
            <text:p>348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Es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Esche</text:p>
          </table:table-cell>
          <table:table-cell office:value-type="float" office:value="160.5" calcext:value-type="float">
            <text:p>160.50000000000</text:p>
          </table:table-cell>
          <table:table-cell office:value-type="float" office:value="51.08873673" calcext:value-type="float">
            <text:p>51.08873673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263" calcext:value-type="float">
            <text:p>263</text:p>
          </table:table-cell>
          <table:table-cell office:value-type="float" office:value="631790.004" calcext:value-type="float">
            <text:p>631790.00400000000</text:p>
          </table:table-cell>
          <table:table-cell office:value-type="float" office:value="5407523.473" calcext:value-type="float">
            <text:p>5407523.47300000000</text:p>
          </table:table-cell>
          <table:table-cell office:value-type="float" office:value="571.044" calcext:value-type="float">
            <text:p>571.04400000000</text:p>
          </table:table-cell>
          <table:table-cell office:value-type="float" office:value="48.8067175487" calcext:value-type="float">
            <text:p>48.80671754870</text:p>
          </table:table-cell>
          <table:table-cell office:value-type="float" office:value="10.794928302" calcext:value-type="float">
            <text:p>10.79492830200</text:p>
          </table:table-cell>
          <table:table-cell office:value-type="float" office:value="571.044" calcext:value-type="float">
            <text:p>571.04400000000</text:p>
          </table:table-cell>
          <table:table-cell table:style-name="ce3" office:value-type="string" calcext:value-type="string">
            <text:p>349</text:p>
          </table:table-cell>
          <table:table-cell office:value-type="float" office:value="349" calcext:value-type="float">
            <text:p>349</text:p>
          </table:table-cell>
          <table:table-cell office:value-type="string" calcext:value-type="string">
            <text:p>Es</text:p>
          </table:table-cell>
          <table:table-cell office:value-type="float" office:value="349" calcext:value-type="float">
            <text:p>349</text:p>
          </table:table-cell>
          <table:table-cell office:value-type="string" calcext:value-type="string">
            <text:p>Esche</text:p>
          </table:table-cell>
          <table:table-cell office:value-type="float" office:value="26" calcext:value-type="float">
            <text:p>26.00000000000</text:p>
          </table:table-cell>
          <table:table-cell office:value-type="float" office:value="8.27605704" calcext:value-type="float">
            <text:p>8.27605704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264" calcext:value-type="float">
            <text:p>264</text:p>
          </table:table-cell>
          <table:table-cell office:value-type="float" office:value="631789.527" calcext:value-type="float">
            <text:p>631789.52700000000</text:p>
          </table:table-cell>
          <table:table-cell office:value-type="float" office:value="5407523.866" calcext:value-type="float">
            <text:p>5407523.86600000000</text:p>
          </table:table-cell>
          <table:table-cell office:value-type="float" office:value="570.295" calcext:value-type="float">
            <text:p>570.29500000000</text:p>
          </table:table-cell>
          <table:table-cell office:value-type="float" office:value="48.8067211882" calcext:value-type="float">
            <text:p>48.80672118820</text:p>
          </table:table-cell>
          <table:table-cell office:value-type="float" office:value="10.7949219468" calcext:value-type="float">
            <text:p>10.79492194680</text:p>
          </table:table-cell>
          <table:table-cell office:value-type="float" office:value="570.295" calcext:value-type="float">
            <text:p>570.29500000000</text:p>
          </table:table-cell>
          <table:table-cell table:style-name="ce3" office:value-type="string" calcext:value-type="string">
            <text:p>350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Es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Esche</text:p>
          </table:table-cell>
          <table:table-cell office:value-type="float" office:value="22" calcext:value-type="float">
            <text:p>22.00000000000</text:p>
          </table:table-cell>
          <table:table-cell office:value-type="float" office:value="7.002817495" calcext:value-type="float">
            <text:p>7.002817495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265" calcext:value-type="float">
            <text:p>265</text:p>
          </table:table-cell>
          <table:table-cell office:value-type="float" office:value="631793.287" calcext:value-type="float">
            <text:p>631793.28700000000</text:p>
          </table:table-cell>
          <table:table-cell office:value-type="float" office:value="5407525.35" calcext:value-type="float">
            <text:p>5407525.35000000000</text:p>
          </table:table-cell>
          <table:table-cell office:value-type="float" office:value="573.5" calcext:value-type="float">
            <text:p>573.50000000000</text:p>
          </table:table-cell>
          <table:table-cell office:value-type="float" office:value="48.8067337347" calcext:value-type="float">
            <text:p>48.80673373470</text:p>
          </table:table-cell>
          <table:table-cell office:value-type="float" office:value="10.7949736025" calcext:value-type="float">
            <text:p>10.79497360250</text:p>
          </table:table-cell>
          <table:table-cell office:value-type="float" office:value="573.5" calcext:value-type="float">
            <text:p>573.50000000000</text:p>
          </table:table-cell>
          <table:table-cell table:style-name="ce3" office:value-type="string" calcext:value-type="string">
            <text:p>351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Es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Esche</text:p>
          </table:table-cell>
          <table:table-cell office:value-type="float" office:value="15" calcext:value-type="float">
            <text:p>15.00000000000</text:p>
          </table:table-cell>
          <table:table-cell office:value-type="float" office:value="4.774648292" calcext:value-type="float">
            <text:p>4.77464829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266" calcext:value-type="float">
            <text:p>266</text:p>
          </table:table-cell>
          <table:table-cell office:value-type="float" office:value="631794.759" calcext:value-type="float">
            <text:p>631794.75900000000</text:p>
          </table:table-cell>
          <table:table-cell office:value-type="float" office:value="5407522.135" calcext:value-type="float">
            <text:p>5407522.13500000000</text:p>
          </table:table-cell>
          <table:table-cell office:value-type="float" office:value="572.323" calcext:value-type="float">
            <text:p>572.32300000000</text:p>
          </table:table-cell>
          <table:table-cell office:value-type="float" office:value="48.8067045093" calcext:value-type="float">
            <text:p>48.80670450930</text:p>
          </table:table-cell>
          <table:table-cell office:value-type="float" office:value="10.7949926037" calcext:value-type="float">
            <text:p>10.79499260370</text:p>
          </table:table-cell>
          <table:table-cell office:value-type="float" office:value="572.323" calcext:value-type="float">
            <text:p>572.32300000000</text:p>
          </table:table-cell>
          <table:table-cell table:style-name="ce3" office:value-type="string" calcext:value-type="string">
            <text:p>352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Es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Esche</text:p>
          </table:table-cell>
          <table:table-cell office:value-type="float" office:value="163" calcext:value-type="float">
            <text:p>163.00000000000</text:p>
          </table:table-cell>
          <table:table-cell office:value-type="float" office:value="51.88451144" calcext:value-type="float">
            <text:p>51.88451144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267" calcext:value-type="float">
            <text:p>267</text:p>
          </table:table-cell>
          <table:table-cell office:value-type="float" office:value="631794.404" calcext:value-type="float">
            <text:p>631794.40400000000</text:p>
          </table:table-cell>
          <table:table-cell office:value-type="float" office:value="5407517.293" calcext:value-type="float">
            <text:p>5407517.29300000000</text:p>
          </table:table-cell>
          <table:table-cell office:value-type="float" office:value="570.602" calcext:value-type="float">
            <text:p>570.60200000000</text:p>
          </table:table-cell>
          <table:table-cell office:value-type="float" office:value="48.8066610465" calcext:value-type="float">
            <text:p>48.80666104650</text:p>
          </table:table-cell>
          <table:table-cell office:value-type="float" office:value="10.794986215" calcext:value-type="float">
            <text:p>10.79498621500</text:p>
          </table:table-cell>
          <table:table-cell office:value-type="float" office:value="570.602" calcext:value-type="float">
            <text:p>570.60200000000</text:p>
          </table:table-cell>
          <table:table-cell table:style-name="ce3" office:value-type="string" calcext:value-type="string">
            <text:p>353</text:p>
          </table:table-cell>
          <table:table-cell office:value-type="float" office:value="353" calcext:value-type="float">
            <text:p>353</text:p>
          </table:table-cell>
          <table:table-cell office:value-type="string" calcext:value-type="string">
            <text:p>Es</text:p>
          </table:table-cell>
          <table:table-cell office:value-type="float" office:value="353" calcext:value-type="float">
            <text:p>353</text:p>
          </table:table-cell>
          <table:table-cell office:value-type="string" calcext:value-type="string">
            <text:p>Esche</text:p>
          </table:table-cell>
          <table:table-cell office:value-type="float" office:value="144" calcext:value-type="float">
            <text:p>144.00000000000</text:p>
          </table:table-cell>
          <table:table-cell office:value-type="float" office:value="45.8366236" calcext:value-type="float">
            <text:p>45.83662360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268" calcext:value-type="float">
            <text:p>268</text:p>
          </table:table-cell>
          <table:table-cell office:value-type="float" office:value="631799.406" calcext:value-type="float">
            <text:p>631799.40600000000</text:p>
          </table:table-cell>
          <table:table-cell office:value-type="float" office:value="5407520.406" calcext:value-type="float">
            <text:p>5407520.40600000000</text:p>
          </table:table-cell>
          <table:table-cell office:value-type="float" office:value="568.102" calcext:value-type="float">
            <text:p>568.10200000000</text:p>
          </table:table-cell>
          <table:table-cell office:value-type="float" office:value="48.8066879807" calcext:value-type="float">
            <text:p>48.80668798070</text:p>
          </table:table-cell>
          <table:table-cell office:value-type="float" office:value="10.7950553047" calcext:value-type="float">
            <text:p>10.79505530470</text:p>
          </table:table-cell>
          <table:table-cell office:value-type="float" office:value="568.102" calcext:value-type="float">
            <text:p>568.10200000000</text:p>
          </table:table-cell>
          <table:table-cell table:style-name="ce3" office:value-type="string" calcext:value-type="string">
            <text:p>354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Es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Esche</text:p>
          </table:table-cell>
          <table:table-cell office:value-type="float" office:value="158" calcext:value-type="float">
            <text:p>158.00000000000</text:p>
          </table:table-cell>
          <table:table-cell office:value-type="float" office:value="50.29296201" calcext:value-type="float">
            <text:p>50.29296201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269" calcext:value-type="float">
            <text:p>269</text:p>
          </table:table-cell>
          <table:table-cell office:value-type="float" office:value="631805.823" calcext:value-type="float">
            <text:p>631805.82300000000</text:p>
          </table:table-cell>
          <table:table-cell office:value-type="float" office:value="5407521.249" calcext:value-type="float">
            <text:p>5407521.24900000000</text:p>
          </table:table-cell>
          <table:table-cell office:value-type="float" office:value="570.384" calcext:value-type="float">
            <text:p>570.38400000000</text:p>
          </table:table-cell>
          <table:table-cell office:value-type="float" office:value="48.8066941995" calcext:value-type="float">
            <text:p>48.80669419950</text:p>
          </table:table-cell>
          <table:table-cell office:value-type="float" office:value="10.7951429298" calcext:value-type="float">
            <text:p>10.79514292980</text:p>
          </table:table-cell>
          <table:table-cell office:value-type="float" office:value="570.384" calcext:value-type="float">
            <text:p>570.38400000000</text:p>
          </table:table-cell>
          <table:table-cell table:style-name="ce3" office:value-type="string" calcext:value-type="string">
            <text:p>355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E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Esche</text:p>
          </table:table-cell>
          <table:table-cell office:value-type="float" office:value="142" calcext:value-type="float">
            <text:p>142.00000000000</text:p>
          </table:table-cell>
          <table:table-cell office:value-type="float" office:value="45.20000383" calcext:value-type="float">
            <text:p>45.20000383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270" calcext:value-type="float">
            <text:p>270</text:p>
          </table:table-cell>
          <table:table-cell office:value-type="float" office:value="631810.023" calcext:value-type="float">
            <text:p>631810.02300000000</text:p>
          </table:table-cell>
          <table:table-cell office:value-type="float" office:value="5407525.132" calcext:value-type="float">
            <text:p>5407525.13200000000</text:p>
          </table:table-cell>
          <table:table-cell office:value-type="float" office:value="572.664" calcext:value-type="float">
            <text:p>572.66400000000</text:p>
          </table:table-cell>
          <table:table-cell office:value-type="float" office:value="48.8067282215" calcext:value-type="float">
            <text:p>48.80672822150</text:p>
          </table:table-cell>
          <table:table-cell office:value-type="float" office:value="10.7952013517" calcext:value-type="float">
            <text:p>10.79520135170</text:p>
          </table:table-cell>
          <table:table-cell office:value-type="float" office:value="572.664" calcext:value-type="float">
            <text:p>572.66400000000</text:p>
          </table:table-cell>
          <table:table-cell table:style-name="ce3" office:value-type="string" calcext:value-type="string">
            <text:p>356</text:p>
          </table:table-cell>
          <table:table-cell office:value-type="float" office:value="356" calcext:value-type="float">
            <text:p>356</text:p>
          </table:table-cell>
          <table:table-cell office:value-type="string" calcext:value-type="string">
            <text:p>Es</text:p>
          </table:table-cell>
          <table:table-cell office:value-type="float" office:value="356" calcext:value-type="float">
            <text:p>356</text:p>
          </table:table-cell>
          <table:table-cell office:value-type="string" calcext:value-type="string">
            <text:p>Esche</text:p>
          </table:table-cell>
          <table:table-cell office:value-type="float" office:value="41" calcext:value-type="float">
            <text:p>41.00000000000</text:p>
          </table:table-cell>
          <table:table-cell office:value-type="float" office:value="13.05070533" calcext:value-type="float">
            <text:p>13.05070533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271" calcext:value-type="float">
            <text:p>271</text:p>
          </table:table-cell>
          <table:table-cell office:value-type="float" office:value="631803.704" calcext:value-type="float">
            <text:p>631803.70400000000</text:p>
          </table:table-cell>
          <table:table-cell office:value-type="float" office:value="5407523.866" calcext:value-type="float">
            <text:p>5407523.86600000000</text:p>
          </table:table-cell>
          <table:table-cell office:value-type="float" office:value="581.62" calcext:value-type="float">
            <text:p>581.62000000000</text:p>
          </table:table-cell>
          <table:table-cell office:value-type="float" office:value="48.806718181" calcext:value-type="float">
            <text:p>48.80671818100</text:p>
          </table:table-cell>
          <table:table-cell office:value-type="float" office:value="10.7951149253" calcext:value-type="float">
            <text:p>10.79511492530</text:p>
          </table:table-cell>
          <table:table-cell office:value-type="float" office:value="581.62" calcext:value-type="float">
            <text:p>581.62000000000</text:p>
          </table:table-cell>
          <table:table-cell table:style-name="ce3" office:value-type="string" calcext:value-type="string">
            <text:p>357</text:p>
          </table:table-cell>
          <table:table-cell office:value-type="float" office:value="357" calcext:value-type="float">
            <text:p>357</text:p>
          </table:table-cell>
          <table:table-cell office:value-type="string" calcext:value-type="string">
            <text:p>Es</text:p>
          </table:table-cell>
          <table:table-cell office:value-type="float" office:value="357" calcext:value-type="float">
            <text:p>357</text:p>
          </table:table-cell>
          <table:table-cell office:value-type="string" calcext:value-type="string">
            <text:p>Esche</text:p>
          </table:table-cell>
          <table:table-cell office:value-type="float" office:value="141" calcext:value-type="float">
            <text:p>141.00000000000</text:p>
          </table:table-cell>
          <table:table-cell office:value-type="float" office:value="44.88169395" calcext:value-type="float">
            <text:p>44.88169395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272" calcext:value-type="float">
            <text:p>272</text:p>
          </table:table-cell>
          <table:table-cell office:value-type="float" office:value="631800.694" calcext:value-type="float">
            <text:p>631800.69400000000</text:p>
          </table:table-cell>
          <table:table-cell office:value-type="float" office:value="5407527.124" calcext:value-type="float">
            <text:p>5407527.12400000000</text:p>
          </table:table-cell>
          <table:table-cell office:value-type="float" office:value="574.973" calcext:value-type="float">
            <text:p>574.97300000000</text:p>
          </table:table-cell>
          <table:table-cell office:value-type="float" office:value="48.806748113" calcext:value-type="float">
            <text:p>48.80674811300</text:p>
          </table:table-cell>
          <table:table-cell office:value-type="float" office:value="10.795075004" calcext:value-type="float">
            <text:p>10.79507500400</text:p>
          </table:table-cell>
          <table:table-cell office:value-type="float" office:value="574.973" calcext:value-type="float">
            <text:p>574.97300000000</text:p>
          </table:table-cell>
          <table:table-cell table:style-name="ce3" office:value-type="string" calcext:value-type="string">
            <text:p>358</text:p>
          </table:table-cell>
          <table:table-cell office:value-type="float" office:value="358" calcext:value-type="float">
            <text:p>358</text:p>
          </table:table-cell>
          <table:table-cell office:value-type="string" calcext:value-type="string">
            <text:p>Es</text:p>
          </table:table-cell>
          <table:table-cell office:value-type="float" office:value="358" calcext:value-type="float">
            <text:p>358</text:p>
          </table:table-cell>
          <table:table-cell office:value-type="string" calcext:value-type="string">
            <text:p>Esche</text:p>
          </table:table-cell>
          <table:table-cell office:value-type="float" office:value="30" calcext:value-type="float">
            <text:p>30.00000000000</text:p>
          </table:table-cell>
          <table:table-cell office:value-type="float" office:value="9.549296584" calcext:value-type="float">
            <text:p>9.549296584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273" calcext:value-type="float">
            <text:p>273</text:p>
          </table:table-cell>
          <table:table-cell office:value-type="float" office:value="631795.479" calcext:value-type="float">
            <text:p>631795.47900000000</text:p>
          </table:table-cell>
          <table:table-cell office:value-type="float" office:value="5407528.346" calcext:value-type="float">
            <text:p>5407528.34600000000</text:p>
          </table:table-cell>
          <table:table-cell office:value-type="float" office:value="569.985" calcext:value-type="float">
            <text:p>569.98500000000</text:p>
          </table:table-cell>
          <table:table-cell office:value-type="float" office:value="48.806760207" calcext:value-type="float">
            <text:p>48.80676020700</text:p>
          </table:table-cell>
          <table:table-cell office:value-type="float" office:value="10.7950044077" calcext:value-type="float">
            <text:p>10.79500440770</text:p>
          </table:table-cell>
          <table:table-cell office:value-type="float" office:value="569.985" calcext:value-type="float">
            <text:p>569.98500000000</text:p>
          </table:table-cell>
          <table:table-cell table:style-name="ce3" office:value-type="string" calcext:value-type="string">
            <text:p>359</text:p>
          </table:table-cell>
          <table:table-cell office:value-type="float" office:value="359" calcext:value-type="float">
            <text:p>359</text:p>
          </table:table-cell>
          <table:table-cell office:value-type="string" calcext:value-type="string">
            <text:p>Es</text:p>
          </table:table-cell>
          <table:table-cell office:value-type="float" office:value="359" calcext:value-type="float">
            <text:p>359</text:p>
          </table:table-cell>
          <table:table-cell office:value-type="string" calcext:value-type="string">
            <text:p>Esche</text:p>
          </table:table-cell>
          <table:table-cell office:value-type="float" office:value="203" calcext:value-type="float">
            <text:p>203.00000000000</text:p>
          </table:table-cell>
          <table:table-cell office:value-type="float" office:value="64.61690689" calcext:value-type="float">
            <text:p>64.61690689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75" calcext:value-type="float">
            <text:p>275</text:p>
          </table:table-cell>
          <table:table-cell office:value-type="float" office:value="631796.78" calcext:value-type="float">
            <text:p>631796.78000000000</text:p>
          </table:table-cell>
          <table:table-cell office:value-type="float" office:value="5407532.586" calcext:value-type="float">
            <text:p>5407532.58600000000</text:p>
          </table:table-cell>
          <table:table-cell office:value-type="float" office:value="570.179" calcext:value-type="float">
            <text:p>570.17900000000</text:p>
          </table:table-cell>
          <table:table-cell office:value-type="float" office:value="48.8067980563" calcext:value-type="float">
            <text:p>48.80679805630</text:p>
          </table:table-cell>
          <table:table-cell office:value-type="float" office:value="10.7950234793" calcext:value-type="float">
            <text:p>10.79502347930</text:p>
          </table:table-cell>
          <table:table-cell office:value-type="float" office:value="570.179" calcext:value-type="float">
            <text:p>570.17900000000</text:p>
          </table:table-cell>
          <table:table-cell table:style-name="ce3" office:value-type="string" calcext:value-type="string">
            <text:p>361</text:p>
          </table:table-cell>
          <table:table-cell office:value-type="float" office:value="361" calcext:value-type="float">
            <text:p>361</text:p>
          </table:table-cell>
          <table:table-cell office:value-type="string" calcext:value-type="string">
            <text:p>Es</text:p>
          </table:table-cell>
          <table:table-cell office:value-type="float" office:value="361" calcext:value-type="float">
            <text:p>361</text:p>
          </table:table-cell>
          <table:table-cell office:value-type="string" calcext:value-type="string">
            <text:p>Esche</text:p>
          </table:table-cell>
          <table:table-cell office:value-type="float" office:value="13" calcext:value-type="float">
            <text:p>13.00000000000</text:p>
          </table:table-cell>
          <table:table-cell office:value-type="float" office:value="4.13802852" calcext:value-type="float">
            <text:p>4.13802852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276" calcext:value-type="float">
            <text:p>276</text:p>
          </table:table-cell>
          <table:table-cell office:value-type="float" office:value="631792.485" calcext:value-type="float">
            <text:p>631792.48500000000</text:p>
          </table:table-cell>
          <table:table-cell office:value-type="float" office:value="5407520.853" calcext:value-type="float">
            <text:p>5407520.85300000000</text:p>
          </table:table-cell>
          <table:table-cell office:value-type="float" office:value="576.384" calcext:value-type="float">
            <text:p>576.38400000000</text:p>
          </table:table-cell>
          <table:table-cell office:value-type="float" office:value="48.8066934658" calcext:value-type="float">
            <text:p>48.80669346580</text:p>
          </table:table-cell>
          <table:table-cell office:value-type="float" office:value="10.794961242" calcext:value-type="float">
            <text:p>10.79496124200</text:p>
          </table:table-cell>
          <table:table-cell office:value-type="float" office:value="576.384" calcext:value-type="float">
            <text:p>576.38400000000</text:p>
          </table:table-cell>
          <table:table-cell table:style-name="ce3" office:value-type="string" calcext:value-type="string">
            <text:p>362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Es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Esche</text:p>
          </table:table-cell>
          <table:table-cell office:value-type="float" office:value="16" calcext:value-type="float">
            <text:p>16.00000000000</text:p>
          </table:table-cell>
          <table:table-cell office:value-type="float" office:value="5.092958178" calcext:value-type="float">
            <text:p>5.092958178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631784.333" calcext:value-type="float">
            <text:p>631784.33300000000</text:p>
          </table:table-cell>
          <table:table-cell office:value-type="float" office:value="5407520.94" calcext:value-type="float">
            <text:p>5407520.94000000000</text:p>
          </table:table-cell>
          <table:table-cell office:value-type="float" office:value="565.163" calcext:value-type="float">
            <text:p>565.16300000000</text:p>
          </table:table-cell>
          <table:table-cell office:value-type="float" office:value="48.8066959753" calcext:value-type="float">
            <text:p>48.80669597530</text:p>
          </table:table-cell>
          <table:table-cell office:value-type="float" office:value="10.7948502955" calcext:value-type="float">
            <text:p>10.79485029550</text:p>
          </table:table-cell>
          <table:table-cell office:value-type="float" office:value="565.163" calcext:value-type="float">
            <text:p>565.16300000000</text:p>
          </table:table-cell>
          <table:table-cell table:style-name="ce3" office:value-type="string" calcext:value-type="string">
            <text:p>363</text:p>
          </table:table-cell>
          <table:table-cell office:value-type="float" office:value="363" calcext:value-type="float">
            <text:p>363</text:p>
          </table:table-cell>
          <table:table-cell office:value-type="string" calcext:value-type="string">
            <text:p>Es</text:p>
          </table:table-cell>
          <table:table-cell office:value-type="float" office:value="363" calcext:value-type="float">
            <text:p>363</text:p>
          </table:table-cell>
          <table:table-cell office:value-type="string" calcext:value-type="string">
            <text:p>Esche</text:p>
          </table:table-cell>
          <table:table-cell office:value-type="float" office:value="127" calcext:value-type="float">
            <text:p>127.00000000000</text:p>
          </table:table-cell>
          <table:table-cell office:value-type="float" office:value="40.42535554" calcext:value-type="float">
            <text:p>40.42535554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278" calcext:value-type="float">
            <text:p>278</text:p>
          </table:table-cell>
          <table:table-cell office:value-type="float" office:value="631804.844" calcext:value-type="float">
            <text:p>631804.84400000000</text:p>
          </table:table-cell>
          <table:table-cell office:value-type="float" office:value="5407530.751" calcext:value-type="float">
            <text:p>5407530.75100000000</text:p>
          </table:table-cell>
          <table:table-cell office:value-type="float" office:value="568.196" calcext:value-type="float">
            <text:p>568.19600000000</text:p>
          </table:table-cell>
          <table:table-cell office:value-type="float" office:value="48.8067798392" calcext:value-type="float">
            <text:p>48.80677983920</text:p>
          </table:table-cell>
          <table:table-cell office:value-type="float" office:value="10.7951326493" calcext:value-type="float">
            <text:p>10.79513264930</text:p>
          </table:table-cell>
          <table:table-cell office:value-type="float" office:value="568.196" calcext:value-type="float">
            <text:p>568.19600000000</text:p>
          </table:table-cell>
          <table:table-cell table:style-name="ce3" office:value-type="string" calcext:value-type="string">
            <text:p>365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Es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Esche</text:p>
          </table:table-cell>
          <table:table-cell office:value-type="float" office:value="11" calcext:value-type="float">
            <text:p>11.00000000000</text:p>
          </table:table-cell>
          <table:table-cell office:value-type="float" office:value="3.501408748" calcext:value-type="float">
            <text:p>3.501408748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279" calcext:value-type="float">
            <text:p>279</text:p>
          </table:table-cell>
          <table:table-cell office:value-type="float" office:value="631807.69" calcext:value-type="float">
            <text:p>631807.69000000000</text:p>
          </table:table-cell>
          <table:table-cell office:value-type="float" office:value="5407533.754" calcext:value-type="float">
            <text:p>5407533.75400000000</text:p>
          </table:table-cell>
          <table:table-cell office:value-type="float" office:value="568.307" calcext:value-type="float">
            <text:p>568.30700000000</text:p>
          </table:table-cell>
          <table:table-cell office:value-type="float" office:value="48.8068062413" calcext:value-type="float">
            <text:p>48.80680624130</text:p>
          </table:table-cell>
          <table:table-cell office:value-type="float" office:value="10.7951723598" calcext:value-type="float">
            <text:p>10.79517235980</text:p>
          </table:table-cell>
          <table:table-cell office:value-type="float" office:value="568.307" calcext:value-type="float">
            <text:p>568.30700000000</text:p>
          </table:table-cell>
          <table:table-cell table:style-name="ce3" office:value-type="string" calcext:value-type="string">
            <text:p>366</text:p>
          </table:table-cell>
          <table:table-cell office:value-type="float" office:value="366" calcext:value-type="float">
            <text:p>366</text:p>
          </table:table-cell>
          <table:table-cell office:value-type="string" calcext:value-type="string">
            <text:p>Es</text:p>
          </table:table-cell>
          <table:table-cell office:value-type="float" office:value="366" calcext:value-type="float">
            <text:p>366</text:p>
          </table:table-cell>
          <table:table-cell office:value-type="string" calcext:value-type="string">
            <text:p>Esche</text:p>
          </table:table-cell>
          <table:table-cell office:value-type="float" office:value="130" calcext:value-type="float">
            <text:p>130.00000000000</text:p>
          </table:table-cell>
          <table:table-cell office:value-type="float" office:value="41.3802852" calcext:value-type="float">
            <text:p>41.38028520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280" calcext:value-type="float">
            <text:p>280</text:p>
          </table:table-cell>
          <table:table-cell office:value-type="float" office:value="631819.666" calcext:value-type="float">
            <text:p>631819.66600000000</text:p>
          </table:table-cell>
          <table:table-cell office:value-type="float" office:value="5407526.855" calcext:value-type="float">
            <text:p>5407526.85500000000</text:p>
          </table:table-cell>
          <table:table-cell office:value-type="float" office:value="570.605" calcext:value-type="float">
            <text:p>570.60500000000</text:p>
          </table:table-cell>
          <table:table-cell office:value-type="float" office:value="48.8067416727" calcext:value-type="float">
            <text:p>48.80674167270</text:p>
          </table:table-cell>
          <table:table-cell office:value-type="float" office:value="10.7953331733" calcext:value-type="float">
            <text:p>10.79533317330</text:p>
          </table:table-cell>
          <table:table-cell office:value-type="float" office:value="570.605" calcext:value-type="float">
            <text:p>570.60500000000</text:p>
          </table:table-cell>
          <table:table-cell table:style-name="ce3" office:value-type="string" calcext:value-type="string">
            <text:p>383</text:p>
          </table:table-cell>
          <table:table-cell office:value-type="float" office:value="383" calcext:value-type="float">
            <text:p>383</text:p>
          </table:table-cell>
          <table:table-cell office:value-type="string" calcext:value-type="string">
            <text:p>Es</text:p>
          </table:table-cell>
          <table:table-cell office:value-type="float" office:value="383" calcext:value-type="float">
            <text:p>383</text:p>
          </table:table-cell>
          <table:table-cell office:value-type="string" calcext:value-type="string">
            <text:p>Esche</text:p>
          </table:table-cell>
          <table:table-cell office:value-type="float" office:value="15" calcext:value-type="float">
            <text:p>15.00000000000</text:p>
          </table:table-cell>
          <table:table-cell office:value-type="float" office:value="4.774648292" calcext:value-type="float">
            <text:p>4.77464829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281" calcext:value-type="float">
            <text:p>281</text:p>
          </table:table-cell>
          <table:table-cell office:value-type="float" office:value="631812.91" calcext:value-type="float">
            <text:p>631812.91000000000</text:p>
          </table:table-cell>
          <table:table-cell office:value-type="float" office:value="5407535.317" calcext:value-type="float">
            <text:p>5407535.31700000000</text:p>
          </table:table-cell>
          <table:table-cell office:value-type="float" office:value="568.429" calcext:value-type="float">
            <text:p>568.42900000000</text:p>
          </table:table-cell>
          <table:table-cell office:value-type="float" office:value="48.8068191868" calcext:value-type="float">
            <text:p>48.80681918680</text:p>
          </table:table-cell>
          <table:table-cell office:value-type="float" office:value="10.7952439158" calcext:value-type="float">
            <text:p>10.79524391580</text:p>
          </table:table-cell>
          <table:table-cell office:value-type="float" office:value="568.429" calcext:value-type="float">
            <text:p>568.42900000000</text:p>
          </table:table-cell>
          <table:table-cell table:style-name="ce3" office:value-type="string" calcext:value-type="string">
            <text:p>367</text:p>
          </table:table-cell>
          <table:table-cell office:value-type="float" office:value="367" calcext:value-type="float">
            <text:p>367</text:p>
          </table:table-cell>
          <table:table-cell office:value-type="string" calcext:value-type="string">
            <text:p>Es</text:p>
          </table:table-cell>
          <table:table-cell office:value-type="float" office:value="367" calcext:value-type="float">
            <text:p>367</text:p>
          </table:table-cell>
          <table:table-cell office:value-type="string" calcext:value-type="string">
            <text:p>Esche</text:p>
          </table:table-cell>
          <table:table-cell office:value-type="float" office:value="126" calcext:value-type="float">
            <text:p>126.00000000000</text:p>
          </table:table-cell>
          <table:table-cell office:value-type="float" office:value="40.10704565" calcext:value-type="float">
            <text:p>40.10704565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282" calcext:value-type="float">
            <text:p>282</text:p>
          </table:table-cell>
          <table:table-cell office:value-type="float" office:value="631808.682" calcext:value-type="float">
            <text:p>631808.68200000000</text:p>
          </table:table-cell>
          <table:table-cell office:value-type="float" office:value="5407537.548" calcext:value-type="float">
            <text:p>5407537.54800000000</text:p>
          </table:table-cell>
          <table:table-cell office:value-type="float" office:value="567.079" calcext:value-type="float">
            <text:p>567.07900000000</text:p>
          </table:table-cell>
          <table:table-cell office:value-type="float" office:value="48.806840144" calcext:value-type="float">
            <text:p>48.80684014400</text:p>
          </table:table-cell>
          <table:table-cell office:value-type="float" office:value="10.7951870858" calcext:value-type="float">
            <text:p>10.79518708580</text:p>
          </table:table-cell>
          <table:table-cell office:value-type="float" office:value="567.079" calcext:value-type="float">
            <text:p>567.07900000000</text:p>
          </table:table-cell>
          <table:table-cell table:style-name="ce3" office:value-type="string" calcext:value-type="string">
            <text:p>368</text:p>
          </table:table-cell>
          <table:table-cell office:value-type="float" office:value="368" calcext:value-type="float">
            <text:p>368</text:p>
          </table:table-cell>
          <table:table-cell office:value-type="string" calcext:value-type="string">
            <text:p>Es</text:p>
          </table:table-cell>
          <table:table-cell office:value-type="float" office:value="368" calcext:value-type="float">
            <text:p>368</text:p>
          </table:table-cell>
          <table:table-cell office:value-type="string" calcext:value-type="string">
            <text:p>Esche</text:p>
          </table:table-cell>
          <table:table-cell office:value-type="float" office:value="172" calcext:value-type="float">
            <text:p>172.00000000000</text:p>
          </table:table-cell>
          <table:table-cell office:value-type="float" office:value="54.74930042" calcext:value-type="float">
            <text:p>54.74930042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283" calcext:value-type="float">
            <text:p>283</text:p>
          </table:table-cell>
          <table:table-cell office:value-type="float" office:value="631806.472" calcext:value-type="float">
            <text:p>631806.47200000000</text:p>
          </table:table-cell>
          <table:table-cell office:value-type="float" office:value="5407537.707" calcext:value-type="float">
            <text:p>5407537.70700000000</text:p>
          </table:table-cell>
          <table:table-cell office:value-type="float" office:value="568.061" calcext:value-type="float">
            <text:p>568.06100000000</text:p>
          </table:table-cell>
          <table:table-cell office:value-type="float" office:value="48.80684204" calcext:value-type="float">
            <text:p>48.80684204000</text:p>
          </table:table-cell>
          <table:table-cell office:value-type="float" office:value="10.7951570563" calcext:value-type="float">
            <text:p>10.79515705630</text:p>
          </table:table-cell>
          <table:table-cell office:value-type="float" office:value="568.061" calcext:value-type="float">
            <text:p>568.06100000000</text:p>
          </table:table-cell>
          <table:table-cell table:style-name="ce3" office:value-type="string" calcext:value-type="string">
            <text:p>384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Es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Esche</text:p>
          </table:table-cell>
          <table:table-cell office:value-type="float" office:value="17" calcext:value-type="float">
            <text:p>17.00000000000</text:p>
          </table:table-cell>
          <table:table-cell office:value-type="float" office:value="5.411268064" calcext:value-type="float">
            <text:p>5.411268064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284" calcext:value-type="float">
            <text:p>284</text:p>
          </table:table-cell>
          <table:table-cell office:value-type="float" office:value="631802.133" calcext:value-type="float">
            <text:p>631802.13300000000</text:p>
          </table:table-cell>
          <table:table-cell office:value-type="float" office:value="5407537.804" calcext:value-type="float">
            <text:p>5407537.80400000000</text:p>
          </table:table-cell>
          <table:table-cell office:value-type="float" office:value="568.958" calcext:value-type="float">
            <text:p>568.95800000000</text:p>
          </table:table-cell>
          <table:table-cell office:value-type="float" office:value="48.8068438355" calcext:value-type="float">
            <text:p>48.80684383550</text:p>
          </table:table-cell>
          <table:table-cell office:value-type="float" office:value="10.7950980213" calcext:value-type="float">
            <text:p>10.79509802130</text:p>
          </table:table-cell>
          <table:table-cell office:value-type="float" office:value="568.958" calcext:value-type="float">
            <text:p>568.95800000000</text:p>
          </table:table-cell>
          <table:table-cell table:style-name="ce3" office:value-type="string" calcext:value-type="string">
            <text:p>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sche</text:p>
          </table:table-cell>
          <table:table-cell office:value-type="float" office:value="140.6" calcext:value-type="float">
            <text:p>140.60000000000</text:p>
          </table:table-cell>
          <table:table-cell office:value-type="float" office:value="44.75437" calcext:value-type="float">
            <text:p>44.75437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ten aus Winterbonitur 20/2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85" calcext:value-type="float">
            <text:p>285</text:p>
          </table:table-cell>
          <table:table-cell office:value-type="float" office:value="631808.636" calcext:value-type="float">
            <text:p>631808.63600000000</text:p>
          </table:table-cell>
          <table:table-cell office:value-type="float" office:value="5407539.035" calcext:value-type="float">
            <text:p>5407539.03500000000</text:p>
          </table:table-cell>
          <table:table-cell office:value-type="float" office:value="566.598" calcext:value-type="float">
            <text:p>566.59800000000</text:p>
          </table:table-cell>
          <table:table-cell office:value-type="float" office:value="48.806853523" calcext:value-type="float">
            <text:p>48.80685352300</text:p>
          </table:table-cell>
          <table:table-cell office:value-type="float" office:value="10.7951869395" calcext:value-type="float">
            <text:p>10.79518693950</text:p>
          </table:table-cell>
          <table:table-cell office:value-type="float" office:value="566.598" calcext:value-type="float">
            <text:p>566.59800000000</text:p>
          </table:table-cell>
          <table:table-cell table:style-name="ce3" office:value-type="string" calcext:value-type="string">
            <text:p>369</text:p>
          </table:table-cell>
          <table:table-cell office:value-type="float" office:value="369" calcext:value-type="float">
            <text:p>369</text:p>
          </table:table-cell>
          <table:table-cell office:value-type="string" calcext:value-type="string">
            <text:p>Es</text:p>
          </table:table-cell>
          <table:table-cell office:value-type="float" office:value="369" calcext:value-type="float">
            <text:p>369</text:p>
          </table:table-cell>
          <table:table-cell office:value-type="string" calcext:value-type="string">
            <text:p>Esche</text:p>
          </table:table-cell>
          <table:table-cell table:number-columns-repeated="2" office:value-type="float" office:value="0" calcext:value-type="float">
            <text:p>0.00000000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286" calcext:value-type="float">
            <text:p>286</text:p>
          </table:table-cell>
          <table:table-cell office:value-type="float" office:value="631809.942" calcext:value-type="float">
            <text:p>631809.94200000000</text:p>
          </table:table-cell>
          <table:table-cell office:value-type="float" office:value="5407538.784" calcext:value-type="float">
            <text:p>5407538.78400000000</text:p>
          </table:table-cell>
          <table:table-cell office:value-type="float" office:value="567.223" calcext:value-type="float">
            <text:p>567.22300000000</text:p>
          </table:table-cell>
          <table:table-cell office:value-type="float" office:value="48.8068509868" calcext:value-type="float">
            <text:p>48.80685098680</text:p>
          </table:table-cell>
          <table:table-cell office:value-type="float" office:value="10.7952046278" calcext:value-type="float">
            <text:p>10.79520462780</text:p>
          </table:table-cell>
          <table:table-cell office:value-type="float" office:value="567.223" calcext:value-type="float">
            <text:p>567.22300000000</text:p>
          </table:table-cell>
          <table:table-cell table:style-name="ce3" office:value-type="string" calcext:value-type="string">
            <text:p>370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Es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Esche</text:p>
          </table:table-cell>
          <table:table-cell office:value-type="float" office:value="31" calcext:value-type="float">
            <text:p>31.00000000000</text:p>
          </table:table-cell>
          <table:table-cell office:value-type="float" office:value="9.86760647" calcext:value-type="float">
            <text:p>9.86760647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287" calcext:value-type="float">
            <text:p>287</text:p>
          </table:table-cell>
          <table:table-cell office:value-type="float" office:value="631811.738" calcext:value-type="float">
            <text:p>631811.73800000000</text:p>
          </table:table-cell>
          <table:table-cell office:value-type="float" office:value="5407538.492" calcext:value-type="float">
            <text:p>5407538.49200000000</text:p>
          </table:table-cell>
          <table:table-cell office:value-type="float" office:value="571.242" calcext:value-type="float">
            <text:p>571.24200000000</text:p>
          </table:table-cell>
          <table:table-cell office:value-type="float" office:value="48.8068479825" calcext:value-type="float">
            <text:p>48.80684798250</text:p>
          </table:table-cell>
          <table:table-cell office:value-type="float" office:value="10.7952289897" calcext:value-type="float">
            <text:p>10.79522898970</text:p>
          </table:table-cell>
          <table:table-cell office:value-type="float" office:value="571.242" calcext:value-type="float">
            <text:p>571.24200000000</text:p>
          </table:table-cell>
          <table:table-cell table:style-name="ce3" office:value-type="string" calcext:value-type="string">
            <text:p>371</text:p>
          </table:table-cell>
          <table:table-cell office:value-type="float" office:value="371" calcext:value-type="float">
            <text:p>371</text:p>
          </table:table-cell>
          <table:table-cell office:value-type="string" calcext:value-type="string">
            <text:p>Es</text:p>
          </table:table-cell>
          <table:table-cell office:value-type="float" office:value="371" calcext:value-type="float">
            <text:p>371</text:p>
          </table:table-cell>
          <table:table-cell office:value-type="string" calcext:value-type="string">
            <text:p>Esche</text:p>
          </table:table-cell>
          <table:table-cell office:value-type="float" office:value="22" calcext:value-type="float">
            <text:p>22.00000000000</text:p>
          </table:table-cell>
          <table:table-cell office:value-type="float" office:value="7.002817495" calcext:value-type="float">
            <text:p>7.002817495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288" calcext:value-type="float">
            <text:p>288</text:p>
          </table:table-cell>
          <table:table-cell office:value-type="float" office:value="631813.918" calcext:value-type="float">
            <text:p>631813.91800000000</text:p>
          </table:table-cell>
          <table:table-cell office:value-type="float" office:value="5407537.696" calcext:value-type="float">
            <text:p>5407537.69600000000</text:p>
          </table:table-cell>
          <table:table-cell office:value-type="float" office:value="569.007" calcext:value-type="float">
            <text:p>569.00700000000</text:p>
          </table:table-cell>
          <table:table-cell office:value-type="float" office:value="48.8068403652" calcext:value-type="float">
            <text:p>48.80684036520</text:p>
          </table:table-cell>
          <table:table-cell office:value-type="float" office:value="10.7952584017" calcext:value-type="float">
            <text:p>10.79525840170</text:p>
          </table:table-cell>
          <table:table-cell office:value-type="float" office:value="569.007" calcext:value-type="float">
            <text:p>569.00700000000</text:p>
          </table:table-cell>
          <table:table-cell table:style-name="ce3" office:value-type="string" calcext:value-type="string">
            <text:p>372</text:p>
          </table:table-cell>
          <table:table-cell office:value-type="float" office:value="372" calcext:value-type="float">
            <text:p>372</text:p>
          </table:table-cell>
          <table:table-cell office:value-type="string" calcext:value-type="string">
            <text:p>Es</text:p>
          </table:table-cell>
          <table:table-cell office:value-type="float" office:value="372" calcext:value-type="float">
            <text:p>372</text:p>
          </table:table-cell>
          <table:table-cell office:value-type="string" calcext:value-type="string">
            <text:p>Esche</text:p>
          </table:table-cell>
          <table:table-cell table:number-columns-repeated="2" office:value-type="float" office:value="0" calcext:value-type="float">
            <text:p>0.00000000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289" calcext:value-type="float">
            <text:p>289</text:p>
          </table:table-cell>
          <table:table-cell office:value-type="float" office:value="631818.908" calcext:value-type="float">
            <text:p>631818.90800000000</text:p>
          </table:table-cell>
          <table:table-cell office:value-type="float" office:value="5407542.505" calcext:value-type="float">
            <text:p>5407542.50500000000</text:p>
          </table:table-cell>
          <table:table-cell office:value-type="float" office:value="564.377" calcext:value-type="float">
            <text:p>564.37700000000</text:p>
          </table:table-cell>
          <table:table-cell office:value-type="float" office:value="48.8068825483" calcext:value-type="float">
            <text:p>48.80688254830</text:p>
          </table:table-cell>
          <table:table-cell office:value-type="float" office:value="10.7953278733" calcext:value-type="float">
            <text:p>10.79532787330</text:p>
          </table:table-cell>
          <table:table-cell office:value-type="float" office:value="564.377" calcext:value-type="float">
            <text:p>564.37700000000</text:p>
          </table:table-cell>
          <table:table-cell table:style-name="ce3" office:value-type="string" calcext:value-type="string">
            <text:p>374</text:p>
          </table:table-cell>
          <table:table-cell office:value-type="float" office:value="374" calcext:value-type="float">
            <text:p>374</text:p>
          </table:table-cell>
          <table:table-cell office:value-type="string" calcext:value-type="string">
            <text:p>Es</text:p>
          </table:table-cell>
          <table:table-cell office:value-type="float" office:value="374" calcext:value-type="float">
            <text:p>374</text:p>
          </table:table-cell>
          <table:table-cell office:value-type="string" calcext:value-type="string">
            <text:p>Esche</text:p>
          </table:table-cell>
          <table:table-cell office:value-type="float" office:value="186" calcext:value-type="float">
            <text:p>186.00000000000</text:p>
          </table:table-cell>
          <table:table-cell office:value-type="float" office:value="59.20563882" calcext:value-type="float">
            <text:p>59.20563882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291" calcext:value-type="float">
            <text:p>291</text:p>
          </table:table-cell>
          <table:table-cell office:value-type="float" office:value="631817.663" calcext:value-type="float">
            <text:p>631817.66300000000</text:p>
          </table:table-cell>
          <table:table-cell office:value-type="float" office:value="5407541.752" calcext:value-type="float">
            <text:p>5407541.75200000000</text:p>
          </table:table-cell>
          <table:table-cell office:value-type="float" office:value="569.578" calcext:value-type="float">
            <text:p>569.57800000000</text:p>
          </table:table-cell>
          <table:table-cell office:value-type="float" office:value="48.806876037" calcext:value-type="float">
            <text:p>48.80687603700</text:p>
          </table:table-cell>
          <table:table-cell office:value-type="float" office:value="10.7953106857" calcext:value-type="float">
            <text:p>10.79531068570</text:p>
          </table:table-cell>
          <table:table-cell office:value-type="float" office:value="569.578" calcext:value-type="float">
            <text:p>569.57800000000</text:p>
          </table:table-cell>
          <table:table-cell table:style-name="ce3" office:value-type="string" calcext:value-type="string">
            <text:p>375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Es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Esche</text:p>
          </table:table-cell>
          <table:table-cell office:value-type="float" office:value="169" calcext:value-type="float">
            <text:p>169.00000000000</text:p>
          </table:table-cell>
          <table:table-cell office:value-type="float" office:value="53.79437076" calcext:value-type="float">
            <text:p>53.79437076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292" calcext:value-type="float">
            <text:p>292</text:p>
          </table:table-cell>
          <table:table-cell office:value-type="float" office:value="631818.425" calcext:value-type="float">
            <text:p>631818.42500000000</text:p>
          </table:table-cell>
          <table:table-cell office:value-type="float" office:value="5407543.619" calcext:value-type="float">
            <text:p>5407543.61900000000</text:p>
          </table:table-cell>
          <table:table-cell office:value-type="float" office:value="565.993" calcext:value-type="float">
            <text:p>565.99300000000</text:p>
          </table:table-cell>
          <table:table-cell office:value-type="float" office:value="48.8068926695" calcext:value-type="float">
            <text:p>48.80689266950</text:p>
          </table:table-cell>
          <table:table-cell office:value-type="float" office:value="10.7953216642" calcext:value-type="float">
            <text:p>10.79532166420</text:p>
          </table:table-cell>
          <table:table-cell office:value-type="float" office:value="565.993" calcext:value-type="float">
            <text:p>565.99300000000</text:p>
          </table:table-cell>
          <table:table-cell table:style-name="ce3" office:value-type="string" calcext:value-type="string">
            <text:p>376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Es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Esche</text:p>
          </table:table-cell>
          <table:table-cell office:value-type="float" office:value="29" calcext:value-type="float">
            <text:p>29.00000000000</text:p>
          </table:table-cell>
          <table:table-cell office:value-type="float" office:value="9.230986698" calcext:value-type="float">
            <text:p>9.230986698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293" calcext:value-type="float">
            <text:p>293</text:p>
          </table:table-cell>
          <table:table-cell office:value-type="float" office:value="631825.133" calcext:value-type="float">
            <text:p>631825.13300000000</text:p>
          </table:table-cell>
          <table:table-cell office:value-type="float" office:value="5407551.584" calcext:value-type="float">
            <text:p>5407551.58400000000</text:p>
          </table:table-cell>
          <table:table-cell office:value-type="float" office:value="572.252" calcext:value-type="float">
            <text:p>572.25200000000</text:p>
          </table:table-cell>
          <table:table-cell office:value-type="float" office:value="48.8069628603" calcext:value-type="float">
            <text:p>48.80696286030</text:p>
          </table:table-cell>
          <table:table-cell office:value-type="float" office:value="10.795415532" calcext:value-type="float">
            <text:p>10.79541553200</text:p>
          </table:table-cell>
          <table:table-cell office:value-type="float" office:value="572.252" calcext:value-type="float">
            <text:p>572.25200000000</text:p>
          </table:table-cell>
          <table:table-cell table:style-name="ce3" office:value-type="string" calcext:value-type="string">
            <text:p>377</text:p>
          </table:table-cell>
          <table:table-cell office:value-type="float" office:value="377" calcext:value-type="float">
            <text:p>377</text:p>
          </table:table-cell>
          <table:table-cell office:value-type="string" calcext:value-type="string">
            <text:p>Es</text:p>
          </table:table-cell>
          <table:table-cell office:value-type="float" office:value="377" calcext:value-type="float">
            <text:p>377</text:p>
          </table:table-cell>
          <table:table-cell office:value-type="string" calcext:value-type="string">
            <text:p>Esche</text:p>
          </table:table-cell>
          <table:table-cell office:value-type="float" office:value="118" calcext:value-type="float">
            <text:p>118.00000000000</text:p>
          </table:table-cell>
          <table:table-cell office:value-type="float" office:value="37.56056656" calcext:value-type="float">
            <text:p>37.56056656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294" calcext:value-type="float">
            <text:p>294</text:p>
          </table:table-cell>
          <table:table-cell office:value-type="float" office:value="631822.082" calcext:value-type="float">
            <text:p>631822.08200000000</text:p>
          </table:table-cell>
          <table:table-cell office:value-type="float" office:value="5407547.718" calcext:value-type="float">
            <text:p>5407547.71800000000</text:p>
          </table:table-cell>
          <table:table-cell office:value-type="float" office:value="564.415" calcext:value-type="float">
            <text:p>564.41500000000</text:p>
          </table:table-cell>
          <table:table-cell office:value-type="float" office:value="48.8069287472" calcext:value-type="float">
            <text:p>48.80692874720</text:p>
          </table:table-cell>
          <table:table-cell office:value-type="float" office:value="10.795372758" calcext:value-type="float">
            <text:p>10.79537275800</text:p>
          </table:table-cell>
          <table:table-cell office:value-type="float" office:value="564.415" calcext:value-type="float">
            <text:p>564.41500000000</text:p>
          </table:table-cell>
          <table:table-cell table:style-name="ce3" office:value-type="string" calcext:value-type="string">
            <text:p>378</text:p>
          </table:table-cell>
          <table:table-cell office:value-type="float" office:value="378" calcext:value-type="float">
            <text:p>378</text:p>
          </table:table-cell>
          <table:table-cell office:value-type="string" calcext:value-type="string">
            <text:p>Es</text:p>
          </table:table-cell>
          <table:table-cell office:value-type="float" office:value="378" calcext:value-type="float">
            <text:p>378</text:p>
          </table:table-cell>
          <table:table-cell office:value-type="string" calcext:value-type="string">
            <text:p>Esche</text:p>
          </table:table-cell>
          <table:table-cell office:value-type="float" office:value="34" calcext:value-type="float">
            <text:p>34.00000000000</text:p>
          </table:table-cell>
          <table:table-cell office:value-type="float" office:value="10.82253613" calcext:value-type="float">
            <text:p>10.82253613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295" calcext:value-type="float">
            <text:p>295</text:p>
          </table:table-cell>
          <table:table-cell office:value-type="float" office:value="631820.726" calcext:value-type="float">
            <text:p>631820.72600000000</text:p>
          </table:table-cell>
          <table:table-cell office:value-type="float" office:value="5407548.626" calcext:value-type="float">
            <text:p>5407548.62600000000</text:p>
          </table:table-cell>
          <table:table-cell office:value-type="float" office:value="562.702" calcext:value-type="float">
            <text:p>562.70200000000</text:p>
          </table:table-cell>
          <table:table-cell office:value-type="float" office:value="48.8069371982" calcext:value-type="float">
            <text:p>48.80693719820</text:p>
          </table:table-cell>
          <table:table-cell office:value-type="float" office:value="10.7953545928" calcext:value-type="float">
            <text:p>10.79535459280</text:p>
          </table:table-cell>
          <table:table-cell office:value-type="float" office:value="562.702" calcext:value-type="float">
            <text:p>562.70200000000</text:p>
          </table:table-cell>
          <table:table-cell table:style-name="ce3" office:value-type="string" calcext:value-type="string">
            <text:p>379</text:p>
          </table:table-cell>
          <table:table-cell office:value-type="float" office:value="379" calcext:value-type="float">
            <text:p>379</text:p>
          </table:table-cell>
          <table:table-cell office:value-type="string" calcext:value-type="string">
            <text:p>Es</text:p>
          </table:table-cell>
          <table:table-cell office:value-type="float" office:value="379" calcext:value-type="float">
            <text:p>379</text:p>
          </table:table-cell>
          <table:table-cell office:value-type="string" calcext:value-type="string">
            <text:p>Esche</text:p>
          </table:table-cell>
          <table:table-cell office:value-type="float" office:value="38" calcext:value-type="float">
            <text:p>38.00000000000</text:p>
          </table:table-cell>
          <table:table-cell office:value-type="float" office:value="12.09577567" calcext:value-type="float">
            <text:p>12.09577567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96" calcext:value-type="float">
            <text:p>296</text:p>
          </table:table-cell>
          <table:table-cell office:value-type="float" office:value="631819.766" calcext:value-type="float">
            <text:p>631819.76600000000</text:p>
          </table:table-cell>
          <table:table-cell office:value-type="float" office:value="5407547.601" calcext:value-type="float">
            <text:p>5407547.60100000000</text:p>
          </table:table-cell>
          <table:table-cell office:value-type="float" office:value="568.95" calcext:value-type="float">
            <text:p>568.95000000000</text:p>
          </table:table-cell>
          <table:table-cell office:value-type="float" office:value="48.8069281835" calcext:value-type="float">
            <text:p>48.80692818350</text:p>
          </table:table-cell>
          <table:table-cell office:value-type="float" office:value="10.7953411953" calcext:value-type="float">
            <text:p>10.79534119530</text:p>
          </table:table-cell>
          <table:table-cell office:value-type="float" office:value="568.95" calcext:value-type="float">
            <text:p>568.95000000000</text:p>
          </table:table-cell>
          <table:table-cell table:style-name="ce3" office:value-type="string" calcext:value-type="string">
            <text:p>380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Es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Esche</text:p>
          </table:table-cell>
          <table:table-cell office:value-type="float" office:value="130" calcext:value-type="float">
            <text:p>130.00000000000</text:p>
          </table:table-cell>
          <table:table-cell office:value-type="float" office:value="41.3802852" calcext:value-type="float">
            <text:p>41.38028520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297" calcext:value-type="float">
            <text:p>297</text:p>
          </table:table-cell>
          <table:table-cell office:value-type="float" office:value="631816.504" calcext:value-type="float">
            <text:p>631816.50400000000</text:p>
          </table:table-cell>
          <table:table-cell office:value-type="float" office:value="5407546.754" calcext:value-type="float">
            <text:p>5407546.75400000000</text:p>
          </table:table-cell>
          <table:table-cell office:value-type="float" office:value="571.279" calcext:value-type="float">
            <text:p>571.27900000000</text:p>
          </table:table-cell>
          <table:table-cell office:value-type="float" office:value="48.80692126" calcext:value-type="float">
            <text:p>48.80692126000</text:p>
          </table:table-cell>
          <table:table-cell office:value-type="float" office:value="10.795296511" calcext:value-type="float">
            <text:p>10.79529651100</text:p>
          </table:table-cell>
          <table:table-cell office:value-type="float" office:value="571.279" calcext:value-type="float">
            <text:p>571.27900000000</text:p>
          </table:table-cell>
          <table:table-cell table:style-name="ce3" office:value-type="string" calcext:value-type="string">
            <text:p>381</text:p>
          </table:table-cell>
          <table:table-cell office:value-type="float" office:value="381" calcext:value-type="float">
            <text:p>381</text:p>
          </table:table-cell>
          <table:table-cell office:value-type="string" calcext:value-type="string">
            <text:p>Es</text:p>
          </table:table-cell>
          <table:table-cell office:value-type="float" office:value="381" calcext:value-type="float">
            <text:p>381</text:p>
          </table:table-cell>
          <table:table-cell office:value-type="string" calcext:value-type="string">
            <text:p>Esche</text:p>
          </table:table-cell>
          <table:table-cell office:value-type="float" office:value="138" calcext:value-type="float">
            <text:p>138.00000000000</text:p>
          </table:table-cell>
          <table:table-cell office:value-type="float" office:value="43.92676429" calcext:value-type="float">
            <text:p>43.92676429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298" calcext:value-type="float">
            <text:p>298</text:p>
          </table:table-cell>
          <table:table-cell office:value-type="float" office:value="631811.077" calcext:value-type="float">
            <text:p>631811.07700000000</text:p>
          </table:table-cell>
          <table:table-cell office:value-type="float" office:value="5407544.723" calcext:value-type="float">
            <text:p>5407544.72300000000</text:p>
          </table:table-cell>
          <table:table-cell office:value-type="float" office:value="572.191" calcext:value-type="float">
            <text:p>572.19100000000</text:p>
          </table:table-cell>
          <table:table-cell office:value-type="float" office:value="48.8069041478" calcext:value-type="float">
            <text:p>48.80690414780</text:p>
          </table:table-cell>
          <table:table-cell office:value-type="float" office:value="10.7952219933" calcext:value-type="float">
            <text:p>10.79522199330</text:p>
          </table:table-cell>
          <table:table-cell office:value-type="float" office:value="572.191" calcext:value-type="float">
            <text:p>572.19100000000</text:p>
          </table:table-cell>
          <table:table-cell table:style-name="ce3" office:value-type="string" calcext:value-type="string">
            <text:p>382</text:p>
          </table:table-cell>
          <table:table-cell office:value-type="float" office:value="382" calcext:value-type="float">
            <text:p>382</text:p>
          </table:table-cell>
          <table:table-cell office:value-type="string" calcext:value-type="string">
            <text:p>Es</text:p>
          </table:table-cell>
          <table:table-cell office:value-type="float" office:value="382" calcext:value-type="float">
            <text:p>382</text:p>
          </table:table-cell>
          <table:table-cell office:value-type="string" calcext:value-type="string">
            <text:p>Esche</text:p>
          </table:table-cell>
          <table:table-cell office:value-type="float" office:value="96" calcext:value-type="float">
            <text:p>96.00000000000</text:p>
          </table:table-cell>
          <table:table-cell office:value-type="float" office:value="30.55774907" calcext:value-type="float">
            <text:p>30.55774907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299" calcext:value-type="float">
            <text:p>299</text:p>
          </table:table-cell>
          <table:table-cell office:value-type="float" office:value="631823.671" calcext:value-type="float">
            <text:p>631823.67100000000</text:p>
          </table:table-cell>
          <table:table-cell office:value-type="float" office:value="5407551.815" calcext:value-type="float">
            <text:p>5407551.81500000000</text:p>
          </table:table-cell>
          <table:table-cell office:value-type="float" office:value="572.298" calcext:value-type="float">
            <text:p>572.29800000000</text:p>
          </table:table-cell>
          <table:table-cell office:value-type="float" office:value="48.8069652467" calcext:value-type="float">
            <text:p>48.80696524670</text:p>
          </table:table-cell>
          <table:table-cell office:value-type="float" office:value="10.7953957068" calcext:value-type="float">
            <text:p>10.79539570680</text:p>
          </table:table-cell>
          <table:table-cell office:value-type="float" office:value="572.298" calcext:value-type="float">
            <text:p>572.29800000000</text:p>
          </table:table-cell>
          <table:table-cell table:style-name="ce3" office:value-type="string" calcext:value-type="string">
            <text:p>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sche</text:p>
          </table:table-cell>
          <table:table-cell office:value-type="float" office:value="123.5" calcext:value-type="float">
            <text:p>123.50000000000</text:p>
          </table:table-cell>
          <table:table-cell office:value-type="float" office:value="39.31127094" calcext:value-type="float">
            <text:p>39.31127094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ten aus Winterbonitur 20/21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300" calcext:value-type="float">
            <text:p>300</text:p>
          </table:table-cell>
          <table:table-cell office:value-type="float" office:value="631828.398" calcext:value-type="float">
            <text:p>631828.39800000000</text:p>
          </table:table-cell>
          <table:table-cell office:value-type="float" office:value="5407552.143" calcext:value-type="float">
            <text:p>5407552.14300000000</text:p>
          </table:table-cell>
          <table:table-cell office:value-type="float" office:value="566.453" calcext:value-type="float">
            <text:p>566.45300000000</text:p>
          </table:table-cell>
          <table:table-cell office:value-type="float" office:value="48.8069671953" calcext:value-type="float">
            <text:p>48.80696719530</text:p>
          </table:table-cell>
          <table:table-cell office:value-type="float" office:value="10.7954601608" calcext:value-type="float">
            <text:p>10.79546016080</text:p>
          </table:table-cell>
          <table:table-cell office:value-type="float" office:value="566.453" calcext:value-type="float">
            <text:p>566.45300000000</text:p>
          </table:table-cell>
          <table:table-cell table:style-name="ce3" office:value-type="string" calcext:value-type="string">
            <text:p>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sche</text:p>
          </table:table-cell>
          <table:table-cell office:value-type="float" office:value="137.4" calcext:value-type="float">
            <text:p>137.40000000000</text:p>
          </table:table-cell>
          <table:table-cell office:value-type="float" office:value="43.73577836" calcext:value-type="float">
            <text:p>43.73577836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ten aus Winterbonitur 20/21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301" calcext:value-type="float">
            <text:p>301</text:p>
          </table:table-cell>
          <table:table-cell office:value-type="float" office:value="631824.018" calcext:value-type="float">
            <text:p>631824.01800000000</text:p>
          </table:table-cell>
          <table:table-cell office:value-type="float" office:value="5407552.971" calcext:value-type="float">
            <text:p>5407552.97100000000</text:p>
          </table:table-cell>
          <table:table-cell office:value-type="float" office:value="562.045" calcext:value-type="float">
            <text:p>562.04500000000</text:p>
          </table:table-cell>
          <table:table-cell office:value-type="float" office:value="48.8069755683" calcext:value-type="float">
            <text:p>48.80697556830</text:p>
          </table:table-cell>
          <table:table-cell office:value-type="float" office:value="10.7954007977" calcext:value-type="float">
            <text:p>10.79540079770</text:p>
          </table:table-cell>
          <table:table-cell office:value-type="float" office:value="562.045" calcext:value-type="float">
            <text:p>562.04500000000</text:p>
          </table:table-cell>
          <table:table-cell table:style-name="ce3" office:value-type="string" calcext:value-type="string">
            <text:p>385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Es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Esche</text:p>
          </table:table-cell>
          <table:table-cell office:value-type="float" office:value="14" calcext:value-type="float">
            <text:p>14.00000000000</text:p>
          </table:table-cell>
          <table:table-cell office:value-type="float" office:value="4.456338406" calcext:value-type="float">
            <text:p>4.456338406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304" calcext:value-type="float">
            <text:p>304</text:p>
          </table:table-cell>
          <table:table-cell office:value-type="float" office:value="631829.576" calcext:value-type="float">
            <text:p>631829.57600000000</text:p>
          </table:table-cell>
          <table:table-cell office:value-type="float" office:value="5407556.975" calcext:value-type="float">
            <text:p>5407556.97500000000</text:p>
          </table:table-cell>
          <table:table-cell office:value-type="float" office:value="568.697" calcext:value-type="float">
            <text:p>568.69700000000</text:p>
          </table:table-cell>
          <table:table-cell office:value-type="float" office:value="48.8070103947" calcext:value-type="float">
            <text:p>48.80701039470</text:p>
          </table:table-cell>
          <table:table-cell office:value-type="float" office:value="10.7954777408" calcext:value-type="float">
            <text:p>10.79547774080</text:p>
          </table:table-cell>
          <table:table-cell office:value-type="float" office:value="568.697" calcext:value-type="float">
            <text:p>568.69700000000</text:p>
          </table:table-cell>
          <table:table-cell table:style-name="ce3" office:value-type="string" calcext:value-type="string">
            <text:p>387</text:p>
          </table:table-cell>
          <table:table-cell office:value-type="float" office:value="387" calcext:value-type="float">
            <text:p>387</text:p>
          </table:table-cell>
          <table:table-cell office:value-type="string" calcext:value-type="string">
            <text:p>Es</text:p>
          </table:table-cell>
          <table:table-cell office:value-type="float" office:value="387" calcext:value-type="float">
            <text:p>387</text:p>
          </table:table-cell>
          <table:table-cell office:value-type="string" calcext:value-type="string">
            <text:p>Esche</text:p>
          </table:table-cell>
          <table:table-cell office:value-type="float" office:value="167" calcext:value-type="float">
            <text:p>167.00000000000</text:p>
          </table:table-cell>
          <table:table-cell office:value-type="float" office:value="53.15775099" calcext:value-type="float">
            <text:p>53.1577509900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313" calcext:value-type="float">
            <text:p>313</text:p>
          </table:table-cell>
          <table:table-cell office:value-type="float" office:value="631822.882" calcext:value-type="float">
            <text:p>631822.88200000000</text:p>
          </table:table-cell>
          <table:table-cell office:value-type="float" office:value="5407569.268" calcext:value-type="float">
            <text:p>5407569.26800000000</text:p>
          </table:table-cell>
          <table:table-cell office:value-type="float" office:value="567.872" calcext:value-type="float">
            <text:p>567.87200000000</text:p>
          </table:table-cell>
          <table:table-cell office:value-type="float" office:value="48.8071223387" calcext:value-type="float">
            <text:p>48.80712233870</text:p>
          </table:table-cell>
          <table:table-cell office:value-type="float" office:value="10.7953905673" calcext:value-type="float">
            <text:p>10.79539056730</text:p>
          </table:table-cell>
          <table:table-cell office:value-type="float" office:value="567.872" calcext:value-type="float">
            <text:p>567.87200000000</text:p>
          </table:table-cell>
          <table:table-cell table:style-name="ce3" office:value-type="string" calcext:value-type="string">
            <text:p>395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Es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Esche</text:p>
          </table:table-cell>
          <table:table-cell office:value-type="float" office:value="15" calcext:value-type="float">
            <text:p>15.00000000000</text:p>
          </table:table-cell>
          <table:table-cell office:value-type="float" office:value="4.774648292" calcext:value-type="float">
            <text:p>4.77464829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315" calcext:value-type="float">
            <text:p>315</text:p>
          </table:table-cell>
          <table:table-cell office:value-type="float" office:value="631822.01" calcext:value-type="float">
            <text:p>631822.01000000000</text:p>
          </table:table-cell>
          <table:table-cell office:value-type="float" office:value="5407562.184" calcext:value-type="float">
            <text:p>5407562.18400000000</text:p>
          </table:table-cell>
          <table:table-cell office:value-type="float" office:value="567.455" calcext:value-type="float">
            <text:p>567.45500000000</text:p>
          </table:table-cell>
          <table:table-cell office:value-type="float" office:value="48.8070588347" calcext:value-type="float">
            <text:p>48.80705883470</text:p>
          </table:table-cell>
          <table:table-cell office:value-type="float" office:value="10.7953764292" calcext:value-type="float">
            <text:p>10.79537642920</text:p>
          </table:table-cell>
          <table:table-cell office:value-type="float" office:value="567.455" calcext:value-type="float">
            <text:p>567.45500000000</text:p>
          </table:table-cell>
          <table:table-cell table:style-name="ce3" office:value-type="string" calcext:value-type="string">
            <text:p>396</text:p>
          </table:table-cell>
          <table:table-cell office:value-type="float" office:value="396" calcext:value-type="float">
            <text:p>396</text:p>
          </table:table-cell>
          <table:table-cell office:value-type="string" calcext:value-type="string">
            <text:p>Es</text:p>
          </table:table-cell>
          <table:table-cell office:value-type="float" office:value="396" calcext:value-type="float">
            <text:p>396</text:p>
          </table:table-cell>
          <table:table-cell office:value-type="string" calcext:value-type="string">
            <text:p>Esche</text:p>
          </table:table-cell>
          <table:table-cell office:value-type="float" office:value="155" calcext:value-type="float">
            <text:p>155.00000000000</text:p>
          </table:table-cell>
          <table:table-cell office:value-type="float" office:value="49.33803235" calcext:value-type="float">
            <text:p>49.3380323500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316" calcext:value-type="float">
            <text:p>316</text:p>
          </table:table-cell>
          <table:table-cell office:value-type="float" office:value="631817.842" calcext:value-type="float">
            <text:p>631817.84200000000</text:p>
          </table:table-cell>
          <table:table-cell office:value-type="float" office:value="5407558.95" calcext:value-type="float">
            <text:p>5407558.95000000000</text:p>
          </table:table-cell>
          <table:table-cell office:value-type="float" office:value="569.672" calcext:value-type="float">
            <text:p>569.67200000000</text:p>
          </table:table-cell>
          <table:table-cell office:value-type="float" office:value="48.80703064" calcext:value-type="float">
            <text:p>48.80703064000</text:p>
          </table:table-cell>
          <table:table-cell office:value-type="float" office:value="10.7953186493" calcext:value-type="float">
            <text:p>10.79531864930</text:p>
          </table:table-cell>
          <table:table-cell office:value-type="float" office:value="569.672" calcext:value-type="float">
            <text:p>569.67200000000</text:p>
          </table:table-cell>
          <table:table-cell table:style-name="ce3" office:value-type="string" calcext:value-type="string">
            <text:p>397</text:p>
          </table:table-cell>
          <table:table-cell office:value-type="float" office:value="397" calcext:value-type="float">
            <text:p>397</text:p>
          </table:table-cell>
          <table:table-cell office:value-type="string" calcext:value-type="string">
            <text:p>Es</text:p>
          </table:table-cell>
          <table:table-cell office:value-type="float" office:value="397" calcext:value-type="float">
            <text:p>397</text:p>
          </table:table-cell>
          <table:table-cell office:value-type="string" calcext:value-type="string">
            <text:p>Esche</text:p>
          </table:table-cell>
          <table:table-cell office:value-type="float" office:value="156" calcext:value-type="float">
            <text:p>156.00000000000</text:p>
          </table:table-cell>
          <table:table-cell office:value-type="float" office:value="49.65634224" calcext:value-type="float">
            <text:p>49.65634224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317" calcext:value-type="float">
            <text:p>317</text:p>
          </table:table-cell>
          <table:table-cell office:value-type="float" office:value="631818.287" calcext:value-type="float">
            <text:p>631818.28700000000</text:p>
          </table:table-cell>
          <table:table-cell office:value-type="float" office:value="5407555.236" calcext:value-type="float">
            <text:p>5407555.23600000000</text:p>
          </table:table-cell>
          <table:table-cell office:value-type="float" office:value="570.954" calcext:value-type="float">
            <text:p>570.95400000000</text:p>
          </table:table-cell>
          <table:table-cell office:value-type="float" office:value="48.8069971462" calcext:value-type="float">
            <text:p>48.80699714620</text:p>
          </table:table-cell>
          <table:table-cell office:value-type="float" office:value="10.7953235127" calcext:value-type="float">
            <text:p>10.79532351270</text:p>
          </table:table-cell>
          <table:table-cell office:value-type="float" office:value="570.954" calcext:value-type="float">
            <text:p>570.95400000000</text:p>
          </table:table-cell>
          <table:table-cell table:style-name="ce3" office:value-type="string" calcext:value-type="string">
            <text:p>398</text:p>
          </table:table-cell>
          <table:table-cell office:value-type="float" office:value="398" calcext:value-type="float">
            <text:p>398</text:p>
          </table:table-cell>
          <table:table-cell office:value-type="string" calcext:value-type="string">
            <text:p>Es</text:p>
          </table:table-cell>
          <table:table-cell office:value-type="float" office:value="398" calcext:value-type="float">
            <text:p>398</text:p>
          </table:table-cell>
          <table:table-cell office:value-type="string" calcext:value-type="string">
            <text:p>Esche</text:p>
          </table:table-cell>
          <table:table-cell table:number-columns-repeated="2" office:value-type="float" office:value="0" calcext:value-type="float">
            <text:p>0.00000000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319" calcext:value-type="float">
            <text:p>319</text:p>
          </table:table-cell>
          <table:table-cell office:value-type="float" office:value="631814.047" calcext:value-type="float">
            <text:p>631814.04700000000</text:p>
          </table:table-cell>
          <table:table-cell office:value-type="float" office:value="5407558.711" calcext:value-type="float">
            <text:p>5407558.71100000000</text:p>
          </table:table-cell>
          <table:table-cell office:value-type="float" office:value="564.916" calcext:value-type="float">
            <text:p>564.91600000000</text:p>
          </table:table-cell>
          <table:table-cell office:value-type="float" office:value="48.807029289" calcext:value-type="float">
            <text:p>48.80702928900</text:p>
          </table:table-cell>
          <table:table-cell office:value-type="float" office:value="10.7952669145" calcext:value-type="float">
            <text:p>10.79526691450</text:p>
          </table:table-cell>
          <table:table-cell office:value-type="float" office:value="564.916" calcext:value-type="float">
            <text:p>564.91600000000</text:p>
          </table:table-cell>
          <table:table-cell table:style-name="ce3" office:value-type="string" calcext:value-type="string">
            <text:p>40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Es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Esche</text:p>
          </table:table-cell>
          <table:table-cell table:number-columns-repeated="2" office:value-type="float" office:value="0" calcext:value-type="float">
            <text:p>0.00000000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320" calcext:value-type="float">
            <text:p>320</text:p>
          </table:table-cell>
          <table:table-cell office:value-type="float" office:value="631813.731" calcext:value-type="float">
            <text:p>631813.73100000000</text:p>
          </table:table-cell>
          <table:table-cell office:value-type="float" office:value="5407557.519" calcext:value-type="float">
            <text:p>5407557.51900000000</text:p>
          </table:table-cell>
          <table:table-cell office:value-type="float" office:value="568.438" calcext:value-type="float">
            <text:p>568.43800000000</text:p>
          </table:table-cell>
          <table:table-cell office:value-type="float" office:value="48.8070186443" calcext:value-type="float">
            <text:p>48.80701864430</text:p>
          </table:table-cell>
          <table:table-cell office:value-type="float" office:value="10.7952622215" calcext:value-type="float">
            <text:p>10.79526222150</text:p>
          </table:table-cell>
          <table:table-cell office:value-type="float" office:value="568.438" calcext:value-type="float">
            <text:p>568.43800000000</text:p>
          </table:table-cell>
          <table:table-cell table:style-name="ce3" office:value-type="string" calcext:value-type="string">
            <text:p>401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Es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Esche</text:p>
          </table:table-cell>
          <table:table-cell office:value-type="float" office:value="206" calcext:value-type="float">
            <text:p>206.00000000000</text:p>
          </table:table-cell>
          <table:table-cell office:value-type="float" office:value="65.57183655" calcext:value-type="float">
            <text:p>65.57183655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321" calcext:value-type="float">
            <text:p>321</text:p>
          </table:table-cell>
          <table:table-cell office:value-type="float" office:value="631810.293" calcext:value-type="float">
            <text:p>631810.29300000000</text:p>
          </table:table-cell>
          <table:table-cell office:value-type="float" office:value="5407561.222" calcext:value-type="float">
            <text:p>5407561.22200000000</text:p>
          </table:table-cell>
          <table:table-cell office:value-type="float" office:value="562.458" calcext:value-type="float">
            <text:p>562.45800000000</text:p>
          </table:table-cell>
          <table:table-cell office:value-type="float" office:value="48.8070526712" calcext:value-type="float">
            <text:p>48.80705267120</text:p>
          </table:table-cell>
          <table:table-cell office:value-type="float" office:value="10.7952166095" calcext:value-type="float">
            <text:p>10.79521660950</text:p>
          </table:table-cell>
          <table:table-cell office:value-type="float" office:value="562.458" calcext:value-type="float">
            <text:p>562.45800000000</text:p>
          </table:table-cell>
          <table:table-cell table:style-name="ce3" office:value-type="string" calcext:value-type="string">
            <text:p>402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Es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Esche</text:p>
          </table:table-cell>
          <table:table-cell office:value-type="float" office:value="13" calcext:value-type="float">
            <text:p>13.00000000000</text:p>
          </table:table-cell>
          <table:table-cell office:value-type="float" office:value="4.13802852" calcext:value-type="float">
            <text:p>4.13802852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322" calcext:value-type="float">
            <text:p>322</text:p>
          </table:table-cell>
          <table:table-cell office:value-type="float" office:value="631808.991" calcext:value-type="float">
            <text:p>631808.99100000000</text:p>
          </table:table-cell>
          <table:table-cell office:value-type="float" office:value="5407557.521" calcext:value-type="float">
            <text:p>5407557.52100000000</text:p>
          </table:table-cell>
          <table:table-cell office:value-type="float" office:value="566.705" calcext:value-type="float">
            <text:p>566.70500000000</text:p>
          </table:table-cell>
          <table:table-cell office:value-type="float" office:value="48.8070196702" calcext:value-type="float">
            <text:p>48.80701967020</text:p>
          </table:table-cell>
          <table:table-cell office:value-type="float" office:value="10.7951976987" calcext:value-type="float">
            <text:p>10.79519769870</text:p>
          </table:table-cell>
          <table:table-cell office:value-type="float" office:value="566.705" calcext:value-type="float">
            <text:p>566.70500000000</text:p>
          </table:table-cell>
          <table:table-cell table:style-name="ce3" office:value-type="string" calcext:value-type="string">
            <text:p>403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Es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Esche</text:p>
          </table:table-cell>
          <table:table-cell office:value-type="float" office:value="131" calcext:value-type="float">
            <text:p>131.00000000000</text:p>
          </table:table-cell>
          <table:table-cell office:value-type="float" office:value="41.69859508" calcext:value-type="float">
            <text:p>41.69859508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323" calcext:value-type="float">
            <text:p>323</text:p>
          </table:table-cell>
          <table:table-cell office:value-type="float" office:value="631806.245" calcext:value-type="float">
            <text:p>631806.24500000000</text:p>
          </table:table-cell>
          <table:table-cell office:value-type="float" office:value="5407549.948" calcext:value-type="float">
            <text:p>5407549.94800000000</text:p>
          </table:table-cell>
          <table:table-cell office:value-type="float" office:value="572.613" calcext:value-type="float">
            <text:p>572.61300000000</text:p>
          </table:table-cell>
          <table:table-cell office:value-type="float" office:value="48.8069521527" calcext:value-type="float">
            <text:p>48.80695215270</text:p>
          </table:table-cell>
          <table:table-cell office:value-type="float" office:value="10.7951578958" calcext:value-type="float">
            <text:p>10.79515789580</text:p>
          </table:table-cell>
          <table:table-cell office:value-type="float" office:value="572.613" calcext:value-type="float">
            <text:p>572.61300000000</text:p>
          </table:table-cell>
          <table:table-cell table:style-name="ce3" office:value-type="string" calcext:value-type="string">
            <text:p>404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Es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Esche</text:p>
          </table:table-cell>
          <table:table-cell office:value-type="float" office:value="33" calcext:value-type="float">
            <text:p>33.00000000000</text:p>
          </table:table-cell>
          <table:table-cell office:value-type="float" office:value="10.50422624" calcext:value-type="float">
            <text:p>10.50422624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324" calcext:value-type="float">
            <text:p>324</text:p>
          </table:table-cell>
          <table:table-cell office:value-type="float" office:value="631806.649" calcext:value-type="float">
            <text:p>631806.64900000000</text:p>
          </table:table-cell>
          <table:table-cell office:value-type="float" office:value="5407549.45" calcext:value-type="float">
            <text:p>5407549.45000000000</text:p>
          </table:table-cell>
          <table:table-cell office:value-type="float" office:value="570.13" calcext:value-type="float">
            <text:p>570.13000000000</text:p>
          </table:table-cell>
          <table:table-cell office:value-type="float" office:value="48.8069475963" calcext:value-type="float">
            <text:p>48.80694759630</text:p>
          </table:table-cell>
          <table:table-cell office:value-type="float" office:value="10.7951632343" calcext:value-type="float">
            <text:p>10.79516323430</text:p>
          </table:table-cell>
          <table:table-cell office:value-type="float" office:value="570.13" calcext:value-type="float">
            <text:p>570.13000000000</text:p>
          </table:table-cell>
          <table:table-cell table:style-name="ce3" office:value-type="string" calcext:value-type="string">
            <text:p>406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Es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Esche</text:p>
          </table:table-cell>
          <table:table-cell office:value-type="float" office:value="15" calcext:value-type="float">
            <text:p>15.00000000000</text:p>
          </table:table-cell>
          <table:table-cell office:value-type="float" office:value="4.774648292" calcext:value-type="float">
            <text:p>4.77464829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325" calcext:value-type="float">
            <text:p>325</text:p>
          </table:table-cell>
          <table:table-cell office:value-type="float" office:value="631807.783" calcext:value-type="float">
            <text:p>631807.78300000000</text:p>
          </table:table-cell>
          <table:table-cell office:value-type="float" office:value="5407546.65" calcext:value-type="float">
            <text:p>5407546.65000000000</text:p>
          </table:table-cell>
          <table:table-cell office:value-type="float" office:value="573.529" calcext:value-type="float">
            <text:p>573.52900000000</text:p>
          </table:table-cell>
          <table:table-cell office:value-type="float" office:value="48.806922176" calcext:value-type="float">
            <text:p>48.80692217600</text:p>
          </table:table-cell>
          <table:table-cell office:value-type="float" office:value="10.7951777697" calcext:value-type="float">
            <text:p>10.79517776970</text:p>
          </table:table-cell>
          <table:table-cell office:value-type="float" office:value="573.529" calcext:value-type="float">
            <text:p>573.52900000000</text:p>
          </table:table-cell>
          <table:table-cell table:style-name="ce3" office:value-type="string" calcext:value-type="string">
            <text:p>405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Es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Esche</text:p>
          </table:table-cell>
          <table:table-cell office:value-type="float" office:value="194" calcext:value-type="float">
            <text:p>194.00000000000</text:p>
          </table:table-cell>
          <table:table-cell office:value-type="float" office:value="61.75211791" calcext:value-type="float">
            <text:p>61.75211791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326" calcext:value-type="float">
            <text:p>326</text:p>
          </table:table-cell>
          <table:table-cell office:value-type="float" office:value="631804.718" calcext:value-type="float">
            <text:p>631804.71800000000</text:p>
          </table:table-cell>
          <table:table-cell office:value-type="float" office:value="5407549.85" calcext:value-type="float">
            <text:p>5407549.85000000000</text:p>
          </table:table-cell>
          <table:table-cell office:value-type="float" office:value="566.792" calcext:value-type="float">
            <text:p>566.79200000000</text:p>
          </table:table-cell>
          <table:table-cell office:value-type="float" office:value="48.8069515965" calcext:value-type="float">
            <text:p>48.80695159650</text:p>
          </table:table-cell>
          <table:table-cell office:value-type="float" office:value="10.7951370698" calcext:value-type="float">
            <text:p>10.79513706980</text:p>
          </table:table-cell>
          <table:table-cell office:value-type="float" office:value="566.792" calcext:value-type="float">
            <text:p>566.79200000000</text:p>
          </table:table-cell>
          <table:table-cell table:style-name="ce3" office:value-type="string" calcext:value-type="string">
            <text:p>407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Es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Esche</text:p>
          </table:table-cell>
          <table:table-cell office:value-type="float" office:value="33" calcext:value-type="float">
            <text:p>33.00000000000</text:p>
          </table:table-cell>
          <table:table-cell office:value-type="float" office:value="10.50422624" calcext:value-type="float">
            <text:p>10.50422624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327" calcext:value-type="float">
            <text:p>327</text:p>
          </table:table-cell>
          <table:table-cell office:value-type="float" office:value="631803.934" calcext:value-type="float">
            <text:p>631803.93400000000</text:p>
          </table:table-cell>
          <table:table-cell office:value-type="float" office:value="5407545.502" calcext:value-type="float">
            <text:p>5407545.50200000000</text:p>
          </table:table-cell>
          <table:table-cell office:value-type="float" office:value="568.24" calcext:value-type="float">
            <text:p>568.24000000000</text:p>
          </table:table-cell>
          <table:table-cell office:value-type="float" office:value="48.8069126697" calcext:value-type="float">
            <text:p>48.80691266970</text:p>
          </table:table-cell>
          <table:table-cell office:value-type="float" office:value="10.7951250078" calcext:value-type="float">
            <text:p>10.79512500780</text:p>
          </table:table-cell>
          <table:table-cell office:value-type="float" office:value="568.24" calcext:value-type="float">
            <text:p>568.24000000000</text:p>
          </table:table-cell>
          <table:table-cell table:style-name="ce3" office:value-type="string" calcext:value-type="string">
            <text:p>408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Es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Esche</text:p>
          </table:table-cell>
          <table:table-cell office:value-type="float" office:value="32" calcext:value-type="float">
            <text:p>32.00000000000</text:p>
          </table:table-cell>
          <table:table-cell office:value-type="float" office:value="10.18591636" calcext:value-type="float">
            <text:p>10.18591636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328" calcext:value-type="float">
            <text:p>328</text:p>
          </table:table-cell>
          <table:table-cell office:value-type="float" office:value="631804.701" calcext:value-type="float">
            <text:p>631804.70100000000</text:p>
          </table:table-cell>
          <table:table-cell office:value-type="float" office:value="5407545.016" calcext:value-type="float">
            <text:p>5407545.01600000000</text:p>
          </table:table-cell>
          <table:table-cell office:value-type="float" office:value="570.55" calcext:value-type="float">
            <text:p>570.55000000000</text:p>
          </table:table-cell>
          <table:table-cell office:value-type="float" office:value="48.806908137" calcext:value-type="float">
            <text:p>48.80690813700</text:p>
          </table:table-cell>
          <table:table-cell office:value-type="float" office:value="10.7951352845" calcext:value-type="float">
            <text:p>10.79513528450</text:p>
          </table:table-cell>
          <table:table-cell office:value-type="float" office:value="570.55" calcext:value-type="float">
            <text:p>570.55000000000</text:p>
          </table:table-cell>
          <table:table-cell table:style-name="ce3" office:value-type="string" calcext:value-type="string">
            <text:p>409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Es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Esche</text:p>
          </table:table-cell>
          <table:table-cell office:value-type="float" office:value="17" calcext:value-type="float">
            <text:p>17.00000000000</text:p>
          </table:table-cell>
          <table:table-cell office:value-type="float" office:value="5.411268064" calcext:value-type="float">
            <text:p>5.411268064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329" calcext:value-type="float">
            <text:p>329</text:p>
          </table:table-cell>
          <table:table-cell office:value-type="float" office:value="631801.865" calcext:value-type="float">
            <text:p>631801.86500000000</text:p>
          </table:table-cell>
          <table:table-cell office:value-type="float" office:value="5407550.463" calcext:value-type="float">
            <text:p>5407550.46300000000</text:p>
          </table:table-cell>
          <table:table-cell office:value-type="float" office:value="569.971" calcext:value-type="float">
            <text:p>569.97100000000</text:p>
          </table:table-cell>
          <table:table-cell office:value-type="float" office:value="48.8069577173" calcext:value-type="float">
            <text:p>48.80695771730</text:p>
          </table:table-cell>
          <table:table-cell office:value-type="float" office:value="10.795098434" calcext:value-type="float">
            <text:p>10.79509843400</text:p>
          </table:table-cell>
          <table:table-cell office:value-type="float" office:value="569.971" calcext:value-type="float">
            <text:p>569.97100000000</text:p>
          </table:table-cell>
          <table:table-cell table:style-name="ce3" office:value-type="string" calcext:value-type="string">
            <text:p>410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Es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Esche</text:p>
          </table:table-cell>
          <table:table-cell office:value-type="float" office:value="16" calcext:value-type="float">
            <text:p>16.00000000000</text:p>
          </table:table-cell>
          <table:table-cell office:value-type="float" office:value="5.092958178" calcext:value-type="float">
            <text:p>5.092958178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330" calcext:value-type="float">
            <text:p>330</text:p>
          </table:table-cell>
          <table:table-cell office:value-type="float" office:value="631801.522" calcext:value-type="float">
            <text:p>631801.52200000000</text:p>
          </table:table-cell>
          <table:table-cell office:value-type="float" office:value="5407548.109" calcext:value-type="float">
            <text:p>5407548.10900000000</text:p>
          </table:table-cell>
          <table:table-cell office:value-type="float" office:value="568.802" calcext:value-type="float">
            <text:p>568.80200000000</text:p>
          </table:table-cell>
          <table:table-cell office:value-type="float" office:value="48.8069366193" calcext:value-type="float">
            <text:p>48.80693661930</text:p>
          </table:table-cell>
          <table:table-cell office:value-type="float" office:value="10.7950930122" calcext:value-type="float">
            <text:p>10.79509301220</text:p>
          </table:table-cell>
          <table:table-cell office:value-type="float" office:value="568.802" calcext:value-type="float">
            <text:p>568.80200000000</text:p>
          </table:table-cell>
          <table:table-cell table:style-name="ce3" office:value-type="string" calcext:value-type="string">
            <text:p>411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Es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Esche</text:p>
          </table:table-cell>
          <table:table-cell office:value-type="float" office:value="27" calcext:value-type="float">
            <text:p>27.00000000000</text:p>
          </table:table-cell>
          <table:table-cell office:value-type="float" office:value="8.594366926" calcext:value-type="float">
            <text:p>8.594366926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331" calcext:value-type="float">
            <text:p>331</text:p>
          </table:table-cell>
          <table:table-cell office:value-type="float" office:value="631801.713" calcext:value-type="float">
            <text:p>631801.71300000000</text:p>
          </table:table-cell>
          <table:table-cell office:value-type="float" office:value="5407545.412" calcext:value-type="float">
            <text:p>5407545.41200000000</text:p>
          </table:table-cell>
          <table:table-cell office:value-type="float" office:value="567.216" calcext:value-type="float">
            <text:p>567.21600000000</text:p>
          </table:table-cell>
          <table:table-cell office:value-type="float" office:value="48.8069123278" calcext:value-type="float">
            <text:p>48.80691232780</text:p>
          </table:table-cell>
          <table:table-cell office:value-type="float" office:value="10.7950947418" calcext:value-type="float">
            <text:p>10.79509474180</text:p>
          </table:table-cell>
          <table:table-cell office:value-type="float" office:value="567.216" calcext:value-type="float">
            <text:p>567.21600000000</text:p>
          </table:table-cell>
          <table:table-cell table:style-name="ce3" office:value-type="string" calcext:value-type="string">
            <text:p>412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Es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Esche</text:p>
          </table:table-cell>
          <table:table-cell office:value-type="float" office:value="20" calcext:value-type="float">
            <text:p>20.00000000000</text:p>
          </table:table-cell>
          <table:table-cell office:value-type="float" office:value="6.366197723" calcext:value-type="float">
            <text:p>6.366197723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332" calcext:value-type="float">
            <text:p>332</text:p>
          </table:table-cell>
          <table:table-cell office:value-type="float" office:value="631800.084" calcext:value-type="float">
            <text:p>631800.08400000000</text:p>
          </table:table-cell>
          <table:table-cell office:value-type="float" office:value="5407543.357" calcext:value-type="float">
            <text:p>5407543.35700000000</text:p>
          </table:table-cell>
          <table:table-cell office:value-type="float" office:value="569.834" calcext:value-type="float">
            <text:p>569.83400000000</text:p>
          </table:table-cell>
          <table:table-cell office:value-type="float" office:value="48.806894203" calcext:value-type="float">
            <text:p>48.80689420300</text:p>
          </table:table-cell>
          <table:table-cell office:value-type="float" office:value="10.7950719137" calcext:value-type="float">
            <text:p>10.79507191370</text:p>
          </table:table-cell>
          <table:table-cell office:value-type="float" office:value="569.834" calcext:value-type="float">
            <text:p>569.83400000000</text:p>
          </table:table-cell>
          <table:table-cell table:style-name="ce3" office:value-type="string" calcext:value-type="string">
            <text:p>413</text:p>
          </table:table-cell>
          <table:table-cell office:value-type="float" office:value="413" calcext:value-type="float">
            <text:p>413</text:p>
          </table:table-cell>
          <table:table-cell office:value-type="string" calcext:value-type="string">
            <text:p>Es</text:p>
          </table:table-cell>
          <table:table-cell office:value-type="float" office:value="413" calcext:value-type="float">
            <text:p>413</text:p>
          </table:table-cell>
          <table:table-cell office:value-type="string" calcext:value-type="string">
            <text:p>Esche</text:p>
          </table:table-cell>
          <table:table-cell office:value-type="float" office:value="160" calcext:value-type="float">
            <text:p>160.00000000000</text:p>
          </table:table-cell>
          <table:table-cell office:value-type="float" office:value="50.92958178" calcext:value-type="float">
            <text:p>50.92958178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333" calcext:value-type="float">
            <text:p>333</text:p>
          </table:table-cell>
          <table:table-cell office:value-type="float" office:value="631796.227" calcext:value-type="float">
            <text:p>631796.22700000000</text:p>
          </table:table-cell>
          <table:table-cell office:value-type="float" office:value="5407539.841" calcext:value-type="float">
            <text:p>5407539.84100000000</text:p>
          </table:table-cell>
          <table:table-cell office:value-type="float" office:value="567.055" calcext:value-type="float">
            <text:p>567.05500000000</text:p>
          </table:table-cell>
          <table:table-cell office:value-type="float" office:value="48.8068634015" calcext:value-type="float">
            <text:p>48.80686340150</text:p>
          </table:table-cell>
          <table:table-cell office:value-type="float" office:value="10.7950182772" calcext:value-type="float">
            <text:p>10.79501827720</text:p>
          </table:table-cell>
          <table:table-cell office:value-type="float" office:value="567.055" calcext:value-type="float">
            <text:p>567.05500000000</text:p>
          </table:table-cell>
          <table:table-cell table:style-name="ce3" office:value-type="string" calcext:value-type="string">
            <text:p>414</text:p>
          </table:table-cell>
          <table:table-cell office:value-type="float" office:value="414" calcext:value-type="float">
            <text:p>414</text:p>
          </table:table-cell>
          <table:table-cell office:value-type="string" calcext:value-type="string">
            <text:p>Es</text:p>
          </table:table-cell>
          <table:table-cell office:value-type="float" office:value="414" calcext:value-type="float">
            <text:p>414</text:p>
          </table:table-cell>
          <table:table-cell office:value-type="string" calcext:value-type="string">
            <text:p>Esche</text:p>
          </table:table-cell>
          <table:table-cell office:value-type="float" office:value="26" calcext:value-type="float">
            <text:p>26.00000000000</text:p>
          </table:table-cell>
          <table:table-cell office:value-type="float" office:value="8.27605704" calcext:value-type="float">
            <text:p>8.27605704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334" calcext:value-type="float">
            <text:p>334</text:p>
          </table:table-cell>
          <table:table-cell office:value-type="float" office:value="631795.107" calcext:value-type="float">
            <text:p>631795.10700000000</text:p>
          </table:table-cell>
          <table:table-cell office:value-type="float" office:value="5407537.122" calcext:value-type="float">
            <text:p>5407537.12200000000</text:p>
          </table:table-cell>
          <table:table-cell office:value-type="float" office:value="565.784" calcext:value-type="float">
            <text:p>565.78400000000</text:p>
          </table:table-cell>
          <table:table-cell office:value-type="float" office:value="48.8068391882" calcext:value-type="float">
            <text:p>48.80683918820</text:p>
          </table:table-cell>
          <table:table-cell office:value-type="float" office:value="10.7950021567" calcext:value-type="float">
            <text:p>10.79500215670</text:p>
          </table:table-cell>
          <table:table-cell office:value-type="float" office:value="565.784" calcext:value-type="float">
            <text:p>565.78400000000</text:p>
          </table:table-cell>
          <table:table-cell table:style-name="ce3" office:value-type="string" calcext:value-type="string">
            <text:p>415</text:p>
          </table:table-cell>
          <table:table-cell office:value-type="float" office:value="415" calcext:value-type="float">
            <text:p>415</text:p>
          </table:table-cell>
          <table:table-cell office:value-type="string" calcext:value-type="string">
            <text:p>Es</text:p>
          </table:table-cell>
          <table:table-cell office:value-type="float" office:value="415" calcext:value-type="float">
            <text:p>415</text:p>
          </table:table-cell>
          <table:table-cell office:value-type="string" calcext:value-type="string">
            <text:p>Esche</text:p>
          </table:table-cell>
          <table:table-cell office:value-type="float" office:value="155" calcext:value-type="float">
            <text:p>155.00000000000</text:p>
          </table:table-cell>
          <table:table-cell office:value-type="float" office:value="49.33803235" calcext:value-type="float">
            <text:p>49.33803235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335" calcext:value-type="float">
            <text:p>335</text:p>
          </table:table-cell>
          <table:table-cell office:value-type="float" office:value="631795.326" calcext:value-type="float">
            <text:p>631795.32600000000</text:p>
          </table:table-cell>
          <table:table-cell office:value-type="float" office:value="5407540.307" calcext:value-type="float">
            <text:p>5407540.30700000000</text:p>
          </table:table-cell>
          <table:table-cell office:value-type="float" office:value="567.845" calcext:value-type="float">
            <text:p>567.84500000000</text:p>
          </table:table-cell>
          <table:table-cell office:value-type="float" office:value="48.8068677813" calcext:value-type="float">
            <text:p>48.80686778130</text:p>
          </table:table-cell>
          <table:table-cell office:value-type="float" office:value="10.7950061572" calcext:value-type="float">
            <text:p>10.79500615720</text:p>
          </table:table-cell>
          <table:table-cell office:value-type="float" office:value="567.845" calcext:value-type="float">
            <text:p>567.84500000000</text:p>
          </table:table-cell>
          <table:table-cell table:style-name="ce3" office:value-type="string" calcext:value-type="string">
            <text:p>416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Es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Esche</text:p>
          </table:table-cell>
          <table:table-cell office:value-type="float" office:value="36" calcext:value-type="float">
            <text:p>36.00000000000</text:p>
          </table:table-cell>
          <table:table-cell office:value-type="float" office:value="11.4591559" calcext:value-type="float">
            <text:p>11.45915590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336" calcext:value-type="float">
            <text:p>336</text:p>
          </table:table-cell>
          <table:table-cell office:value-type="float" office:value="631788.66" calcext:value-type="float">
            <text:p>631788.66000000000</text:p>
          </table:table-cell>
          <table:table-cell office:value-type="float" office:value="5407535.655" calcext:value-type="float">
            <text:p>5407535.65500000000</text:p>
          </table:table-cell>
          <table:table-cell office:value-type="float" office:value="568.827" calcext:value-type="float">
            <text:p>568.82700000000</text:p>
          </table:table-cell>
          <table:table-cell office:value-type="float" office:value="48.8068273688" calcext:value-type="float">
            <text:p>48.80682736880</text:p>
          </table:table-cell>
          <table:table-cell office:value-type="float" office:value="10.7949139298" calcext:value-type="float">
            <text:p>10.79491392980</text:p>
          </table:table-cell>
          <table:table-cell office:value-type="float" office:value="568.827" calcext:value-type="float">
            <text:p>568.82700000000</text:p>
          </table:table-cell>
          <table:table-cell table:style-name="ce3" office:value-type="string" calcext:value-type="string">
            <text:p>417</text:p>
          </table:table-cell>
          <table:table-cell office:value-type="float" office:value="417" calcext:value-type="float">
            <text:p>417</text:p>
          </table:table-cell>
          <table:table-cell office:value-type="string" calcext:value-type="string">
            <text:p>Es</text:p>
          </table:table-cell>
          <table:table-cell office:value-type="float" office:value="417" calcext:value-type="float">
            <text:p>417</text:p>
          </table:table-cell>
          <table:table-cell office:value-type="string" calcext:value-type="string">
            <text:p>Esche</text:p>
          </table:table-cell>
          <table:table-cell office:value-type="float" office:value="37" calcext:value-type="float">
            <text:p>37.00000000000</text:p>
          </table:table-cell>
          <table:table-cell office:value-type="float" office:value="11.77746579" calcext:value-type="float">
            <text:p>11.77746579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337" calcext:value-type="float">
            <text:p>337</text:p>
          </table:table-cell>
          <table:table-cell office:value-type="float" office:value="631791.724" calcext:value-type="float">
            <text:p>631791.72400000000</text:p>
          </table:table-cell>
          <table:table-cell office:value-type="float" office:value="5407538.661" calcext:value-type="float">
            <text:p>5407538.66100000000</text:p>
          </table:table-cell>
          <table:table-cell office:value-type="float" office:value="569.557" calcext:value-type="float">
            <text:p>569.55700000000</text:p>
          </table:table-cell>
          <table:table-cell office:value-type="float" office:value="48.8068537435" calcext:value-type="float">
            <text:p>48.80685374350</text:p>
          </table:table-cell>
          <table:table-cell office:value-type="float" office:value="10.7949565973" calcext:value-type="float">
            <text:p>10.79495659730</text:p>
          </table:table-cell>
          <table:table-cell office:value-type="float" office:value="569.557" calcext:value-type="float">
            <text:p>569.55700000000</text:p>
          </table:table-cell>
          <table:table-cell table:style-name="ce3" office:value-type="string" calcext:value-type="string">
            <text:p>418</text:p>
          </table:table-cell>
          <table:table-cell office:value-type="float" office:value="418" calcext:value-type="float">
            <text:p>418</text:p>
          </table:table-cell>
          <table:table-cell office:value-type="string" calcext:value-type="string">
            <text:p>Es</text:p>
          </table:table-cell>
          <table:table-cell office:value-type="float" office:value="418" calcext:value-type="float">
            <text:p>418</text:p>
          </table:table-cell>
          <table:table-cell office:value-type="string" calcext:value-type="string">
            <text:p>Esche</text:p>
          </table:table-cell>
          <table:table-cell office:value-type="float" office:value="42" calcext:value-type="float">
            <text:p>42.00000000000</text:p>
          </table:table-cell>
          <table:table-cell office:value-type="float" office:value="13.36901522" calcext:value-type="float">
            <text:p>13.36901522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338" calcext:value-type="float">
            <text:p>338</text:p>
          </table:table-cell>
          <table:table-cell office:value-type="float" office:value="631785.497" calcext:value-type="float">
            <text:p>631785.49700000000</text:p>
          </table:table-cell>
          <table:table-cell office:value-type="float" office:value="5407536.563" calcext:value-type="float">
            <text:p>5407536.56300000000</text:p>
          </table:table-cell>
          <table:table-cell office:value-type="float" office:value="570.488" calcext:value-type="float">
            <text:p>570.48800000000</text:p>
          </table:table-cell>
          <table:table-cell office:value-type="float" office:value="48.8068362082" calcext:value-type="float">
            <text:p>48.80683620820</text:p>
          </table:table-cell>
          <table:table-cell office:value-type="float" office:value="10.7948711608" calcext:value-type="float">
            <text:p>10.79487116080</text:p>
          </table:table-cell>
          <table:table-cell office:value-type="float" office:value="570.488" calcext:value-type="float">
            <text:p>570.48800000000</text:p>
          </table:table-cell>
          <table:table-cell table:style-name="ce3" office:value-type="string" calcext:value-type="string">
            <text:p>419</text:p>
          </table:table-cell>
          <table:table-cell office:value-type="float" office:value="419" calcext:value-type="float">
            <text:p>419</text:p>
          </table:table-cell>
          <table:table-cell office:value-type="string" calcext:value-type="string">
            <text:p>Es</text:p>
          </table:table-cell>
          <table:table-cell office:value-type="float" office:value="419" calcext:value-type="float">
            <text:p>419</text:p>
          </table:table-cell>
          <table:table-cell office:value-type="string" calcext:value-type="string">
            <text:p>Esche</text:p>
          </table:table-cell>
          <table:table-cell office:value-type="float" office:value="118.5" calcext:value-type="float">
            <text:p>118.50000000000</text:p>
          </table:table-cell>
          <table:table-cell office:value-type="float" office:value="37.71972151" calcext:value-type="float">
            <text:p>37.71972151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339" calcext:value-type="float">
            <text:p>339</text:p>
          </table:table-cell>
          <table:table-cell office:value-type="float" office:value="631788.461" calcext:value-type="float">
            <text:p>631788.46100000000</text:p>
          </table:table-cell>
          <table:table-cell office:value-type="float" office:value="5407546.791" calcext:value-type="float">
            <text:p>5407546.79100000000</text:p>
          </table:table-cell>
          <table:table-cell office:value-type="float" office:value="568.055" calcext:value-type="float">
            <text:p>568.05500000000</text:p>
          </table:table-cell>
          <table:table-cell office:value-type="float" office:value="48.8069275407" calcext:value-type="float">
            <text:p>48.80692754070</text:p>
          </table:table-cell>
          <table:table-cell office:value-type="float" office:value="10.7949147842" calcext:value-type="float">
            <text:p>10.79491478420</text:p>
          </table:table-cell>
          <table:table-cell office:value-type="float" office:value="568.055" calcext:value-type="float">
            <text:p>568.05500000000</text:p>
          </table:table-cell>
          <table:table-cell table:style-name="ce3" office:value-type="string" calcext:value-type="string">
            <text:p>420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Es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Esche</text:p>
          </table:table-cell>
          <table:table-cell office:value-type="float" office:value="168" calcext:value-type="float">
            <text:p>168.00000000000</text:p>
          </table:table-cell>
          <table:table-cell office:value-type="float" office:value="53.47606087" calcext:value-type="float">
            <text:p>53.4760608700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341" calcext:value-type="float">
            <text:p>341</text:p>
          </table:table-cell>
          <table:table-cell office:value-type="float" office:value="631793.084" calcext:value-type="float">
            <text:p>631793.08400000000</text:p>
          </table:table-cell>
          <table:table-cell office:value-type="float" office:value="5407547.802" calcext:value-type="float">
            <text:p>5407547.80200000000</text:p>
          </table:table-cell>
          <table:table-cell office:value-type="float" office:value="568.889" calcext:value-type="float">
            <text:p>568.88900000000</text:p>
          </table:table-cell>
          <table:table-cell office:value-type="float" office:value="48.8069356478" calcext:value-type="float">
            <text:p>48.80693564780</text:p>
          </table:table-cell>
          <table:table-cell office:value-type="float" office:value="10.7949780395" calcext:value-type="float">
            <text:p>10.79497803950</text:p>
          </table:table-cell>
          <table:table-cell office:value-type="float" office:value="568.889" calcext:value-type="float">
            <text:p>568.88900000000</text:p>
          </table:table-cell>
          <table:table-cell table:style-name="ce3" office:value-type="string" calcext:value-type="string">
            <text:p>422</text:p>
          </table:table-cell>
          <table:table-cell office:value-type="float" office:value="422" calcext:value-type="float">
            <text:p>422</text:p>
          </table:table-cell>
          <table:table-cell office:value-type="string" calcext:value-type="string">
            <text:p>Es</text:p>
          </table:table-cell>
          <table:table-cell office:value-type="float" office:value="422" calcext:value-type="float">
            <text:p>422</text:p>
          </table:table-cell>
          <table:table-cell office:value-type="string" calcext:value-type="string">
            <text:p>Esche</text:p>
          </table:table-cell>
          <table:table-cell office:value-type="float" office:value="179" calcext:value-type="float">
            <text:p>179.00000000000</text:p>
          </table:table-cell>
          <table:table-cell office:value-type="float" office:value="56.97746962" calcext:value-type="float">
            <text:p>56.9774696200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343" calcext:value-type="float">
            <text:p>343</text:p>
          </table:table-cell>
          <table:table-cell office:value-type="float" office:value="631795.055" calcext:value-type="float">
            <text:p>631795.05500000000</text:p>
          </table:table-cell>
          <table:table-cell office:value-type="float" office:value="5407543.978" calcext:value-type="float">
            <text:p>5407543.97800000000</text:p>
          </table:table-cell>
          <table:table-cell office:value-type="float" office:value="569.126" calcext:value-type="float">
            <text:p>569.12600000000</text:p>
          </table:table-cell>
          <table:table-cell office:value-type="float" office:value="48.8069008503" calcext:value-type="float">
            <text:p>48.80690085030</text:p>
          </table:table-cell>
          <table:table-cell office:value-type="float" office:value="10.7950036458" calcext:value-type="float">
            <text:p>10.79500364580</text:p>
          </table:table-cell>
          <table:table-cell office:value-type="float" office:value="569.126" calcext:value-type="float">
            <text:p>569.12600000000</text:p>
          </table:table-cell>
          <table:table-cell table:style-name="ce3" office:value-type="string" calcext:value-type="string">
            <text:p>424</text:p>
          </table:table-cell>
          <table:table-cell office:value-type="float" office:value="424" calcext:value-type="float">
            <text:p>424</text:p>
          </table:table-cell>
          <table:table-cell office:value-type="string" calcext:value-type="string">
            <text:p>Es</text:p>
          </table:table-cell>
          <table:table-cell office:value-type="float" office:value="424" calcext:value-type="float">
            <text:p>424</text:p>
          </table:table-cell>
          <table:table-cell office:value-type="string" calcext:value-type="string">
            <text:p>Esche</text:p>
          </table:table-cell>
          <table:table-cell office:value-type="float" office:value="20" calcext:value-type="float">
            <text:p>20.00000000000</text:p>
          </table:table-cell>
          <table:table-cell office:value-type="float" office:value="6.366197723" calcext:value-type="float">
            <text:p>6.366197723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344" calcext:value-type="float">
            <text:p>344</text:p>
          </table:table-cell>
          <table:table-cell office:value-type="float" office:value="631796.153" calcext:value-type="float">
            <text:p>631796.15300000000</text:p>
          </table:table-cell>
          <table:table-cell office:value-type="float" office:value="5407545.745" calcext:value-type="float">
            <text:p>5407545.74500000000</text:p>
          </table:table-cell>
          <table:table-cell office:value-type="float" office:value="568.439" calcext:value-type="float">
            <text:p>568.43900000000</text:p>
          </table:table-cell>
          <table:table-cell office:value-type="float" office:value="48.8069165042" calcext:value-type="float">
            <text:p>48.80691650420</text:p>
          </table:table-cell>
          <table:table-cell office:value-type="float" office:value="10.7950191623" calcext:value-type="float">
            <text:p>10.79501916230</text:p>
          </table:table-cell>
          <table:table-cell office:value-type="float" office:value="568.439" calcext:value-type="float">
            <text:p>568.43900000000</text:p>
          </table:table-cell>
          <table:table-cell table:style-name="ce3" office:value-type="string" calcext:value-type="string">
            <text:p>425</text:p>
          </table:table-cell>
          <table:table-cell office:value-type="float" office:value="425" calcext:value-type="float">
            <text:p>425</text:p>
          </table:table-cell>
          <table:table-cell office:value-type="string" calcext:value-type="string">
            <text:p>Es</text:p>
          </table:table-cell>
          <table:table-cell office:value-type="float" office:value="425" calcext:value-type="float">
            <text:p>425</text:p>
          </table:table-cell>
          <table:table-cell office:value-type="string" calcext:value-type="string">
            <text:p>Esche</text:p>
          </table:table-cell>
          <table:table-cell office:value-type="float" office:value="37" calcext:value-type="float">
            <text:p>37.00000000000</text:p>
          </table:table-cell>
          <table:table-cell office:value-type="float" office:value="11.77746579" calcext:value-type="float">
            <text:p>11.77746579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345" calcext:value-type="float">
            <text:p>345</text:p>
          </table:table-cell>
          <table:table-cell office:value-type="float" office:value="631796.871" calcext:value-type="float">
            <text:p>631796.87100000000</text:p>
          </table:table-cell>
          <table:table-cell office:value-type="float" office:value="5407549.243" calcext:value-type="float">
            <text:p>5407549.24300000000</text:p>
          </table:table-cell>
          <table:table-cell office:value-type="float" office:value="568.488" calcext:value-type="float">
            <text:p>568.48800000000</text:p>
          </table:table-cell>
          <table:table-cell office:value-type="float" office:value="48.8069478023" calcext:value-type="float">
            <text:p>48.80694780230</text:p>
          </table:table-cell>
          <table:table-cell office:value-type="float" office:value="10.7950300583" calcext:value-type="float">
            <text:p>10.79503005830</text:p>
          </table:table-cell>
          <table:table-cell office:value-type="float" office:value="568.488" calcext:value-type="float">
            <text:p>568.48800000000</text:p>
          </table:table-cell>
          <table:table-cell table:style-name="ce3" office:value-type="string" calcext:value-type="string">
            <text:p>426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Es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Esche</text:p>
          </table:table-cell>
          <table:table-cell office:value-type="float" office:value="19" calcext:value-type="float">
            <text:p>19.00000000000</text:p>
          </table:table-cell>
          <table:table-cell office:value-type="float" office:value="6.047887837" calcext:value-type="float">
            <text:p>6.047887837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346" calcext:value-type="float">
            <text:p>346</text:p>
          </table:table-cell>
          <table:table-cell office:value-type="float" office:value="631789.582" calcext:value-type="float">
            <text:p>631789.58200000000</text:p>
          </table:table-cell>
          <table:table-cell office:value-type="float" office:value="5407557.855" calcext:value-type="float">
            <text:p>5407557.85500000000</text:p>
          </table:table-cell>
          <table:table-cell office:value-type="float" office:value="571.96" calcext:value-type="float">
            <text:p>571.96000000000</text:p>
          </table:table-cell>
          <table:table-cell office:value-type="float" office:value="48.8070267807" calcext:value-type="float">
            <text:p>48.80702678070</text:p>
          </table:table-cell>
          <table:table-cell office:value-type="float" office:value="10.7949336022" calcext:value-type="float">
            <text:p>10.79493360220</text:p>
          </table:table-cell>
          <table:table-cell office:value-type="float" office:value="571.96" calcext:value-type="float">
            <text:p>571.96000000000</text:p>
          </table:table-cell>
          <table:table-cell table:style-name="ce3" office:value-type="string" calcext:value-type="string">
            <text:p>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sche</text:p>
          </table:table-cell>
          <table:table-cell office:value-type="float" office:value="143.9" calcext:value-type="float">
            <text:p>143.90000000000</text:p>
          </table:table-cell>
          <table:table-cell office:value-type="float" office:value="45.80479262" calcext:value-type="float">
            <text:p>45.80479262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ten aus Winterbonitur 20/21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348" calcext:value-type="float">
            <text:p>348</text:p>
          </table:table-cell>
          <table:table-cell office:value-type="float" office:value="631795.149" calcext:value-type="float">
            <text:p>631795.14900000000</text:p>
          </table:table-cell>
          <table:table-cell office:value-type="float" office:value="5407553.635" calcext:value-type="float">
            <text:p>5407553.63500000000</text:p>
          </table:table-cell>
          <table:table-cell office:value-type="float" office:value="566.484" calcext:value-type="float">
            <text:p>566.48400000000</text:p>
          </table:table-cell>
          <table:table-cell office:value-type="float" office:value="48.8069876573" calcext:value-type="float">
            <text:p>48.80698765730</text:p>
          </table:table-cell>
          <table:table-cell office:value-type="float" office:value="10.7950080327" calcext:value-type="float">
            <text:p>10.79500803270</text:p>
          </table:table-cell>
          <table:table-cell office:value-type="float" office:value="566.484" calcext:value-type="float">
            <text:p>566.48400000000</text:p>
          </table:table-cell>
          <table:table-cell table:style-name="ce3" office:value-type="string" calcext:value-type="string">
            <text:p>429</text:p>
          </table:table-cell>
          <table:table-cell office:value-type="float" office:value="429" calcext:value-type="float">
            <text:p>429</text:p>
          </table:table-cell>
          <table:table-cell office:value-type="string" calcext:value-type="string">
            <text:p>Es</text:p>
          </table:table-cell>
          <table:table-cell office:value-type="float" office:value="429" calcext:value-type="float">
            <text:p>429</text:p>
          </table:table-cell>
          <table:table-cell office:value-type="string" calcext:value-type="string">
            <text:p>Esche</text:p>
          </table:table-cell>
          <table:table-cell office:value-type="float" office:value="144" calcext:value-type="float">
            <text:p>144.00000000000</text:p>
          </table:table-cell>
          <table:table-cell office:value-type="float" office:value="45.8366236" calcext:value-type="float">
            <text:p>45.83662360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349" calcext:value-type="float">
            <text:p>349</text:p>
          </table:table-cell>
          <table:table-cell office:value-type="float" office:value="631788.796" calcext:value-type="float">
            <text:p>631788.79600000000</text:p>
          </table:table-cell>
          <table:table-cell office:value-type="float" office:value="5407558.111" calcext:value-type="float">
            <text:p>5407558.11100000000</text:p>
          </table:table-cell>
          <table:table-cell office:value-type="float" office:value="571.276" calcext:value-type="float">
            <text:p>571.27600000000</text:p>
          </table:table-cell>
          <table:table-cell office:value-type="float" office:value="48.8070292503" calcext:value-type="float">
            <text:p>48.80702925030</text:p>
          </table:table-cell>
          <table:table-cell office:value-type="float" office:value="10.7949229895" calcext:value-type="float">
            <text:p>10.79492298950</text:p>
          </table:table-cell>
          <table:table-cell office:value-type="float" office:value="571.276" calcext:value-type="float">
            <text:p>571.27600000000</text:p>
          </table:table-cell>
          <table:table-cell table:style-name="ce3" office:value-type="string" calcext:value-type="string">
            <text:p>428</text:p>
          </table:table-cell>
          <table:table-cell office:value-type="float" office:value="428" calcext:value-type="float">
            <text:p>428</text:p>
          </table:table-cell>
          <table:table-cell office:value-type="string" calcext:value-type="string">
            <text:p>Es</text:p>
          </table:table-cell>
          <table:table-cell office:value-type="float" office:value="428" calcext:value-type="float">
            <text:p>428</text:p>
          </table:table-cell>
          <table:table-cell office:value-type="string" calcext:value-type="string">
            <text:p>Esche</text:p>
          </table:table-cell>
          <table:table-cell table:number-columns-repeated="2" office:value-type="float" office:value="0" calcext:value-type="float">
            <text:p>0.0000000000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351" calcext:value-type="float">
            <text:p>351</text:p>
          </table:table-cell>
          <table:table-cell office:value-type="float" office:value="631789.69" calcext:value-type="float">
            <text:p>631789.69000000000</text:p>
          </table:table-cell>
          <table:table-cell office:value-type="float" office:value="5407555.331" calcext:value-type="float">
            <text:p>5407555.33100000000</text:p>
          </table:table-cell>
          <table:table-cell office:value-type="float" office:value="562.818" calcext:value-type="float">
            <text:p>562.81800000000</text:p>
          </table:table-cell>
          <table:table-cell office:value-type="float" office:value="48.8070040705" calcext:value-type="float">
            <text:p>48.80700407050</text:p>
          </table:table-cell>
          <table:table-cell office:value-type="float" office:value="10.7949342593" calcext:value-type="float">
            <text:p>10.79493425930</text:p>
          </table:table-cell>
          <table:table-cell office:value-type="float" office:value="562.818" calcext:value-type="float">
            <text:p>562.81800000000</text:p>
          </table:table-cell>
          <table:table-cell table:style-name="ce3" office:value-type="string" calcext:value-type="string">
            <text:p>431</text:p>
          </table:table-cell>
          <table:table-cell office:value-type="float" office:value="431" calcext:value-type="float">
            <text:p>431</text:p>
          </table:table-cell>
          <table:table-cell office:value-type="string" calcext:value-type="string">
            <text:p>Es</text:p>
          </table:table-cell>
          <table:table-cell office:value-type="float" office:value="431" calcext:value-type="float">
            <text:p>431</text:p>
          </table:table-cell>
          <table:table-cell office:value-type="string" calcext:value-type="string">
            <text:p>Esche</text:p>
          </table:table-cell>
          <table:table-cell office:value-type="float" office:value="167" calcext:value-type="float">
            <text:p>167.00000000000</text:p>
          </table:table-cell>
          <table:table-cell office:value-type="float" office:value="53.15775099" calcext:value-type="float">
            <text:p>53.1577509900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53" calcext:value-type="float">
            <text:p>353</text:p>
          </table:table-cell>
          <table:table-cell office:value-type="float" office:value="631787.187" calcext:value-type="float">
            <text:p>631787.18700000000</text:p>
          </table:table-cell>
          <table:table-cell office:value-type="float" office:value="5407561.33" calcext:value-type="float">
            <text:p>5407561.33000000000</text:p>
          </table:table-cell>
          <table:table-cell office:value-type="float" office:value="565.792" calcext:value-type="float">
            <text:p>565.79200000000</text:p>
          </table:table-cell>
          <table:table-cell office:value-type="float" office:value="48.8070585418" calcext:value-type="float">
            <text:p>48.80705854180</text:p>
          </table:table-cell>
          <table:table-cell office:value-type="float" office:value="10.794902118" calcext:value-type="float">
            <text:p>10.79490211800</text:p>
          </table:table-cell>
          <table:table-cell office:value-type="float" office:value="565.792" calcext:value-type="float">
            <text:p>565.79200000000</text:p>
          </table:table-cell>
          <table:table-cell table:style-name="ce3" office:value-type="string" calcext:value-type="string">
            <text:p>433</text:p>
          </table:table-cell>
          <table:table-cell office:value-type="float" office:value="433" calcext:value-type="float">
            <text:p>433</text:p>
          </table:table-cell>
          <table:table-cell office:value-type="string" calcext:value-type="string">
            <text:p>Es</text:p>
          </table:table-cell>
          <table:table-cell office:value-type="float" office:value="433" calcext:value-type="float">
            <text:p>433</text:p>
          </table:table-cell>
          <table:table-cell office:value-type="string" calcext:value-type="string">
            <text:p>Esche</text:p>
          </table:table-cell>
          <table:table-cell office:value-type="float" office:value="11" calcext:value-type="float">
            <text:p>11.00000000000</text:p>
          </table:table-cell>
          <table:table-cell office:value-type="float" office:value="3.501408748" calcext:value-type="float">
            <text:p>3.501408748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354" calcext:value-type="float">
            <text:p>354</text:p>
          </table:table-cell>
          <table:table-cell office:value-type="float" office:value="631790.844" calcext:value-type="float">
            <text:p>631790.84400000000</text:p>
          </table:table-cell>
          <table:table-cell office:value-type="float" office:value="5407562.579" calcext:value-type="float">
            <text:p>5407562.57900000000</text:p>
          </table:table-cell>
          <table:table-cell office:value-type="float" office:value="565.073" calcext:value-type="float">
            <text:p>565.07300000000</text:p>
          </table:table-cell>
          <table:table-cell office:value-type="float" office:value="48.8070689937" calcext:value-type="float">
            <text:p>48.80706899370</text:p>
          </table:table-cell>
          <table:table-cell office:value-type="float" office:value="10.7949523008" calcext:value-type="float">
            <text:p>10.79495230080</text:p>
          </table:table-cell>
          <table:table-cell office:value-type="float" office:value="565.073" calcext:value-type="float">
            <text:p>565.07300000000</text:p>
          </table:table-cell>
          <table:table-cell table:style-name="ce3" office:value-type="string" calcext:value-type="string">
            <text:p>434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Es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Esche</text:p>
          </table:table-cell>
          <table:table-cell office:value-type="float" office:value="27" calcext:value-type="float">
            <text:p>27.00000000000</text:p>
          </table:table-cell>
          <table:table-cell office:value-type="float" office:value="8.594366926" calcext:value-type="float">
            <text:p>8.5943669260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355" calcext:value-type="float">
            <text:p>355</text:p>
          </table:table-cell>
          <table:table-cell office:value-type="float" office:value="631789.297" calcext:value-type="float">
            <text:p>631789.29700000000</text:p>
          </table:table-cell>
          <table:table-cell office:value-type="float" office:value="5407563.586" calcext:value-type="float">
            <text:p>5407563.58600000000</text:p>
          </table:table-cell>
          <table:table-cell office:value-type="float" office:value="572.263" calcext:value-type="float">
            <text:p>572.26300000000</text:p>
          </table:table-cell>
          <table:table-cell office:value-type="float" office:value="48.8070783738" calcext:value-type="float">
            <text:p>48.80707837380</text:p>
          </table:table-cell>
          <table:table-cell office:value-type="float" office:value="10.7949315595" calcext:value-type="float">
            <text:p>10.79493155950</text:p>
          </table:table-cell>
          <table:table-cell office:value-type="float" office:value="572.263" calcext:value-type="float">
            <text:p>572.26300000000</text:p>
          </table:table-cell>
          <table:table-cell table:style-name="ce3" office:value-type="string" calcext:value-type="string">
            <text:p>435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Es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Esche</text:p>
          </table:table-cell>
          <table:table-cell office:value-type="float" office:value="198" calcext:value-type="float">
            <text:p>198.00000000000</text:p>
          </table:table-cell>
          <table:table-cell office:value-type="float" office:value="63.02535746" calcext:value-type="float">
            <text:p>63.02535746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356" calcext:value-type="float">
            <text:p>356</text:p>
          </table:table-cell>
          <table:table-cell office:value-type="float" office:value="631790.68" calcext:value-type="float">
            <text:p>631790.68000000000</text:p>
          </table:table-cell>
          <table:table-cell office:value-type="float" office:value="5407566.791" calcext:value-type="float">
            <text:p>5407566.79100000000</text:p>
          </table:table-cell>
          <table:table-cell office:value-type="float" office:value="568.186" calcext:value-type="float">
            <text:p>568.18600000000</text:p>
          </table:table-cell>
          <table:table-cell office:value-type="float" office:value="48.8071068987" calcext:value-type="float">
            <text:p>48.80710689870</text:p>
          </table:table-cell>
          <table:table-cell office:value-type="float" office:value="10.7949514143" calcext:value-type="float">
            <text:p>10.79495141430</text:p>
          </table:table-cell>
          <table:table-cell office:value-type="float" office:value="568.186" calcext:value-type="float">
            <text:p>568.18600000000</text:p>
          </table:table-cell>
          <table:table-cell table:style-name="ce3" office:value-type="string" calcext:value-type="string">
            <text:p>436</text:p>
          </table:table-cell>
          <table:table-cell office:value-type="float" office:value="436" calcext:value-type="float">
            <text:p>436</text:p>
          </table:table-cell>
          <table:table-cell office:value-type="string" calcext:value-type="string">
            <text:p>Es</text:p>
          </table:table-cell>
          <table:table-cell office:value-type="float" office:value="436" calcext:value-type="float">
            <text:p>436</text:p>
          </table:table-cell>
          <table:table-cell office:value-type="string" calcext:value-type="string">
            <text:p>Esche</text:p>
          </table:table-cell>
          <table:table-cell office:value-type="float" office:value="48" calcext:value-type="float">
            <text:p>48.00000000000</text:p>
          </table:table-cell>
          <table:table-cell office:value-type="float" office:value="15.27887453" calcext:value-type="float">
            <text:p>15.2788745300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358" calcext:value-type="float">
            <text:p>358</text:p>
          </table:table-cell>
          <table:table-cell office:value-type="float" office:value="631787.608" calcext:value-type="float">
            <text:p>631787.60800000000</text:p>
          </table:table-cell>
          <table:table-cell office:value-type="float" office:value="5407562.856" calcext:value-type="float">
            <text:p>5407562.85600000000</text:p>
          </table:table-cell>
          <table:table-cell office:value-type="float" office:value="575.512" calcext:value-type="float">
            <text:p>575.51200000000</text:p>
          </table:table-cell>
          <table:table-cell office:value-type="float" office:value="48.8070721725" calcext:value-type="float">
            <text:p>48.80707217250</text:p>
          </table:table-cell>
          <table:table-cell office:value-type="float" office:value="10.7949083367" calcext:value-type="float">
            <text:p>10.79490833670</text:p>
          </table:table-cell>
          <table:table-cell office:value-type="float" office:value="575.512" calcext:value-type="float">
            <text:p>575.51200000000</text:p>
          </table:table-cell>
          <table:table-cell table:style-name="ce3" office:value-type="string" calcext:value-type="string">
            <text:p>438</text:p>
          </table:table-cell>
          <table:table-cell office:value-type="float" office:value="438" calcext:value-type="float">
            <text:p>438</text:p>
          </table:table-cell>
          <table:table-cell office:value-type="string" calcext:value-type="string">
            <text:p>Es</text:p>
          </table:table-cell>
          <table:table-cell office:value-type="float" office:value="438" calcext:value-type="float">
            <text:p>438</text:p>
          </table:table-cell>
          <table:table-cell office:value-type="string" calcext:value-type="string">
            <text:p>Esche</text:p>
          </table:table-cell>
          <table:table-cell office:value-type="float" office:value="15" calcext:value-type="float">
            <text:p>15.00000000000</text:p>
          </table:table-cell>
          <table:table-cell office:value-type="float" office:value="4.774648292" calcext:value-type="float">
            <text:p>4.7746482920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359" calcext:value-type="float">
            <text:p>359</text:p>
          </table:table-cell>
          <table:table-cell office:value-type="float" office:value="631793.726" calcext:value-type="float">
            <text:p>631793.72600000000</text:p>
          </table:table-cell>
          <table:table-cell office:value-type="float" office:value="5407565.972" calcext:value-type="float">
            <text:p>5407565.97200000000</text:p>
          </table:table-cell>
          <table:table-cell office:value-type="float" office:value="578.554" calcext:value-type="float">
            <text:p>578.55400000000</text:p>
          </table:table-cell>
          <table:table-cell office:value-type="float" office:value="48.8070988912" calcext:value-type="float">
            <text:p>48.80709889120</text:p>
          </table:table-cell>
          <table:table-cell office:value-type="float" office:value="10.7949926207" calcext:value-type="float">
            <text:p>10.79499262070</text:p>
          </table:table-cell>
          <table:table-cell office:value-type="float" office:value="578.554" calcext:value-type="float">
            <text:p>578.55400000000</text:p>
          </table:table-cell>
          <table:table-cell table:style-name="ce3" office:value-type="string" calcext:value-type="string">
            <text:p>439</text:p>
          </table:table-cell>
          <table:table-cell office:value-type="float" office:value="439" calcext:value-type="float">
            <text:p>439</text:p>
          </table:table-cell>
          <table:table-cell office:value-type="string" calcext:value-type="string">
            <text:p>Es</text:p>
          </table:table-cell>
          <table:table-cell office:value-type="float" office:value="439" calcext:value-type="float">
            <text:p>439</text:p>
          </table:table-cell>
          <table:table-cell office:value-type="string" calcext:value-type="string">
            <text:p>Esche</text:p>
          </table:table-cell>
          <table:table-cell office:value-type="float" office:value="20" calcext:value-type="float">
            <text:p>20.00000000000</text:p>
          </table:table-cell>
          <table:table-cell office:value-type="float" office:value="6.366197723" calcext:value-type="float">
            <text:p>6.3661977230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360" calcext:value-type="float">
            <text:p>360</text:p>
          </table:table-cell>
          <table:table-cell office:value-type="float" office:value="631794.078" calcext:value-type="float">
            <text:p>631794.07800000000</text:p>
          </table:table-cell>
          <table:table-cell office:value-type="float" office:value="5407559.44" calcext:value-type="float">
            <text:p>5407559.44000000000</text:p>
          </table:table-cell>
          <table:table-cell office:value-type="float" office:value="570.279" calcext:value-type="float">
            <text:p>570.27900000000</text:p>
          </table:table-cell>
          <table:table-cell office:value-type="float" office:value="48.8070400805" calcext:value-type="float">
            <text:p>48.80704008050</text:p>
          </table:table-cell>
          <table:table-cell office:value-type="float" office:value="10.7949953167" calcext:value-type="float">
            <text:p>10.79499531670</text:p>
          </table:table-cell>
          <table:table-cell office:value-type="float" office:value="570.279" calcext:value-type="float">
            <text:p>570.27900000000</text:p>
          </table:table-cell>
          <table:table-cell table:style-name="ce3" office:value-type="string" calcext:value-type="string">
            <text:p>440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Es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Esche</text:p>
          </table:table-cell>
          <table:table-cell office:value-type="float" office:value="18" calcext:value-type="float">
            <text:p>18.00000000000</text:p>
          </table:table-cell>
          <table:table-cell office:value-type="float" office:value="5.729577951" calcext:value-type="float">
            <text:p>5.729577951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361" calcext:value-type="float">
            <text:p>361</text:p>
          </table:table-cell>
          <table:table-cell office:value-type="float" office:value="631800.094" calcext:value-type="float">
            <text:p>631800.09400000000</text:p>
          </table:table-cell>
          <table:table-cell office:value-type="float" office:value="5407567.971" calcext:value-type="float">
            <text:p>5407567.97100000000</text:p>
          </table:table-cell>
          <table:table-cell office:value-type="float" office:value="571.847" calcext:value-type="float">
            <text:p>571.84700000000</text:p>
          </table:table-cell>
          <table:table-cell office:value-type="float" office:value="48.8071155095" calcext:value-type="float">
            <text:p>48.80711550950</text:p>
          </table:table-cell>
          <table:table-cell office:value-type="float" office:value="10.7950799477" calcext:value-type="float">
            <text:p>10.79507994770</text:p>
          </table:table-cell>
          <table:table-cell office:value-type="float" office:value="571.847" calcext:value-type="float">
            <text:p>571.84700000000</text:p>
          </table:table-cell>
          <table:table-cell table:style-name="ce3" office:value-type="string" calcext:value-type="string">
            <text:p>443</text:p>
          </table:table-cell>
          <table:table-cell office:value-type="float" office:value="443" calcext:value-type="float">
            <text:p>443</text:p>
          </table:table-cell>
          <table:table-cell office:value-type="string" calcext:value-type="string">
            <text:p>Es</text:p>
          </table:table-cell>
          <table:table-cell office:value-type="float" office:value="443" calcext:value-type="float">
            <text:p>443</text:p>
          </table:table-cell>
          <table:table-cell office:value-type="string" calcext:value-type="string">
            <text:p>Esche</text:p>
          </table:table-cell>
          <table:table-cell office:value-type="float" office:value="21" calcext:value-type="float">
            <text:p>21.00000000000</text:p>
          </table:table-cell>
          <table:table-cell office:value-type="float" office:value="6.68450761" calcext:value-type="float">
            <text:p>6.6845076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weite Messung: 69/21,96338215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362" calcext:value-type="float">
            <text:p>362</text:p>
          </table:table-cell>
          <table:table-cell office:value-type="float" office:value="631800.524" calcext:value-type="float">
            <text:p>631800.52400000000</text:p>
          </table:table-cell>
          <table:table-cell office:value-type="float" office:value="5407565.203" calcext:value-type="float">
            <text:p>5407565.20300000000</text:p>
          </table:table-cell>
          <table:table-cell office:value-type="float" office:value="569.618" calcext:value-type="float">
            <text:p>569.61800000000</text:p>
          </table:table-cell>
          <table:table-cell office:value-type="float" office:value="48.8070905357" calcext:value-type="float">
            <text:p>48.80709053570</text:p>
          </table:table-cell>
          <table:table-cell office:value-type="float" office:value="10.7950849115" calcext:value-type="float">
            <text:p>10.79508491150</text:p>
          </table:table-cell>
          <table:table-cell office:value-type="float" office:value="569.618" calcext:value-type="float">
            <text:p>569.61800000000</text:p>
          </table:table-cell>
          <table:table-cell table:style-name="ce3" office:value-type="string" calcext:value-type="string">
            <text:p>444</text:p>
          </table:table-cell>
          <table:table-cell office:value-type="float" office:value="444" calcext:value-type="float">
            <text:p>444</text:p>
          </table:table-cell>
          <table:table-cell office:value-type="string" calcext:value-type="string">
            <text:p>Es</text:p>
          </table:table-cell>
          <table:table-cell office:value-type="float" office:value="444" calcext:value-type="float">
            <text:p>444</text:p>
          </table:table-cell>
          <table:table-cell office:value-type="string" calcext:value-type="string">
            <text:p>Esche</text:p>
          </table:table-cell>
          <table:table-cell office:value-type="float" office:value="164" calcext:value-type="float">
            <text:p>164.00000000000</text:p>
          </table:table-cell>
          <table:table-cell office:value-type="float" office:value="52.20282133" calcext:value-type="float">
            <text:p>52.20282133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363" calcext:value-type="float">
            <text:p>363</text:p>
          </table:table-cell>
          <table:table-cell office:value-type="float" office:value="631802.482" calcext:value-type="float">
            <text:p>631802.48200000000</text:p>
          </table:table-cell>
          <table:table-cell office:value-type="float" office:value="5407564.769" calcext:value-type="float">
            <text:p>5407564.76900000000</text:p>
          </table:table-cell>
          <table:table-cell office:value-type="float" office:value="573.647" calcext:value-type="float">
            <text:p>573.64700000000</text:p>
          </table:table-cell>
          <table:table-cell office:value-type="float" office:value="48.8070862172" calcext:value-type="float">
            <text:p>48.80708621720</text:p>
          </table:table-cell>
          <table:table-cell office:value-type="float" office:value="10.7951114253" calcext:value-type="float">
            <text:p>10.79511142530</text:p>
          </table:table-cell>
          <table:table-cell office:value-type="float" office:value="573.647" calcext:value-type="float">
            <text:p>573.64700000000</text:p>
          </table:table-cell>
          <table:table-cell table:style-name="ce3" office:value-type="string" calcext:value-type="string">
            <text:p>442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Es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Esche</text:p>
          </table:table-cell>
          <table:table-cell office:value-type="float" office:value="19" calcext:value-type="float">
            <text:p>19.00000000000</text:p>
          </table:table-cell>
          <table:table-cell office:value-type="float" office:value="6.047887837" calcext:value-type="float">
            <text:p>6.047887837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364" calcext:value-type="float">
            <text:p>364</text:p>
          </table:table-cell>
          <table:table-cell office:value-type="float" office:value="631801.834" calcext:value-type="float">
            <text:p>631801.83400000000</text:p>
          </table:table-cell>
          <table:table-cell office:value-type="float" office:value="5407561.124" calcext:value-type="float">
            <text:p>5407561.12400000000</text:p>
          </table:table-cell>
          <table:table-cell office:value-type="float" office:value="568.931" calcext:value-type="float">
            <text:p>568.93100000000</text:p>
          </table:table-cell>
          <table:table-cell office:value-type="float" office:value="48.807053577" calcext:value-type="float">
            <text:p>48.80705357700</text:p>
          </table:table-cell>
          <table:table-cell office:value-type="float" office:value="10.7951014263" calcext:value-type="float">
            <text:p>10.79510142630</text:p>
          </table:table-cell>
          <table:table-cell office:value-type="float" office:value="568.931" calcext:value-type="float">
            <text:p>568.93100000000</text:p>
          </table:table-cell>
          <table:table-cell table:style-name="ce3" office:value-type="string" calcext:value-type="string">
            <text:p>441</text:p>
          </table:table-cell>
          <table:table-cell office:value-type="float" office:value="441" calcext:value-type="float">
            <text:p>441</text:p>
          </table:table-cell>
          <table:table-cell office:value-type="string" calcext:value-type="string">
            <text:p>Es</text:p>
          </table:table-cell>
          <table:table-cell office:value-type="float" office:value="441" calcext:value-type="float">
            <text:p>441</text:p>
          </table:table-cell>
          <table:table-cell office:value-type="string" calcext:value-type="string">
            <text:p>Esche</text:p>
          </table:table-cell>
          <table:table-cell office:value-type="float" office:value="148" calcext:value-type="float">
            <text:p>148.00000000000</text:p>
          </table:table-cell>
          <table:table-cell office:value-type="float" office:value="47.10986315" calcext:value-type="float">
            <text:p>47.10986315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365" calcext:value-type="float">
            <text:p>365</text:p>
          </table:table-cell>
          <table:table-cell office:value-type="float" office:value="631804.767" calcext:value-type="float">
            <text:p>631804.76700000000</text:p>
          </table:table-cell>
          <table:table-cell office:value-type="float" office:value="5407559.571" calcext:value-type="float">
            <text:p>5407559.57100000000</text:p>
          </table:table-cell>
          <table:table-cell office:value-type="float" office:value="565.936" calcext:value-type="float">
            <text:p>565.93600000000</text:p>
          </table:table-cell>
          <table:table-cell office:value-type="float" office:value="48.8070389923" calcext:value-type="float">
            <text:p>48.80703899230</text:p>
          </table:table-cell>
          <table:table-cell office:value-type="float" office:value="10.7951408603" calcext:value-type="float">
            <text:p>10.79514086030</text:p>
          </table:table-cell>
          <table:table-cell office:value-type="float" office:value="565.936" calcext:value-type="float">
            <text:p>565.93600000000</text:p>
          </table:table-cell>
          <table:table-cell table:style-name="ce3" office:value-type="string" calcext:value-type="string">
            <text:p>445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Es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Esche</text:p>
          </table:table-cell>
          <table:table-cell office:value-type="float" office:value="18" calcext:value-type="float">
            <text:p>18.00000000000</text:p>
          </table:table-cell>
          <table:table-cell office:value-type="float" office:value="5.729577951" calcext:value-type="float">
            <text:p>5.729577951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367" calcext:value-type="float">
            <text:p>367</text:p>
          </table:table-cell>
          <table:table-cell office:value-type="float" office:value="631811.467" calcext:value-type="float">
            <text:p>631811.46700000000</text:p>
          </table:table-cell>
          <table:table-cell office:value-type="float" office:value="5407568.44" calcext:value-type="float">
            <text:p>5407568.44000000000</text:p>
          </table:table-cell>
          <table:table-cell office:value-type="float" office:value="566.874" calcext:value-type="float">
            <text:p>566.87400000000</text:p>
          </table:table-cell>
          <table:table-cell office:value-type="float" office:value="48.8071173178" calcext:value-type="float">
            <text:p>48.80711731780</text:p>
          </table:table-cell>
          <table:table-cell office:value-type="float" office:value="10.7952349092" calcext:value-type="float">
            <text:p>10.79523490920</text:p>
          </table:table-cell>
          <table:table-cell office:value-type="float" office:value="566.874" calcext:value-type="float">
            <text:p>566.87400000000</text:p>
          </table:table-cell>
          <table:table-cell table:style-name="ce3" office:value-type="string" calcext:value-type="string">
            <text:p>455</text:p>
          </table:table-cell>
          <table:table-cell office:value-type="float" office:value="455" calcext:value-type="float">
            <text:p>455</text:p>
          </table:table-cell>
          <table:table-cell office:value-type="string" calcext:value-type="string">
            <text:p>Es</text:p>
          </table:table-cell>
          <table:table-cell office:value-type="float" office:value="455" calcext:value-type="float">
            <text:p>455</text:p>
          </table:table-cell>
          <table:table-cell office:value-type="string" calcext:value-type="string">
            <text:p>Esche</text:p>
          </table:table-cell>
          <table:table-cell office:value-type="float" office:value="111" calcext:value-type="float">
            <text:p>111.00000000000</text:p>
          </table:table-cell>
          <table:table-cell office:value-type="float" office:value="35.33239736" calcext:value-type="float">
            <text:p>35.3323973600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369" calcext:value-type="float">
            <text:p>369</text:p>
          </table:table-cell>
          <table:table-cell office:value-type="float" office:value="631816.99" calcext:value-type="float">
            <text:p>631816.99000000000</text:p>
          </table:table-cell>
          <table:table-cell office:value-type="float" office:value="5407568.922" calcext:value-type="float">
            <text:p>5407568.92200000000</text:p>
          </table:table-cell>
          <table:table-cell office:value-type="float" office:value="561.692" calcext:value-type="float">
            <text:p>561.69200000000</text:p>
          </table:table-cell>
          <table:table-cell office:value-type="float" office:value="48.8071204852" calcext:value-type="float">
            <text:p>48.80712048520</text:p>
          </table:table-cell>
          <table:table-cell office:value-type="float" office:value="10.7953102557" calcext:value-type="float">
            <text:p>10.79531025570</text:p>
          </table:table-cell>
          <table:table-cell office:value-type="float" office:value="561.692" calcext:value-type="float">
            <text:p>561.69200000000</text:p>
          </table:table-cell>
          <table:table-cell table:style-name="ce3" office:value-type="string" calcext:value-type="string">
            <text:p>449</text:p>
          </table:table-cell>
          <table:table-cell office:value-type="float" office:value="449" calcext:value-type="float">
            <text:p>449</text:p>
          </table:table-cell>
          <table:table-cell office:value-type="string" calcext:value-type="string">
            <text:p>Es</text:p>
          </table:table-cell>
          <table:table-cell office:value-type="float" office:value="449" calcext:value-type="float">
            <text:p>449</text:p>
          </table:table-cell>
          <table:table-cell office:value-type="string" calcext:value-type="string">
            <text:p>Esche</text:p>
          </table:table-cell>
          <table:table-cell office:value-type="float" office:value="17" calcext:value-type="float">
            <text:p>17.00000000000</text:p>
          </table:table-cell>
          <table:table-cell office:value-type="float" office:value="5.411268064" calcext:value-type="float">
            <text:p>5.4112680640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370" calcext:value-type="float">
            <text:p>370</text:p>
          </table:table-cell>
          <table:table-cell office:value-type="float" office:value="631813.609" calcext:value-type="float">
            <text:p>631813.60900000000</text:p>
          </table:table-cell>
          <table:table-cell office:value-type="float" office:value="5407571.119" calcext:value-type="float">
            <text:p>5407571.11900000000</text:p>
          </table:table-cell>
          <table:table-cell office:value-type="float" office:value="564.221" calcext:value-type="float">
            <text:p>564.22100000000</text:p>
          </table:table-cell>
          <table:table-cell office:value-type="float" office:value="48.8071409502" calcext:value-type="float">
            <text:p>48.80714095020</text:p>
          </table:table-cell>
          <table:table-cell office:value-type="float" office:value="10.7952649333" calcext:value-type="float">
            <text:p>10.79526493330</text:p>
          </table:table-cell>
          <table:table-cell office:value-type="float" office:value="564.221" calcext:value-type="float">
            <text:p>564.22100000000</text:p>
          </table:table-cell>
          <table:table-cell table:style-name="ce3" office:value-type="string" calcext:value-type="string">
            <text:p>1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sche</text:p>
          </table:table-cell>
          <table:table-cell office:value-type="float" office:value="136.6" calcext:value-type="float">
            <text:p>136.60000000000</text:p>
          </table:table-cell>
          <table:table-cell office:value-type="float" office:value="43.48113045" calcext:value-type="float">
            <text:p>43.48113045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ten aus Winterbonitur 20/21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372" calcext:value-type="float">
            <text:p>372</text:p>
          </table:table-cell>
          <table:table-cell office:value-type="float" office:value="631811.449" calcext:value-type="float">
            <text:p>631811.44900000000</text:p>
          </table:table-cell>
          <table:table-cell office:value-type="float" office:value="5407575.319" calcext:value-type="float">
            <text:p>5407575.31900000000</text:p>
          </table:table-cell>
          <table:table-cell office:value-type="float" office:value="566.96" calcext:value-type="float">
            <text:p>566.96000000000</text:p>
          </table:table-cell>
          <table:table-cell office:value-type="float" office:value="48.8071791725" calcext:value-type="float">
            <text:p>48.80717917250</text:p>
          </table:table-cell>
          <table:table-cell office:value-type="float" office:value="10.795236879" calcext:value-type="float">
            <text:p>10.79523687900</text:p>
          </table:table-cell>
          <table:table-cell office:value-type="float" office:value="566.96" calcext:value-type="float">
            <text:p>566.96000000000</text:p>
          </table:table-cell>
          <table:table-cell table:style-name="ce3" office:value-type="string" calcext:value-type="string">
            <text:p>1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E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Esche</text:p>
          </table:table-cell>
          <table:table-cell office:value-type="float" office:value="30.6" calcext:value-type="float">
            <text:p>30.60000000000</text:p>
          </table:table-cell>
          <table:table-cell office:value-type="float" office:value="9.740282517" calcext:value-type="float">
            <text:p>9.740282517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ten aus Winterbonitur 20/21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373" calcext:value-type="float">
            <text:p>373</text:p>
          </table:table-cell>
          <table:table-cell office:value-type="float" office:value="631811.545" calcext:value-type="float">
            <text:p>631811.54500000000</text:p>
          </table:table-cell>
          <table:table-cell office:value-type="float" office:value="5407575.598" calcext:value-type="float">
            <text:p>5407575.59800000000</text:p>
          </table:table-cell>
          <table:table-cell office:value-type="float" office:value="567.228" calcext:value-type="float">
            <text:p>567.22800000000</text:p>
          </table:table-cell>
          <table:table-cell office:value-type="float" office:value="48.8071816678" calcext:value-type="float">
            <text:p>48.80718166780</text:p>
          </table:table-cell>
          <table:table-cell office:value-type="float" office:value="10.7952382723" calcext:value-type="float">
            <text:p>10.79523827230</text:p>
          </table:table-cell>
          <table:table-cell office:value-type="float" office:value="567.228" calcext:value-type="float">
            <text:p>567.22800000000</text:p>
          </table:table-cell>
          <table:table-cell table:style-name="ce3" office:value-type="string" calcext:value-type="string">
            <text:p>1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E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Esche</text:p>
          </table:table-cell>
          <table:table-cell office:value-type="float" office:value="159" calcext:value-type="float">
            <text:p>159.00000000000</text:p>
          </table:table-cell>
          <table:table-cell office:value-type="float" office:value="50.6112719" calcext:value-type="float">
            <text:p>50.6112719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ten aus Winterbonitur 20/21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375" calcext:value-type="float">
            <text:p>375</text:p>
          </table:table-cell>
          <table:table-cell office:value-type="float" office:value="631815.593" calcext:value-type="float">
            <text:p>631815.59300000000</text:p>
          </table:table-cell>
          <table:table-cell office:value-type="float" office:value="5407570.087" calcext:value-type="float">
            <text:p>5407570.08700000000</text:p>
          </table:table-cell>
          <table:table-cell office:value-type="float" office:value="561.289" calcext:value-type="float">
            <text:p>561.28900000000</text:p>
          </table:table-cell>
          <table:table-cell office:value-type="float" office:value="48.80713125" calcext:value-type="float">
            <text:p>48.80713125000</text:p>
          </table:table-cell>
          <table:table-cell office:value-type="float" office:value="10.7952916057" calcext:value-type="float">
            <text:p>10.79529160570</text:p>
          </table:table-cell>
          <table:table-cell office:value-type="float" office:value="561.289" calcext:value-type="float">
            <text:p>561.28900000000</text:p>
          </table:table-cell>
          <table:table-cell table:style-name="ce3" office:value-type="string" calcext:value-type="string">
            <text:p>454</text:p>
          </table:table-cell>
          <table:table-cell office:value-type="float" office:value="454" calcext:value-type="float">
            <text:p>454</text:p>
          </table:table-cell>
          <table:table-cell office:value-type="string" calcext:value-type="string">
            <text:p>Es</text:p>
          </table:table-cell>
          <table:table-cell office:value-type="float" office:value="454" calcext:value-type="float">
            <text:p>454</text:p>
          </table:table-cell>
          <table:table-cell office:value-type="string" calcext:value-type="string">
            <text:p>Esche</text:p>
          </table:table-cell>
          <table:table-cell table:number-columns-repeated="2" office:value-type="float" office:value="0" calcext:value-type="float">
            <text:p>0.00000000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376" calcext:value-type="float">
            <text:p>376</text:p>
          </table:table-cell>
          <table:table-cell office:value-type="float" office:value="631825.424" calcext:value-type="float">
            <text:p>631825.42400000000</text:p>
          </table:table-cell>
          <table:table-cell office:value-type="float" office:value="5407577.58" calcext:value-type="float">
            <text:p>5407577.58000000000</text:p>
          </table:table-cell>
          <table:table-cell office:value-type="float" office:value="573.984" calcext:value-type="float">
            <text:p>573.98400000000</text:p>
          </table:table-cell>
          <table:table-cell office:value-type="float" office:value="48.8071965403" calcext:value-type="float">
            <text:p>48.80719654030</text:p>
          </table:table-cell>
          <table:table-cell office:value-type="float" office:value="10.7954278465" calcext:value-type="float">
            <text:p>10.79542784650</text:p>
          </table:table-cell>
          <table:table-cell office:value-type="float" office:value="573.984" calcext:value-type="float">
            <text:p>573.98400000000</text:p>
          </table:table-cell>
          <table:table-cell table:style-name="ce3" office:value-type="string" calcext:value-type="string">
            <text:p>452</text:p>
          </table:table-cell>
          <table:table-cell office:value-type="float" office:value="452" calcext:value-type="float">
            <text:p>452</text:p>
          </table:table-cell>
          <table:table-cell office:value-type="string" calcext:value-type="string">
            <text:p>Es</text:p>
          </table:table-cell>
          <table:table-cell office:value-type="float" office:value="452" calcext:value-type="float">
            <text:p>452</text:p>
          </table:table-cell>
          <table:table-cell office:value-type="string" calcext:value-type="string">
            <text:p>Esche</text:p>
          </table:table-cell>
          <table:table-cell office:value-type="float" office:value="178" calcext:value-type="float">
            <text:p>178.00000000000</text:p>
          </table:table-cell>
          <table:table-cell office:value-type="float" office:value="56.65915973" calcext:value-type="float">
            <text:p>56.6591597300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381" calcext:value-type="float">
            <text:p>381</text:p>
          </table:table-cell>
          <table:table-cell office:value-type="float" office:value="631808.849" calcext:value-type="float">
            <text:p>631808.84900000000</text:p>
          </table:table-cell>
          <table:table-cell office:value-type="float" office:value="5407579.478" calcext:value-type="float">
            <text:p>5407579.47800000000</text:p>
          </table:table-cell>
          <table:table-cell office:value-type="float" office:value="565.925" calcext:value-type="float">
            <text:p>565.92500000000</text:p>
          </table:table-cell>
          <table:table-cell office:value-type="float" office:value="48.8072171208" calcext:value-type="float">
            <text:p>48.80721712080</text:p>
          </table:table-cell>
          <table:table-cell office:value-type="float" office:value="10.7952028192" calcext:value-type="float">
            <text:p>10.79520281920</text:p>
          </table:table-cell>
          <table:table-cell office:value-type="float" office:value="565.925" calcext:value-type="float">
            <text:p>565.92500000000</text:p>
          </table:table-cell>
          <table:table-cell table:style-name="ce3" office:value-type="string" calcext:value-type="string">
            <text:p>460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Es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Esche</text:p>
          </table:table-cell>
          <table:table-cell office:value-type="float" office:value="192" calcext:value-type="float">
            <text:p>192.00000000000</text:p>
          </table:table-cell>
          <table:table-cell office:value-type="float" office:value="61.11549814" calcext:value-type="float">
            <text:p>61.11549814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385" calcext:value-type="float">
            <text:p>385</text:p>
          </table:table-cell>
          <table:table-cell office:value-type="float" office:value="631802.149" calcext:value-type="float">
            <text:p>631802.14900000000</text:p>
          </table:table-cell>
          <table:table-cell office:value-type="float" office:value="5407571.245" calcext:value-type="float">
            <text:p>5407571.24500000000</text:p>
          </table:table-cell>
          <table:table-cell office:value-type="float" office:value="565.607" calcext:value-type="float">
            <text:p>565.60700000000</text:p>
          </table:table-cell>
          <table:table-cell office:value-type="float" office:value="48.8071445202" calcext:value-type="float">
            <text:p>48.80714452020</text:p>
          </table:table-cell>
          <table:table-cell office:value-type="float" office:value="10.79510897" calcext:value-type="float">
            <text:p>10.79510897000</text:p>
          </table:table-cell>
          <table:table-cell office:value-type="float" office:value="565.607" calcext:value-type="float">
            <text:p>565.60700000000</text:p>
          </table:table-cell>
          <table:table-cell table:style-name="ce3" office:value-type="string" calcext:value-type="string">
            <text:p>466</text:p>
          </table:table-cell>
          <table:table-cell office:value-type="float" office:value="466" calcext:value-type="float">
            <text:p>466</text:p>
          </table:table-cell>
          <table:table-cell office:value-type="string" calcext:value-type="string">
            <text:p>Es</text:p>
          </table:table-cell>
          <table:table-cell office:value-type="float" office:value="466" calcext:value-type="float">
            <text:p>466</text:p>
          </table:table-cell>
          <table:table-cell office:value-type="string" calcext:value-type="string">
            <text:p>Esche</text:p>
          </table:table-cell>
          <table:table-cell office:value-type="float" office:value="23" calcext:value-type="float">
            <text:p>23.00000000000</text:p>
          </table:table-cell>
          <table:table-cell office:value-type="float" office:value="7.321127381" calcext:value-type="float">
            <text:p>7.321127381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386" calcext:value-type="float">
            <text:p>386</text:p>
          </table:table-cell>
          <table:table-cell office:value-type="float" office:value="631793.168" calcext:value-type="float">
            <text:p>631793.16800000000</text:p>
          </table:table-cell>
          <table:table-cell office:value-type="float" office:value="5407571.251" calcext:value-type="float">
            <text:p>5407571.25100000000</text:p>
          </table:table-cell>
          <table:table-cell office:value-type="float" office:value="568.259" calcext:value-type="float">
            <text:p>568.25900000000</text:p>
          </table:table-cell>
          <table:table-cell office:value-type="float" office:value="48.8071464743" calcext:value-type="float">
            <text:p>48.80714647430</text:p>
          </table:table-cell>
          <table:table-cell office:value-type="float" office:value="10.7949867112" calcext:value-type="float">
            <text:p>10.79498671120</text:p>
          </table:table-cell>
          <table:table-cell office:value-type="float" office:value="568.259" calcext:value-type="float">
            <text:p>568.25900000000</text:p>
          </table:table-cell>
          <table:table-cell table:style-name="ce3" office:value-type="string" calcext:value-type="string">
            <text:p>465</text:p>
          </table:table-cell>
          <table:table-cell office:value-type="float" office:value="465" calcext:value-type="float">
            <text:p>465</text:p>
          </table:table-cell>
          <table:table-cell office:value-type="string" calcext:value-type="string">
            <text:p>Es</text:p>
          </table:table-cell>
          <table:table-cell office:value-type="float" office:value="465" calcext:value-type="float">
            <text:p>465</text:p>
          </table:table-cell>
          <table:table-cell office:value-type="string" calcext:value-type="string">
            <text:p>Esche</text:p>
          </table:table-cell>
          <table:table-cell office:value-type="float" office:value="21" calcext:value-type="float">
            <text:p>21.00000000000</text:p>
          </table:table-cell>
          <table:table-cell office:value-type="float" office:value="6.684507609" calcext:value-type="float">
            <text:p>6.684507609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387" calcext:value-type="float">
            <text:p>387</text:p>
          </table:table-cell>
          <table:table-cell office:value-type="float" office:value="631789.164" calcext:value-type="float">
            <text:p>631789.16400000000</text:p>
          </table:table-cell>
          <table:table-cell office:value-type="float" office:value="5407562.463" calcext:value-type="float">
            <text:p>5407562.46300000000</text:p>
          </table:table-cell>
          <table:table-cell office:value-type="float" office:value="566.328" calcext:value-type="float">
            <text:p>566.32800000000</text:p>
          </table:table-cell>
          <table:table-cell office:value-type="float" office:value="48.80706831" calcext:value-type="float">
            <text:p>48.80706831000</text:p>
          </table:table-cell>
          <table:table-cell office:value-type="float" office:value="10.7949293887" calcext:value-type="float">
            <text:p>10.79492938870</text:p>
          </table:table-cell>
          <table:table-cell office:value-type="float" office:value="566.328" calcext:value-type="float">
            <text:p>566.32800000000</text:p>
          </table:table-cell>
          <table:table-cell table:style-name="ce3" office:value-type="string" calcext:value-type="string">
            <text:p>1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E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Esche</text:p>
          </table:table-cell>
          <table:table-cell office:value-type="float" office:value="148.6" calcext:value-type="float">
            <text:p>148.60000000000</text:p>
          </table:table-cell>
          <table:table-cell office:value-type="float" office:value="47.30084909" calcext:value-type="float">
            <text:p>47.30084909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ten aus Winterbonitur 20/21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388" calcext:value-type="float">
            <text:p>388</text:p>
          </table:table-cell>
          <table:table-cell office:value-type="float" office:value="631788.761" calcext:value-type="float">
            <text:p>631788.76100000000</text:p>
          </table:table-cell>
          <table:table-cell office:value-type="float" office:value="5407572.808" calcext:value-type="float">
            <text:p>5407572.80800000000</text:p>
          </table:table-cell>
          <table:table-cell office:value-type="float" office:value="569.58" calcext:value-type="float">
            <text:p>569.58000000000</text:p>
          </table:table-cell>
          <table:table-cell office:value-type="float" office:value="48.8071614078" calcext:value-type="float">
            <text:p>48.80716140780</text:p>
          </table:table-cell>
          <table:table-cell office:value-type="float" office:value="10.7949272283" calcext:value-type="float">
            <text:p>10.79492722830</text:p>
          </table:table-cell>
          <table:table-cell office:value-type="float" office:value="569.58" calcext:value-type="float">
            <text:p>569.58000000000</text:p>
          </table:table-cell>
          <table:table-cell table:style-name="ce3" office:value-type="string" calcext:value-type="string">
            <text:p>467</text:p>
          </table:table-cell>
          <table:table-cell office:value-type="float" office:value="467" calcext:value-type="float">
            <text:p>467</text:p>
          </table:table-cell>
          <table:table-cell office:value-type="string" calcext:value-type="string">
            <text:p>Es</text:p>
          </table:table-cell>
          <table:table-cell office:value-type="float" office:value="467" calcext:value-type="float">
            <text:p>467</text:p>
          </table:table-cell>
          <table:table-cell office:value-type="string" calcext:value-type="string">
            <text:p>Esche</text:p>
          </table:table-cell>
          <table:table-cell office:value-type="float" office:value="19" calcext:value-type="float">
            <text:p>19.00000000000</text:p>
          </table:table-cell>
          <table:table-cell office:value-type="float" office:value="6.047887837" calcext:value-type="float">
            <text:p>6.047887837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389" calcext:value-type="float">
            <text:p>389</text:p>
          </table:table-cell>
          <table:table-cell office:value-type="float" office:value="631787.122" calcext:value-type="float">
            <text:p>631787.12200000000</text:p>
          </table:table-cell>
          <table:table-cell office:value-type="float" office:value="5407571.298" calcext:value-type="float">
            <text:p>5407571.29800000000</text:p>
          </table:table-cell>
          <table:table-cell office:value-type="float" office:value="571.126" calcext:value-type="float">
            <text:p>571.12600000000</text:p>
          </table:table-cell>
          <table:table-cell office:value-type="float" office:value="48.8071481783" calcext:value-type="float">
            <text:p>48.80714817830</text:p>
          </table:table-cell>
          <table:table-cell office:value-type="float" office:value="10.7949044277" calcext:value-type="float">
            <text:p>10.79490442770</text:p>
          </table:table-cell>
          <table:table-cell office:value-type="float" office:value="571.126" calcext:value-type="float">
            <text:p>571.12600000000</text:p>
          </table:table-cell>
          <table:table-cell table:style-name="ce3" office:value-type="string" calcext:value-type="string">
            <text:p>468</text:p>
          </table:table-cell>
          <table:table-cell office:value-type="float" office:value="468" calcext:value-type="float">
            <text:p>468</text:p>
          </table:table-cell>
          <table:table-cell office:value-type="string" calcext:value-type="string">
            <text:p>Es</text:p>
          </table:table-cell>
          <table:table-cell office:value-type="float" office:value="468" calcext:value-type="float">
            <text:p>468</text:p>
          </table:table-cell>
          <table:table-cell office:value-type="string" calcext:value-type="string">
            <text:p>Esche</text:p>
          </table:table-cell>
          <table:table-cell office:value-type="float" office:value="15" calcext:value-type="float">
            <text:p>15.00000000000</text:p>
          </table:table-cell>
          <table:table-cell office:value-type="float" office:value="4.774648292" calcext:value-type="float">
            <text:p>4.7746482920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390" calcext:value-type="float">
            <text:p>390</text:p>
          </table:table-cell>
          <table:table-cell office:value-type="float" office:value="631783.627" calcext:value-type="float">
            <text:p>631783.62700000000</text:p>
          </table:table-cell>
          <table:table-cell office:value-type="float" office:value="5407570.934" calcext:value-type="float">
            <text:p>5407570.93400000000</text:p>
          </table:table-cell>
          <table:table-cell office:value-type="float" office:value="568.894" calcext:value-type="float">
            <text:p>568.89400000000</text:p>
          </table:table-cell>
          <table:table-cell office:value-type="float" office:value="48.8071456505" calcext:value-type="float">
            <text:p>48.80714565050</text:p>
          </table:table-cell>
          <table:table-cell office:value-type="float" office:value="10.7948567415" calcext:value-type="float">
            <text:p>10.79485674150</text:p>
          </table:table-cell>
          <table:table-cell office:value-type="float" office:value="568.894" calcext:value-type="float">
            <text:p>568.89400000000</text:p>
          </table:table-cell>
          <table:table-cell table:style-name="ce3" office:value-type="string" calcext:value-type="string">
            <text:p>469</text:p>
          </table:table-cell>
          <table:table-cell office:value-type="float" office:value="469" calcext:value-type="float">
            <text:p>469</text:p>
          </table:table-cell>
          <table:table-cell office:value-type="string" calcext:value-type="string">
            <text:p>Es</text:p>
          </table:table-cell>
          <table:table-cell office:value-type="float" office:value="469" calcext:value-type="float">
            <text:p>469</text:p>
          </table:table-cell>
          <table:table-cell office:value-type="string" calcext:value-type="string">
            <text:p>Esche</text:p>
          </table:table-cell>
          <table:table-cell office:value-type="float" office:value="24" calcext:value-type="float">
            <text:p>24.00000000000</text:p>
          </table:table-cell>
          <table:table-cell office:value-type="float" office:value="7.639437267" calcext:value-type="float">
            <text:p>7.6394372670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391" calcext:value-type="float">
            <text:p>391</text:p>
          </table:table-cell>
          <table:table-cell office:value-type="float" office:value="631785.266" calcext:value-type="float">
            <text:p>631785.26600000000</text:p>
          </table:table-cell>
          <table:table-cell office:value-type="float" office:value="5407567.485" calcext:value-type="float">
            <text:p>5407567.48500000000</text:p>
          </table:table-cell>
          <table:table-cell office:value-type="float" office:value="572.529" calcext:value-type="float">
            <text:p>572.52900000000</text:p>
          </table:table-cell>
          <table:table-cell office:value-type="float" office:value="48.8071142843" calcext:value-type="float">
            <text:p>48.80711428430</text:p>
          </table:table-cell>
          <table:table-cell office:value-type="float" office:value="10.7948779407" calcext:value-type="float">
            <text:p>10.79487794070</text:p>
          </table:table-cell>
          <table:table-cell office:value-type="float" office:value="572.529" calcext:value-type="float">
            <text:p>572.52900000000</text:p>
          </table:table-cell>
          <table:table-cell table:style-name="ce3" office:value-type="string" calcext:value-type="string">
            <text:p>470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Es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Esche</text:p>
          </table:table-cell>
          <table:table-cell office:value-type="float" office:value="18" calcext:value-type="float">
            <text:p>18.00000000000</text:p>
          </table:table-cell>
          <table:table-cell office:value-type="float" office:value="5.729577951" calcext:value-type="float">
            <text:p>5.729577951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392" calcext:value-type="float">
            <text:p>392</text:p>
          </table:table-cell>
          <table:table-cell office:value-type="float" office:value="631782.402" calcext:value-type="float">
            <text:p>631782.40200000000</text:p>
          </table:table-cell>
          <table:table-cell office:value-type="float" office:value="5407566.66" calcext:value-type="float">
            <text:p>5407566.66000000000</text:p>
          </table:table-cell>
          <table:table-cell office:value-type="float" office:value="567.031" calcext:value-type="float">
            <text:p>567.03100000000</text:p>
          </table:table-cell>
          <table:table-cell office:value-type="float" office:value="48.8071074743" calcext:value-type="float">
            <text:p>48.80710747430</text:p>
          </table:table-cell>
          <table:table-cell office:value-type="float" office:value="10.7948386828" calcext:value-type="float">
            <text:p>10.79483868280</text:p>
          </table:table-cell>
          <table:table-cell office:value-type="float" office:value="567.031" calcext:value-type="float">
            <text:p>567.03100000000</text:p>
          </table:table-cell>
          <table:table-cell table:style-name="ce3" office:value-type="string" calcext:value-type="string">
            <text:p>471</text:p>
          </table:table-cell>
          <table:table-cell office:value-type="float" office:value="471" calcext:value-type="float">
            <text:p>471</text:p>
          </table:table-cell>
          <table:table-cell office:value-type="string" calcext:value-type="string">
            <text:p>Es</text:p>
          </table:table-cell>
          <table:table-cell office:value-type="float" office:value="471" calcext:value-type="float">
            <text:p>471</text:p>
          </table:table-cell>
          <table:table-cell office:value-type="string" calcext:value-type="string">
            <text:p>Esche</text:p>
          </table:table-cell>
          <table:table-cell office:value-type="float" office:value="25" calcext:value-type="float">
            <text:p>25.00000000000</text:p>
          </table:table-cell>
          <table:table-cell office:value-type="float" office:value="7.957747154" calcext:value-type="float">
            <text:p>7.957747154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393" calcext:value-type="float">
            <text:p>393</text:p>
          </table:table-cell>
          <table:table-cell office:value-type="float" office:value="631782.25" calcext:value-type="float">
            <text:p>631782.25000000000</text:p>
          </table:table-cell>
          <table:table-cell office:value-type="float" office:value="5407565.446" calcext:value-type="float">
            <text:p>5407565.44600000000</text:p>
          </table:table-cell>
          <table:table-cell office:value-type="float" office:value="568.714" calcext:value-type="float">
            <text:p>568.71400000000</text:p>
          </table:table-cell>
          <table:table-cell office:value-type="float" office:value="48.807096598" calcext:value-type="float">
            <text:p>48.80709659800</text:p>
          </table:table-cell>
          <table:table-cell office:value-type="float" office:value="10.7948362313" calcext:value-type="float">
            <text:p>10.79483623130</text:p>
          </table:table-cell>
          <table:table-cell office:value-type="float" office:value="568.714" calcext:value-type="float">
            <text:p>568.71400000000</text:p>
          </table:table-cell>
          <table:table-cell table:style-name="ce3" office:value-type="string" calcext:value-type="string">
            <text:p>472</text:p>
          </table:table-cell>
          <table:table-cell office:value-type="float" office:value="472" calcext:value-type="float">
            <text:p>472</text:p>
          </table:table-cell>
          <table:table-cell office:value-type="string" calcext:value-type="string">
            <text:p>Es</text:p>
          </table:table-cell>
          <table:table-cell office:value-type="float" office:value="472" calcext:value-type="float">
            <text:p>472</text:p>
          </table:table-cell>
          <table:table-cell office:value-type="string" calcext:value-type="string">
            <text:p>Esche</text:p>
          </table:table-cell>
          <table:table-cell office:value-type="float" office:value="30" calcext:value-type="float">
            <text:p>30.00000000000</text:p>
          </table:table-cell>
          <table:table-cell office:value-type="float" office:value="9.549296584" calcext:value-type="float">
            <text:p>9.549296584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394" calcext:value-type="float">
            <text:p>394</text:p>
          </table:table-cell>
          <table:table-cell office:value-type="float" office:value="631781.614" calcext:value-type="float">
            <text:p>631781.61400000000</text:p>
          </table:table-cell>
          <table:table-cell office:value-type="float" office:value="5407564.435" calcext:value-type="float">
            <text:p>5407564.43500000000</text:p>
          </table:table-cell>
          <table:table-cell office:value-type="float" office:value="568.446" calcext:value-type="float">
            <text:p>568.44600000000</text:p>
          </table:table-cell>
          <table:table-cell office:value-type="float" office:value="48.807087634" calcext:value-type="float">
            <text:p>48.80708763400</text:p>
          </table:table-cell>
          <table:table-cell office:value-type="float" office:value="10.7948272505" calcext:value-type="float">
            <text:p>10.79482725050</text:p>
          </table:table-cell>
          <table:table-cell office:value-type="float" office:value="568.446" calcext:value-type="float">
            <text:p>568.44600000000</text:p>
          </table:table-cell>
          <table:table-cell table:style-name="ce3" office:value-type="string" calcext:value-type="string">
            <text:p>475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Es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Esche</text:p>
          </table:table-cell>
          <table:table-cell office:value-type="float" office:value="19" calcext:value-type="float">
            <text:p>19.00000000000</text:p>
          </table:table-cell>
          <table:table-cell office:value-type="float" office:value="6.047887837" calcext:value-type="float">
            <text:p>6.0478878370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396" calcext:value-type="float">
            <text:p>396</text:p>
          </table:table-cell>
          <table:table-cell office:value-type="float" office:value="631783.706" calcext:value-type="float">
            <text:p>631783.70600000000</text:p>
          </table:table-cell>
          <table:table-cell office:value-type="float" office:value="5407564.429" calcext:value-type="float">
            <text:p>5407564.42900000000</text:p>
          </table:table-cell>
          <table:table-cell office:value-type="float" office:value="569.689" calcext:value-type="float">
            <text:p>569.68900000000</text:p>
          </table:table-cell>
          <table:table-cell office:value-type="float" office:value="48.8070871432" calcext:value-type="float">
            <text:p>48.80708714320</text:p>
          </table:table-cell>
          <table:table-cell office:value-type="float" office:value="10.7948557238" calcext:value-type="float">
            <text:p>10.79485572380</text:p>
          </table:table-cell>
          <table:table-cell office:value-type="float" office:value="569.689" calcext:value-type="float">
            <text:p>569.68900000000</text:p>
          </table:table-cell>
          <table:table-cell table:style-name="ce3" office:value-type="string" calcext:value-type="string">
            <text:p>473</text:p>
          </table:table-cell>
          <table:table-cell office:value-type="float" office:value="473" calcext:value-type="float">
            <text:p>473</text:p>
          </table:table-cell>
          <table:table-cell office:value-type="string" calcext:value-type="string">
            <text:p>Es</text:p>
          </table:table-cell>
          <table:table-cell office:value-type="float" office:value="473" calcext:value-type="float">
            <text:p>473</text:p>
          </table:table-cell>
          <table:table-cell office:value-type="string" calcext:value-type="string">
            <text:p>Esche</text:p>
          </table:table-cell>
          <table:table-cell office:value-type="float" office:value="15" calcext:value-type="float">
            <text:p>15.00000000000</text:p>
          </table:table-cell>
          <table:table-cell office:value-type="float" office:value="4.774648292" calcext:value-type="float">
            <text:p>4.7746482920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397" calcext:value-type="float">
            <text:p>397</text:p>
          </table:table-cell>
          <table:table-cell office:value-type="float" office:value="631777.167" calcext:value-type="float">
            <text:p>631777.16700000000</text:p>
          </table:table-cell>
          <table:table-cell office:value-type="float" office:value="5407566.132" calcext:value-type="float">
            <text:p>5407566.13200000000</text:p>
          </table:table-cell>
          <table:table-cell office:value-type="float" office:value="567.181" calcext:value-type="float">
            <text:p>567.18100000000</text:p>
          </table:table-cell>
          <table:table-cell office:value-type="float" office:value="48.8071038397" calcext:value-type="float">
            <text:p>48.80710383970</text:p>
          </table:table-cell>
          <table:table-cell office:value-type="float" office:value="10.7947672563" calcext:value-type="float">
            <text:p>10.79476725630</text:p>
          </table:table-cell>
          <table:table-cell office:value-type="float" office:value="567.181" calcext:value-type="float">
            <text:p>567.18100000000</text:p>
          </table:table-cell>
          <table:table-cell table:style-name="ce3" office:value-type="string" calcext:value-type="string">
            <text:p>476</text:p>
          </table:table-cell>
          <table:table-cell office:value-type="float" office:value="476" calcext:value-type="float">
            <text:p>476</text:p>
          </table:table-cell>
          <table:table-cell office:value-type="string" calcext:value-type="string">
            <text:p>Es</text:p>
          </table:table-cell>
          <table:table-cell office:value-type="float" office:value="476" calcext:value-type="float">
            <text:p>476</text:p>
          </table:table-cell>
          <table:table-cell office:value-type="string" calcext:value-type="string">
            <text:p>Esche</text:p>
          </table:table-cell>
          <table:table-cell office:value-type="float" office:value="24" calcext:value-type="float">
            <text:p>24.00000000000</text:p>
          </table:table-cell>
          <table:table-cell office:value-type="float" office:value="7.639437267" calcext:value-type="float">
            <text:p>7.6394372670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399" calcext:value-type="float">
            <text:p>399</text:p>
          </table:table-cell>
          <table:table-cell office:value-type="float" office:value="631778.513" calcext:value-type="float">
            <text:p>631778.51300000000</text:p>
          </table:table-cell>
          <table:table-cell office:value-type="float" office:value="5407562.341" calcext:value-type="float">
            <text:p>5407562.34100000000</text:p>
          </table:table-cell>
          <table:table-cell office:value-type="float" office:value="570.581" calcext:value-type="float">
            <text:p>570.58100000000</text:p>
          </table:table-cell>
          <table:table-cell office:value-type="float" office:value="48.8070694637" calcext:value-type="float">
            <text:p>48.80706946370</text:p>
          </table:table-cell>
          <table:table-cell office:value-type="float" office:value="10.7947843628" calcext:value-type="float">
            <text:p>10.79478436280</text:p>
          </table:table-cell>
          <table:table-cell office:value-type="float" office:value="570.581" calcext:value-type="float">
            <text:p>570.58100000000</text:p>
          </table:table-cell>
          <table:table-cell table:style-name="ce3" office:value-type="string" calcext:value-type="string">
            <text:p>478</text:p>
          </table:table-cell>
          <table:table-cell office:value-type="float" office:value="478" calcext:value-type="float">
            <text:p>478</text:p>
          </table:table-cell>
          <table:table-cell office:value-type="string" calcext:value-type="string">
            <text:p>Es</text:p>
          </table:table-cell>
          <table:table-cell office:value-type="float" office:value="478" calcext:value-type="float">
            <text:p>478</text:p>
          </table:table-cell>
          <table:table-cell office:value-type="string" calcext:value-type="string">
            <text:p>Esche</text:p>
          </table:table-cell>
          <table:table-cell office:value-type="float" office:value="24" calcext:value-type="float">
            <text:p>24.00000000000</text:p>
          </table:table-cell>
          <table:table-cell office:value-type="float" office:value="7.639437267" calcext:value-type="float">
            <text:p>7.6394372670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400" calcext:value-type="float">
            <text:p>400</text:p>
          </table:table-cell>
          <table:table-cell office:value-type="float" office:value="631777.509" calcext:value-type="float">
            <text:p>631777.50900000000</text:p>
          </table:table-cell>
          <table:table-cell office:value-type="float" office:value="5407559.814" calcext:value-type="float">
            <text:p>5407559.81400000000</text:p>
          </table:table-cell>
          <table:table-cell office:value-type="float" office:value="572.865" calcext:value-type="float">
            <text:p>572.86500000000</text:p>
          </table:table-cell>
          <table:table-cell office:value-type="float" office:value="48.8070469567" calcext:value-type="float">
            <text:p>48.80704695670</text:p>
          </table:table-cell>
          <table:table-cell office:value-type="float" office:value="10.7947698818" calcext:value-type="float">
            <text:p>10.79476988180</text:p>
          </table:table-cell>
          <table:table-cell office:value-type="float" office:value="572.865" calcext:value-type="float">
            <text:p>572.86500000000</text:p>
          </table:table-cell>
          <table:table-cell table:style-name="ce3" office:value-type="string" calcext:value-type="string">
            <text:p>479</text:p>
          </table:table-cell>
          <table:table-cell office:value-type="float" office:value="479" calcext:value-type="float">
            <text:p>479</text:p>
          </table:table-cell>
          <table:table-cell office:value-type="string" calcext:value-type="string">
            <text:p>Es</text:p>
          </table:table-cell>
          <table:table-cell office:value-type="float" office:value="479" calcext:value-type="float">
            <text:p>479</text:p>
          </table:table-cell>
          <table:table-cell office:value-type="string" calcext:value-type="string">
            <text:p>Esche</text:p>
          </table:table-cell>
          <table:table-cell office:value-type="float" office:value="14" calcext:value-type="float">
            <text:p>14.00000000000</text:p>
          </table:table-cell>
          <table:table-cell office:value-type="float" office:value="4.456338406" calcext:value-type="float">
            <text:p>4.4563384060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401" calcext:value-type="float">
            <text:p>401</text:p>
          </table:table-cell>
          <table:table-cell office:value-type="float" office:value="631774.204" calcext:value-type="float">
            <text:p>631774.20400000000</text:p>
          </table:table-cell>
          <table:table-cell office:value-type="float" office:value="5407558.8" calcext:value-type="float">
            <text:p>5407558.80000000000</text:p>
          </table:table-cell>
          <table:table-cell office:value-type="float" office:value="570.702" calcext:value-type="float">
            <text:p>570.70200000000</text:p>
          </table:table-cell>
          <table:table-cell office:value-type="float" office:value="48.8070385458" calcext:value-type="float">
            <text:p>48.80703854580</text:p>
          </table:table-cell>
          <table:table-cell office:value-type="float" office:value="10.7947245645" calcext:value-type="float">
            <text:p>10.79472456450</text:p>
          </table:table-cell>
          <table:table-cell office:value-type="float" office:value="570.702" calcext:value-type="float">
            <text:p>570.70200000000</text:p>
          </table:table-cell>
          <table:table-cell table:style-name="ce3" office:value-type="string" calcext:value-type="string">
            <text:p>480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Es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Esche</text:p>
          </table:table-cell>
          <table:table-cell office:value-type="float" office:value="16" calcext:value-type="float">
            <text:p>16.00000000000</text:p>
          </table:table-cell>
          <table:table-cell office:value-type="float" office:value="5.092958178" calcext:value-type="float">
            <text:p>5.0929581780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402" calcext:value-type="float">
            <text:p>402</text:p>
          </table:table-cell>
          <table:table-cell office:value-type="float" office:value="631770.383" calcext:value-type="float">
            <text:p>631770.38300000000</text:p>
          </table:table-cell>
          <table:table-cell office:value-type="float" office:value="5407559.055" calcext:value-type="float">
            <text:p>5407559.05500000000</text:p>
          </table:table-cell>
          <table:table-cell office:value-type="float" office:value="566.743" calcext:value-type="float">
            <text:p>566.74300000000</text:p>
          </table:table-cell>
          <table:table-cell office:value-type="float" office:value="48.8070416478" calcext:value-type="float">
            <text:p>48.80704164780</text:p>
          </table:table-cell>
          <table:table-cell office:value-type="float" office:value="10.7946726308" calcext:value-type="float">
            <text:p>10.79467263080</text:p>
          </table:table-cell>
          <table:table-cell office:value-type="float" office:value="566.743" calcext:value-type="float">
            <text:p>566.74300000000</text:p>
          </table:table-cell>
          <table:table-cell table:style-name="ce3" office:value-type="string" calcext:value-type="string">
            <text:p>481</text:p>
          </table:table-cell>
          <table:table-cell office:value-type="float" office:value="481" calcext:value-type="float">
            <text:p>481</text:p>
          </table:table-cell>
          <table:table-cell office:value-type="string" calcext:value-type="string">
            <text:p>Es</text:p>
          </table:table-cell>
          <table:table-cell office:value-type="float" office:value="481" calcext:value-type="float">
            <text:p>481</text:p>
          </table:table-cell>
          <table:table-cell office:value-type="string" calcext:value-type="string">
            <text:p>Esche</text:p>
          </table:table-cell>
          <table:table-cell office:value-type="float" office:value="22" calcext:value-type="float">
            <text:p>22.00000000000</text:p>
          </table:table-cell>
          <table:table-cell office:value-type="float" office:value="7.002817495" calcext:value-type="float">
            <text:p>7.0028174950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403" calcext:value-type="float">
            <text:p>403</text:p>
          </table:table-cell>
          <table:table-cell office:value-type="float" office:value="631768.97" calcext:value-type="float">
            <text:p>631768.97000000000</text:p>
          </table:table-cell>
          <table:table-cell office:value-type="float" office:value="5407556.877" calcext:value-type="float">
            <text:p>5407556.87700000000</text:p>
          </table:table-cell>
          <table:table-cell office:value-type="float" office:value="568.926" calcext:value-type="float">
            <text:p>568.92600000000</text:p>
          </table:table-cell>
          <table:table-cell office:value-type="float" office:value="48.8070223635" calcext:value-type="float">
            <text:p>48.80702236350</text:p>
          </table:table-cell>
          <table:table-cell office:value-type="float" office:value="10.7946526985" calcext:value-type="float">
            <text:p>10.79465269850</text:p>
          </table:table-cell>
          <table:table-cell office:value-type="float" office:value="568.926" calcext:value-type="float">
            <text:p>568.92600000000</text:p>
          </table:table-cell>
          <table:table-cell table:style-name="ce3" office:value-type="string" calcext:value-type="string">
            <text:p>482</text:p>
          </table:table-cell>
          <table:table-cell office:value-type="float" office:value="482" calcext:value-type="float">
            <text:p>482</text:p>
          </table:table-cell>
          <table:table-cell office:value-type="string" calcext:value-type="string">
            <text:p>Es</text:p>
          </table:table-cell>
          <table:table-cell office:value-type="float" office:value="482" calcext:value-type="float">
            <text:p>482</text:p>
          </table:table-cell>
          <table:table-cell office:value-type="string" calcext:value-type="string">
            <text:p>Esche</text:p>
          </table:table-cell>
          <table:table-cell office:value-type="float" office:value="23" calcext:value-type="float">
            <text:p>23.00000000000</text:p>
          </table:table-cell>
          <table:table-cell office:value-type="float" office:value="7.321127381" calcext:value-type="float">
            <text:p>7.3211273810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409" calcext:value-type="float">
            <text:p>409</text:p>
          </table:table-cell>
          <table:table-cell office:value-type="float" office:value="631767.158" calcext:value-type="float">
            <text:p>631767.15800000000</text:p>
          </table:table-cell>
          <table:table-cell office:value-type="float" office:value="5407585.675" calcext:value-type="float">
            <text:p>5407585.67500000000</text:p>
          </table:table-cell>
          <table:table-cell office:value-type="float" office:value="566.185" calcext:value-type="float">
            <text:p>566.18500000000</text:p>
          </table:table-cell>
          <table:table-cell office:value-type="float" office:value="48.8072816855" calcext:value-type="float">
            <text:p>48.80728168550</text:p>
          </table:table-cell>
          <table:table-cell office:value-type="float" office:value="10.7946372715" calcext:value-type="float">
            <text:p>10.79463727150</text:p>
          </table:table-cell>
          <table:table-cell office:value-type="float" office:value="566.185" calcext:value-type="float">
            <text:p>566.18500000000</text:p>
          </table:table-cell>
          <table:table-cell table:style-name="ce3" office:value-type="string" calcext:value-type="string">
            <text:p>489</text:p>
          </table:table-cell>
          <table:table-cell office:value-type="float" office:value="489" calcext:value-type="float">
            <text:p>489</text:p>
          </table:table-cell>
          <table:table-cell office:value-type="string" calcext:value-type="string">
            <text:p>Es</text:p>
          </table:table-cell>
          <table:table-cell office:value-type="float" office:value="489" calcext:value-type="float">
            <text:p>489</text:p>
          </table:table-cell>
          <table:table-cell office:value-type="string" calcext:value-type="string">
            <text:p>Esche</text:p>
          </table:table-cell>
          <table:table-cell office:value-type="float" office:value="39" calcext:value-type="float">
            <text:p>39.00000000000</text:p>
          </table:table-cell>
          <table:table-cell office:value-type="float" office:value="12.41408556" calcext:value-type="float">
            <text:p>12.4140855600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410" calcext:value-type="float">
            <text:p>410</text:p>
          </table:table-cell>
          <table:table-cell office:value-type="float" office:value="631768.094" calcext:value-type="float">
            <text:p>631768.09400000000</text:p>
          </table:table-cell>
          <table:table-cell office:value-type="float" office:value="5407583.012" calcext:value-type="float">
            <text:p>5407583.01200000000</text:p>
          </table:table-cell>
          <table:table-cell office:value-type="float" office:value="568.95" calcext:value-type="float">
            <text:p>568.95000000000</text:p>
          </table:table-cell>
          <table:table-cell office:value-type="float" office:value="48.8072575435" calcext:value-type="float">
            <text:p>48.80725754350</text:p>
          </table:table-cell>
          <table:table-cell office:value-type="float" office:value="10.7946491708" calcext:value-type="float">
            <text:p>10.79464917080</text:p>
          </table:table-cell>
          <table:table-cell office:value-type="float" office:value="568.95" calcext:value-type="float">
            <text:p>568.95000000000</text:p>
          </table:table-cell>
          <table:table-cell table:style-name="ce3" office:value-type="string" calcext:value-type="string">
            <text:p>488</text:p>
          </table:table-cell>
          <table:table-cell office:value-type="float" office:value="488" calcext:value-type="float">
            <text:p>488</text:p>
          </table:table-cell>
          <table:table-cell office:value-type="string" calcext:value-type="string">
            <text:p>Es</text:p>
          </table:table-cell>
          <table:table-cell office:value-type="float" office:value="488" calcext:value-type="float">
            <text:p>488</text:p>
          </table:table-cell>
          <table:table-cell office:value-type="string" calcext:value-type="string">
            <text:p>Esche</text:p>
          </table:table-cell>
          <table:table-cell office:value-type="float" office:value="245" calcext:value-type="float">
            <text:p>245.00000000000</text:p>
          </table:table-cell>
          <table:table-cell office:value-type="float" office:value="77.9859221" calcext:value-type="float">
            <text:p>77.9859221000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430" calcext:value-type="float">
            <text:p>430</text:p>
          </table:table-cell>
          <table:table-cell office:value-type="float" office:value="631781.268" calcext:value-type="float">
            <text:p>631781.26800000000</text:p>
          </table:table-cell>
          <table:table-cell office:value-type="float" office:value="5407637.621" calcext:value-type="float">
            <text:p>5407637.62100000000</text:p>
          </table:table-cell>
          <table:table-cell office:value-type="float" office:value="567.157" calcext:value-type="float">
            <text:p>567.15700000000</text:p>
          </table:table-cell>
          <table:table-cell office:value-type="float" office:value="48.8077457677" calcext:value-type="float">
            <text:p>48.80774576770</text:p>
          </table:table-cell>
          <table:table-cell office:value-type="float" office:value="10.7948460222" calcext:value-type="float">
            <text:p>10.79484602220</text:p>
          </table:table-cell>
          <table:table-cell office:value-type="float" office:value="567.157" calcext:value-type="float">
            <text:p>567.15700000000</text:p>
          </table:table-cell>
          <table:table-cell table:style-name="ce3" office:value-type="string" calcext:value-type="string">
            <text:p>504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Es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Esche</text:p>
          </table:table-cell>
          <table:table-cell office:value-type="float" office:value="168" calcext:value-type="float">
            <text:p>168.00000000000</text:p>
          </table:table-cell>
          <table:table-cell office:value-type="float" office:value="53.47606087" calcext:value-type="float">
            <text:p>53.4760608700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432" calcext:value-type="float">
            <text:p>432</text:p>
          </table:table-cell>
          <table:table-cell office:value-type="float" office:value="631783.807" calcext:value-type="float">
            <text:p>631783.80700000000</text:p>
          </table:table-cell>
          <table:table-cell office:value-type="float" office:value="5407631.424" calcext:value-type="float">
            <text:p>5407631.42400000000</text:p>
          </table:table-cell>
          <table:table-cell office:value-type="float" office:value="569.095" calcext:value-type="float">
            <text:p>569.09500000000</text:p>
          </table:table-cell>
          <table:table-cell office:value-type="float" office:value="48.8076895057" calcext:value-type="float">
            <text:p>48.80768950570</text:p>
          </table:table-cell>
          <table:table-cell office:value-type="float" office:value="10.7948786032" calcext:value-type="float">
            <text:p>10.79487860320</text:p>
          </table:table-cell>
          <table:table-cell office:value-type="float" office:value="569.095" calcext:value-type="float">
            <text:p>569.09500000000</text:p>
          </table:table-cell>
          <table:table-cell table:style-name="ce3" office:value-type="string" calcext:value-type="string">
            <text:p>505</text:p>
          </table:table-cell>
          <table:table-cell office:value-type="float" office:value="505" calcext:value-type="float">
            <text:p>505</text:p>
          </table:table-cell>
          <table:table-cell office:value-type="string" calcext:value-type="string">
            <text:p>Es</text:p>
          </table:table-cell>
          <table:table-cell office:value-type="float" office:value="505" calcext:value-type="float">
            <text:p>505</text:p>
          </table:table-cell>
          <table:table-cell office:value-type="string" calcext:value-type="string">
            <text:p>Esche</text:p>
          </table:table-cell>
          <table:table-cell office:value-type="float" office:value="140" calcext:value-type="float">
            <text:p>140.00000000000</text:p>
          </table:table-cell>
          <table:table-cell office:value-type="float" office:value="44.56338406" calcext:value-type="float">
            <text:p>44.5633840600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434" calcext:value-type="float">
            <text:p>434</text:p>
          </table:table-cell>
          <table:table-cell office:value-type="float" office:value="631789.599" calcext:value-type="float">
            <text:p>631789.59900000000</text:p>
          </table:table-cell>
          <table:table-cell office:value-type="float" office:value="5407622.517" calcext:value-type="float">
            <text:p>5407622.51700000000</text:p>
          </table:table-cell>
          <table:table-cell office:value-type="float" office:value="567.587" calcext:value-type="float">
            <text:p>567.58700000000</text:p>
          </table:table-cell>
          <table:table-cell office:value-type="float" office:value="48.8076081868" calcext:value-type="float">
            <text:p>48.80760818680</text:p>
          </table:table-cell>
          <table:table-cell office:value-type="float" office:value="10.7949545908" calcext:value-type="float">
            <text:p>10.79495459080</text:p>
          </table:table-cell>
          <table:table-cell office:value-type="float" office:value="567.587" calcext:value-type="float">
            <text:p>567.58700000000</text:p>
          </table:table-cell>
          <table:table-cell table:style-name="ce3" office:value-type="string" calcext:value-type="string">
            <text:p>509</text:p>
          </table:table-cell>
          <table:table-cell office:value-type="float" office:value="509" calcext:value-type="float">
            <text:p>509</text:p>
          </table:table-cell>
          <table:table-cell office:value-type="string" calcext:value-type="string">
            <text:p>Es</text:p>
          </table:table-cell>
          <table:table-cell office:value-type="float" office:value="509" calcext:value-type="float">
            <text:p>509</text:p>
          </table:table-cell>
          <table:table-cell office:value-type="string" calcext:value-type="string">
            <text:p>Esche</text:p>
          </table:table-cell>
          <table:table-cell office:value-type="float" office:value="135" calcext:value-type="float">
            <text:p>135.00000000000</text:p>
          </table:table-cell>
          <table:table-cell office:value-type="float" office:value="42.97183463" calcext:value-type="float">
            <text:p>42.9718346300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439" calcext:value-type="float">
            <text:p>439</text:p>
          </table:table-cell>
          <table:table-cell office:value-type="float" office:value="631783.656" calcext:value-type="float">
            <text:p>631783.65600000000</text:p>
          </table:table-cell>
          <table:table-cell office:value-type="float" office:value="5407618.548" calcext:value-type="float">
            <text:p>5407618.54800000000</text:p>
          </table:table-cell>
          <table:table-cell office:value-type="float" office:value="566.285" calcext:value-type="float">
            <text:p>566.28500000000</text:p>
          </table:table-cell>
          <table:table-cell office:value-type="float" office:value="48.8075737643" calcext:value-type="float">
            <text:p>48.80757376430</text:p>
          </table:table-cell>
          <table:table-cell office:value-type="float" office:value="10.7948724118" calcext:value-type="float">
            <text:p>10.79487241180</text:p>
          </table:table-cell>
          <table:table-cell office:value-type="float" office:value="566.285" calcext:value-type="float">
            <text:p>566.28500000000</text:p>
          </table:table-cell>
          <table:table-cell table:style-name="ce3" office:value-type="string" calcext:value-type="string">
            <text:p>513</text:p>
          </table:table-cell>
          <table:table-cell office:value-type="float" office:value="513" calcext:value-type="float">
            <text:p>513</text:p>
          </table:table-cell>
          <table:table-cell office:value-type="string" calcext:value-type="string">
            <text:p>Es</text:p>
          </table:table-cell>
          <table:table-cell office:value-type="float" office:value="513" calcext:value-type="float">
            <text:p>513</text:p>
          </table:table-cell>
          <table:table-cell office:value-type="string" calcext:value-type="string">
            <text:p>Esche</text:p>
          </table:table-cell>
          <table:table-cell office:value-type="float" office:value="152" calcext:value-type="float">
            <text:p>152.00000000000</text:p>
          </table:table-cell>
          <table:table-cell office:value-type="float" office:value="48.38310269" calcext:value-type="float">
            <text:p>48.3831026900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440" calcext:value-type="float">
            <text:p>440</text:p>
          </table:table-cell>
          <table:table-cell office:value-type="float" office:value="631791.277" calcext:value-type="float">
            <text:p>631791.27700000000</text:p>
          </table:table-cell>
          <table:table-cell office:value-type="float" office:value="5407617.374" calcext:value-type="float">
            <text:p>5407617.37400000000</text:p>
          </table:table-cell>
          <table:table-cell office:value-type="float" office:value="565.886" calcext:value-type="float">
            <text:p>565.88600000000</text:p>
          </table:table-cell>
          <table:table-cell office:value-type="float" office:value="48.8075615938" calcext:value-type="float">
            <text:p>48.80756159380</text:p>
          </table:table-cell>
          <table:table-cell office:value-type="float" office:value="10.7949757835" calcext:value-type="float">
            <text:p>10.79497578350</text:p>
          </table:table-cell>
          <table:table-cell office:value-type="float" office:value="565.886" calcext:value-type="float">
            <text:p>565.88600000000</text:p>
          </table:table-cell>
          <table:table-cell table:style-name="ce3" office:value-type="string" calcext:value-type="string">
            <text:p>512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Es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Esche</text:p>
          </table:table-cell>
          <table:table-cell office:value-type="float" office:value="150" calcext:value-type="float">
            <text:p>150.00000000000</text:p>
          </table:table-cell>
          <table:table-cell office:value-type="float" office:value="47.74648292" calcext:value-type="float">
            <text:p>47.7464829200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456" calcext:value-type="float">
            <text:p>456</text:p>
          </table:table-cell>
          <table:table-cell office:value-type="float" office:value="631778.896" calcext:value-type="float">
            <text:p>631778.89600000000</text:p>
          </table:table-cell>
          <table:table-cell office:value-type="float" office:value="5407571.652" calcext:value-type="float">
            <text:p>5407571.65200000000</text:p>
          </table:table-cell>
          <table:table-cell office:value-type="float" office:value="580.308" calcext:value-type="float">
            <text:p>580.30800000000</text:p>
          </table:table-cell>
          <table:table-cell office:value-type="float" office:value="48.807153106" calcext:value-type="float">
            <text:p>48.80715310600</text:p>
          </table:table-cell>
          <table:table-cell office:value-type="float" office:value="10.794792563" calcext:value-type="float">
            <text:p>10.79479256300</text:p>
          </table:table-cell>
          <table:table-cell office:value-type="float" office:value="580.308" calcext:value-type="float">
            <text:p>580.30800000000</text:p>
          </table:table-cell>
          <table:table-cell table:style-name="ce3" office:value-type="string" calcext:value-type="string">
            <text:p>530</text:p>
          </table:table-cell>
          <table:table-cell office:value-type="float" office:value="530" calcext:value-type="float">
            <text:p>530</text:p>
          </table:table-cell>
          <table:table-cell office:value-type="string" calcext:value-type="string">
            <text:p>Es</text:p>
          </table:table-cell>
          <table:table-cell office:value-type="float" office:value="530" calcext:value-type="float">
            <text:p>530</text:p>
          </table:table-cell>
          <table:table-cell office:value-type="string" calcext:value-type="string">
            <text:p>Esche</text:p>
          </table:table-cell>
          <table:table-cell office:value-type="float" office:value="43" calcext:value-type="float">
            <text:p>43.00000000000</text:p>
          </table:table-cell>
          <table:table-cell office:value-type="float" office:value="13.6873251" calcext:value-type="float">
            <text:p>13.6873251000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457" calcext:value-type="float">
            <text:p>457</text:p>
          </table:table-cell>
          <table:table-cell office:value-type="float" office:value="631774.419" calcext:value-type="float">
            <text:p>631774.41900000000</text:p>
          </table:table-cell>
          <table:table-cell office:value-type="float" office:value="5407565.441" calcext:value-type="float">
            <text:p>5407565.44100000000</text:p>
          </table:table-cell>
          <table:table-cell office:value-type="float" office:value="573.08" calcext:value-type="float">
            <text:p>573.08000000000</text:p>
          </table:table-cell>
          <table:table-cell office:value-type="float" office:value="48.8070982133" calcext:value-type="float">
            <text:p>48.80709821330</text:p>
          </table:table-cell>
          <table:table-cell office:value-type="float" office:value="10.794729625" calcext:value-type="float">
            <text:p>10.79472962500</text:p>
          </table:table-cell>
          <table:table-cell office:value-type="float" office:value="573.08" calcext:value-type="float">
            <text:p>573.08000000000</text:p>
          </table:table-cell>
          <table:table-cell table:style-name="ce3" office:value-type="string" calcext:value-type="string">
            <text:p>531</text:p>
          </table:table-cell>
          <table:table-cell office:value-type="float" office:value="531" calcext:value-type="float">
            <text:p>531</text:p>
          </table:table-cell>
          <table:table-cell office:value-type="string" calcext:value-type="string">
            <text:p>Es</text:p>
          </table:table-cell>
          <table:table-cell office:value-type="float" office:value="531" calcext:value-type="float">
            <text:p>531</text:p>
          </table:table-cell>
          <table:table-cell office:value-type="string" calcext:value-type="string">
            <text:p>Esche</text:p>
          </table:table-cell>
          <table:table-cell office:value-type="float" office:value="23" calcext:value-type="float">
            <text:p>23.00000000000</text:p>
          </table:table-cell>
          <table:table-cell office:value-type="float" office:value="7.321127381" calcext:value-type="float">
            <text:p>7.3211273810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458" calcext:value-type="float">
            <text:p>458</text:p>
          </table:table-cell>
          <table:table-cell office:value-type="float" office:value="631776.459" calcext:value-type="float">
            <text:p>631776.45900000000</text:p>
          </table:table-cell>
          <table:table-cell office:value-type="float" office:value="5407568.448" calcext:value-type="float">
            <text:p>5407568.44800000000</text:p>
          </table:table-cell>
          <table:table-cell office:value-type="float" office:value="568.656" calcext:value-type="float">
            <text:p>568.65600000000</text:p>
          </table:table-cell>
          <table:table-cell office:value-type="float" office:value="48.807124818" calcext:value-type="float">
            <text:p>48.80712481800</text:p>
          </table:table-cell>
          <table:table-cell office:value-type="float" office:value="10.7947583602" calcext:value-type="float">
            <text:p>10.79475836020</text:p>
          </table:table-cell>
          <table:table-cell office:value-type="float" office:value="568.656" calcext:value-type="float">
            <text:p>568.65600000000</text:p>
          </table:table-cell>
          <table:table-cell table:style-name="ce3" office:value-type="string" calcext:value-type="string">
            <text:p>532</text:p>
          </table:table-cell>
          <table:table-cell office:value-type="float" office:value="532" calcext:value-type="float">
            <text:p>532</text:p>
          </table:table-cell>
          <table:table-cell office:value-type="string" calcext:value-type="string">
            <text:p>Es</text:p>
          </table:table-cell>
          <table:table-cell office:value-type="float" office:value="532" calcext:value-type="float">
            <text:p>532</text:p>
          </table:table-cell>
          <table:table-cell office:value-type="string" calcext:value-type="string">
            <text:p>Esche</text:p>
          </table:table-cell>
          <table:table-cell office:value-type="float" office:value="48" calcext:value-type="float">
            <text:p>48.00000000000</text:p>
          </table:table-cell>
          <table:table-cell office:value-type="float" office:value="15.27887453" calcext:value-type="float">
            <text:p>15.2788745300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459" calcext:value-type="float">
            <text:p>459</text:p>
          </table:table-cell>
          <table:table-cell office:value-type="float" office:value="631772.497" calcext:value-type="float">
            <text:p>631772.49700000000</text:p>
          </table:table-cell>
          <table:table-cell office:value-type="float" office:value="5407572.287" calcext:value-type="float">
            <text:p>5407572.28700000000</text:p>
          </table:table-cell>
          <table:table-cell office:value-type="float" office:value="564.882" calcext:value-type="float">
            <text:p>564.88200000000</text:p>
          </table:table-cell>
          <table:table-cell office:value-type="float" office:value="48.8071601712" calcext:value-type="float">
            <text:p>48.80716017120</text:p>
          </table:table-cell>
          <table:table-cell office:value-type="float" office:value="10.7947056623" calcext:value-type="float">
            <text:p>10.79470566230</text:p>
          </table:table-cell>
          <table:table-cell office:value-type="float" office:value="564.882" calcext:value-type="float">
            <text:p>564.88200000000</text:p>
          </table:table-cell>
          <table:table-cell table:style-name="ce3" office:value-type="string" calcext:value-type="string">
            <text:p>533</text:p>
          </table:table-cell>
          <table:table-cell office:value-type="float" office:value="533" calcext:value-type="float">
            <text:p>533</text:p>
          </table:table-cell>
          <table:table-cell office:value-type="string" calcext:value-type="string">
            <text:p>Es</text:p>
          </table:table-cell>
          <table:table-cell office:value-type="float" office:value="533" calcext:value-type="float">
            <text:p>533</text:p>
          </table:table-cell>
          <table:table-cell office:value-type="string" calcext:value-type="string">
            <text:p>Esche</text:p>
          </table:table-cell>
          <table:table-cell office:value-type="float" office:value="27" calcext:value-type="float">
            <text:p>27.00000000000</text:p>
          </table:table-cell>
          <table:table-cell office:value-type="float" office:value="8.594366926" calcext:value-type="float">
            <text:p>8.5943669260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461" calcext:value-type="float">
            <text:p>461</text:p>
          </table:table-cell>
          <table:table-cell office:value-type="float" office:value="631772.435" calcext:value-type="float">
            <text:p>631772.43500000000</text:p>
          </table:table-cell>
          <table:table-cell office:value-type="float" office:value="5407569.408" calcext:value-type="float">
            <text:p>5407569.40800000000</text:p>
          </table:table-cell>
          <table:table-cell office:value-type="float" office:value="565.735" calcext:value-type="float">
            <text:p>565.73500000000</text:p>
          </table:table-cell>
          <table:table-cell office:value-type="float" office:value="48.8071342985" calcext:value-type="float">
            <text:p>48.80713429850</text:p>
          </table:table-cell>
          <table:table-cell office:value-type="float" office:value="10.7947038958" calcext:value-type="float">
            <text:p>10.79470389580</text:p>
          </table:table-cell>
          <table:table-cell office:value-type="float" office:value="565.735" calcext:value-type="float">
            <text:p>565.73500000000</text:p>
          </table:table-cell>
          <table:table-cell table:style-name="ce3" office:value-type="string" calcext:value-type="string">
            <text:p>535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Es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Esche</text:p>
          </table:table-cell>
          <table:table-cell office:value-type="float" office:value="54" calcext:value-type="float">
            <text:p>54.00000000000</text:p>
          </table:table-cell>
          <table:table-cell office:value-type="float" office:value="17.18873385" calcext:value-type="float">
            <text:p>17.1887338500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462" calcext:value-type="float">
            <text:p>462</text:p>
          </table:table-cell>
          <table:table-cell office:value-type="float" office:value="631772.232" calcext:value-type="float">
            <text:p>631772.23200000000</text:p>
          </table:table-cell>
          <table:table-cell office:value-type="float" office:value="5407566.987" calcext:value-type="float">
            <text:p>5407566.98700000000</text:p>
          </table:table-cell>
          <table:table-cell office:value-type="float" office:value="564.951" calcext:value-type="float">
            <text:p>564.95100000000</text:p>
          </table:table-cell>
          <table:table-cell office:value-type="float" office:value="48.8071125718" calcext:value-type="float">
            <text:p>48.80711257180</text:p>
          </table:table-cell>
          <table:table-cell office:value-type="float" office:value="10.7947003562" calcext:value-type="float">
            <text:p>10.79470035620</text:p>
          </table:table-cell>
          <table:table-cell office:value-type="float" office:value="564.951" calcext:value-type="float">
            <text:p>564.95100000000</text:p>
          </table:table-cell>
          <table:table-cell table:style-name="ce3" office:value-type="string" calcext:value-type="string">
            <text:p>536</text:p>
          </table:table-cell>
          <table:table-cell office:value-type="float" office:value="536" calcext:value-type="float">
            <text:p>536</text:p>
          </table:table-cell>
          <table:table-cell office:value-type="string" calcext:value-type="string">
            <text:p>Es</text:p>
          </table:table-cell>
          <table:table-cell office:value-type="float" office:value="536" calcext:value-type="float">
            <text:p>536</text:p>
          </table:table-cell>
          <table:table-cell office:value-type="string" calcext:value-type="string">
            <text:p>Esche</text:p>
          </table:table-cell>
          <table:table-cell office:value-type="float" office:value="17" calcext:value-type="float">
            <text:p>17.00000000000</text:p>
          </table:table-cell>
          <table:table-cell office:value-type="float" office:value="5.411268064" calcext:value-type="float">
            <text:p>5.4112680640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463" calcext:value-type="float">
            <text:p>463</text:p>
          </table:table-cell>
          <table:table-cell office:value-type="float" office:value="631766.246" calcext:value-type="float">
            <text:p>631766.24600000000</text:p>
          </table:table-cell>
          <table:table-cell office:value-type="float" office:value="5407567.409" calcext:value-type="float">
            <text:p>5407567.40900000000</text:p>
          </table:table-cell>
          <table:table-cell office:value-type="float" office:value="569.605" calcext:value-type="float">
            <text:p>569.60500000000</text:p>
          </table:table-cell>
          <table:table-cell office:value-type="float" office:value="48.8071176373" calcext:value-type="float">
            <text:p>48.80711763730</text:p>
          </table:table-cell>
          <table:table-cell office:value-type="float" office:value="10.7946190065" calcext:value-type="float">
            <text:p>10.79461900650</text:p>
          </table:table-cell>
          <table:table-cell office:value-type="float" office:value="569.605" calcext:value-type="float">
            <text:p>569.60500000000</text:p>
          </table:table-cell>
          <table:table-cell table:style-name="ce3" office:value-type="string" calcext:value-type="string">
            <text:p>537</text:p>
          </table:table-cell>
          <table:table-cell office:value-type="float" office:value="537" calcext:value-type="float">
            <text:p>537</text:p>
          </table:table-cell>
          <table:table-cell office:value-type="string" calcext:value-type="string">
            <text:p>Es</text:p>
          </table:table-cell>
          <table:table-cell office:value-type="float" office:value="537" calcext:value-type="float">
            <text:p>537</text:p>
          </table:table-cell>
          <table:table-cell office:value-type="string" calcext:value-type="string">
            <text:p>Esche</text:p>
          </table:table-cell>
          <table:table-cell office:value-type="float" office:value="22" calcext:value-type="float">
            <text:p>22.00000000000</text:p>
          </table:table-cell>
          <table:table-cell office:value-type="float" office:value="7.002817495" calcext:value-type="float">
            <text:p>7.0028174950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464" calcext:value-type="float">
            <text:p>464</text:p>
          </table:table-cell>
          <table:table-cell office:value-type="float" office:value="631779.384" calcext:value-type="float">
            <text:p>631779.38400000000</text:p>
          </table:table-cell>
          <table:table-cell office:value-type="float" office:value="5407579.566" calcext:value-type="float">
            <text:p>5407579.56600000000</text:p>
          </table:table-cell>
          <table:table-cell office:value-type="float" office:value="568.628" calcext:value-type="float">
            <text:p>568.62800000000</text:p>
          </table:table-cell>
          <table:table-cell office:value-type="float" office:value="48.8072241648" calcext:value-type="float">
            <text:p>48.80722416480</text:p>
          </table:table-cell>
          <table:table-cell office:value-type="float" office:value="10.7948017408" calcext:value-type="float">
            <text:p>10.79480174080</text:p>
          </table:table-cell>
          <table:table-cell office:value-type="float" office:value="568.628" calcext:value-type="float">
            <text:p>568.62800000000</text:p>
          </table:table-cell>
          <table:table-cell table:style-name="ce3" office:value-type="string" calcext:value-type="string">
            <text:p>539</text:p>
          </table:table-cell>
          <table:table-cell office:value-type="float" office:value="539" calcext:value-type="float">
            <text:p>539</text:p>
          </table:table-cell>
          <table:table-cell office:value-type="string" calcext:value-type="string">
            <text:p>Es</text:p>
          </table:table-cell>
          <table:table-cell office:value-type="float" office:value="539" calcext:value-type="float">
            <text:p>539</text:p>
          </table:table-cell>
          <table:table-cell office:value-type="string" calcext:value-type="string">
            <text:p>Esche</text:p>
          </table:table-cell>
          <table:table-cell office:value-type="float" office:value="24" calcext:value-type="float">
            <text:p>24.00000000000</text:p>
          </table:table-cell>
          <table:table-cell office:value-type="float" office:value="7.639437267" calcext:value-type="float">
            <text:p>7.6394372670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465" calcext:value-type="float">
            <text:p>465</text:p>
          </table:table-cell>
          <table:table-cell office:value-type="float" office:value="631781.774" calcext:value-type="float">
            <text:p>631781.77400000000</text:p>
          </table:table-cell>
          <table:table-cell office:value-type="float" office:value="5407575.421" calcext:value-type="float">
            <text:p>5407575.42100000000</text:p>
          </table:table-cell>
          <table:table-cell office:value-type="float" office:value="567.341" calcext:value-type="float">
            <text:p>567.34100000000</text:p>
          </table:table-cell>
          <table:table-cell office:value-type="float" office:value="48.8071863868" calcext:value-type="float">
            <text:p>48.80718638680</text:p>
          </table:table-cell>
          <table:table-cell office:value-type="float" office:value="10.7948329523" calcext:value-type="float">
            <text:p>10.79483295230</text:p>
          </table:table-cell>
          <table:table-cell office:value-type="float" office:value="567.341" calcext:value-type="float">
            <text:p>567.34100000000</text:p>
          </table:table-cell>
          <table:table-cell table:style-name="ce3" office:value-type="string" calcext:value-type="string">
            <text:p>538</text:p>
          </table:table-cell>
          <table:table-cell office:value-type="float" office:value="538" calcext:value-type="float">
            <text:p>538</text:p>
          </table:table-cell>
          <table:table-cell office:value-type="string" calcext:value-type="string">
            <text:p>Es</text:p>
          </table:table-cell>
          <table:table-cell office:value-type="float" office:value="538" calcext:value-type="float">
            <text:p>538</text:p>
          </table:table-cell>
          <table:table-cell office:value-type="string" calcext:value-type="string">
            <text:p>Esche</text:p>
          </table:table-cell>
          <table:table-cell office:value-type="float" office:value="21" calcext:value-type="float">
            <text:p>21.00000000000</text:p>
          </table:table-cell>
          <table:table-cell office:value-type="float" office:value="6.684507609" calcext:value-type="float">
            <text:p>6.6845076090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466" calcext:value-type="float">
            <text:p>466</text:p>
          </table:table-cell>
          <table:table-cell office:value-type="float" office:value="631783.861" calcext:value-type="float">
            <text:p>631783.86100000000</text:p>
          </table:table-cell>
          <table:table-cell office:value-type="float" office:value="5407575.522" calcext:value-type="float">
            <text:p>5407575.52200000000</text:p>
          </table:table-cell>
          <table:table-cell office:value-type="float" office:value="566.246" calcext:value-type="float">
            <text:p>566.24600000000</text:p>
          </table:table-cell>
          <table:table-cell office:value-type="float" office:value="48.8071868532" calcext:value-type="float">
            <text:p>48.80718685320</text:p>
          </table:table-cell>
          <table:table-cell office:value-type="float" office:value="10.7948613898" calcext:value-type="float">
            <text:p>10.79486138980</text:p>
          </table:table-cell>
          <table:table-cell office:value-type="float" office:value="566.246" calcext:value-type="float">
            <text:p>566.24600000000</text:p>
          </table:table-cell>
          <table:table-cell table:style-name="ce3" office:value-type="string" calcext:value-type="string">
            <text:p>542</text:p>
          </table:table-cell>
          <table:table-cell office:value-type="float" office:value="542" calcext:value-type="float">
            <text:p>542</text:p>
          </table:table-cell>
          <table:table-cell office:value-type="string" calcext:value-type="string">
            <text:p>Es</text:p>
          </table:table-cell>
          <table:table-cell office:value-type="float" office:value="542" calcext:value-type="float">
            <text:p>542</text:p>
          </table:table-cell>
          <table:table-cell office:value-type="string" calcext:value-type="string">
            <text:p>Esche</text:p>
          </table:table-cell>
          <table:table-cell office:value-type="float" office:value="18" calcext:value-type="float">
            <text:p>18.00000000000</text:p>
          </table:table-cell>
          <table:table-cell office:value-type="float" office:value="5.729577951" calcext:value-type="float">
            <text:p>5.729577951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467" calcext:value-type="float">
            <text:p>467</text:p>
          </table:table-cell>
          <table:table-cell office:value-type="float" office:value="631776.187" calcext:value-type="float">
            <text:p>631776.18700000000</text:p>
          </table:table-cell>
          <table:table-cell office:value-type="float" office:value="5407569.403" calcext:value-type="float">
            <text:p>5407569.40300000000</text:p>
          </table:table-cell>
          <table:table-cell office:value-type="float" office:value="566.557" calcext:value-type="float">
            <text:p>566.55700000000</text:p>
          </table:table-cell>
          <table:table-cell office:value-type="float" office:value="48.8071334627" calcext:value-type="float">
            <text:p>48.80713346270</text:p>
          </table:table-cell>
          <table:table-cell office:value-type="float" office:value="10.79475496" calcext:value-type="float">
            <text:p>10.79475496000</text:p>
          </table:table-cell>
          <table:table-cell office:value-type="float" office:value="566.557" calcext:value-type="float">
            <text:p>566.55700000000</text:p>
          </table:table-cell>
          <table:table-cell table:style-name="ce3" office:value-type="string" calcext:value-type="string">
            <text:p>540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Es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Esche</text:p>
          </table:table-cell>
          <table:table-cell office:value-type="float" office:value="28" calcext:value-type="float">
            <text:p>28.00000000000</text:p>
          </table:table-cell>
          <table:table-cell office:value-type="float" office:value="8.912676812" calcext:value-type="float">
            <text:p>8.9126768120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468" calcext:value-type="float">
            <text:p>468</text:p>
          </table:table-cell>
          <table:table-cell office:value-type="float" office:value="631777.25" calcext:value-type="float">
            <text:p>631777.25000000000</text:p>
          </table:table-cell>
          <table:table-cell office:value-type="float" office:value="5407568.343" calcext:value-type="float">
            <text:p>5407568.34300000000</text:p>
          </table:table-cell>
          <table:table-cell office:value-type="float" office:value="569.649" calcext:value-type="float">
            <text:p>569.64900000000</text:p>
          </table:table-cell>
          <table:table-cell office:value-type="float" office:value="48.8071237015" calcext:value-type="float">
            <text:p>48.80712370150</text:p>
          </table:table-cell>
          <table:table-cell office:value-type="float" office:value="10.7947690972" calcext:value-type="float">
            <text:p>10.79476909720</text:p>
          </table:table-cell>
          <table:table-cell office:value-type="float" office:value="569.649" calcext:value-type="float">
            <text:p>569.64900000000</text:p>
          </table:table-cell>
          <table:table-cell table:style-name="ce3" office:value-type="string" calcext:value-type="string">
            <text:p>541</text:p>
          </table:table-cell>
          <table:table-cell office:value-type="float" office:value="541" calcext:value-type="float">
            <text:p>541</text:p>
          </table:table-cell>
          <table:table-cell office:value-type="string" calcext:value-type="string">
            <text:p>Es</text:p>
          </table:table-cell>
          <table:table-cell office:value-type="float" office:value="541" calcext:value-type="float">
            <text:p>541</text:p>
          </table:table-cell>
          <table:table-cell office:value-type="string" calcext:value-type="string">
            <text:p>Esche</text:p>
          </table:table-cell>
          <table:table-cell office:value-type="float" office:value="33" calcext:value-type="float">
            <text:p>33.00000000000</text:p>
          </table:table-cell>
          <table:table-cell office:value-type="float" office:value="10.50422624" calcext:value-type="float">
            <text:p>10.50422624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469" calcext:value-type="float">
            <text:p>469</text:p>
          </table:table-cell>
          <table:table-cell office:value-type="float" office:value="631784.3" calcext:value-type="float">
            <text:p>631784.30000000000</text:p>
          </table:table-cell>
          <table:table-cell office:value-type="float" office:value="5407583.582" calcext:value-type="float">
            <text:p>5407583.58200000000</text:p>
          </table:table-cell>
          <table:table-cell office:value-type="float" office:value="559.112" calcext:value-type="float">
            <text:p>559.11200000000</text:p>
          </table:table-cell>
          <table:table-cell office:value-type="float" office:value="48.8072592268" calcext:value-type="float">
            <text:p>48.80725922680</text:p>
          </table:table-cell>
          <table:table-cell office:value-type="float" office:value="10.7948699617" calcext:value-type="float">
            <text:p>10.79486996170</text:p>
          </table:table-cell>
          <table:table-cell office:value-type="float" office:value="559.112" calcext:value-type="float">
            <text:p>559.11200000000</text:p>
          </table:table-cell>
          <table:table-cell table:style-name="ce3" office:value-type="string" calcext:value-type="string">
            <text:p>543</text:p>
          </table:table-cell>
          <table:table-cell office:value-type="float" office:value="543" calcext:value-type="float">
            <text:p>543</text:p>
          </table:table-cell>
          <table:table-cell office:value-type="string" calcext:value-type="string">
            <text:p>Es</text:p>
          </table:table-cell>
          <table:table-cell office:value-type="float" office:value="543" calcext:value-type="float">
            <text:p>543</text:p>
          </table:table-cell>
          <table:table-cell office:value-type="string" calcext:value-type="string">
            <text:p>Esche</text:p>
          </table:table-cell>
          <table:table-cell office:value-type="float" office:value="21" calcext:value-type="float">
            <text:p>21.00000000000</text:p>
          </table:table-cell>
          <table:table-cell office:value-type="float" office:value="6.684507609" calcext:value-type="float">
            <text:p>6.6845076090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470" calcext:value-type="float">
            <text:p>470</text:p>
          </table:table-cell>
          <table:table-cell office:value-type="float" office:value="631785.928" calcext:value-type="float">
            <text:p>631785.92800000000</text:p>
          </table:table-cell>
          <table:table-cell office:value-type="float" office:value="5407577.779" calcext:value-type="float">
            <text:p>5407577.77900000000</text:p>
          </table:table-cell>
          <table:table-cell office:value-type="float" office:value="561.776" calcext:value-type="float">
            <text:p>561.77600000000</text:p>
          </table:table-cell>
          <table:table-cell office:value-type="float" office:value="48.8072067092" calcext:value-type="float">
            <text:p>48.80720670920</text:p>
          </table:table-cell>
          <table:table-cell office:value-type="float" office:value="10.7948902537" calcext:value-type="float">
            <text:p>10.79489025370</text:p>
          </table:table-cell>
          <table:table-cell office:value-type="float" office:value="561.776" calcext:value-type="float">
            <text:p>561.77600000000</text:p>
          </table:table-cell>
          <table:table-cell table:style-name="ce3" office:value-type="string" calcext:value-type="string">
            <text:p>545</text:p>
          </table:table-cell>
          <table:table-cell office:value-type="float" office:value="545" calcext:value-type="float">
            <text:p>545</text:p>
          </table:table-cell>
          <table:table-cell office:value-type="string" calcext:value-type="string">
            <text:p>Es</text:p>
          </table:table-cell>
          <table:table-cell office:value-type="float" office:value="545" calcext:value-type="float">
            <text:p>545</text:p>
          </table:table-cell>
          <table:table-cell office:value-type="string" calcext:value-type="string">
            <text:p>Esche</text:p>
          </table:table-cell>
          <table:table-cell office:value-type="float" office:value="15" calcext:value-type="float">
            <text:p>15.00000000000</text:p>
          </table:table-cell>
          <table:table-cell office:value-type="float" office:value="4.774648292" calcext:value-type="float">
            <text:p>4.7746482920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471" calcext:value-type="float">
            <text:p>471</text:p>
          </table:table-cell>
          <table:table-cell office:value-type="float" office:value="631785.731" calcext:value-type="float">
            <text:p>631785.73100000000</text:p>
          </table:table-cell>
          <table:table-cell office:value-type="float" office:value="5407582.8" calcext:value-type="float">
            <text:p>5407582.80000000000</text:p>
          </table:table-cell>
          <table:table-cell office:value-type="float" office:value="561.3" calcext:value-type="float">
            <text:p>561.30000000000</text:p>
          </table:table-cell>
          <table:table-cell office:value-type="float" office:value="48.8072518955" calcext:value-type="float">
            <text:p>48.80725189550</text:p>
          </table:table-cell>
          <table:table-cell office:value-type="float" office:value="10.794889182" calcext:value-type="float">
            <text:p>10.79488918200</text:p>
          </table:table-cell>
          <table:table-cell office:value-type="float" office:value="561.3" calcext:value-type="float">
            <text:p>561.30000000000</text:p>
          </table:table-cell>
          <table:table-cell table:style-name="ce3" office:value-type="string" calcext:value-type="string">
            <text:p>544</text:p>
          </table:table-cell>
          <table:table-cell office:value-type="float" office:value="544" calcext:value-type="float">
            <text:p>544</text:p>
          </table:table-cell>
          <table:table-cell office:value-type="string" calcext:value-type="string">
            <text:p>Es</text:p>
          </table:table-cell>
          <table:table-cell office:value-type="float" office:value="544" calcext:value-type="float">
            <text:p>544</text:p>
          </table:table-cell>
          <table:table-cell office:value-type="string" calcext:value-type="string">
            <text:p>Esche</text:p>
          </table:table-cell>
          <table:table-cell office:value-type="float" office:value="15" calcext:value-type="float">
            <text:p>15.00000000000</text:p>
          </table:table-cell>
          <table:table-cell office:value-type="float" office:value="4.774648292" calcext:value-type="float">
            <text:p>4.7746482920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472" calcext:value-type="float">
            <text:p>472</text:p>
          </table:table-cell>
          <table:table-cell office:value-type="float" office:value="631790.867" calcext:value-type="float">
            <text:p>631790.86700000000</text:p>
          </table:table-cell>
          <table:table-cell office:value-type="float" office:value="5407579.46" calcext:value-type="float">
            <text:p>5407579.46000000000</text:p>
          </table:table-cell>
          <table:table-cell office:value-type="float" office:value="571.369" calcext:value-type="float">
            <text:p>571.36900000000</text:p>
          </table:table-cell>
          <table:table-cell office:value-type="float" office:value="48.8072207753" calcext:value-type="float">
            <text:p>48.80722077530</text:p>
          </table:table-cell>
          <table:table-cell office:value-type="float" office:value="10.794958024" calcext:value-type="float">
            <text:p>10.79495802400</text:p>
          </table:table-cell>
          <table:table-cell office:value-type="float" office:value="571.369" calcext:value-type="float">
            <text:p>571.36900000000</text:p>
          </table:table-cell>
          <table:table-cell table:style-name="ce3" office:value-type="string" calcext:value-type="string">
            <text:p>546</text:p>
          </table:table-cell>
          <table:table-cell office:value-type="float" office:value="546" calcext:value-type="float">
            <text:p>546</text:p>
          </table:table-cell>
          <table:table-cell office:value-type="string" calcext:value-type="string">
            <text:p>Es</text:p>
          </table:table-cell>
          <table:table-cell office:value-type="float" office:value="546" calcext:value-type="float">
            <text:p>546</text:p>
          </table:table-cell>
          <table:table-cell office:value-type="string" calcext:value-type="string">
            <text:p>Esche</text:p>
          </table:table-cell>
          <table:table-cell office:value-type="float" office:value="17" calcext:value-type="float">
            <text:p>17.00000000000</text:p>
          </table:table-cell>
          <table:table-cell office:value-type="float" office:value="5.411268064" calcext:value-type="float">
            <text:p>5.4112680640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478" calcext:value-type="float">
            <text:p>478</text:p>
          </table:table-cell>
          <table:table-cell office:value-type="float" office:value="631808.519" calcext:value-type="float">
            <text:p>631808.51900000000</text:p>
          </table:table-cell>
          <table:table-cell office:value-type="float" office:value="5407594.208" calcext:value-type="float">
            <text:p>5407594.20800000000</text:p>
          </table:table-cell>
          <table:table-cell office:value-type="float" office:value="568.753" calcext:value-type="float">
            <text:p>568.75300000000</text:p>
          </table:table-cell>
          <table:table-cell office:value-type="float" office:value="48.8073496338" calcext:value-type="float">
            <text:p>48.80734963380</text:p>
          </table:table-cell>
          <table:table-cell office:value-type="float" office:value="10.7952030493" calcext:value-type="float">
            <text:p>10.79520304930</text:p>
          </table:table-cell>
          <table:table-cell office:value-type="float" office:value="568.753" calcext:value-type="float">
            <text:p>568.75300000000</text:p>
          </table:table-cell>
          <table:table-cell table:style-name="ce3" office:value-type="string" calcext:value-type="string">
            <text:p>552</text:p>
          </table:table-cell>
          <table:table-cell office:value-type="float" office:value="552" calcext:value-type="float">
            <text:p>552</text:p>
          </table:table-cell>
          <table:table-cell office:value-type="string" calcext:value-type="string">
            <text:p>Es</text:p>
          </table:table-cell>
          <table:table-cell office:value-type="float" office:value="552" calcext:value-type="float">
            <text:p>552</text:p>
          </table:table-cell>
          <table:table-cell office:value-type="string" calcext:value-type="string">
            <text:p>Esche</text:p>
          </table:table-cell>
          <table:table-cell office:value-type="float" office:value="165" calcext:value-type="float">
            <text:p>165.00000000000</text:p>
          </table:table-cell>
          <table:table-cell office:value-type="float" office:value="52.52113121" calcext:value-type="float">
            <text:p>52.5211312100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483" calcext:value-type="float">
            <text:p>483</text:p>
          </table:table-cell>
          <table:table-cell office:value-type="float" office:value="631794.737" calcext:value-type="float">
            <text:p>631794.73700000000</text:p>
          </table:table-cell>
          <table:table-cell office:value-type="float" office:value="5407582.647" calcext:value-type="float">
            <text:p>5407582.64700000000</text:p>
          </table:table-cell>
          <table:table-cell office:value-type="float" office:value="569.209" calcext:value-type="float">
            <text:p>569.20900000000</text:p>
          </table:table-cell>
          <table:table-cell office:value-type="float" office:value="48.8072486112" calcext:value-type="float">
            <text:p>48.80724861120</text:p>
          </table:table-cell>
          <table:table-cell office:value-type="float" office:value="10.7950117338" calcext:value-type="float">
            <text:p>10.79501173380</text:p>
          </table:table-cell>
          <table:table-cell office:value-type="float" office:value="569.209" calcext:value-type="float">
            <text:p>569.20900000000</text:p>
          </table:table-cell>
          <table:table-cell table:style-name="ce3" office:value-type="string" calcext:value-type="string">
            <text:p>557</text:p>
          </table:table-cell>
          <table:table-cell office:value-type="float" office:value="557" calcext:value-type="float">
            <text:p>557</text:p>
          </table:table-cell>
          <table:table-cell office:value-type="string" calcext:value-type="string">
            <text:p>Es</text:p>
          </table:table-cell>
          <table:table-cell office:value-type="float" office:value="557" calcext:value-type="float">
            <text:p>557</text:p>
          </table:table-cell>
          <table:table-cell office:value-type="string" calcext:value-type="string">
            <text:p>Esche</text:p>
          </table:table-cell>
          <table:table-cell office:value-type="float" office:value="148" calcext:value-type="float">
            <text:p>148.00000000000</text:p>
          </table:table-cell>
          <table:table-cell office:value-type="float" office:value="47.10986315" calcext:value-type="float">
            <text:p>47.1098631500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491" calcext:value-type="float">
            <text:p>491</text:p>
          </table:table-cell>
          <table:table-cell office:value-type="float" office:value="631792.837" calcext:value-type="float">
            <text:p>631792.83700000000</text:p>
          </table:table-cell>
          <table:table-cell office:value-type="float" office:value="5407607.823" calcext:value-type="float">
            <text:p>5407607.82300000000</text:p>
          </table:table-cell>
          <table:table-cell office:value-type="float" office:value="570.226" calcext:value-type="float">
            <text:p>570.22600000000</text:p>
          </table:table-cell>
          <table:table-cell office:value-type="float" office:value="48.8074753777" calcext:value-type="float">
            <text:p>48.80747537770</text:p>
          </table:table-cell>
          <table:table-cell office:value-type="float" office:value="10.7949939538" calcext:value-type="float">
            <text:p>10.79499395380</text:p>
          </table:table-cell>
          <table:table-cell office:value-type="float" office:value="570.226" calcext:value-type="float">
            <text:p>570.22600000000</text:p>
          </table:table-cell>
          <table:table-cell table:style-name="ce3" office:value-type="string" calcext:value-type="string">
            <text:p>565</text:p>
          </table:table-cell>
          <table:table-cell office:value-type="float" office:value="565" calcext:value-type="float">
            <text:p>565</text:p>
          </table:table-cell>
          <table:table-cell office:value-type="string" calcext:value-type="string">
            <text:p>Es</text:p>
          </table:table-cell>
          <table:table-cell office:value-type="float" office:value="565" calcext:value-type="float">
            <text:p>565</text:p>
          </table:table-cell>
          <table:table-cell office:value-type="string" calcext:value-type="string">
            <text:p>Esche</text:p>
          </table:table-cell>
          <table:table-cell office:value-type="float" office:value="51" calcext:value-type="float">
            <text:p>51.00000000000</text:p>
          </table:table-cell>
          <table:table-cell office:value-type="float" office:value="16.23380419" calcext:value-type="float">
            <text:p>16.2338041900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493" calcext:value-type="float">
            <text:p>493</text:p>
          </table:table-cell>
          <table:table-cell office:value-type="float" office:value="631789.183" calcext:value-type="float">
            <text:p>631789.18300000000</text:p>
          </table:table-cell>
          <table:table-cell office:value-type="float" office:value="5407624.44" calcext:value-type="float">
            <text:p>5407624.44000000000</text:p>
          </table:table-cell>
          <table:table-cell office:value-type="float" office:value="571.663" calcext:value-type="float">
            <text:p>571.66300000000</text:p>
          </table:table-cell>
          <table:table-cell office:value-type="float" office:value="48.8076255662" calcext:value-type="float">
            <text:p>48.80762556620</text:p>
          </table:table-cell>
          <table:table-cell office:value-type="float" office:value="10.7949495453" calcext:value-type="float">
            <text:p>10.79494954530</text:p>
          </table:table-cell>
          <table:table-cell office:value-type="float" office:value="571.663" calcext:value-type="float">
            <text:p>571.66300000000</text:p>
          </table:table-cell>
          <table:table-cell table:style-name="ce3" office:value-type="string" calcext:value-type="string">
            <text:p>567</text:p>
          </table:table-cell>
          <table:table-cell office:value-type="float" office:value="567" calcext:value-type="float">
            <text:p>567</text:p>
          </table:table-cell>
          <table:table-cell office:value-type="string" calcext:value-type="string">
            <text:p>Es</text:p>
          </table:table-cell>
          <table:table-cell office:value-type="float" office:value="567" calcext:value-type="float">
            <text:p>567</text:p>
          </table:table-cell>
          <table:table-cell office:value-type="string" calcext:value-type="string">
            <text:p>Esche</text:p>
          </table:table-cell>
          <table:table-cell office:value-type="float" office:value="157" calcext:value-type="float">
            <text:p>157.00000000000</text:p>
          </table:table-cell>
          <table:table-cell office:value-type="float" office:value="49.97465212" calcext:value-type="float">
            <text:p>49.9746521200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497" calcext:value-type="float">
            <text:p>497</text:p>
          </table:table-cell>
          <table:table-cell office:value-type="float" office:value="631800.638" calcext:value-type="float">
            <text:p>631800.63800000000</text:p>
          </table:table-cell>
          <table:table-cell office:value-type="float" office:value="5407608.435" calcext:value-type="float">
            <text:p>5407608.43500000000</text:p>
          </table:table-cell>
          <table:table-cell office:value-type="float" office:value="561.408" calcext:value-type="float">
            <text:p>561.40800000000</text:p>
          </table:table-cell>
          <table:table-cell office:value-type="float" office:value="48.8074792348" calcext:value-type="float">
            <text:p>48.80747923480</text:p>
          </table:table-cell>
          <table:table-cell office:value-type="float" office:value="10.7951003405" calcext:value-type="float">
            <text:p>10.79510034050</text:p>
          </table:table-cell>
          <table:table-cell office:value-type="float" office:value="561.408" calcext:value-type="float">
            <text:p>561.40800000000</text:p>
          </table:table-cell>
          <table:table-cell table:style-name="ce3" office:value-type="string" calcext:value-type="string">
            <text:p>571</text:p>
          </table:table-cell>
          <table:table-cell office:value-type="float" office:value="571" calcext:value-type="float">
            <text:p>571</text:p>
          </table:table-cell>
          <table:table-cell office:value-type="string" calcext:value-type="string">
            <text:p>Es</text:p>
          </table:table-cell>
          <table:table-cell office:value-type="float" office:value="571" calcext:value-type="float">
            <text:p>571</text:p>
          </table:table-cell>
          <table:table-cell office:value-type="string" calcext:value-type="string">
            <text:p>Esche</text:p>
          </table:table-cell>
          <table:table-cell office:value-type="float" office:value="124" calcext:value-type="float">
            <text:p>124.00000000000</text:p>
          </table:table-cell>
          <table:table-cell office:value-type="float" office:value="39.47042588" calcext:value-type="float">
            <text:p>39.4704258800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502" calcext:value-type="float">
            <text:p>502</text:p>
          </table:table-cell>
          <table:table-cell office:value-type="float" office:value="631799.08" calcext:value-type="float">
            <text:p>631799.08000000000</text:p>
          </table:table-cell>
          <table:table-cell office:value-type="float" office:value="5407600.824" calcext:value-type="float">
            <text:p>5407600.82400000000</text:p>
          </table:table-cell>
          <table:table-cell office:value-type="float" office:value="571.456" calcext:value-type="float">
            <text:p>571.45600000000</text:p>
          </table:table-cell>
          <table:table-cell office:value-type="float" office:value="48.8074111263" calcext:value-type="float">
            <text:p>48.80741112630</text:p>
          </table:table-cell>
          <table:table-cell office:value-type="float" office:value="10.7950766887" calcext:value-type="float">
            <text:p>10.79507668870</text:p>
          </table:table-cell>
          <table:table-cell office:value-type="float" office:value="571.456" calcext:value-type="float">
            <text:p>571.45600000000</text:p>
          </table:table-cell>
          <table:table-cell table:style-name="ce3" office:value-type="string" calcext:value-type="string">
            <text:p>576</text:p>
          </table:table-cell>
          <table:table-cell office:value-type="float" office:value="576" calcext:value-type="float">
            <text:p>576</text:p>
          </table:table-cell>
          <table:table-cell office:value-type="string" calcext:value-type="string">
            <text:p>Es</text:p>
          </table:table-cell>
          <table:table-cell office:value-type="float" office:value="576" calcext:value-type="float">
            <text:p>576</text:p>
          </table:table-cell>
          <table:table-cell office:value-type="string" calcext:value-type="string">
            <text:p>Esche</text:p>
          </table:table-cell>
          <table:table-cell office:value-type="float" office:value="167" calcext:value-type="float">
            <text:p>167.00000000000</text:p>
          </table:table-cell>
          <table:table-cell office:value-type="float" office:value="53.15775099" calcext:value-type="float">
            <text:p>53.1577509900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238" calcext:value-type="float">
            <text:p>238</text:p>
          </table:table-cell>
          <table:table-cell office:value-type="float" office:value="631790.57" calcext:value-type="float">
            <text:p>631790.57000000000</text:p>
          </table:table-cell>
          <table:table-cell office:value-type="float" office:value="5407490.816" calcext:value-type="float">
            <text:p>5407490.81600000000</text:p>
          </table:table-cell>
          <table:table-cell office:value-type="float" office:value="575.081" calcext:value-type="float">
            <text:p>575.08100000000</text:p>
          </table:table-cell>
          <table:table-cell office:value-type="float" office:value="48.8064237925" calcext:value-type="float">
            <text:p>48.80642379250</text:p>
          </table:table-cell>
          <table:table-cell office:value-type="float" office:value="10.7949255288" calcext:value-type="float">
            <text:p>10.79492552880</text:p>
          </table:table-cell>
          <table:table-cell office:value-type="float" office:value="575.081" calcext:value-type="float">
            <text:p>575.08100000000</text:p>
          </table:table-cell>
          <table:table-cell table:style-name="ce3" office:value-type="string" calcext:value-type="string">
            <text:p>334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Es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Esche (abgestorben)</text:p>
          </table:table-cell>
          <table:table-cell office:value-type="float" office:value="18" calcext:value-type="float">
            <text:p>18.00000000000</text:p>
          </table:table-cell>
          <table:table-cell office:value-type="float" office:value="5.729577951" calcext:value-type="float">
            <text:p>5.7295779510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78" calcext:value-type="float">
            <text:p>78</text:p>
          </table:table-cell>
          <table:table-cell office:value-type="float" office:value="631767.705" calcext:value-type="float">
            <text:p>631767.70500000000</text:p>
          </table:table-cell>
          <table:table-cell office:value-type="float" office:value="5407523.803" calcext:value-type="float">
            <text:p>5407523.80300000000</text:p>
          </table:table-cell>
          <table:table-cell office:value-type="float" office:value="569.547" calcext:value-type="float">
            <text:p>569.54700000000</text:p>
          </table:table-cell>
          <table:table-cell office:value-type="float" office:value="48.8067252475" calcext:value-type="float">
            <text:p>48.80672524750</text:p>
          </table:table-cell>
          <table:table-cell office:value-type="float" office:value="10.7946248643" calcext:value-type="float">
            <text:p>10.79462486430</text:p>
          </table:table-cell>
          <table:table-cell office:value-type="float" office:value="569.547" calcext:value-type="float">
            <text:p>569.54700000000</text:p>
          </table:table-cell>
          <table:table-cell table:style-name="ce3" office:value-type="string" calcext:value-type="string">
            <text:p>174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Es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Esche? (abgestorben)</text:p>
          </table:table-cell>
          <table:table-cell office:value-type="float" office:value="102" calcext:value-type="float">
            <text:p>102.00000000000</text:p>
          </table:table-cell>
          <table:table-cell office:value-type="float" office:value="32.46760839" calcext:value-type="float">
            <text:p>32.4676083900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45" calcext:value-type="float">
            <text:p>145</text:p>
          </table:table-cell>
          <table:table-cell office:value-type="float" office:value="631849.782" calcext:value-type="float">
            <text:p>631849.78200000000</text:p>
          </table:table-cell>
          <table:table-cell office:value-type="float" office:value="5407547.334" calcext:value-type="float">
            <text:p>5407547.33400000000</text:p>
          </table:table-cell>
          <table:table-cell office:value-type="float" office:value="566.239" calcext:value-type="float">
            <text:p>566.23900000000</text:p>
          </table:table-cell>
          <table:table-cell office:value-type="float" office:value="48.8069194172" calcext:value-type="float">
            <text:p>48.80691941720</text:p>
          </table:table-cell>
          <table:table-cell office:value-type="float" office:value="10.795749711" calcext:value-type="float">
            <text:p>10.79574971100</text:p>
          </table:table-cell>
          <table:table-cell office:value-type="float" office:value="566.239" calcext:value-type="float">
            <text:p>566.23900000000</text:p>
          </table:table-cell>
          <table:table-cell table:style-name="ce3" office:value-type="string" calcext:value-type="string">
            <text:p>24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Ah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Feldahorn</text:p>
          </table:table-cell>
          <table:table-cell office:value-type="float" office:value="56" calcext:value-type="float">
            <text:p>56.00000000000</text:p>
          </table:table-cell>
          <table:table-cell office:value-type="float" office:value="17.82535362" calcext:value-type="float">
            <text:p>17.8253536200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1" calcext:value-type="float">
            <text:p>1</text:p>
          </table:table-cell>
          <table:table-cell office:value-type="float" office:value="631742.214" calcext:value-type="float">
            <text:p>631742.21400000000</text:p>
          </table:table-cell>
          <table:table-cell office:value-type="float" office:value="5407490.062" calcext:value-type="float">
            <text:p>5407490.06200000000</text:p>
          </table:table-cell>
          <table:table-cell office:value-type="float" office:value="580.367" calcext:value-type="float">
            <text:p>580.36700000000</text:p>
          </table:table-cell>
          <table:table-cell office:value-type="float" office:value="48.8064272622" calcext:value-type="float">
            <text:p>48.80642726220</text:p>
          </table:table-cell>
          <table:table-cell office:value-type="float" office:value="10.7942670385" calcext:value-type="float">
            <text:p>10.79426703850</text:p>
          </table:table-cell>
          <table:table-cell office:value-type="float" office:value="580.367" calcext:value-type="float">
            <text:p>580.36700000000</text:p>
          </table:table-cell>
          <table:table-cell table:style-name="ce3" office:value-type="string" calcext:value-type="string">
            <text:p>101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Hbu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Hainbuche</text:p>
          </table:table-cell>
          <table:table-cell office:value-type="float" office:value="83" calcext:value-type="float">
            <text:p>83.00000000000</text:p>
          </table:table-cell>
          <table:table-cell office:value-type="float" office:value="26.41972055" calcext:value-type="float">
            <text:p>26.4197205500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2" calcext:value-type="float">
            <text:p>2</text:p>
          </table:table-cell>
          <table:table-cell office:value-type="float" office:value="631743.718" calcext:value-type="float">
            <text:p>631743.71800000000</text:p>
          </table:table-cell>
          <table:table-cell office:value-type="float" office:value="5407482.106" calcext:value-type="float">
            <text:p>5407482.10600000000</text:p>
          </table:table-cell>
          <table:table-cell office:value-type="float" office:value="575.804" calcext:value-type="float">
            <text:p>575.80400000000</text:p>
          </table:table-cell>
          <table:table-cell office:value-type="float" office:value="48.8063554087" calcext:value-type="float">
            <text:p>48.80635540870</text:p>
          </table:table-cell>
          <table:table-cell office:value-type="float" office:value="10.7942849645" calcext:value-type="float">
            <text:p>10.79428496450</text:p>
          </table:table-cell>
          <table:table-cell office:value-type="float" office:value="575.804" calcext:value-type="float">
            <text:p>575.80400000000</text:p>
          </table:table-cell>
          <table:table-cell table:style-name="ce3" office:value-type="string" calcext:value-type="string">
            <text:p>102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Hbu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Hainbuche</text:p>
          </table:table-cell>
          <table:table-cell office:value-type="float" office:value="54" calcext:value-type="float">
            <text:p>54.00000000000</text:p>
          </table:table-cell>
          <table:table-cell office:value-type="float" office:value="17.18873385" calcext:value-type="float">
            <text:p>17.1887338500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3" calcext:value-type="float">
            <text:p>3</text:p>
          </table:table-cell>
          <table:table-cell office:value-type="float" office:value="631750.451" calcext:value-type="float">
            <text:p>631750.45100000000</text:p>
          </table:table-cell>
          <table:table-cell office:value-type="float" office:value="5407482.256" calcext:value-type="float">
            <text:p>5407482.25600000000</text:p>
          </table:table-cell>
          <table:table-cell office:value-type="float" office:value="582.009" calcext:value-type="float">
            <text:p>582.00900000000</text:p>
          </table:table-cell>
          <table:table-cell office:value-type="float" office:value="48.8063553287" calcext:value-type="float">
            <text:p>48.80635532870</text:p>
          </table:table-cell>
          <table:table-cell office:value-type="float" office:value="10.7943766663" calcext:value-type="float">
            <text:p>10.79437666630</text:p>
          </table:table-cell>
          <table:table-cell office:value-type="float" office:value="582.009" calcext:value-type="float">
            <text:p>582.00900000000</text:p>
          </table:table-cell>
          <table:table-cell table:style-name="ce3" office:value-type="string" calcext:value-type="string">
            <text:p>103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Hbu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Hainbuche</text:p>
          </table:table-cell>
          <table:table-cell office:value-type="float" office:value="73" calcext:value-type="float">
            <text:p>73.00000000000</text:p>
          </table:table-cell>
          <table:table-cell office:value-type="float" office:value="23.23662169" calcext:value-type="float">
            <text:p>23.2366216900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5" calcext:value-type="float">
            <text:p>5</text:p>
          </table:table-cell>
          <table:table-cell office:value-type="float" office:value="631749.9" calcext:value-type="float">
            <text:p>631749.90000000000</text:p>
          </table:table-cell>
          <table:table-cell office:value-type="float" office:value="5407489.046" calcext:value-type="float">
            <text:p>5407489.04600000000</text:p>
          </table:table-cell>
          <table:table-cell office:value-type="float" office:value="575.644" calcext:value-type="float">
            <text:p>575.64400000000</text:p>
          </table:table-cell>
          <table:table-cell office:value-type="float" office:value="48.8064165022" calcext:value-type="float">
            <text:p>48.80641650220</text:p>
          </table:table-cell>
          <table:table-cell office:value-type="float" office:value="10.7943713415" calcext:value-type="float">
            <text:p>10.79437134150</text:p>
          </table:table-cell>
          <table:table-cell office:value-type="float" office:value="575.644" calcext:value-type="float">
            <text:p>575.64400000000</text:p>
          </table:table-cell>
          <table:table-cell table:style-name="ce3" office:value-type="string" calcext:value-type="string">
            <text:p>105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Hbu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Hainbuche</text:p>
          </table:table-cell>
          <table:table-cell office:value-type="float" office:value="110" calcext:value-type="float">
            <text:p>110.00000000000</text:p>
          </table:table-cell>
          <table:table-cell office:value-type="float" office:value="35.01408748" calcext:value-type="float">
            <text:p>35.0140874800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7" calcext:value-type="float">
            <text:p>7</text:p>
          </table:table-cell>
          <table:table-cell office:value-type="float" office:value="631747.067" calcext:value-type="float">
            <text:p>631747.06700000000</text:p>
          </table:table-cell>
          <table:table-cell office:value-type="float" office:value="5407493.295" calcext:value-type="float">
            <text:p>5407493.29500000000</text:p>
          </table:table-cell>
          <table:table-cell office:value-type="float" office:value="573.16" calcext:value-type="float">
            <text:p>573.16000000000</text:p>
          </table:table-cell>
          <table:table-cell office:value-type="float" office:value="48.8064553068" calcext:value-type="float">
            <text:p>48.80645530680</text:p>
          </table:table-cell>
          <table:table-cell office:value-type="float" office:value="10.7943341372" calcext:value-type="float">
            <text:p>10.79433413720</text:p>
          </table:table-cell>
          <table:table-cell office:value-type="float" office:value="573.16" calcext:value-type="float">
            <text:p>573.16000000000</text:p>
          </table:table-cell>
          <table:table-cell table:style-name="ce3" office:value-type="string" calcext:value-type="string">
            <text:p>107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Hbu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Hainbuche</text:p>
          </table:table-cell>
          <table:table-cell office:value-type="float" office:value="90" calcext:value-type="float">
            <text:p>90.00000000000</text:p>
          </table:table-cell>
          <table:table-cell office:value-type="float" office:value="28.64788975" calcext:value-type="float">
            <text:p>28.6478897500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9" calcext:value-type="float">
            <text:p>9</text:p>
          </table:table-cell>
          <table:table-cell office:value-type="float" office:value="631751.726" calcext:value-type="float">
            <text:p>631751.72600000000</text:p>
          </table:table-cell>
          <table:table-cell office:value-type="float" office:value="5407497.163" calcext:value-type="float">
            <text:p>5407497.16300000000</text:p>
          </table:table-cell>
          <table:table-cell office:value-type="float" office:value="570.501" calcext:value-type="float">
            <text:p>570.50100000000</text:p>
          </table:table-cell>
          <table:table-cell office:value-type="float" office:value="48.8064890965" calcext:value-type="float">
            <text:p>48.80648909650</text:p>
          </table:table-cell>
          <table:table-cell office:value-type="float" office:value="10.7943988047" calcext:value-type="float">
            <text:p>10.79439880470</text:p>
          </table:table-cell>
          <table:table-cell office:value-type="float" office:value="570.501" calcext:value-type="float">
            <text:p>570.50100000000</text:p>
          </table:table-cell>
          <table:table-cell table:style-name="ce3" office:value-type="string" calcext:value-type="string">
            <text:p>109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Hbu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Hainbuche</text:p>
          </table:table-cell>
          <table:table-cell office:value-type="float" office:value="101" calcext:value-type="float">
            <text:p>101.00000000000</text:p>
          </table:table-cell>
          <table:table-cell office:value-type="float" office:value="32.1492985" calcext:value-type="float">
            <text:p>32.14929850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0" calcext:value-type="float">
            <text:p>10</text:p>
          </table:table-cell>
          <table:table-cell office:value-type="float" office:value="631756.159" calcext:value-type="float">
            <text:p>631756.15900000000</text:p>
          </table:table-cell>
          <table:table-cell office:value-type="float" office:value="5407491.762" calcext:value-type="float">
            <text:p>5407491.76200000000</text:p>
          </table:table-cell>
          <table:table-cell office:value-type="float" office:value="581.797" calcext:value-type="float">
            <text:p>581.79700000000</text:p>
          </table:table-cell>
          <table:table-cell office:value-type="float" office:value="48.8064395927" calcext:value-type="float">
            <text:p>48.80643959270</text:p>
          </table:table-cell>
          <table:table-cell office:value-type="float" office:value="10.7944574063" calcext:value-type="float">
            <text:p>10.79445740630</text:p>
          </table:table-cell>
          <table:table-cell office:value-type="float" office:value="581.797" calcext:value-type="float">
            <text:p>581.79700000000</text:p>
          </table:table-cell>
          <table:table-cell table:style-name="ce3" office:value-type="string" calcext:value-type="string">
            <text:p>11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Hbu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Hainbuche</text:p>
          </table:table-cell>
          <table:table-cell office:value-type="float" office:value="102" calcext:value-type="float">
            <text:p>102.00000000000</text:p>
          </table:table-cell>
          <table:table-cell office:value-type="float" office:value="32.46760839" calcext:value-type="float">
            <text:p>32.4676083900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12" calcext:value-type="float">
            <text:p>12</text:p>
          </table:table-cell>
          <table:table-cell office:value-type="float" office:value="631758.106" calcext:value-type="float">
            <text:p>631758.10600000000</text:p>
          </table:table-cell>
          <table:table-cell office:value-type="float" office:value="5407495.635" calcext:value-type="float">
            <text:p>5407495.63500000000</text:p>
          </table:table-cell>
          <table:table-cell office:value-type="float" office:value="569.792" calcext:value-type="float">
            <text:p>569.79200000000</text:p>
          </table:table-cell>
          <table:table-cell office:value-type="float" office:value="48.8064740027" calcext:value-type="float">
            <text:p>48.80647400270</text:p>
          </table:table-cell>
          <table:table-cell office:value-type="float" office:value="10.7944851607" calcext:value-type="float">
            <text:p>10.79448516070</text:p>
          </table:table-cell>
          <table:table-cell office:value-type="float" office:value="569.792" calcext:value-type="float">
            <text:p>569.79200000000</text:p>
          </table:table-cell>
          <table:table-cell table:style-name="ce3" office:value-type="string" calcext:value-type="string">
            <text:p>112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Hbu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Hainbuche</text:p>
          </table:table-cell>
          <table:table-cell office:value-type="float" office:value="70" calcext:value-type="float">
            <text:p>70.00000000000</text:p>
          </table:table-cell>
          <table:table-cell office:value-type="float" office:value="22.28169203" calcext:value-type="float">
            <text:p>22.2816920300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14" calcext:value-type="float">
            <text:p>14</text:p>
          </table:table-cell>
          <table:table-cell office:value-type="float" office:value="631759.924" calcext:value-type="float">
            <text:p>631759.92400000000</text:p>
          </table:table-cell>
          <table:table-cell office:value-type="float" office:value="5407486.245" calcext:value-type="float">
            <text:p>5407486.24500000000</text:p>
          </table:table-cell>
          <table:table-cell office:value-type="float" office:value="573.43" calcext:value-type="float">
            <text:p>573.43000000000</text:p>
          </table:table-cell>
          <table:table-cell office:value-type="float" office:value="48.8063891893" calcext:value-type="float">
            <text:p>48.80638918930</text:p>
          </table:table-cell>
          <table:table-cell office:value-type="float" office:value="10.79450689" calcext:value-type="float">
            <text:p>10.79450689000</text:p>
          </table:table-cell>
          <table:table-cell office:value-type="float" office:value="573.43" calcext:value-type="float">
            <text:p>573.43000000000</text:p>
          </table:table-cell>
          <table:table-cell table:style-name="ce3" office:value-type="string" calcext:value-type="string">
            <text:p>114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Hbu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Hainbuche</text:p>
          </table:table-cell>
          <table:table-cell office:value-type="float" office:value="90" calcext:value-type="float">
            <text:p>90.00000000000</text:p>
          </table:table-cell>
          <table:table-cell office:value-type="float" office:value="28.64788975" calcext:value-type="float">
            <text:p>28.6478897500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15" calcext:value-type="float">
            <text:p>15</text:p>
          </table:table-cell>
          <table:table-cell office:value-type="float" office:value="631757.596" calcext:value-type="float">
            <text:p>631757.59600000000</text:p>
          </table:table-cell>
          <table:table-cell office:value-type="float" office:value="5407473.582" calcext:value-type="float">
            <text:p>5407473.58200000000</text:p>
          </table:table-cell>
          <table:table-cell office:value-type="float" office:value="579.515" calcext:value-type="float">
            <text:p>579.51500000000</text:p>
          </table:table-cell>
          <table:table-cell office:value-type="float" office:value="48.8062758257" calcext:value-type="float">
            <text:p>48.80627582570</text:p>
          </table:table-cell>
          <table:table-cell office:value-type="float" office:value="10.7944711405" calcext:value-type="float">
            <text:p>10.79447114050</text:p>
          </table:table-cell>
          <table:table-cell office:value-type="float" office:value="579.515" calcext:value-type="float">
            <text:p>579.51500000000</text:p>
          </table:table-cell>
          <table:table-cell table:style-name="ce3" office:value-type="string" calcext:value-type="string">
            <text:p>115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Hbu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Hainbuche</text:p>
          </table:table-cell>
          <table:table-cell office:value-type="float" office:value="66" calcext:value-type="float">
            <text:p>66.00000000000</text:p>
          </table:table-cell>
          <table:table-cell office:value-type="float" office:value="21.00845249" calcext:value-type="float">
            <text:p>21.0084524900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16" calcext:value-type="float">
            <text:p>16</text:p>
          </table:table-cell>
          <table:table-cell office:value-type="float" office:value="631763.645" calcext:value-type="float">
            <text:p>631763.64500000000</text:p>
          </table:table-cell>
          <table:table-cell office:value-type="float" office:value="5407477.535" calcext:value-type="float">
            <text:p>5407477.53500000000</text:p>
          </table:table-cell>
          <table:table-cell office:value-type="float" office:value="576.097" calcext:value-type="float">
            <text:p>576.09700000000</text:p>
          </table:table-cell>
          <table:table-cell office:value-type="float" office:value="48.8063100902" calcext:value-type="float">
            <text:p>48.80631009020</text:p>
          </table:table-cell>
          <table:table-cell office:value-type="float" office:value="10.7945547563" calcext:value-type="float">
            <text:p>10.79455475630</text:p>
          </table:table-cell>
          <table:table-cell office:value-type="float" office:value="576.097" calcext:value-type="float">
            <text:p>576.09700000000</text:p>
          </table:table-cell>
          <table:table-cell table:style-name="ce3" office:value-type="string" calcext:value-type="string">
            <text:p>116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Hbu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Hainbuche</text:p>
          </table:table-cell>
          <table:table-cell office:value-type="float" office:value="86" calcext:value-type="float">
            <text:p>86.00000000000</text:p>
          </table:table-cell>
          <table:table-cell office:value-type="float" office:value="27.37465021" calcext:value-type="float">
            <text:p>27.3746502100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7" calcext:value-type="float">
            <text:p>17</text:p>
          </table:table-cell>
          <table:table-cell office:value-type="float" office:value="631765.667" calcext:value-type="float">
            <text:p>631765.66700000000</text:p>
          </table:table-cell>
          <table:table-cell office:value-type="float" office:value="5407482.562" calcext:value-type="float">
            <text:p>5407482.56200000000</text:p>
          </table:table-cell>
          <table:table-cell office:value-type="float" office:value="572.742" calcext:value-type="float">
            <text:p>572.74200000000</text:p>
          </table:table-cell>
          <table:table-cell office:value-type="float" office:value="48.8063548593" calcext:value-type="float">
            <text:p>48.80635485930</text:p>
          </table:table-cell>
          <table:table-cell office:value-type="float" office:value="10.7945838828" calcext:value-type="float">
            <text:p>10.79458388280</text:p>
          </table:table-cell>
          <table:table-cell office:value-type="float" office:value="572.742" calcext:value-type="float">
            <text:p>572.74200000000</text:p>
          </table:table-cell>
          <table:table-cell table:style-name="ce3" office:value-type="string" calcext:value-type="string">
            <text:p>117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Hbu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Hainbuche</text:p>
          </table:table-cell>
          <table:table-cell office:value-type="float" office:value="130" calcext:value-type="float">
            <text:p>130.00000000000</text:p>
          </table:table-cell>
          <table:table-cell office:value-type="float" office:value="41.3802852" calcext:value-type="float">
            <text:p>41.3802852000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20" calcext:value-type="float">
            <text:p>20</text:p>
          </table:table-cell>
          <table:table-cell office:value-type="float" office:value="631766.868" calcext:value-type="float">
            <text:p>631766.86800000000</text:p>
          </table:table-cell>
          <table:table-cell office:value-type="float" office:value="5407496.444" calcext:value-type="float">
            <text:p>5407496.44400000000</text:p>
          </table:table-cell>
          <table:table-cell office:value-type="float" office:value="566.882" calcext:value-type="float">
            <text:p>566.88200000000</text:p>
          </table:table-cell>
          <table:table-cell office:value-type="float" office:value="48.806479422" calcext:value-type="float">
            <text:p>48.80647942200</text:p>
          </table:table-cell>
          <table:table-cell office:value-type="float" office:value="10.7946046927" calcext:value-type="float">
            <text:p>10.79460469270</text:p>
          </table:table-cell>
          <table:table-cell office:value-type="float" office:value="566.882" calcext:value-type="float">
            <text:p>566.88200000000</text:p>
          </table:table-cell>
          <table:table-cell table:style-name="ce3" office:value-type="string" calcext:value-type="string">
            <text:p>12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Hbu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Hainbuche</text:p>
          </table:table-cell>
          <table:table-cell office:value-type="float" office:value="58" calcext:value-type="float">
            <text:p>58.00000000000</text:p>
          </table:table-cell>
          <table:table-cell office:value-type="float" office:value="18.4619734" calcext:value-type="float">
            <text:p>18.4619734000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21" calcext:value-type="float">
            <text:p>21</text:p>
          </table:table-cell>
          <table:table-cell office:value-type="float" office:value="631766.494" calcext:value-type="float">
            <text:p>631766.49400000000</text:p>
          </table:table-cell>
          <table:table-cell office:value-type="float" office:value="5407498.824" calcext:value-type="float">
            <text:p>5407498.82400000000</text:p>
          </table:table-cell>
          <table:table-cell office:value-type="float" office:value="571.724" calcext:value-type="float">
            <text:p>571.72400000000</text:p>
          </table:table-cell>
          <table:table-cell office:value-type="float" office:value="48.8065008987" calcext:value-type="float">
            <text:p>48.80650089870</text:p>
          </table:table-cell>
          <table:table-cell office:value-type="float" office:value="10.7946003637" calcext:value-type="float">
            <text:p>10.79460036370</text:p>
          </table:table-cell>
          <table:table-cell office:value-type="float" office:value="571.724" calcext:value-type="float">
            <text:p>571.72400000000</text:p>
          </table:table-cell>
          <table:table-cell table:style-name="ce3" office:value-type="string" calcext:value-type="string">
            <text:p>121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Hbu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Hainbuche</text:p>
          </table:table-cell>
          <table:table-cell office:value-type="float" office:value="91" calcext:value-type="float">
            <text:p>91.00000000000</text:p>
          </table:table-cell>
          <table:table-cell office:value-type="float" office:value="28.96619964" calcext:value-type="float">
            <text:p>28.9661996400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23" calcext:value-type="float">
            <text:p>23</text:p>
          </table:table-cell>
          <table:table-cell office:value-type="float" office:value="631758.764" calcext:value-type="float">
            <text:p>631758.76400000000</text:p>
          </table:table-cell>
          <table:table-cell office:value-type="float" office:value="5407504.892" calcext:value-type="float">
            <text:p>5407504.89200000000</text:p>
          </table:table-cell>
          <table:table-cell office:value-type="float" office:value="567.039" calcext:value-type="float">
            <text:p>567.03900000000</text:p>
          </table:table-cell>
          <table:table-cell office:value-type="float" office:value="48.8065571043" calcext:value-type="float">
            <text:p>48.80655710430</text:p>
          </table:table-cell>
          <table:table-cell office:value-type="float" office:value="10.7944970825" calcext:value-type="float">
            <text:p>10.79449708250</text:p>
          </table:table-cell>
          <table:table-cell office:value-type="float" office:value="567.039" calcext:value-type="float">
            <text:p>567.03900000000</text:p>
          </table:table-cell>
          <table:table-cell table:style-name="ce3" office:value-type="string" calcext:value-type="string">
            <text:p>123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Hbu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Hainbuche</text:p>
          </table:table-cell>
          <table:table-cell office:value-type="float" office:value="87" calcext:value-type="float">
            <text:p>87.00000000000</text:p>
          </table:table-cell>
          <table:table-cell office:value-type="float" office:value="27.69296009" calcext:value-type="float">
            <text:p>27.6929600900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25" calcext:value-type="float">
            <text:p>25</text:p>
          </table:table-cell>
          <table:table-cell office:value-type="float" office:value="631752.031" calcext:value-type="float">
            <text:p>631752.03100000000</text:p>
          </table:table-cell>
          <table:table-cell office:value-type="float" office:value="5407501.768" calcext:value-type="float">
            <text:p>5407501.76800000000</text:p>
          </table:table-cell>
          <table:table-cell office:value-type="float" office:value="568.728" calcext:value-type="float">
            <text:p>568.72800000000</text:p>
          </table:table-cell>
          <table:table-cell office:value-type="float" office:value="48.8065304387" calcext:value-type="float">
            <text:p>48.80653043870</text:p>
          </table:table-cell>
          <table:table-cell office:value-type="float" office:value="10.794404431" calcext:value-type="float">
            <text:p>10.79440443100</text:p>
          </table:table-cell>
          <table:table-cell office:value-type="float" office:value="568.728" calcext:value-type="float">
            <text:p>568.72800000000</text:p>
          </table:table-cell>
          <table:table-cell table:style-name="ce3" office:value-type="string" calcext:value-type="string">
            <text:p>125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Hbu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Hainbuche</text:p>
          </table:table-cell>
          <table:table-cell office:value-type="float" office:value="53" calcext:value-type="float">
            <text:p>53.00000000000</text:p>
          </table:table-cell>
          <table:table-cell office:value-type="float" office:value="16.87042397" calcext:value-type="float">
            <text:p>16.8704239700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26" calcext:value-type="float">
            <text:p>26</text:p>
          </table:table-cell>
          <table:table-cell office:value-type="float" office:value="631746.504" calcext:value-type="float">
            <text:p>631746.50400000000</text:p>
          </table:table-cell>
          <table:table-cell office:value-type="float" office:value="5407509.843" calcext:value-type="float">
            <text:p>5407509.84300000000</text:p>
          </table:table-cell>
          <table:table-cell office:value-type="float" office:value="579.582" calcext:value-type="float">
            <text:p>579.58200000000</text:p>
          </table:table-cell>
          <table:table-cell office:value-type="float" office:value="48.8066042187" calcext:value-type="float">
            <text:p>48.80660421870</text:p>
          </table:table-cell>
          <table:table-cell office:value-type="float" office:value="10.794331786" calcext:value-type="float">
            <text:p>10.79433178600</text:p>
          </table:table-cell>
          <table:table-cell office:value-type="float" office:value="579.582" calcext:value-type="float">
            <text:p>579.58200000000</text:p>
          </table:table-cell>
          <table:table-cell table:style-name="ce3" office:value-type="string" calcext:value-type="string">
            <text:p>126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Hbu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Hainbuche</text:p>
          </table:table-cell>
          <table:table-cell office:value-type="float" office:value="132" calcext:value-type="float">
            <text:p>132.00000000000</text:p>
          </table:table-cell>
          <table:table-cell office:value-type="float" office:value="42.01690497" calcext:value-type="float">
            <text:p>42.0169049700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27" calcext:value-type="float">
            <text:p>27</text:p>
          </table:table-cell>
          <table:table-cell office:value-type="float" office:value="631751.346" calcext:value-type="float">
            <text:p>631751.34600000000</text:p>
          </table:table-cell>
          <table:table-cell office:value-type="float" office:value="5407517.244" calcext:value-type="float">
            <text:p>5407517.24400000000</text:p>
          </table:table-cell>
          <table:table-cell office:value-type="float" office:value="570.934" calcext:value-type="float">
            <text:p>570.93400000000</text:p>
          </table:table-cell>
          <table:table-cell office:value-type="float" office:value="48.8066697332" calcext:value-type="float">
            <text:p>48.80666973320</text:p>
          </table:table-cell>
          <table:table-cell office:value-type="float" office:value="10.7944000783" calcext:value-type="float">
            <text:p>10.79440007830</text:p>
          </table:table-cell>
          <table:table-cell office:value-type="float" office:value="570.934" calcext:value-type="float">
            <text:p>570.93400000000</text:p>
          </table:table-cell>
          <table:table-cell table:style-name="ce3" office:value-type="string" calcext:value-type="string">
            <text:p>127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Hbu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Hainbuche</text:p>
          </table:table-cell>
          <table:table-cell office:value-type="float" office:value="55" calcext:value-type="float">
            <text:p>55.00000000000</text:p>
          </table:table-cell>
          <table:table-cell office:value-type="float" office:value="17.50704374" calcext:value-type="float">
            <text:p>17.5070437400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28" calcext:value-type="float">
            <text:p>28</text:p>
          </table:table-cell>
          <table:table-cell office:value-type="float" office:value="631752.024" calcext:value-type="float">
            <text:p>631752.02400000000</text:p>
          </table:table-cell>
          <table:table-cell office:value-type="float" office:value="5407513.544" calcext:value-type="float">
            <text:p>5407513.54400000000</text:p>
          </table:table-cell>
          <table:table-cell office:value-type="float" office:value="569.817" calcext:value-type="float">
            <text:p>569.81700000000</text:p>
          </table:table-cell>
          <table:table-cell office:value-type="float" office:value="48.8066363225" calcext:value-type="float">
            <text:p>48.80663632250</text:p>
          </table:table-cell>
          <table:table-cell office:value-type="float" office:value="10.7944081187" calcext:value-type="float">
            <text:p>10.79440811870</text:p>
          </table:table-cell>
          <table:table-cell office:value-type="float" office:value="569.817" calcext:value-type="float">
            <text:p>569.81700000000</text:p>
          </table:table-cell>
          <table:table-cell table:style-name="ce3" office:value-type="string" calcext:value-type="string">
            <text:p>128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Hbu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Hainbuche</text:p>
          </table:table-cell>
          <table:table-cell office:value-type="float" office:value="61" calcext:value-type="float">
            <text:p>61.00000000000</text:p>
          </table:table-cell>
          <table:table-cell office:value-type="float" office:value="19.41690305" calcext:value-type="float">
            <text:p>19.4169030500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29" calcext:value-type="float">
            <text:p>29</text:p>
          </table:table-cell>
          <table:table-cell office:value-type="float" office:value="631756.223" calcext:value-type="float">
            <text:p>631756.22300000000</text:p>
          </table:table-cell>
          <table:table-cell office:value-type="float" office:value="5407519.208" calcext:value-type="float">
            <text:p>5407519.20800000000</text:p>
          </table:table-cell>
          <table:table-cell office:value-type="float" office:value="579.842" calcext:value-type="float">
            <text:p>579.84200000000</text:p>
          </table:table-cell>
          <table:table-cell office:value-type="float" office:value="48.8066863622" calcext:value-type="float">
            <text:p>48.80668636220</text:p>
          </table:table-cell>
          <table:table-cell office:value-type="float" office:value="10.7944670888" calcext:value-type="float">
            <text:p>10.79446708880</text:p>
          </table:table-cell>
          <table:table-cell office:value-type="float" office:value="579.842" calcext:value-type="float">
            <text:p>579.84200000000</text:p>
          </table:table-cell>
          <table:table-cell table:style-name="ce3" office:value-type="string" calcext:value-type="string">
            <text:p>129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Hbu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Hainbuche</text:p>
          </table:table-cell>
          <table:table-cell office:value-type="float" office:value="65" calcext:value-type="float">
            <text:p>65.00000000000</text:p>
          </table:table-cell>
          <table:table-cell office:value-type="float" office:value="20.6901426" calcext:value-type="float">
            <text:p>20.6901426000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31" calcext:value-type="float">
            <text:p>31</text:p>
          </table:table-cell>
          <table:table-cell office:value-type="float" office:value="631756.471" calcext:value-type="float">
            <text:p>631756.47100000000</text:p>
          </table:table-cell>
          <table:table-cell office:value-type="float" office:value="5407513.955" calcext:value-type="float">
            <text:p>5407513.95500000000</text:p>
          </table:table-cell>
          <table:table-cell office:value-type="float" office:value="572.782" calcext:value-type="float">
            <text:p>572.78200000000</text:p>
          </table:table-cell>
          <table:table-cell office:value-type="float" office:value="48.8066390767" calcext:value-type="float">
            <text:p>48.80663907670</text:p>
          </table:table-cell>
          <table:table-cell office:value-type="float" office:value="10.7944687868" calcext:value-type="float">
            <text:p>10.79446878680</text:p>
          </table:table-cell>
          <table:table-cell office:value-type="float" office:value="572.782" calcext:value-type="float">
            <text:p>572.78200000000</text:p>
          </table:table-cell>
          <table:table-cell table:style-name="ce3" office:value-type="string" calcext:value-type="string">
            <text:p>131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Hbu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Hainbuche</text:p>
          </table:table-cell>
          <table:table-cell office:value-type="float" office:value="64" calcext:value-type="float">
            <text:p>64.00000000000</text:p>
          </table:table-cell>
          <table:table-cell office:value-type="float" office:value="20.37183271" calcext:value-type="float">
            <text:p>20.3718327100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33" calcext:value-type="float">
            <text:p>33</text:p>
          </table:table-cell>
          <table:table-cell office:value-type="float" office:value="631756.069" calcext:value-type="float">
            <text:p>631756.06900000000</text:p>
          </table:table-cell>
          <table:table-cell office:value-type="float" office:value="5407515.385" calcext:value-type="float">
            <text:p>5407515.38500000000</text:p>
          </table:table-cell>
          <table:table-cell office:value-type="float" office:value="570.194" calcext:value-type="float">
            <text:p>570.19400000000</text:p>
          </table:table-cell>
          <table:table-cell office:value-type="float" office:value="48.8066520187" calcext:value-type="float">
            <text:p>48.80665201870</text:p>
          </table:table-cell>
          <table:table-cell office:value-type="float" office:value="10.7944637627" calcext:value-type="float">
            <text:p>10.79446376270</text:p>
          </table:table-cell>
          <table:table-cell office:value-type="float" office:value="570.194" calcext:value-type="float">
            <text:p>570.19400000000</text:p>
          </table:table-cell>
          <table:table-cell table:style-name="ce3" office:value-type="string" calcext:value-type="string">
            <text:p>133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Hbu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Hainbuche</text:p>
          </table:table-cell>
          <table:table-cell office:value-type="float" office:value="76" calcext:value-type="float">
            <text:p>76.00000000000</text:p>
          </table:table-cell>
          <table:table-cell office:value-type="float" office:value="24.19155135" calcext:value-type="float">
            <text:p>24.1915513500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34" calcext:value-type="float">
            <text:p>34</text:p>
          </table:table-cell>
          <table:table-cell office:value-type="float" office:value="631758.84" calcext:value-type="float">
            <text:p>631758.84000000000</text:p>
          </table:table-cell>
          <table:table-cell office:value-type="float" office:value="5407517.636" calcext:value-type="float">
            <text:p>5407517.63600000000</text:p>
          </table:table-cell>
          <table:table-cell office:value-type="float" office:value="571.842" calcext:value-type="float">
            <text:p>571.84200000000</text:p>
          </table:table-cell>
          <table:table-cell office:value-type="float" office:value="48.8066716728" calcext:value-type="float">
            <text:p>48.80667167280</text:p>
          </table:table-cell>
          <table:table-cell office:value-type="float" office:value="10.7945022135" calcext:value-type="float">
            <text:p>10.79450221350</text:p>
          </table:table-cell>
          <table:table-cell office:value-type="float" office:value="571.842" calcext:value-type="float">
            <text:p>571.84200000000</text:p>
          </table:table-cell>
          <table:table-cell table:style-name="ce3" office:value-type="string" calcext:value-type="string">
            <text:p>134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Hbu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Hainbuche</text:p>
          </table:table-cell>
          <table:table-cell office:value-type="float" office:value="70" calcext:value-type="float">
            <text:p>70.00000000000</text:p>
          </table:table-cell>
          <table:table-cell office:value-type="float" office:value="22.28169203" calcext:value-type="float">
            <text:p>22.2816920300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35" calcext:value-type="float">
            <text:p>35</text:p>
          </table:table-cell>
          <table:table-cell office:value-type="float" office:value="631761.906" calcext:value-type="float">
            <text:p>631761.90600000000</text:p>
          </table:table-cell>
          <table:table-cell office:value-type="float" office:value="5407520.613" calcext:value-type="float">
            <text:p>5407520.61300000000</text:p>
          </table:table-cell>
          <table:table-cell office:value-type="float" office:value="568.144" calcext:value-type="float">
            <text:p>568.14400000000</text:p>
          </table:table-cell>
          <table:table-cell office:value-type="float" office:value="48.8066977952" calcext:value-type="float">
            <text:p>48.80669779520</text:p>
          </table:table-cell>
          <table:table-cell office:value-type="float" office:value="10.7945449032" calcext:value-type="float">
            <text:p>10.79454490320</text:p>
          </table:table-cell>
          <table:table-cell office:value-type="float" office:value="568.144" calcext:value-type="float">
            <text:p>568.14400000000</text:p>
          </table:table-cell>
          <table:table-cell table:style-name="ce3" office:value-type="string" calcext:value-type="string">
            <text:p>135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Hbu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Hainbuche</text:p>
          </table:table-cell>
          <table:table-cell office:value-type="float" office:value="61" calcext:value-type="float">
            <text:p>61.00000000000</text:p>
          </table:table-cell>
          <table:table-cell office:value-type="float" office:value="19.41690305" calcext:value-type="float">
            <text:p>19.4169030500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39" calcext:value-type="float">
            <text:p>39</text:p>
          </table:table-cell>
          <table:table-cell office:value-type="float" office:value="631760.216" calcext:value-type="float">
            <text:p>631760.21600000000</text:p>
          </table:table-cell>
          <table:table-cell office:value-type="float" office:value="5407532.02" calcext:value-type="float">
            <text:p>5407532.02000000000</text:p>
          </table:table-cell>
          <table:table-cell office:value-type="float" office:value="561.086" calcext:value-type="float">
            <text:p>561.08600000000</text:p>
          </table:table-cell>
          <table:table-cell office:value-type="float" office:value="48.8068007192" calcext:value-type="float">
            <text:p>48.80680071920</text:p>
          </table:table-cell>
          <table:table-cell office:value-type="float" office:value="10.794525557" calcext:value-type="float">
            <text:p>10.79452555700</text:p>
          </table:table-cell>
          <table:table-cell office:value-type="float" office:value="561.086" calcext:value-type="float">
            <text:p>561.08600000000</text:p>
          </table:table-cell>
          <table:table-cell table:style-name="ce3" office:value-type="string" calcext:value-type="string">
            <text:p>139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Hbu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Hainbuche</text:p>
          </table:table-cell>
          <table:table-cell office:value-type="float" office:value="51" calcext:value-type="float">
            <text:p>51.00000000000</text:p>
          </table:table-cell>
          <table:table-cell office:value-type="float" office:value="16.23380419" calcext:value-type="float">
            <text:p>16.2338041900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40" calcext:value-type="float">
            <text:p>40</text:p>
          </table:table-cell>
          <table:table-cell office:value-type="float" office:value="631760.325" calcext:value-type="float">
            <text:p>631760.32500000000</text:p>
          </table:table-cell>
          <table:table-cell office:value-type="float" office:value="5407534.122" calcext:value-type="float">
            <text:p>5407534.12200000000</text:p>
          </table:table-cell>
          <table:table-cell office:value-type="float" office:value="567.847" calcext:value-type="float">
            <text:p>567.84700000000</text:p>
          </table:table-cell>
          <table:table-cell office:value-type="float" office:value="48.8068195892" calcext:value-type="float">
            <text:p>48.80681958920</text:p>
          </table:table-cell>
          <table:table-cell office:value-type="float" office:value="10.7945277125" calcext:value-type="float">
            <text:p>10.79452771250</text:p>
          </table:table-cell>
          <table:table-cell office:value-type="float" office:value="567.847" calcext:value-type="float">
            <text:p>567.84700000000</text:p>
          </table:table-cell>
          <table:table-cell table:style-name="ce3" office:value-type="string" calcext:value-type="string">
            <text:p>140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Hbu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Hainbuche</text:p>
          </table:table-cell>
          <table:table-cell office:value-type="float" office:value="82" calcext:value-type="float">
            <text:p>82.00000000000</text:p>
          </table:table-cell>
          <table:table-cell office:value-type="float" office:value="26.10141066" calcext:value-type="float">
            <text:p>26.1014106600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41" calcext:value-type="float">
            <text:p>41</text:p>
          </table:table-cell>
          <table:table-cell office:value-type="float" office:value="631762.171" calcext:value-type="float">
            <text:p>631762.17100000000</text:p>
          </table:table-cell>
          <table:table-cell office:value-type="float" office:value="5407534.616" calcext:value-type="float">
            <text:p>5407534.61600000000</text:p>
          </table:table-cell>
          <table:table-cell office:value-type="float" office:value="570.347" calcext:value-type="float">
            <text:p>570.34700000000</text:p>
          </table:table-cell>
          <table:table-cell office:value-type="float" office:value="48.8068236418" calcext:value-type="float">
            <text:p>48.80682364180</text:p>
          </table:table-cell>
          <table:table-cell office:value-type="float" office:value="10.7945530095" calcext:value-type="float">
            <text:p>10.79455300950</text:p>
          </table:table-cell>
          <table:table-cell office:value-type="float" office:value="570.347" calcext:value-type="float">
            <text:p>570.34700000000</text:p>
          </table:table-cell>
          <table:table-cell table:style-name="ce3" office:value-type="string" calcext:value-type="string">
            <text:p>141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Hbu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Hainbuche</text:p>
          </table:table-cell>
          <table:table-cell office:value-type="float" office:value="58" calcext:value-type="float">
            <text:p>58.00000000000</text:p>
          </table:table-cell>
          <table:table-cell office:value-type="float" office:value="18.4619734" calcext:value-type="float">
            <text:p>18.4619734000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office:value-type="float" office:value="631765.494" calcext:value-type="float">
            <text:p>631765.49400000000</text:p>
          </table:table-cell>
          <table:table-cell office:value-type="float" office:value="5407537.037" calcext:value-type="float">
            <text:p>5407537.03700000000</text:p>
          </table:table-cell>
          <table:table-cell office:value-type="float" office:value="572.782" calcext:value-type="float">
            <text:p>572.78200000000</text:p>
          </table:table-cell>
          <table:table-cell office:value-type="float" office:value="48.8068447057" calcext:value-type="float">
            <text:p>48.80684470570</text:p>
          </table:table-cell>
          <table:table-cell office:value-type="float" office:value="10.7945990102" calcext:value-type="float">
            <text:p>10.79459901020</text:p>
          </table:table-cell>
          <table:table-cell office:value-type="float" office:value="572.782" calcext:value-type="float">
            <text:p>572.78200000000</text:p>
          </table:table-cell>
          <table:table-cell table:style-name="ce3" office:value-type="string" calcext:value-type="string">
            <text:p>142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Hbu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Hainbuche</text:p>
          </table:table-cell>
          <table:table-cell office:value-type="float" office:value="54" calcext:value-type="float">
            <text:p>54.00000000000</text:p>
          </table:table-cell>
          <table:table-cell office:value-type="float" office:value="17.18873385" calcext:value-type="float">
            <text:p>17.1887338500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43" calcext:value-type="float">
            <text:p>43</text:p>
          </table:table-cell>
          <table:table-cell office:value-type="float" office:value="631764.218" calcext:value-type="float">
            <text:p>631764.21800000000</text:p>
          </table:table-cell>
          <table:table-cell office:value-type="float" office:value="5407539.15" calcext:value-type="float">
            <text:p>5407539.15000000000</text:p>
          </table:table-cell>
          <table:table-cell office:value-type="float" office:value="568.705" calcext:value-type="float">
            <text:p>568.70500000000</text:p>
          </table:table-cell>
          <table:table-cell office:value-type="float" office:value="48.8068639767" calcext:value-type="float">
            <text:p>48.80686397670</text:p>
          </table:table-cell>
          <table:table-cell office:value-type="float" office:value="10.7945823192" calcext:value-type="float">
            <text:p>10.79458231920</text:p>
          </table:table-cell>
          <table:table-cell office:value-type="float" office:value="568.705" calcext:value-type="float">
            <text:p>568.70500000000</text:p>
          </table:table-cell>
          <table:table-cell table:style-name="ce3" office:value-type="string" calcext:value-type="string">
            <text:p>143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Hbu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Hainbuche</text:p>
          </table:table-cell>
          <table:table-cell office:value-type="float" office:value="94" calcext:value-type="float">
            <text:p>94.00000000000</text:p>
          </table:table-cell>
          <table:table-cell office:value-type="float" office:value="29.9211293" calcext:value-type="float">
            <text:p>29.9211293000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44" calcext:value-type="float">
            <text:p>44</text:p>
          </table:table-cell>
          <table:table-cell office:value-type="float" office:value="631764.489" calcext:value-type="float">
            <text:p>631764.48900000000</text:p>
          </table:table-cell>
          <table:table-cell office:value-type="float" office:value="5407542.442" calcext:value-type="float">
            <text:p>5407542.44200000000</text:p>
          </table:table-cell>
          <table:table-cell office:value-type="float" office:value="574.846" calcext:value-type="float">
            <text:p>574.84600000000</text:p>
          </table:table-cell>
          <table:table-cell office:value-type="float" office:value="48.8068935173" calcext:value-type="float">
            <text:p>48.80689351730</text:p>
          </table:table-cell>
          <table:table-cell office:value-type="float" office:value="10.79458707" calcext:value-type="float">
            <text:p>10.79458707000</text:p>
          </table:table-cell>
          <table:table-cell office:value-type="float" office:value="574.846" calcext:value-type="float">
            <text:p>574.84600000000</text:p>
          </table:table-cell>
          <table:table-cell table:style-name="ce3" office:value-type="string" calcext:value-type="string">
            <text:p>144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Hbu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Hainbuche</text:p>
          </table:table-cell>
          <table:table-cell office:value-type="float" office:value="31" calcext:value-type="float">
            <text:p>31.00000000000</text:p>
          </table:table-cell>
          <table:table-cell office:value-type="float" office:value="9.86760647" calcext:value-type="float">
            <text:p>9.8676064700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45" calcext:value-type="float">
            <text:p>45</text:p>
          </table:table-cell>
          <table:table-cell office:value-type="float" office:value="631762.703" calcext:value-type="float">
            <text:p>631762.70300000000</text:p>
          </table:table-cell>
          <table:table-cell office:value-type="float" office:value="5407542.758" calcext:value-type="float">
            <text:p>5407542.75800000000</text:p>
          </table:table-cell>
          <table:table-cell office:value-type="float" office:value="574.112" calcext:value-type="float">
            <text:p>574.11200000000</text:p>
          </table:table-cell>
          <table:table-cell office:value-type="float" office:value="48.8068967432" calcext:value-type="float">
            <text:p>48.80689674320</text:p>
          </table:table-cell>
          <table:table-cell office:value-type="float" office:value="10.7945628583" calcext:value-type="float">
            <text:p>10.79456285830</text:p>
          </table:table-cell>
          <table:table-cell office:value-type="float" office:value="574.112" calcext:value-type="float">
            <text:p>574.11200000000</text:p>
          </table:table-cell>
          <table:table-cell table:style-name="ce3" office:value-type="string" calcext:value-type="string">
            <text:p>145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Hbu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Hainbuche</text:p>
          </table:table-cell>
          <table:table-cell office:value-type="float" office:value="75" calcext:value-type="float">
            <text:p>75.00000000000</text:p>
          </table:table-cell>
          <table:table-cell office:value-type="float" office:value="23.87324146" calcext:value-type="float">
            <text:p>23.8732414600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46" calcext:value-type="float">
            <text:p>46</text:p>
          </table:table-cell>
          <table:table-cell office:value-type="float" office:value="631763.755" calcext:value-type="float">
            <text:p>631763.75500000000</text:p>
          </table:table-cell>
          <table:table-cell office:value-type="float" office:value="5407546.839" calcext:value-type="float">
            <text:p>5407546.83900000000</text:p>
          </table:table-cell>
          <table:table-cell office:value-type="float" office:value="568.287" calcext:value-type="float">
            <text:p>568.28700000000</text:p>
          </table:table-cell>
          <table:table-cell office:value-type="float" office:value="48.8069332088" calcext:value-type="float">
            <text:p>48.80693320880</text:p>
          </table:table-cell>
          <table:table-cell office:value-type="float" office:value="10.7945784908" calcext:value-type="float">
            <text:p>10.79457849080</text:p>
          </table:table-cell>
          <table:table-cell office:value-type="float" office:value="568.287" calcext:value-type="float">
            <text:p>568.28700000000</text:p>
          </table:table-cell>
          <table:table-cell table:style-name="ce3" office:value-type="string" calcext:value-type="string">
            <text:p>146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Hbu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Hainbuche</text:p>
          </table:table-cell>
          <table:table-cell office:value-type="float" office:value="81" calcext:value-type="float">
            <text:p>81.00000000000</text:p>
          </table:table-cell>
          <table:table-cell office:value-type="float" office:value="25.78310078" calcext:value-type="float">
            <text:p>25.7831007800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47" calcext:value-type="float">
            <text:p>47</text:p>
          </table:table-cell>
          <table:table-cell office:value-type="float" office:value="631760.889" calcext:value-type="float">
            <text:p>631760.88900000000</text:p>
          </table:table-cell>
          <table:table-cell office:value-type="float" office:value="5407548.796" calcext:value-type="float">
            <text:p>5407548.79600000000</text:p>
          </table:table-cell>
          <table:table-cell office:value-type="float" office:value="570.753" calcext:value-type="float">
            <text:p>570.75300000000</text:p>
          </table:table-cell>
          <table:table-cell office:value-type="float" office:value="48.8069514133" calcext:value-type="float">
            <text:p>48.80695141330</text:p>
          </table:table-cell>
          <table:table-cell office:value-type="float" office:value="10.7945401033" calcext:value-type="float">
            <text:p>10.79454010330</text:p>
          </table:table-cell>
          <table:table-cell office:value-type="float" office:value="570.753" calcext:value-type="float">
            <text:p>570.75300000000</text:p>
          </table:table-cell>
          <table:table-cell table:style-name="ce3" office:value-type="string" calcext:value-type="string">
            <text:p>147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Hbu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Hainbuche</text:p>
          </table:table-cell>
          <table:table-cell office:value-type="float" office:value="68" calcext:value-type="float">
            <text:p>68.00000000000</text:p>
          </table:table-cell>
          <table:table-cell office:value-type="float" office:value="21.64507226" calcext:value-type="float">
            <text:p>21.6450722600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48" calcext:value-type="float">
            <text:p>48</text:p>
          </table:table-cell>
          <table:table-cell office:value-type="float" office:value="631763.974" calcext:value-type="float">
            <text:p>631763.97400000000</text:p>
          </table:table-cell>
          <table:table-cell office:value-type="float" office:value="5407541.324" calcext:value-type="float">
            <text:p>5407541.32400000000</text:p>
          </table:table-cell>
          <table:table-cell office:value-type="float" office:value="568.618" calcext:value-type="float">
            <text:p>568.61800000000</text:p>
          </table:table-cell>
          <table:table-cell office:value-type="float" office:value="48.8068835788" calcext:value-type="float">
            <text:p>48.80688357880</text:p>
          </table:table-cell>
          <table:table-cell office:value-type="float" office:value="10.7945797055" calcext:value-type="float">
            <text:p>10.79457970550</text:p>
          </table:table-cell>
          <table:table-cell office:value-type="float" office:value="568.618" calcext:value-type="float">
            <text:p>568.61800000000</text:p>
          </table:table-cell>
          <table:table-cell table:style-name="ce3" office:value-type="string" calcext:value-type="string">
            <text:p>148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Hbu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Hainbuche</text:p>
          </table:table-cell>
          <table:table-cell office:value-type="float" office:value="37.6" calcext:value-type="float">
            <text:p>37.60000000000</text:p>
          </table:table-cell>
          <table:table-cell office:value-type="float" office:value="11.96845172" calcext:value-type="float">
            <text:p>11.9684517200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50" calcext:value-type="float">
            <text:p>50</text:p>
          </table:table-cell>
          <table:table-cell office:value-type="float" office:value="631767.948" calcext:value-type="float">
            <text:p>631767.94800000000</text:p>
          </table:table-cell>
          <table:table-cell office:value-type="float" office:value="5407546.944" calcext:value-type="float">
            <text:p>5407546.94400000000</text:p>
          </table:table-cell>
          <table:table-cell office:value-type="float" office:value="569.622" calcext:value-type="float">
            <text:p>569.62200000000</text:p>
          </table:table-cell>
          <table:table-cell office:value-type="float" office:value="48.8069332693" calcext:value-type="float">
            <text:p>48.80693326930</text:p>
          </table:table-cell>
          <table:table-cell office:value-type="float" office:value="10.7946356018" calcext:value-type="float">
            <text:p>10.79463560180</text:p>
          </table:table-cell>
          <table:table-cell office:value-type="float" office:value="569.622" calcext:value-type="float">
            <text:p>569.62200000000</text:p>
          </table:table-cell>
          <table:table-cell table:style-name="ce3" office:value-type="string" calcext:value-type="string">
            <text:p>15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Hbu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Hainbuche</text:p>
          </table:table-cell>
          <table:table-cell office:value-type="float" office:value="35" calcext:value-type="float">
            <text:p>35.00000000000</text:p>
          </table:table-cell>
          <table:table-cell office:value-type="float" office:value="11.14084601" calcext:value-type="float">
            <text:p>11.1408460100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51" calcext:value-type="float">
            <text:p>51</text:p>
          </table:table-cell>
          <table:table-cell office:value-type="float" office:value="631766.343" calcext:value-type="float">
            <text:p>631766.34300000000</text:p>
          </table:table-cell>
          <table:table-cell office:value-type="float" office:value="5407551.058" calcext:value-type="float">
            <text:p>5407551.05800000000</text:p>
          </table:table-cell>
          <table:table-cell office:value-type="float" office:value="571.284" calcext:value-type="float">
            <text:p>571.28400000000</text:p>
          </table:table-cell>
          <table:table-cell office:value-type="float" office:value="48.8069705978" calcext:value-type="float">
            <text:p>48.80697059780</text:p>
          </table:table-cell>
          <table:table-cell office:value-type="float" office:value="10.7946150698" calcext:value-type="float">
            <text:p>10.79461506980</text:p>
          </table:table-cell>
          <table:table-cell office:value-type="float" office:value="571.284" calcext:value-type="float">
            <text:p>571.28400000000</text:p>
          </table:table-cell>
          <table:table-cell table:style-name="ce3" office:value-type="string" calcext:value-type="string">
            <text:p>151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Hbu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Hainbuche</text:p>
          </table:table-cell>
          <table:table-cell office:value-type="float" office:value="100" calcext:value-type="float">
            <text:p>100.00000000000</text:p>
          </table:table-cell>
          <table:table-cell office:value-type="float" office:value="31.83098861" calcext:value-type="float">
            <text:p>31.8309886100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52" calcext:value-type="float">
            <text:p>52</text:p>
          </table:table-cell>
          <table:table-cell office:value-type="float" office:value="631769.184" calcext:value-type="float">
            <text:p>631769.18400000000</text:p>
          </table:table-cell>
          <table:table-cell office:value-type="float" office:value="5407550.214" calcext:value-type="float">
            <text:p>5407550.21400000000</text:p>
          </table:table-cell>
          <table:table-cell office:value-type="float" office:value="565.946" calcext:value-type="float">
            <text:p>565.94600000000</text:p>
          </table:table-cell>
          <table:table-cell office:value-type="float" office:value="48.806962409" calcext:value-type="float">
            <text:p>48.80696240900</text:p>
          </table:table-cell>
          <table:table-cell office:value-type="float" office:value="10.7946534783" calcext:value-type="float">
            <text:p>10.79465347830</text:p>
          </table:table-cell>
          <table:table-cell office:value-type="float" office:value="565.946" calcext:value-type="float">
            <text:p>565.94600000000</text:p>
          </table:table-cell>
          <table:table-cell table:style-name="ce3" office:value-type="string" calcext:value-type="string">
            <text:p>152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Hbu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Hainbuche</text:p>
          </table:table-cell>
          <table:table-cell office:value-type="float" office:value="89" calcext:value-type="float">
            <text:p>89.00000000000</text:p>
          </table:table-cell>
          <table:table-cell office:value-type="float" office:value="28.32957987" calcext:value-type="float">
            <text:p>28.3295798700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54" calcext:value-type="float">
            <text:p>54</text:p>
          </table:table-cell>
          <table:table-cell office:value-type="float" office:value="631762.487" calcext:value-type="float">
            <text:p>631762.48700000000</text:p>
          </table:table-cell>
          <table:table-cell office:value-type="float" office:value="5407551.605" calcext:value-type="float">
            <text:p>5407551.60500000000</text:p>
          </table:table-cell>
          <table:table-cell office:value-type="float" office:value="571.634" calcext:value-type="float">
            <text:p>571.63400000000</text:p>
          </table:table-cell>
          <table:table-cell office:value-type="float" office:value="48.8069763307" calcext:value-type="float">
            <text:p>48.80697633070</text:p>
          </table:table-cell>
          <table:table-cell office:value-type="float" office:value="10.794562758" calcext:value-type="float">
            <text:p>10.79456275800</text:p>
          </table:table-cell>
          <table:table-cell office:value-type="float" office:value="571.634" calcext:value-type="float">
            <text:p>571.63400000000</text:p>
          </table:table-cell>
          <table:table-cell table:style-name="ce3" office:value-type="string" calcext:value-type="string">
            <text:p>154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Hbu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Hainbuche</text:p>
          </table:table-cell>
          <table:table-cell office:value-type="float" office:value="35" calcext:value-type="float">
            <text:p>35.00000000000</text:p>
          </table:table-cell>
          <table:table-cell office:value-type="float" office:value="11.14084601" calcext:value-type="float">
            <text:p>11.1408460100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55" calcext:value-type="float">
            <text:p>55</text:p>
          </table:table-cell>
          <table:table-cell office:value-type="float" office:value="631759.942" calcext:value-type="float">
            <text:p>631759.94200000000</text:p>
          </table:table-cell>
          <table:table-cell office:value-type="float" office:value="5407552.004" calcext:value-type="float">
            <text:p>5407552.00400000000</text:p>
          </table:table-cell>
          <table:table-cell office:value-type="float" office:value="573.105" calcext:value-type="float">
            <text:p>573.10500000000</text:p>
          </table:table-cell>
          <table:table-cell office:value-type="float" office:value="48.8069804592" calcext:value-type="float">
            <text:p>48.80698045920</text:p>
          </table:table-cell>
          <table:table-cell office:value-type="float" office:value="10.7945282458" calcext:value-type="float">
            <text:p>10.79452824580</text:p>
          </table:table-cell>
          <table:table-cell office:value-type="float" office:value="573.105" calcext:value-type="float">
            <text:p>573.10500000000</text:p>
          </table:table-cell>
          <table:table-cell table:style-name="ce3" office:value-type="string" calcext:value-type="string">
            <text:p>156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Hbu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Hainbuche</text:p>
          </table:table-cell>
          <table:table-cell office:value-type="float" office:value="45" calcext:value-type="float">
            <text:p>45.00000000000</text:p>
          </table:table-cell>
          <table:table-cell office:value-type="float" office:value="14.32394488" calcext:value-type="float">
            <text:p>14.3239448800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56" calcext:value-type="float">
            <text:p>56</text:p>
          </table:table-cell>
          <table:table-cell office:value-type="float" office:value="631762.381" calcext:value-type="float">
            <text:p>631762.38100000000</text:p>
          </table:table-cell>
          <table:table-cell office:value-type="float" office:value="5407562.493" calcext:value-type="float">
            <text:p>5407562.49300000000</text:p>
          </table:table-cell>
          <table:table-cell office:value-type="float" office:value="582.268" calcext:value-type="float">
            <text:p>582.26800000000</text:p>
          </table:table-cell>
          <table:table-cell office:value-type="float" office:value="48.8070742515" calcext:value-type="float">
            <text:p>48.80707425150</text:p>
          </table:table-cell>
          <table:table-cell office:value-type="float" office:value="10.7945648135" calcext:value-type="float">
            <text:p>10.79456481350</text:p>
          </table:table-cell>
          <table:table-cell office:value-type="float" office:value="582.268" calcext:value-type="float">
            <text:p>582.26800000000</text:p>
          </table:table-cell>
          <table:table-cell table:style-name="ce3" office:value-type="string" calcext:value-type="string">
            <text:p>157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Hbu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Hainbuche</text:p>
          </table:table-cell>
          <table:table-cell office:value-type="float" office:value="102" calcext:value-type="float">
            <text:p>102.00000000000</text:p>
          </table:table-cell>
          <table:table-cell office:value-type="float" office:value="32.46760839" calcext:value-type="float">
            <text:p>32.4676083900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57" calcext:value-type="float">
            <text:p>57</text:p>
          </table:table-cell>
          <table:table-cell office:value-type="float" office:value="631763.678" calcext:value-type="float">
            <text:p>631763.67800000000</text:p>
          </table:table-cell>
          <table:table-cell office:value-type="float" office:value="5407559.869" calcext:value-type="float">
            <text:p>5407559.86900000000</text:p>
          </table:table-cell>
          <table:table-cell office:value-type="float" office:value="570.265" calcext:value-type="float">
            <text:p>570.26500000000</text:p>
          </table:table-cell>
          <table:table-cell office:value-type="float" office:value="48.807050385" calcext:value-type="float">
            <text:p>48.80705038500</text:p>
          </table:table-cell>
          <table:table-cell office:value-type="float" office:value="10.7945816218" calcext:value-type="float">
            <text:p>10.79458162180</text:p>
          </table:table-cell>
          <table:table-cell office:value-type="float" office:value="570.265" calcext:value-type="float">
            <text:p>570.26500000000</text:p>
          </table:table-cell>
          <table:table-cell table:style-name="ce3" office:value-type="string" calcext:value-type="string">
            <text:p>158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Hbu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Hainbuche</text:p>
          </table:table-cell>
          <table:table-cell office:value-type="float" office:value="57" calcext:value-type="float">
            <text:p>57.00000000000</text:p>
          </table:table-cell>
          <table:table-cell office:value-type="float" office:value="18.14366351" calcext:value-type="float">
            <text:p>18.1436635100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59" calcext:value-type="float">
            <text:p>59</text:p>
          </table:table-cell>
          <table:table-cell office:value-type="float" office:value="631762.328" calcext:value-type="float">
            <text:p>631762.32800000000</text:p>
          </table:table-cell>
          <table:table-cell office:value-type="float" office:value="5407559.318" calcext:value-type="float">
            <text:p>5407559.31800000000</text:p>
          </table:table-cell>
          <table:table-cell office:value-type="float" office:value="563.95" calcext:value-type="float">
            <text:p>563.95000000000</text:p>
          </table:table-cell>
          <table:table-cell office:value-type="float" office:value="48.807045717" calcext:value-type="float">
            <text:p>48.80704571700</text:p>
          </table:table-cell>
          <table:table-cell office:value-type="float" office:value="10.7945630752" calcext:value-type="float">
            <text:p>10.79456307520</text:p>
          </table:table-cell>
          <table:table-cell office:value-type="float" office:value="563.95" calcext:value-type="float">
            <text:p>563.95000000000</text:p>
          </table:table-cell>
          <table:table-cell table:style-name="ce3" office:value-type="string" calcext:value-type="string">
            <text:p>159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Hbu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Hainbuche</text:p>
          </table:table-cell>
          <table:table-cell office:value-type="float" office:value="38" calcext:value-type="float">
            <text:p>38.00000000000</text:p>
          </table:table-cell>
          <table:table-cell office:value-type="float" office:value="12.09577567" calcext:value-type="float">
            <text:p>12.0957756700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60" calcext:value-type="float">
            <text:p>60</text:p>
          </table:table-cell>
          <table:table-cell office:value-type="float" office:value="631764.374" calcext:value-type="float">
            <text:p>631764.37400000000</text:p>
          </table:table-cell>
          <table:table-cell office:value-type="float" office:value="5407559.421" calcext:value-type="float">
            <text:p>5407559.42100000000</text:p>
          </table:table-cell>
          <table:table-cell office:value-type="float" office:value="564.477" calcext:value-type="float">
            <text:p>564.47700000000</text:p>
          </table:table-cell>
          <table:table-cell office:value-type="float" office:value="48.807046213" calcext:value-type="float">
            <text:p>48.80704621300</text:p>
          </table:table-cell>
          <table:table-cell office:value-type="float" office:value="10.7945909568" calcext:value-type="float">
            <text:p>10.79459095680</text:p>
          </table:table-cell>
          <table:table-cell office:value-type="float" office:value="564.477" calcext:value-type="float">
            <text:p>564.47700000000</text:p>
          </table:table-cell>
          <table:table-cell table:style-name="ce3" office:value-type="string" calcext:value-type="string">
            <text:p>160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Hbu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Hainbuche</text:p>
          </table:table-cell>
          <table:table-cell office:value-type="float" office:value="74" calcext:value-type="float">
            <text:p>74.00000000000</text:p>
          </table:table-cell>
          <table:table-cell office:value-type="float" office:value="23.55493157" calcext:value-type="float">
            <text:p>23.5549315700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61" calcext:value-type="float">
            <text:p>61</text:p>
          </table:table-cell>
          <table:table-cell office:value-type="float" office:value="631764.791" calcext:value-type="float">
            <text:p>631764.79100000000</text:p>
          </table:table-cell>
          <table:table-cell office:value-type="float" office:value="5407559.321" calcext:value-type="float">
            <text:p>5407559.32100000000</text:p>
          </table:table-cell>
          <table:table-cell office:value-type="float" office:value="567.808" calcext:value-type="float">
            <text:p>567.80800000000</text:p>
          </table:table-cell>
          <table:table-cell office:value-type="float" office:value="48.8070452208" calcext:value-type="float">
            <text:p>48.80704522080</text:p>
          </table:table-cell>
          <table:table-cell office:value-type="float" office:value="10.7945965918" calcext:value-type="float">
            <text:p>10.79459659180</text:p>
          </table:table-cell>
          <table:table-cell office:value-type="float" office:value="567.808" calcext:value-type="float">
            <text:p>567.80800000000</text:p>
          </table:table-cell>
          <table:table-cell table:style-name="ce3" office:value-type="string" calcext:value-type="string">
            <text:p>161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Hbu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Hainbuche</text:p>
          </table:table-cell>
          <table:table-cell office:value-type="float" office:value="79" calcext:value-type="float">
            <text:p>79.00000000000</text:p>
          </table:table-cell>
          <table:table-cell office:value-type="float" office:value="25.14648101" calcext:value-type="float">
            <text:p>25.1464810100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62" calcext:value-type="float">
            <text:p>62</text:p>
          </table:table-cell>
          <table:table-cell office:value-type="float" office:value="631774.569" calcext:value-type="float">
            <text:p>631774.56900000000</text:p>
          </table:table-cell>
          <table:table-cell office:value-type="float" office:value="5407550.682" calcext:value-type="float">
            <text:p>5407550.68200000000</text:p>
          </table:table-cell>
          <table:table-cell office:value-type="float" office:value="578.564" calcext:value-type="float">
            <text:p>578.56400000000</text:p>
          </table:table-cell>
          <table:table-cell office:value-type="float" office:value="48.806965476" calcext:value-type="float">
            <text:p>48.80696547600</text:p>
          </table:table-cell>
          <table:table-cell office:value-type="float" office:value="10.7947269367" calcext:value-type="float">
            <text:p>10.79472693670</text:p>
          </table:table-cell>
          <table:table-cell office:value-type="float" office:value="578.564" calcext:value-type="float">
            <text:p>578.56400000000</text:p>
          </table:table-cell>
          <table:table-cell table:style-name="ce3" office:value-type="string" calcext:value-type="string">
            <text:p>162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Hbu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Hainbuche</text:p>
          </table:table-cell>
          <table:table-cell office:value-type="float" office:value="52" calcext:value-type="float">
            <text:p>52.00000000000</text:p>
          </table:table-cell>
          <table:table-cell office:value-type="float" office:value="16.55211408" calcext:value-type="float">
            <text:p>16.5521140800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63" calcext:value-type="float">
            <text:p>63</text:p>
          </table:table-cell>
          <table:table-cell office:value-type="float" office:value="631777.468" calcext:value-type="float">
            <text:p>631777.46800000000</text:p>
          </table:table-cell>
          <table:table-cell office:value-type="float" office:value="5407549.269" calcext:value-type="float">
            <text:p>5407549.26900000000</text:p>
          </table:table-cell>
          <table:table-cell office:value-type="float" office:value="578.446" calcext:value-type="float">
            <text:p>578.44600000000</text:p>
          </table:table-cell>
          <table:table-cell office:value-type="float" office:value="48.8069521498" calcext:value-type="float">
            <text:p>48.80695214980</text:p>
          </table:table-cell>
          <table:table-cell office:value-type="float" office:value="10.7947659403" calcext:value-type="float">
            <text:p>10.79476594030</text:p>
          </table:table-cell>
          <table:table-cell office:value-type="float" office:value="578.446" calcext:value-type="float">
            <text:p>578.44600000000</text:p>
          </table:table-cell>
          <table:table-cell table:style-name="ce3" office:value-type="string" calcext:value-type="string">
            <text:p>163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Hbu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Hainbuche</text:p>
          </table:table-cell>
          <table:table-cell office:value-type="float" office:value="74" calcext:value-type="float">
            <text:p>74.00000000000</text:p>
          </table:table-cell>
          <table:table-cell office:value-type="float" office:value="23.55493157" calcext:value-type="float">
            <text:p>23.5549315700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64" calcext:value-type="float">
            <text:p>64</text:p>
          </table:table-cell>
          <table:table-cell office:value-type="float" office:value="631780.239" calcext:value-type="float">
            <text:p>631780.23900000000</text:p>
          </table:table-cell>
          <table:table-cell office:value-type="float" office:value="5407550.799" calcext:value-type="float">
            <text:p>5407550.79900000000</text:p>
          </table:table-cell>
          <table:table-cell office:value-type="float" office:value="571.454" calcext:value-type="float">
            <text:p>571.45400000000</text:p>
          </table:table-cell>
          <table:table-cell office:value-type="float" office:value="48.8069653177" calcext:value-type="float">
            <text:p>48.80696531770</text:p>
          </table:table-cell>
          <table:table-cell office:value-type="float" office:value="10.7948041518" calcext:value-type="float">
            <text:p>10.79480415180</text:p>
          </table:table-cell>
          <table:table-cell office:value-type="float" office:value="571.454" calcext:value-type="float">
            <text:p>571.45400000000</text:p>
          </table:table-cell>
          <table:table-cell table:style-name="ce3" office:value-type="string" calcext:value-type="string">
            <text:p>164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Hbu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Hainbuche</text:p>
          </table:table-cell>
          <table:table-cell office:value-type="float" office:value="83" calcext:value-type="float">
            <text:p>83.00000000000</text:p>
          </table:table-cell>
          <table:table-cell office:value-type="float" office:value="26.41972055" calcext:value-type="float">
            <text:p>26.4197205500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75" calcext:value-type="float">
            <text:p>75</text:p>
          </table:table-cell>
          <table:table-cell office:value-type="float" office:value="631773.623" calcext:value-type="float">
            <text:p>631773.62300000000</text:p>
          </table:table-cell>
          <table:table-cell office:value-type="float" office:value="5407531.082" calcext:value-type="float">
            <text:p>5407531.08200000000</text:p>
          </table:table-cell>
          <table:table-cell office:value-type="float" office:value="569.499" calcext:value-type="float">
            <text:p>569.49900000000</text:p>
          </table:table-cell>
          <table:table-cell office:value-type="float" office:value="48.8067894383" calcext:value-type="float">
            <text:p>48.80678943830</text:p>
          </table:table-cell>
          <table:table-cell office:value-type="float" office:value="10.7947077582" calcext:value-type="float">
            <text:p>10.79470775820</text:p>
          </table:table-cell>
          <table:table-cell office:value-type="float" office:value="569.499" calcext:value-type="float">
            <text:p>569.49900000000</text:p>
          </table:table-cell>
          <table:table-cell table:style-name="ce3" office:value-type="string" calcext:value-type="string">
            <text:p>171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Hbu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Hainbuche</text:p>
          </table:table-cell>
          <table:table-cell office:value-type="float" office:value="50" calcext:value-type="float">
            <text:p>50.00000000000</text:p>
          </table:table-cell>
          <table:table-cell office:value-type="float" office:value="15.91549431" calcext:value-type="float">
            <text:p>15.9154943100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77" calcext:value-type="float">
            <text:p>77</text:p>
          </table:table-cell>
          <table:table-cell office:value-type="float" office:value="631771.027" calcext:value-type="float">
            <text:p>631771.02700000000</text:p>
          </table:table-cell>
          <table:table-cell office:value-type="float" office:value="5407526.035" calcext:value-type="float">
            <text:p>5407526.03500000000</text:p>
          </table:table-cell>
          <table:table-cell office:value-type="float" office:value="572.948" calcext:value-type="float">
            <text:p>572.94800000000</text:p>
          </table:table-cell>
          <table:table-cell office:value-type="float" office:value="48.8067446055" calcext:value-type="float">
            <text:p>48.80674460550</text:p>
          </table:table-cell>
          <table:table-cell office:value-type="float" office:value="10.7946708018" calcext:value-type="float">
            <text:p>10.79467080180</text:p>
          </table:table-cell>
          <table:table-cell office:value-type="float" office:value="572.948" calcext:value-type="float">
            <text:p>572.94800000000</text:p>
          </table:table-cell>
          <table:table-cell table:style-name="ce3" office:value-type="string" calcext:value-type="string">
            <text:p>173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Hbu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Hainbuche</text:p>
          </table:table-cell>
          <table:table-cell office:value-type="float" office:value="97" calcext:value-type="float">
            <text:p>97.00000000000</text:p>
          </table:table-cell>
          <table:table-cell office:value-type="float" office:value="30.87605896" calcext:value-type="float">
            <text:p>30.8760589600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79" calcext:value-type="float">
            <text:p>79</text:p>
          </table:table-cell>
          <table:table-cell office:value-type="float" office:value="631765.485" calcext:value-type="float">
            <text:p>631765.48500000000</text:p>
          </table:table-cell>
          <table:table-cell office:value-type="float" office:value="5407521.135" calcext:value-type="float">
            <text:p>5407521.13500000000</text:p>
          </table:table-cell>
          <table:table-cell office:value-type="float" office:value="571.674" calcext:value-type="float">
            <text:p>571.67400000000</text:p>
          </table:table-cell>
          <table:table-cell office:value-type="float" office:value="48.8067017265" calcext:value-type="float">
            <text:p>48.80670172650</text:p>
          </table:table-cell>
          <table:table-cell office:value-type="float" office:value="10.7945937868" calcext:value-type="float">
            <text:p>10.79459378680</text:p>
          </table:table-cell>
          <table:table-cell office:value-type="float" office:value="571.674" calcext:value-type="float">
            <text:p>571.67400000000</text:p>
          </table:table-cell>
          <table:table-cell table:style-name="ce3" office:value-type="string" calcext:value-type="string">
            <text:p>175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Hbu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Hainbuche</text:p>
          </table:table-cell>
          <table:table-cell office:value-type="float" office:value="44" calcext:value-type="float">
            <text:p>44.00000000000</text:p>
          </table:table-cell>
          <table:table-cell office:value-type="float" office:value="14.00563499" calcext:value-type="float">
            <text:p>14.0056349900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81" calcext:value-type="float">
            <text:p>81</text:p>
          </table:table-cell>
          <table:table-cell office:value-type="float" office:value="631763.781" calcext:value-type="float">
            <text:p>631763.78100000000</text:p>
          </table:table-cell>
          <table:table-cell office:value-type="float" office:value="5407527.874" calcext:value-type="float">
            <text:p>5407527.87400000000</text:p>
          </table:table-cell>
          <table:table-cell office:value-type="float" office:value="572.702" calcext:value-type="float">
            <text:p>572.70200000000</text:p>
          </table:table-cell>
          <table:table-cell office:value-type="float" office:value="48.8067626838" calcext:value-type="float">
            <text:p>48.80676268380</text:p>
          </table:table-cell>
          <table:table-cell office:value-type="float" office:value="10.794572753" calcext:value-type="float">
            <text:p>10.79457275300</text:p>
          </table:table-cell>
          <table:table-cell office:value-type="float" office:value="572.702" calcext:value-type="float">
            <text:p>572.70200000000</text:p>
          </table:table-cell>
          <table:table-cell table:style-name="ce3" office:value-type="string" calcext:value-type="string">
            <text:p>177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Hbu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Hainbuche</text:p>
          </table:table-cell>
          <table:table-cell office:value-type="float" office:value="64" calcext:value-type="float">
            <text:p>64.00000000000</text:p>
          </table:table-cell>
          <table:table-cell office:value-type="float" office:value="20.37183271" calcext:value-type="float">
            <text:p>20.3718327100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82" calcext:value-type="float">
            <text:p>82</text:p>
          </table:table-cell>
          <table:table-cell office:value-type="float" office:value="631765.034" calcext:value-type="float">
            <text:p>631765.03400000000</text:p>
          </table:table-cell>
          <table:table-cell office:value-type="float" office:value="5407517.317" calcext:value-type="float">
            <text:p>5407517.31700000000</text:p>
          </table:table-cell>
          <table:table-cell office:value-type="float" office:value="574.692" calcext:value-type="float">
            <text:p>574.69200000000</text:p>
          </table:table-cell>
          <table:table-cell office:value-type="float" office:value="48.8066674905" calcext:value-type="float">
            <text:p>48.80666749050</text:p>
          </table:table-cell>
          <table:table-cell office:value-type="float" office:value="10.794586431" calcext:value-type="float">
            <text:p>10.79458643100</text:p>
          </table:table-cell>
          <table:table-cell office:value-type="float" office:value="574.692" calcext:value-type="float">
            <text:p>574.69200000000</text:p>
          </table:table-cell>
          <table:table-cell table:style-name="ce3" office:value-type="string" calcext:value-type="string">
            <text:p>178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Hbu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Hainbuche</text:p>
          </table:table-cell>
          <table:table-cell office:value-type="float" office:value="71" calcext:value-type="float">
            <text:p>71.00000000000</text:p>
          </table:table-cell>
          <table:table-cell office:value-type="float" office:value="22.60000192" calcext:value-type="float">
            <text:p>22.6000019200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83" calcext:value-type="float">
            <text:p>83</text:p>
          </table:table-cell>
          <table:table-cell office:value-type="float" office:value="631770.399" calcext:value-type="float">
            <text:p>631770.39900000000</text:p>
          </table:table-cell>
          <table:table-cell office:value-type="float" office:value="5407517.111" calcext:value-type="float">
            <text:p>5407517.11100000000</text:p>
          </table:table-cell>
          <table:table-cell office:value-type="float" office:value="568.925" calcext:value-type="float">
            <text:p>568.92500000000</text:p>
          </table:table-cell>
          <table:table-cell office:value-type="float" office:value="48.8066645055" calcext:value-type="float">
            <text:p>48.80666450550</text:p>
          </table:table-cell>
          <table:table-cell office:value-type="float" office:value="10.7946593873" calcext:value-type="float">
            <text:p>10.79465938730</text:p>
          </table:table-cell>
          <table:table-cell office:value-type="float" office:value="568.925" calcext:value-type="float">
            <text:p>568.92500000000</text:p>
          </table:table-cell>
          <table:table-cell table:style-name="ce3" office:value-type="string" calcext:value-type="string">
            <text:p>179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Hbu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Hainbuche</text:p>
          </table:table-cell>
          <table:table-cell office:value-type="float" office:value="77" calcext:value-type="float">
            <text:p>77.00000000000</text:p>
          </table:table-cell>
          <table:table-cell office:value-type="float" office:value="24.50986123" calcext:value-type="float">
            <text:p>24.5098612300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87" calcext:value-type="float">
            <text:p>87</text:p>
          </table:table-cell>
          <table:table-cell office:value-type="float" office:value="631773.823" calcext:value-type="float">
            <text:p>631773.82300000000</text:p>
          </table:table-cell>
          <table:table-cell office:value-type="float" office:value="5407515.17" calcext:value-type="float">
            <text:p>5407515.17000000000</text:p>
          </table:table-cell>
          <table:table-cell office:value-type="float" office:value="580.617" calcext:value-type="float">
            <text:p>580.61700000000</text:p>
          </table:table-cell>
          <table:table-cell office:value-type="float" office:value="48.8066463265" calcext:value-type="float">
            <text:p>48.80664632650</text:p>
          </table:table-cell>
          <table:table-cell office:value-type="float" office:value="10.7947053767" calcext:value-type="float">
            <text:p>10.79470537670</text:p>
          </table:table-cell>
          <table:table-cell office:value-type="float" office:value="580.617" calcext:value-type="float">
            <text:p>580.61700000000</text:p>
          </table:table-cell>
          <table:table-cell table:style-name="ce3" office:value-type="string" calcext:value-type="string">
            <text:p>181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Hbu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Hainbuche</text:p>
          </table:table-cell>
          <table:table-cell office:value-type="float" office:value="69" calcext:value-type="float">
            <text:p>69.00000000000</text:p>
          </table:table-cell>
          <table:table-cell office:value-type="float" office:value="21.96338214" calcext:value-type="float">
            <text:p>21.9633821400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89" calcext:value-type="float">
            <text:p>89</text:p>
          </table:table-cell>
          <table:table-cell office:value-type="float" office:value="631771.231" calcext:value-type="float">
            <text:p>631771.23100000000</text:p>
          </table:table-cell>
          <table:table-cell office:value-type="float" office:value="5407511.389" calcext:value-type="float">
            <text:p>5407511.38900000000</text:p>
          </table:table-cell>
          <table:table-cell office:value-type="float" office:value="575.112" calcext:value-type="float">
            <text:p>575.11200000000</text:p>
          </table:table-cell>
          <table:table-cell office:value-type="float" office:value="48.80661288" calcext:value-type="float">
            <text:p>48.80661288000</text:p>
          </table:table-cell>
          <table:table-cell office:value-type="float" office:value="10.794668881" calcext:value-type="float">
            <text:p>10.79466888100</text:p>
          </table:table-cell>
          <table:table-cell office:value-type="float" office:value="575.112" calcext:value-type="float">
            <text:p>575.11200000000</text:p>
          </table:table-cell>
          <table:table-cell table:style-name="ce3" office:value-type="string" calcext:value-type="string">
            <text:p>183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Hbu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Hainbuche</text:p>
          </table:table-cell>
          <table:table-cell office:value-type="float" office:value="68" calcext:value-type="float">
            <text:p>68.00000000000</text:p>
          </table:table-cell>
          <table:table-cell office:value-type="float" office:value="21.64507226" calcext:value-type="float">
            <text:p>21.6450722600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90" calcext:value-type="float">
            <text:p>90</text:p>
          </table:table-cell>
          <table:table-cell office:value-type="float" office:value="631770.997" calcext:value-type="float">
            <text:p>631770.99700000000</text:p>
          </table:table-cell>
          <table:table-cell office:value-type="float" office:value="5407502.167" calcext:value-type="float">
            <text:p>5407502.16700000000</text:p>
          </table:table-cell>
          <table:table-cell office:value-type="float" office:value="571.014" calcext:value-type="float">
            <text:p>571.01400000000</text:p>
          </table:table-cell>
          <table:table-cell office:value-type="float" office:value="48.8065300022" calcext:value-type="float">
            <text:p>48.80653000220</text:p>
          </table:table-cell>
          <table:table-cell office:value-type="float" office:value="10.7946627405" calcext:value-type="float">
            <text:p>10.79466274050</text:p>
          </table:table-cell>
          <table:table-cell office:value-type="float" office:value="571.014" calcext:value-type="float">
            <text:p>571.01400000000</text:p>
          </table:table-cell>
          <table:table-cell table:style-name="ce3" office:value-type="string" calcext:value-type="string">
            <text:p>185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Hbu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Hainbuche</text:p>
          </table:table-cell>
          <table:table-cell office:value-type="float" office:value="124" calcext:value-type="float">
            <text:p>124.00000000000</text:p>
          </table:table-cell>
          <table:table-cell office:value-type="float" office:value="39.47042588" calcext:value-type="float">
            <text:p>39.4704258800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92" calcext:value-type="float">
            <text:p>92</text:p>
          </table:table-cell>
          <table:table-cell office:value-type="float" office:value="631775.492" calcext:value-type="float">
            <text:p>631775.49200000000</text:p>
          </table:table-cell>
          <table:table-cell office:value-type="float" office:value="5407500.078" calcext:value-type="float">
            <text:p>5407500.07800000000</text:p>
          </table:table-cell>
          <table:table-cell office:value-type="float" office:value="574.83" calcext:value-type="float">
            <text:p>574.83000000000</text:p>
          </table:table-cell>
          <table:table-cell office:value-type="float" office:value="48.8065102688" calcext:value-type="float">
            <text:p>48.80651026880</text:p>
          </table:table-cell>
          <table:table-cell office:value-type="float" office:value="10.7947232538" calcext:value-type="float">
            <text:p>10.79472325380</text:p>
          </table:table-cell>
          <table:table-cell office:value-type="float" office:value="574.83" calcext:value-type="float">
            <text:p>574.83000000000</text:p>
          </table:table-cell>
          <table:table-cell table:style-name="ce3" office:value-type="string" calcext:value-type="string">
            <text:p>184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Hbu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Hainbuche</text:p>
          </table:table-cell>
          <table:table-cell office:value-type="float" office:value="98" calcext:value-type="float">
            <text:p>98.00000000000</text:p>
          </table:table-cell>
          <table:table-cell office:value-type="float" office:value="31.19436884" calcext:value-type="float">
            <text:p>31.1943688400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94" calcext:value-type="float">
            <text:p>94</text:p>
          </table:table-cell>
          <table:table-cell office:value-type="float" office:value="631780.077" calcext:value-type="float">
            <text:p>631780.07700000000</text:p>
          </table:table-cell>
          <table:table-cell office:value-type="float" office:value="5407491.372" calcext:value-type="float">
            <text:p>5407491.37200000000</text:p>
          </table:table-cell>
          <table:table-cell office:value-type="float" office:value="575.062" calcext:value-type="float">
            <text:p>575.06200000000</text:p>
          </table:table-cell>
          <table:table-cell office:value-type="float" office:value="48.8064310192" calcext:value-type="float">
            <text:p>48.80643101920</text:p>
          </table:table-cell>
          <table:table-cell office:value-type="float" office:value="10.7947828767" calcext:value-type="float">
            <text:p>10.79478287670</text:p>
          </table:table-cell>
          <table:table-cell office:value-type="float" office:value="575.062" calcext:value-type="float">
            <text:p>575.06200000000</text:p>
          </table:table-cell>
          <table:table-cell table:style-name="ce3" office:value-type="string" calcext:value-type="string">
            <text:p>187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Hbu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Hainbuche</text:p>
          </table:table-cell>
          <table:table-cell office:value-type="float" office:value="100" calcext:value-type="float">
            <text:p>100.00000000000</text:p>
          </table:table-cell>
          <table:table-cell office:value-type="float" office:value="31.83098861" calcext:value-type="float">
            <text:p>31.8309886100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100" calcext:value-type="float">
            <text:p>100</text:p>
          </table:table-cell>
          <table:table-cell office:value-type="float" office:value="631789.711" calcext:value-type="float">
            <text:p>631789.71100000000</text:p>
          </table:table-cell>
          <table:table-cell office:value-type="float" office:value="5407477.326" calcext:value-type="float">
            <text:p>5407477.32600000000</text:p>
          </table:table-cell>
          <table:table-cell office:value-type="float" office:value="576.685" calcext:value-type="float">
            <text:p>576.68500000000</text:p>
          </table:table-cell>
          <table:table-cell office:value-type="float" office:value="48.8063026777" calcext:value-type="float">
            <text:p>48.80630267770</text:p>
          </table:table-cell>
          <table:table-cell office:value-type="float" office:value="10.7949095062" calcext:value-type="float">
            <text:p>10.79490950620</text:p>
          </table:table-cell>
          <table:table-cell office:value-type="float" office:value="576.685" calcext:value-type="float">
            <text:p>576.68500000000</text:p>
          </table:table-cell>
          <table:table-cell table:style-name="ce3" office:value-type="string" calcext:value-type="string">
            <text:p>197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Hbu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Hainbuche</text:p>
          </table:table-cell>
          <table:table-cell office:value-type="float" office:value="29" calcext:value-type="float">
            <text:p>29.00000000000</text:p>
          </table:table-cell>
          <table:table-cell office:value-type="float" office:value="9.230986698" calcext:value-type="float">
            <text:p>9.2309866980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101" calcext:value-type="float">
            <text:p>101</text:p>
          </table:table-cell>
          <table:table-cell office:value-type="float" office:value="631792.99" calcext:value-type="float">
            <text:p>631792.99000000000</text:p>
          </table:table-cell>
          <table:table-cell office:value-type="float" office:value="5407470.948" calcext:value-type="float">
            <text:p>5407470.94800000000</text:p>
          </table:table-cell>
          <table:table-cell office:value-type="float" office:value="570.662" calcext:value-type="float">
            <text:p>570.66200000000</text:p>
          </table:table-cell>
          <table:table-cell office:value-type="float" office:value="48.8062446415" calcext:value-type="float">
            <text:p>48.80624464150</text:p>
          </table:table-cell>
          <table:table-cell office:value-type="float" office:value="10.7949520902" calcext:value-type="float">
            <text:p>10.79495209020</text:p>
          </table:table-cell>
          <table:table-cell office:value-type="float" office:value="570.662" calcext:value-type="float">
            <text:p>570.66200000000</text:p>
          </table:table-cell>
          <table:table-cell table:style-name="ce3" office:value-type="string" calcext:value-type="string">
            <text:p>198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Hbu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Hainbuche</text:p>
          </table:table-cell>
          <table:table-cell office:value-type="float" office:value="90" calcext:value-type="float">
            <text:p>90.00000000000</text:p>
          </table:table-cell>
          <table:table-cell office:value-type="float" office:value="28.64788975" calcext:value-type="float">
            <text:p>28.6478897500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102" calcext:value-type="float">
            <text:p>102</text:p>
          </table:table-cell>
          <table:table-cell office:value-type="float" office:value="631801.376" calcext:value-type="float">
            <text:p>631801.37600000000</text:p>
          </table:table-cell>
          <table:table-cell office:value-type="float" office:value="5407476.939" calcext:value-type="float">
            <text:p>5407476.93900000000</text:p>
          </table:table-cell>
          <table:table-cell office:value-type="float" office:value="574.63" calcext:value-type="float">
            <text:p>574.63000000000</text:p>
          </table:table-cell>
          <table:table-cell office:value-type="float" office:value="48.8062967253" calcext:value-type="float">
            <text:p>48.80629672530</text:p>
          </table:table-cell>
          <table:table-cell office:value-type="float" office:value="10.7950681668" calcext:value-type="float">
            <text:p>10.79506816680</text:p>
          </table:table-cell>
          <table:table-cell office:value-type="float" office:value="574.63" calcext:value-type="float">
            <text:p>574.63000000000</text:p>
          </table:table-cell>
          <table:table-cell table:style-name="ce3" office:value-type="string" calcext:value-type="string">
            <text:p>199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Hbu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Hainbuche</text:p>
          </table:table-cell>
          <table:table-cell office:value-type="float" office:value="150" calcext:value-type="float">
            <text:p>150.00000000000</text:p>
          </table:table-cell>
          <table:table-cell office:value-type="float" office:value="47.74648292" calcext:value-type="float">
            <text:p>47.7464829200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04" calcext:value-type="float">
            <text:p>104</text:p>
          </table:table-cell>
          <table:table-cell office:value-type="float" office:value="631813.098" calcext:value-type="float">
            <text:p>631813.09800000000</text:p>
          </table:table-cell>
          <table:table-cell office:value-type="float" office:value="5407464.677" calcext:value-type="float">
            <text:p>5407464.67700000000</text:p>
          </table:table-cell>
          <table:table-cell office:value-type="float" office:value="596.92" calcext:value-type="float">
            <text:p>596.92000000000</text:p>
          </table:table-cell>
          <table:table-cell office:value-type="float" office:value="48.8061839913" calcext:value-type="float">
            <text:p>48.80618399130</text:p>
          </table:table-cell>
          <table:table-cell office:value-type="float" office:value="10.7952238005" calcext:value-type="float">
            <text:p>10.79522380050</text:p>
          </table:table-cell>
          <table:table-cell office:value-type="float" office:value="596.92" calcext:value-type="float">
            <text:p>596.92000000000</text:p>
          </table:table-cell>
          <table:table-cell table:style-name="ce3" office:value-type="string" calcext:value-type="string">
            <text:p>201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Hbu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Hainbuche</text:p>
          </table:table-cell>
          <table:table-cell office:value-type="float" office:value="86" calcext:value-type="float">
            <text:p>86.00000000000</text:p>
          </table:table-cell>
          <table:table-cell office:value-type="float" office:value="27.37465021" calcext:value-type="float">
            <text:p>27.3746502100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106" calcext:value-type="float">
            <text:p>106</text:p>
          </table:table-cell>
          <table:table-cell office:value-type="float" office:value="631813.331" calcext:value-type="float">
            <text:p>631813.33100000000</text:p>
          </table:table-cell>
          <table:table-cell office:value-type="float" office:value="5407465.864" calcext:value-type="float">
            <text:p>5407465.86400000000</text:p>
          </table:table-cell>
          <table:table-cell office:value-type="float" office:value="579.811" calcext:value-type="float">
            <text:p>579.81100000000</text:p>
          </table:table-cell>
          <table:table-cell office:value-type="float" office:value="48.806194615" calcext:value-type="float">
            <text:p>48.80619461500</text:p>
          </table:table-cell>
          <table:table-cell office:value-type="float" office:value="10.7952273513" calcext:value-type="float">
            <text:p>10.79522735130</text:p>
          </table:table-cell>
          <table:table-cell office:value-type="float" office:value="579.811" calcext:value-type="float">
            <text:p>579.81100000000</text:p>
          </table:table-cell>
          <table:table-cell table:style-name="ce3" office:value-type="string" calcext:value-type="string">
            <text:p>203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Hbu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Hainbuche</text:p>
          </table:table-cell>
          <table:table-cell office:value-type="float" office:value="102" calcext:value-type="float">
            <text:p>102.00000000000</text:p>
          </table:table-cell>
          <table:table-cell office:value-type="float" office:value="32.46760839" calcext:value-type="float">
            <text:p>32.4676083900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107" calcext:value-type="float">
            <text:p>107</text:p>
          </table:table-cell>
          <table:table-cell office:value-type="float" office:value="631812.914" calcext:value-type="float">
            <text:p>631812.91400000000</text:p>
          </table:table-cell>
          <table:table-cell office:value-type="float" office:value="5407470.508" calcext:value-type="float">
            <text:p>5407470.50800000000</text:p>
          </table:table-cell>
          <table:table-cell office:value-type="float" office:value="574.773" calcext:value-type="float">
            <text:p>574.77300000000</text:p>
          </table:table-cell>
          <table:table-cell office:value-type="float" office:value="48.8062364588" calcext:value-type="float">
            <text:p>48.80623645880</text:p>
          </table:table-cell>
          <table:table-cell office:value-type="float" office:value="10.7952231692" calcext:value-type="float">
            <text:p>10.79522316920</text:p>
          </table:table-cell>
          <table:table-cell office:value-type="float" office:value="574.773" calcext:value-type="float">
            <text:p>574.77300000000</text:p>
          </table:table-cell>
          <table:table-cell table:style-name="ce3" office:value-type="string" calcext:value-type="string">
            <text:p>204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Hbu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Hainbuche</text:p>
          </table:table-cell>
          <table:table-cell office:value-type="float" office:value="20" calcext:value-type="float">
            <text:p>20.00000000000</text:p>
          </table:table-cell>
          <table:table-cell office:value-type="float" office:value="6.366197723" calcext:value-type="float">
            <text:p>6.3661977230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109" calcext:value-type="float">
            <text:p>109</text:p>
          </table:table-cell>
          <table:table-cell office:value-type="float" office:value="631809.694" calcext:value-type="float">
            <text:p>631809.69400000000</text:p>
          </table:table-cell>
          <table:table-cell office:value-type="float" office:value="5407476.077" calcext:value-type="float">
            <text:p>5407476.07700000000</text:p>
          </table:table-cell>
          <table:table-cell office:value-type="float" office:value="571.31" calcext:value-type="float">
            <text:p>571.31000000000</text:p>
          </table:table-cell>
          <table:table-cell office:value-type="float" office:value="48.806287209" calcext:value-type="float">
            <text:p>48.80628720900</text:p>
          </table:table-cell>
          <table:table-cell office:value-type="float" office:value="10.7951811225" calcext:value-type="float">
            <text:p>10.79518112250</text:p>
          </table:table-cell>
          <table:table-cell office:value-type="float" office:value="571.31" calcext:value-type="float">
            <text:p>571.31000000000</text:p>
          </table:table-cell>
          <table:table-cell table:style-name="ce3" office:value-type="string" calcext:value-type="string">
            <text:p>206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Hbu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Hainbuche</text:p>
          </table:table-cell>
          <table:table-cell office:value-type="float" office:value="15" calcext:value-type="float">
            <text:p>15.00000000000</text:p>
          </table:table-cell>
          <table:table-cell office:value-type="float" office:value="4.774648292" calcext:value-type="float">
            <text:p>4.7746482920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119" calcext:value-type="float">
            <text:p>119</text:p>
          </table:table-cell>
          <table:table-cell office:value-type="float" office:value="631827.614" calcext:value-type="float">
            <text:p>631827.61400000000</text:p>
          </table:table-cell>
          <table:table-cell office:value-type="float" office:value="5407497.286" calcext:value-type="float">
            <text:p>5407497.28600000000</text:p>
          </table:table-cell>
          <table:table-cell office:value-type="float" office:value="574.223" calcext:value-type="float">
            <text:p>574.22300000000</text:p>
          </table:table-cell>
          <table:table-cell office:value-type="float" office:value="48.8064741123" calcext:value-type="float">
            <text:p>48.80647411230</text:p>
          </table:table-cell>
          <table:table-cell office:value-type="float" office:value="10.7954318643" calcext:value-type="float">
            <text:p>10.79543186430</text:p>
          </table:table-cell>
          <table:table-cell office:value-type="float" office:value="574.223" calcext:value-type="float">
            <text:p>574.22300000000</text:p>
          </table:table-cell>
          <table:table-cell table:style-name="ce3" office:value-type="string" calcext:value-type="string">
            <text:p>216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Hbu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Hainbuche</text:p>
          </table:table-cell>
          <table:table-cell office:value-type="float" office:value="89" calcext:value-type="float">
            <text:p>89.00000000000</text:p>
          </table:table-cell>
          <table:table-cell office:value-type="float" office:value="28.32957987" calcext:value-type="float">
            <text:p>28.3295798700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121" calcext:value-type="float">
            <text:p>121</text:p>
          </table:table-cell>
          <table:table-cell office:value-type="float" office:value="631821.259" calcext:value-type="float">
            <text:p>631821.25900000000</text:p>
          </table:table-cell>
          <table:table-cell office:value-type="float" office:value="5407499.603" calcext:value-type="float">
            <text:p>5407499.60300000000</text:p>
          </table:table-cell>
          <table:table-cell office:value-type="float" office:value="573.203" calcext:value-type="float">
            <text:p>573.20300000000</text:p>
          </table:table-cell>
          <table:table-cell office:value-type="float" office:value="48.8064962948" calcext:value-type="float">
            <text:p>48.80649629480</text:p>
          </table:table-cell>
          <table:table-cell office:value-type="float" office:value="10.7953461043" calcext:value-type="float">
            <text:p>10.79534610430</text:p>
          </table:table-cell>
          <table:table-cell office:value-type="float" office:value="573.203" calcext:value-type="float">
            <text:p>573.20300000000</text:p>
          </table:table-cell>
          <table:table-cell table:style-name="ce3" office:value-type="string" calcext:value-type="string">
            <text:p>219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Hbu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Hainbuche</text:p>
          </table:table-cell>
          <table:table-cell office:value-type="float" office:value="101" calcext:value-type="float">
            <text:p>101.00000000000</text:p>
          </table:table-cell>
          <table:table-cell office:value-type="float" office:value="32.1492985" calcext:value-type="float">
            <text:p>32.1492985000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122" calcext:value-type="float">
            <text:p>122</text:p>
          </table:table-cell>
          <table:table-cell office:value-type="float" office:value="631821.718" calcext:value-type="float">
            <text:p>631821.71800000000</text:p>
          </table:table-cell>
          <table:table-cell office:value-type="float" office:value="5407501.392" calcext:value-type="float">
            <text:p>5407501.39200000000</text:p>
          </table:table-cell>
          <table:table-cell office:value-type="float" office:value="573.816" calcext:value-type="float">
            <text:p>573.81600000000</text:p>
          </table:table-cell>
          <table:table-cell office:value-type="float" office:value="48.8065122805" calcext:value-type="float">
            <text:p>48.80651228050</text:p>
          </table:table-cell>
          <table:table-cell office:value-type="float" office:value="10.7953529283" calcext:value-type="float">
            <text:p>10.79535292830</text:p>
          </table:table-cell>
          <table:table-cell office:value-type="float" office:value="573.816" calcext:value-type="float">
            <text:p>573.81600000000</text:p>
          </table:table-cell>
          <table:table-cell table:style-name="ce3" office:value-type="string" calcext:value-type="string">
            <text:p>220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Hbu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Hainbuche</text:p>
          </table:table-cell>
          <table:table-cell office:value-type="float" office:value="62" calcext:value-type="float">
            <text:p>62.00000000000</text:p>
          </table:table-cell>
          <table:table-cell office:value-type="float" office:value="19.73521294" calcext:value-type="float">
            <text:p>19.7352129400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123" calcext:value-type="float">
            <text:p>123</text:p>
          </table:table-cell>
          <table:table-cell office:value-type="float" office:value="631825.93" calcext:value-type="float">
            <text:p>631825.93000000000</text:p>
          </table:table-cell>
          <table:table-cell office:value-type="float" office:value="5407502.993" calcext:value-type="float">
            <text:p>5407502.99300000000</text:p>
          </table:table-cell>
          <table:table-cell office:value-type="float" office:value="568.518" calcext:value-type="float">
            <text:p>568.51800000000</text:p>
          </table:table-cell>
          <table:table-cell office:value-type="float" office:value="48.8065257877" calcext:value-type="float">
            <text:p>48.80652578770</text:p>
          </table:table-cell>
          <table:table-cell office:value-type="float" office:value="10.795410782" calcext:value-type="float">
            <text:p>10.79541078200</text:p>
          </table:table-cell>
          <table:table-cell office:value-type="float" office:value="568.518" calcext:value-type="float">
            <text:p>568.51800000000</text:p>
          </table:table-cell>
          <table:table-cell table:style-name="ce3" office:value-type="string" calcext:value-type="string">
            <text:p>218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Hbu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Hainbuche</text:p>
          </table:table-cell>
          <table:table-cell office:value-type="float" office:value="63" calcext:value-type="float">
            <text:p>63.00000000000</text:p>
          </table:table-cell>
          <table:table-cell office:value-type="float" office:value="20.05352283" calcext:value-type="float">
            <text:p>20.0535228300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124" calcext:value-type="float">
            <text:p>124</text:p>
          </table:table-cell>
          <table:table-cell office:value-type="float" office:value="631827.787" calcext:value-type="float">
            <text:p>631827.78700000000</text:p>
          </table:table-cell>
          <table:table-cell office:value-type="float" office:value="5407503.151" calcext:value-type="float">
            <text:p>5407503.15100000000</text:p>
          </table:table-cell>
          <table:table-cell office:value-type="float" office:value="575.213" calcext:value-type="float">
            <text:p>575.21300000000</text:p>
          </table:table-cell>
          <table:table-cell office:value-type="float" office:value="48.8065268075" calcext:value-type="float">
            <text:p>48.80652680750</text:p>
          </table:table-cell>
          <table:table-cell office:value-type="float" office:value="10.795436112" calcext:value-type="float">
            <text:p>10.79543611200</text:p>
          </table:table-cell>
          <table:table-cell office:value-type="float" office:value="575.213" calcext:value-type="float">
            <text:p>575.21300000000</text:p>
          </table:table-cell>
          <table:table-cell table:style-name="ce3" office:value-type="string" calcext:value-type="string">
            <text:p>221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Hbu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Hainbuche</text:p>
          </table:table-cell>
          <table:table-cell office:value-type="float" office:value="82" calcext:value-type="float">
            <text:p>82.00000000000</text:p>
          </table:table-cell>
          <table:table-cell office:value-type="float" office:value="26.10141066" calcext:value-type="float">
            <text:p>26.1014106600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125" calcext:value-type="float">
            <text:p>125</text:p>
          </table:table-cell>
          <table:table-cell office:value-type="float" office:value="631829.836" calcext:value-type="float">
            <text:p>631829.83600000000</text:p>
          </table:table-cell>
          <table:table-cell office:value-type="float" office:value="5407503.023" calcext:value-type="float">
            <text:p>5407503.02300000000</text:p>
          </table:table-cell>
          <table:table-cell office:value-type="float" office:value="574.195" calcext:value-type="float">
            <text:p>574.19500000000</text:p>
          </table:table-cell>
          <table:table-cell office:value-type="float" office:value="48.8065252237" calcext:value-type="float">
            <text:p>48.80652522370</text:p>
          </table:table-cell>
          <table:table-cell office:value-type="float" office:value="10.7954639637" calcext:value-type="float">
            <text:p>10.79546396370</text:p>
          </table:table-cell>
          <table:table-cell office:value-type="float" office:value="574.195" calcext:value-type="float">
            <text:p>574.19500000000</text:p>
          </table:table-cell>
          <table:table-cell table:style-name="ce3" office:value-type="string" calcext:value-type="string">
            <text:p>222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Hbu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Hainbuche</text:p>
          </table:table-cell>
          <table:table-cell office:value-type="float" office:value="86" calcext:value-type="float">
            <text:p>86.00000000000</text:p>
          </table:table-cell>
          <table:table-cell office:value-type="float" office:value="27.37465021" calcext:value-type="float">
            <text:p>27.3746502100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126" calcext:value-type="float">
            <text:p>126</text:p>
          </table:table-cell>
          <table:table-cell office:value-type="float" office:value="631831.817" calcext:value-type="float">
            <text:p>631831.81700000000</text:p>
          </table:table-cell>
          <table:table-cell office:value-type="float" office:value="5407506.986" calcext:value-type="float">
            <text:p>5407506.98600000000</text:p>
          </table:table-cell>
          <table:table-cell office:value-type="float" office:value="573.841" calcext:value-type="float">
            <text:p>573.84100000000</text:p>
          </table:table-cell>
          <table:table-cell office:value-type="float" office:value="48.806560442" calcext:value-type="float">
            <text:p>48.80656044200</text:p>
          </table:table-cell>
          <table:table-cell office:value-type="float" office:value="10.7954922013" calcext:value-type="float">
            <text:p>10.79549220130</text:p>
          </table:table-cell>
          <table:table-cell office:value-type="float" office:value="573.841" calcext:value-type="float">
            <text:p>573.84100000000</text:p>
          </table:table-cell>
          <table:table-cell table:style-name="ce3" office:value-type="string" calcext:value-type="string">
            <text:p>223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Hbu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Hainbuche</text:p>
          </table:table-cell>
          <table:table-cell office:value-type="float" office:value="57" calcext:value-type="float">
            <text:p>57.00000000000</text:p>
          </table:table-cell>
          <table:table-cell office:value-type="float" office:value="18.14366351" calcext:value-type="float">
            <text:p>18.1436635100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127" calcext:value-type="float">
            <text:p>127</text:p>
          </table:table-cell>
          <table:table-cell office:value-type="float" office:value="631831.485" calcext:value-type="float">
            <text:p>631831.48500000000</text:p>
          </table:table-cell>
          <table:table-cell office:value-type="float" office:value="5407504.824" calcext:value-type="float">
            <text:p>5407504.82400000000</text:p>
          </table:table-cell>
          <table:table-cell office:value-type="float" office:value="571.696" calcext:value-type="float">
            <text:p>571.69600000000</text:p>
          </table:table-cell>
          <table:table-cell office:value-type="float" office:value="48.806541068" calcext:value-type="float">
            <text:p>48.80654106800</text:p>
          </table:table-cell>
          <table:table-cell office:value-type="float" office:value="10.7954869845" calcext:value-type="float">
            <text:p>10.79548698450</text:p>
          </table:table-cell>
          <table:table-cell office:value-type="float" office:value="571.696" calcext:value-type="float">
            <text:p>571.69600000000</text:p>
          </table:table-cell>
          <table:table-cell table:style-name="ce3" office:value-type="string" calcext:value-type="string">
            <text:p>224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Hbu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Hainbuche</text:p>
          </table:table-cell>
          <table:table-cell office:value-type="float" office:value="68" calcext:value-type="float">
            <text:p>68.00000000000</text:p>
          </table:table-cell>
          <table:table-cell office:value-type="float" office:value="21.64507226" calcext:value-type="float">
            <text:p>21.6450722600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129" calcext:value-type="float">
            <text:p>129</text:p>
          </table:table-cell>
          <table:table-cell office:value-type="float" office:value="631832.338" calcext:value-type="float">
            <text:p>631832.33800000000</text:p>
          </table:table-cell>
          <table:table-cell office:value-type="float" office:value="5407515.967" calcext:value-type="float">
            <text:p>5407515.96700000000</text:p>
          </table:table-cell>
          <table:table-cell office:value-type="float" office:value="569.021" calcext:value-type="float">
            <text:p>569.02100000000</text:p>
          </table:table-cell>
          <table:table-cell office:value-type="float" office:value="48.8066410852" calcext:value-type="float">
            <text:p>48.80664108520</text:p>
          </table:table-cell>
          <table:table-cell office:value-type="float" office:value="10.7955021695" calcext:value-type="float">
            <text:p>10.79550216950</text:p>
          </table:table-cell>
          <table:table-cell office:value-type="float" office:value="569.021" calcext:value-type="float">
            <text:p>569.02100000000</text:p>
          </table:table-cell>
          <table:table-cell table:style-name="ce3" office:value-type="string" calcext:value-type="string">
            <text:p>226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Hbu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Hainbuche</text:p>
          </table:table-cell>
          <table:table-cell office:value-type="float" office:value="86" calcext:value-type="float">
            <text:p>86.00000000000</text:p>
          </table:table-cell>
          <table:table-cell office:value-type="float" office:value="27.37465021" calcext:value-type="float">
            <text:p>27.3746502100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132" calcext:value-type="float">
            <text:p>132</text:p>
          </table:table-cell>
          <table:table-cell office:value-type="float" office:value="631827.388" calcext:value-type="float">
            <text:p>631827.38800000000</text:p>
          </table:table-cell>
          <table:table-cell office:value-type="float" office:value="5407513.513" calcext:value-type="float">
            <text:p>5407513.51300000000</text:p>
          </table:table-cell>
          <table:table-cell office:value-type="float" office:value="565.991" calcext:value-type="float">
            <text:p>565.99100000000</text:p>
          </table:table-cell>
          <table:table-cell office:value-type="float" office:value="48.8066200648" calcext:value-type="float">
            <text:p>48.80662006480</text:p>
          </table:table-cell>
          <table:table-cell office:value-type="float" office:value="10.795434011" calcext:value-type="float">
            <text:p>10.79543401100</text:p>
          </table:table-cell>
          <table:table-cell office:value-type="float" office:value="565.991" calcext:value-type="float">
            <text:p>565.99100000000</text:p>
          </table:table-cell>
          <table:table-cell table:style-name="ce3" office:value-type="string" calcext:value-type="string">
            <text:p>229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Hbu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Hainbuche</text:p>
          </table:table-cell>
          <table:table-cell office:value-type="float" office:value="80" calcext:value-type="float">
            <text:p>80.00000000000</text:p>
          </table:table-cell>
          <table:table-cell office:value-type="float" office:value="25.46479089" calcext:value-type="float">
            <text:p>25.4647908900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134" calcext:value-type="float">
            <text:p>134</text:p>
          </table:table-cell>
          <table:table-cell office:value-type="float" office:value="631836.881" calcext:value-type="float">
            <text:p>631836.88100000000</text:p>
          </table:table-cell>
          <table:table-cell office:value-type="float" office:value="5407525.679" calcext:value-type="float">
            <text:p>5407525.67900000000</text:p>
          </table:table-cell>
          <table:table-cell office:value-type="float" office:value="567.537" calcext:value-type="float">
            <text:p>567.53700000000</text:p>
          </table:table-cell>
          <table:table-cell office:value-type="float" office:value="48.806727447" calcext:value-type="float">
            <text:p>48.80672744700</text:p>
          </table:table-cell>
          <table:table-cell office:value-type="float" office:value="10.7955671332" calcext:value-type="float">
            <text:p>10.79556713320</text:p>
          </table:table-cell>
          <table:table-cell office:value-type="float" office:value="567.537" calcext:value-type="float">
            <text:p>567.53700000000</text:p>
          </table:table-cell>
          <table:table-cell table:style-name="ce3" office:value-type="string" calcext:value-type="string">
            <text:p>231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Hbu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Hainbuche</text:p>
          </table:table-cell>
          <table:table-cell office:value-type="float" office:value="66" calcext:value-type="float">
            <text:p>66.00000000000</text:p>
          </table:table-cell>
          <table:table-cell office:value-type="float" office:value="21.00845249" calcext:value-type="float">
            <text:p>21.0084524900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35" calcext:value-type="float">
            <text:p>135</text:p>
          </table:table-cell>
          <table:table-cell office:value-type="float" office:value="631838.669" calcext:value-type="float">
            <text:p>631838.66900000000</text:p>
          </table:table-cell>
          <table:table-cell office:value-type="float" office:value="5407526.436" calcext:value-type="float">
            <text:p>5407526.43600000000</text:p>
          </table:table-cell>
          <table:table-cell office:value-type="float" office:value="567.52" calcext:value-type="float">
            <text:p>567.52000000000</text:p>
          </table:table-cell>
          <table:table-cell office:value-type="float" office:value="48.806733867" calcext:value-type="float">
            <text:p>48.80673386700</text:p>
          </table:table-cell>
          <table:table-cell office:value-type="float" office:value="10.7955917113" calcext:value-type="float">
            <text:p>10.79559171130</text:p>
          </table:table-cell>
          <table:table-cell office:value-type="float" office:value="567.52" calcext:value-type="float">
            <text:p>567.52000000000</text:p>
          </table:table-cell>
          <table:table-cell table:style-name="ce3" office:value-type="string" calcext:value-type="string">
            <text:p>227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Hbu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Hainbuche</text:p>
          </table:table-cell>
          <table:table-cell office:value-type="float" office:value="97" calcext:value-type="float">
            <text:p>97.00000000000</text:p>
          </table:table-cell>
          <table:table-cell office:value-type="float" office:value="30.87605896" calcext:value-type="float">
            <text:p>30.8760589600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39" calcext:value-type="float">
            <text:p>139</text:p>
          </table:table-cell>
          <table:table-cell office:value-type="float" office:value="631842.709" calcext:value-type="float">
            <text:p>631842.70900000000</text:p>
          </table:table-cell>
          <table:table-cell office:value-type="float" office:value="5407536.254" calcext:value-type="float">
            <text:p>5407536.25400000000</text:p>
          </table:table-cell>
          <table:table-cell office:value-type="float" office:value="567.38" calcext:value-type="float">
            <text:p>567.38000000000</text:p>
          </table:table-cell>
          <table:table-cell office:value-type="float" office:value="48.806821294" calcext:value-type="float">
            <text:p>48.80682129400</text:p>
          </table:table-cell>
          <table:table-cell office:value-type="float" office:value="10.7956498657" calcext:value-type="float">
            <text:p>10.79564986570</text:p>
          </table:table-cell>
          <table:table-cell office:value-type="float" office:value="567.38" calcext:value-type="float">
            <text:p>567.38000000000</text:p>
          </table:table-cell>
          <table:table-cell table:style-name="ce3" office:value-type="string" calcext:value-type="string">
            <text:p>234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Hbu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Hainbuche</text:p>
          </table:table-cell>
          <table:table-cell office:value-type="float" office:value="88" calcext:value-type="float">
            <text:p>88.00000000000</text:p>
          </table:table-cell>
          <table:table-cell office:value-type="float" office:value="28.01126998" calcext:value-type="float">
            <text:p>28.0112699800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142" calcext:value-type="float">
            <text:p>142</text:p>
          </table:table-cell>
          <table:table-cell office:value-type="float" office:value="631843.246" calcext:value-type="float">
            <text:p>631843.24600000000</text:p>
          </table:table-cell>
          <table:table-cell office:value-type="float" office:value="5407543.333" calcext:value-type="float">
            <text:p>5407543.33300000000</text:p>
          </table:table-cell>
          <table:table-cell office:value-type="float" office:value="563.961" calcext:value-type="float">
            <text:p>563.96100000000</text:p>
          </table:table-cell>
          <table:table-cell office:value-type="float" office:value="48.8068848313" calcext:value-type="float">
            <text:p>48.80688483130</text:p>
          </table:table-cell>
          <table:table-cell office:value-type="float" office:value="10.7956594517" calcext:value-type="float">
            <text:p>10.79565945170</text:p>
          </table:table-cell>
          <table:table-cell office:value-type="float" office:value="563.961" calcext:value-type="float">
            <text:p>563.96100000000</text:p>
          </table:table-cell>
          <table:table-cell table:style-name="ce3" office:value-type="string" calcext:value-type="string">
            <text:p>237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Hbu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Hainbuche</text:p>
          </table:table-cell>
          <table:table-cell office:value-type="float" office:value="91" calcext:value-type="float">
            <text:p>91.00000000000</text:p>
          </table:table-cell>
          <table:table-cell office:value-type="float" office:value="28.96619964" calcext:value-type="float">
            <text:p>28.9661996400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43" calcext:value-type="float">
            <text:p>143</text:p>
          </table:table-cell>
          <table:table-cell office:value-type="float" office:value="631844.806" calcext:value-type="float">
            <text:p>631844.80600000000</text:p>
          </table:table-cell>
          <table:table-cell office:value-type="float" office:value="5407541.894" calcext:value-type="float">
            <text:p>5407541.89400000000</text:p>
          </table:table-cell>
          <table:table-cell office:value-type="float" office:value="571.05" calcext:value-type="float">
            <text:p>571.05000000000</text:p>
          </table:table-cell>
          <table:table-cell office:value-type="float" office:value="48.8068715625" calcext:value-type="float">
            <text:p>48.80687156250</text:p>
          </table:table-cell>
          <table:table-cell office:value-type="float" office:value="10.795680218" calcext:value-type="float">
            <text:p>10.79568021800</text:p>
          </table:table-cell>
          <table:table-cell office:value-type="float" office:value="571.05" calcext:value-type="float">
            <text:p>571.05000000000</text:p>
          </table:table-cell>
          <table:table-cell table:style-name="ce3" office:value-type="string" calcext:value-type="string">
            <text:p>237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Hbu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Hainbuche</text:p>
          </table:table-cell>
          <table:table-cell office:value-type="float" office:value="91" calcext:value-type="float">
            <text:p>91.00000000000</text:p>
          </table:table-cell>
          <table:table-cell office:value-type="float" office:value="28.96619964" calcext:value-type="float">
            <text:p>28.9661996400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146" calcext:value-type="float">
            <text:p>146</text:p>
          </table:table-cell>
          <table:table-cell office:value-type="float" office:value="631851.198" calcext:value-type="float">
            <text:p>631851.19800000000</text:p>
          </table:table-cell>
          <table:table-cell office:value-type="float" office:value="5407549.697" calcext:value-type="float">
            <text:p>5407549.69700000000</text:p>
          </table:table-cell>
          <table:table-cell office:value-type="float" office:value="566.97" calcext:value-type="float">
            <text:p>566.97000000000</text:p>
          </table:table-cell>
          <table:table-cell office:value-type="float" office:value="48.80694036" calcext:value-type="float">
            <text:p>48.80694036000</text:p>
          </table:table-cell>
          <table:table-cell office:value-type="float" office:value="10.7957697348" calcext:value-type="float">
            <text:p>10.79576973480</text:p>
          </table:table-cell>
          <table:table-cell office:value-type="float" office:value="566.97" calcext:value-type="float">
            <text:p>566.97000000000</text:p>
          </table:table-cell>
          <table:table-cell table:style-name="ce3" office:value-type="string" calcext:value-type="string">
            <text:p>241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Hbu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Hainbuche</text:p>
          </table:table-cell>
          <table:table-cell office:value-type="float" office:value="78" calcext:value-type="float">
            <text:p>78.00000000000</text:p>
          </table:table-cell>
          <table:table-cell office:value-type="float" office:value="24.82817112" calcext:value-type="float">
            <text:p>24.8281711200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47" calcext:value-type="float">
            <text:p>147</text:p>
          </table:table-cell>
          <table:table-cell office:value-type="float" office:value="631849.836" calcext:value-type="float">
            <text:p>631849.83600000000</text:p>
          </table:table-cell>
          <table:table-cell office:value-type="float" office:value="5407550.634" calcext:value-type="float">
            <text:p>5407550.63400000000</text:p>
          </table:table-cell>
          <table:table-cell office:value-type="float" office:value="561.533" calcext:value-type="float">
            <text:p>561.53300000000</text:p>
          </table:table-cell>
          <table:table-cell office:value-type="float" office:value="48.8069490758" calcext:value-type="float">
            <text:p>48.80694907580</text:p>
          </table:table-cell>
          <table:table-cell office:value-type="float" office:value="10.7957514953" calcext:value-type="float">
            <text:p>10.79575149530</text:p>
          </table:table-cell>
          <table:table-cell office:value-type="float" office:value="561.533" calcext:value-type="float">
            <text:p>561.53300000000</text:p>
          </table:table-cell>
          <table:table-cell table:style-name="ce3" office:value-type="string" calcext:value-type="string">
            <text:p>242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Hbu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Hainbuche</text:p>
          </table:table-cell>
          <table:table-cell office:value-type="float" office:value="105" calcext:value-type="float">
            <text:p>105.00000000000</text:p>
          </table:table-cell>
          <table:table-cell office:value-type="float" office:value="33.42253804" calcext:value-type="float">
            <text:p>33.4225380400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 office:value-type="float" office:value="631843.679" calcext:value-type="float">
            <text:p>631843.67900000000</text:p>
          </table:table-cell>
          <table:table-cell office:value-type="float" office:value="5407553.205" calcext:value-type="float">
            <text:p>5407553.20500000000</text:p>
          </table:table-cell>
          <table:table-cell office:value-type="float" office:value="563.533" calcext:value-type="float">
            <text:p>563.53300000000</text:p>
          </table:table-cell>
          <table:table-cell office:value-type="float" office:value="48.8069735023" calcext:value-type="float">
            <text:p>48.80697350230</text:p>
          </table:table-cell>
          <table:table-cell office:value-type="float" office:value="10.7956685168" calcext:value-type="float">
            <text:p>10.79566851680</text:p>
          </table:table-cell>
          <table:table-cell office:value-type="float" office:value="563.533" calcext:value-type="float">
            <text:p>563.53300000000</text:p>
          </table:table-cell>
          <table:table-cell table:style-name="ce3" office:value-type="string" calcext:value-type="string">
            <text:p>243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Hbu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Hainbuche</text:p>
          </table:table-cell>
          <table:table-cell office:value-type="float" office:value="65" calcext:value-type="float">
            <text:p>65.00000000000</text:p>
          </table:table-cell>
          <table:table-cell office:value-type="float" office:value="20.6901426" calcext:value-type="float">
            <text:p>20.6901426000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50" calcext:value-type="float">
            <text:p>150</text:p>
          </table:table-cell>
          <table:table-cell office:value-type="float" office:value="631845.121" calcext:value-type="float">
            <text:p>631845.12100000000</text:p>
          </table:table-cell>
          <table:table-cell office:value-type="float" office:value="5407550.285" calcext:value-type="float">
            <text:p>5407550.28500000000</text:p>
          </table:table-cell>
          <table:table-cell office:value-type="float" office:value="568.661" calcext:value-type="float">
            <text:p>568.66100000000</text:p>
          </table:table-cell>
          <table:table-cell office:value-type="float" office:value="48.8069469372" calcext:value-type="float">
            <text:p>48.80694693720</text:p>
          </table:table-cell>
          <table:table-cell office:value-type="float" office:value="10.7956872118" calcext:value-type="float">
            <text:p>10.79568721180</text:p>
          </table:table-cell>
          <table:table-cell office:value-type="float" office:value="568.661" calcext:value-type="float">
            <text:p>568.66100000000</text:p>
          </table:table-cell>
          <table:table-cell table:style-name="ce3" office:value-type="string" calcext:value-type="string">
            <text:p>245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Hbu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Hainbuche</text:p>
          </table:table-cell>
          <table:table-cell office:value-type="float" office:value="70" calcext:value-type="float">
            <text:p>70.00000000000</text:p>
          </table:table-cell>
          <table:table-cell office:value-type="float" office:value="22.28169203" calcext:value-type="float">
            <text:p>22.2816920300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151" calcext:value-type="float">
            <text:p>151</text:p>
          </table:table-cell>
          <table:table-cell office:value-type="float" office:value="631847.974" calcext:value-type="float">
            <text:p>631847.97400000000</text:p>
          </table:table-cell>
          <table:table-cell office:value-type="float" office:value="5407551.928" calcext:value-type="float">
            <text:p>5407551.92800000000</text:p>
          </table:table-cell>
          <table:table-cell office:value-type="float" office:value="568.182" calcext:value-type="float">
            <text:p>568.18200000000</text:p>
          </table:table-cell>
          <table:table-cell office:value-type="float" office:value="48.8069611042" calcext:value-type="float">
            <text:p>48.80696110420</text:p>
          </table:table-cell>
          <table:table-cell office:value-type="float" office:value="10.7957265667" calcext:value-type="float">
            <text:p>10.79572656670</text:p>
          </table:table-cell>
          <table:table-cell office:value-type="float" office:value="568.182" calcext:value-type="float">
            <text:p>568.18200000000</text:p>
          </table:table-cell>
          <table:table-cell table:style-name="ce3" office:value-type="string" calcext:value-type="string">
            <text:p>246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Hbu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Hainbuche</text:p>
          </table:table-cell>
          <table:table-cell office:value-type="float" office:value="92" calcext:value-type="float">
            <text:p>92.00000000000</text:p>
          </table:table-cell>
          <table:table-cell office:value-type="float" office:value="29.28450953" calcext:value-type="float">
            <text:p>29.2845095300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152" calcext:value-type="float">
            <text:p>152</text:p>
          </table:table-cell>
          <table:table-cell office:value-type="float" office:value="631842.282" calcext:value-type="float">
            <text:p>631842.28200000000</text:p>
          </table:table-cell>
          <table:table-cell office:value-type="float" office:value="5407552.321" calcext:value-type="float">
            <text:p>5407552.32100000000</text:p>
          </table:table-cell>
          <table:table-cell office:value-type="float" office:value="566.687" calcext:value-type="float">
            <text:p>566.68700000000</text:p>
          </table:table-cell>
          <table:table-cell office:value-type="float" office:value="48.8069658522" calcext:value-type="float">
            <text:p>48.80696585220</text:p>
          </table:table-cell>
          <table:table-cell office:value-type="float" office:value="10.7956492178" calcext:value-type="float">
            <text:p>10.79564921780</text:p>
          </table:table-cell>
          <table:table-cell office:value-type="float" office:value="566.687" calcext:value-type="float">
            <text:p>566.68700000000</text:p>
          </table:table-cell>
          <table:table-cell table:style-name="ce3" office:value-type="string" calcext:value-type="string">
            <text:p>247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Hbu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Hainbuche</text:p>
          </table:table-cell>
          <table:table-cell office:value-type="float" office:value="81" calcext:value-type="float">
            <text:p>81.00000000000</text:p>
          </table:table-cell>
          <table:table-cell office:value-type="float" office:value="25.78310078" calcext:value-type="float">
            <text:p>25.7831007800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154" calcext:value-type="float">
            <text:p>154</text:p>
          </table:table-cell>
          <table:table-cell office:value-type="float" office:value="631839.276" calcext:value-type="float">
            <text:p>631839.27600000000</text:p>
          </table:table-cell>
          <table:table-cell office:value-type="float" office:value="5407551.034" calcext:value-type="float">
            <text:p>5407551.03400000000</text:p>
          </table:table-cell>
          <table:table-cell office:value-type="float" office:value="564.613" calcext:value-type="float">
            <text:p>564.61300000000</text:p>
          </table:table-cell>
          <table:table-cell office:value-type="float" office:value="48.8069549147" calcext:value-type="float">
            <text:p>48.80695491470</text:p>
          </table:table-cell>
          <table:table-cell office:value-type="float" office:value="10.795607878" calcext:value-type="float">
            <text:p>10.79560787800</text:p>
          </table:table-cell>
          <table:table-cell office:value-type="float" office:value="564.613" calcext:value-type="float">
            <text:p>564.61300000000</text:p>
          </table:table-cell>
          <table:table-cell table:style-name="ce3" office:value-type="string" calcext:value-type="string">
            <text:p>249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Hbu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Hainbuche</text:p>
          </table:table-cell>
          <table:table-cell office:value-type="float" office:value="74" calcext:value-type="float">
            <text:p>74.00000000000</text:p>
          </table:table-cell>
          <table:table-cell office:value-type="float" office:value="23.55493157" calcext:value-type="float">
            <text:p>23.5549315700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155" calcext:value-type="float">
            <text:p>155</text:p>
          </table:table-cell>
          <table:table-cell office:value-type="float" office:value="631830.26" calcext:value-type="float">
            <text:p>631830.26000000000</text:p>
          </table:table-cell>
          <table:table-cell office:value-type="float" office:value="5407560.353" calcext:value-type="float">
            <text:p>5407560.35300000000</text:p>
          </table:table-cell>
          <table:table-cell office:value-type="float" office:value="570.72" calcext:value-type="float">
            <text:p>570.72000000000</text:p>
          </table:table-cell>
          <table:table-cell office:value-type="float" office:value="48.8070406223" calcext:value-type="float">
            <text:p>48.80704062230</text:p>
          </table:table-cell>
          <table:table-cell office:value-type="float" office:value="10.795488135" calcext:value-type="float">
            <text:p>10.79548813500</text:p>
          </table:table-cell>
          <table:table-cell office:value-type="float" office:value="570.72" calcext:value-type="float">
            <text:p>570.72000000000</text:p>
          </table:table-cell>
          <table:table-cell table:style-name="ce3" office:value-type="string" calcext:value-type="string">
            <text:p>250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Hbu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Hainbuche</text:p>
          </table:table-cell>
          <table:table-cell office:value-type="float" office:value="78" calcext:value-type="float">
            <text:p>78.00000000000</text:p>
          </table:table-cell>
          <table:table-cell office:value-type="float" office:value="24.82817112" calcext:value-type="float">
            <text:p>24.8281711200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165" calcext:value-type="float">
            <text:p>165</text:p>
          </table:table-cell>
          <table:table-cell office:value-type="float" office:value="631831.392" calcext:value-type="float">
            <text:p>631831.39200000000</text:p>
          </table:table-cell>
          <table:table-cell office:value-type="float" office:value="5407542.193" calcext:value-type="float">
            <text:p>5407542.19300000000</text:p>
          </table:table-cell>
          <table:table-cell office:value-type="float" office:value="573.224" calcext:value-type="float">
            <text:p>573.22400000000</text:p>
          </table:table-cell>
          <table:table-cell office:value-type="float" office:value="48.8068770952" calcext:value-type="float">
            <text:p>48.80687709520</text:p>
          </table:table-cell>
          <table:table-cell office:value-type="float" office:value="10.795497723" calcext:value-type="float">
            <text:p>10.79549772300</text:p>
          </table:table-cell>
          <table:table-cell office:value-type="float" office:value="573.224" calcext:value-type="float">
            <text:p>573.22400000000</text:p>
          </table:table-cell>
          <table:table-cell table:style-name="ce3" office:value-type="string" calcext:value-type="string">
            <text:p>253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Hbu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Hainbuche</text:p>
          </table:table-cell>
          <table:table-cell office:value-type="float" office:value="80" calcext:value-type="float">
            <text:p>80.00000000000</text:p>
          </table:table-cell>
          <table:table-cell office:value-type="float" office:value="25.46479089" calcext:value-type="float">
            <text:p>25.4647908900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181" calcext:value-type="float">
            <text:p>181</text:p>
          </table:table-cell>
          <table:table-cell office:value-type="float" office:value="631823.33" calcext:value-type="float">
            <text:p>631823.33000000000</text:p>
          </table:table-cell>
          <table:table-cell office:value-type="float" office:value="5407504.546" calcext:value-type="float">
            <text:p>5407504.54600000000</text:p>
          </table:table-cell>
          <table:table-cell office:value-type="float" office:value="574.428" calcext:value-type="float">
            <text:p>574.42800000000</text:p>
          </table:table-cell>
          <table:table-cell office:value-type="float" office:value="48.806540303" calcext:value-type="float">
            <text:p>48.80654030300</text:p>
          </table:table-cell>
          <table:table-cell office:value-type="float" office:value="10.7953758847" calcext:value-type="float">
            <text:p>10.79537588470</text:p>
          </table:table-cell>
          <table:table-cell office:value-type="float" office:value="574.428" calcext:value-type="float">
            <text:p>574.42800000000</text:p>
          </table:table-cell>
          <table:table-cell table:style-name="ce3" office:value-type="string" calcext:value-type="string">
            <text:p>27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Hbu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Hainbuche</text:p>
          </table:table-cell>
          <table:table-cell office:value-type="float" office:value="65" calcext:value-type="float">
            <text:p>65.00000000000</text:p>
          </table:table-cell>
          <table:table-cell office:value-type="float" office:value="20.6901426" calcext:value-type="float">
            <text:p>20.6901426000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182" calcext:value-type="float">
            <text:p>182</text:p>
          </table:table-cell>
          <table:table-cell office:value-type="float" office:value="631818.812" calcext:value-type="float">
            <text:p>631818.81200000000</text:p>
          </table:table-cell>
          <table:table-cell office:value-type="float" office:value="5407508.073" calcext:value-type="float">
            <text:p>5407508.07300000000</text:p>
          </table:table-cell>
          <table:table-cell office:value-type="float" office:value="571.169" calcext:value-type="float">
            <text:p>571.16900000000</text:p>
          </table:table-cell>
          <table:table-cell office:value-type="float" office:value="48.8065729748" calcext:value-type="float">
            <text:p>48.80657297480</text:p>
          </table:table-cell>
          <table:table-cell office:value-type="float" office:value="10.7953155148" calcext:value-type="float">
            <text:p>10.79531551480</text:p>
          </table:table-cell>
          <table:table-cell office:value-type="float" office:value="571.169" calcext:value-type="float">
            <text:p>571.16900000000</text:p>
          </table:table-cell>
          <table:table-cell table:style-name="ce3" office:value-type="string" calcext:value-type="string">
            <text:p>271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Hbu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Hainbuche</text:p>
          </table:table-cell>
          <table:table-cell office:value-type="float" office:value="85" calcext:value-type="float">
            <text:p>85.00000000000</text:p>
          </table:table-cell>
          <table:table-cell office:value-type="float" office:value="27.05634032" calcext:value-type="float">
            <text:p>27.0563403200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86" calcext:value-type="float">
            <text:p>186</text:p>
          </table:table-cell>
          <table:table-cell office:value-type="float" office:value="631812.171" calcext:value-type="float">
            <text:p>631812.17100000000</text:p>
          </table:table-cell>
          <table:table-cell office:value-type="float" office:value="5407518.522" calcext:value-type="float">
            <text:p>5407518.52200000000</text:p>
          </table:table-cell>
          <table:table-cell office:value-type="float" office:value="574.932" calcext:value-type="float">
            <text:p>574.93200000000</text:p>
          </table:table-cell>
          <table:table-cell office:value-type="float" office:value="48.806668335" calcext:value-type="float">
            <text:p>48.80666833500</text:p>
          </table:table-cell>
          <table:table-cell office:value-type="float" office:value="10.7952284683" calcext:value-type="float">
            <text:p>10.79522846830</text:p>
          </table:table-cell>
          <table:table-cell office:value-type="float" office:value="574.932" calcext:value-type="float">
            <text:p>574.93200000000</text:p>
          </table:table-cell>
          <table:table-cell table:style-name="ce3" office:value-type="string" calcext:value-type="string">
            <text:p>275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Hbu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Hainbuche</text:p>
          </table:table-cell>
          <table:table-cell office:value-type="float" office:value="103" calcext:value-type="float">
            <text:p>103.00000000000</text:p>
          </table:table-cell>
          <table:table-cell office:value-type="float" office:value="32.78591827" calcext:value-type="float">
            <text:p>32.7859182700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187" calcext:value-type="float">
            <text:p>187</text:p>
          </table:table-cell>
          <table:table-cell office:value-type="float" office:value="631816.688" calcext:value-type="float">
            <text:p>631816.68800000000</text:p>
          </table:table-cell>
          <table:table-cell office:value-type="float" office:value="5407504.476" calcext:value-type="float">
            <text:p>5407504.47600000000</text:p>
          </table:table-cell>
          <table:table-cell office:value-type="float" office:value="585.704" calcext:value-type="float">
            <text:p>585.70400000000</text:p>
          </table:table-cell>
          <table:table-cell office:value-type="float" office:value="48.8065410792" calcext:value-type="float">
            <text:p>48.80654107920</text:p>
          </table:table-cell>
          <table:table-cell office:value-type="float" office:value="10.7952854475" calcext:value-type="float">
            <text:p>10.79528544750</text:p>
          </table:table-cell>
          <table:table-cell office:value-type="float" office:value="585.704" calcext:value-type="float">
            <text:p>585.70400000000</text:p>
          </table:table-cell>
          <table:table-cell table:style-name="ce3" office:value-type="string" calcext:value-type="string">
            <text:p>276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Hbu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Hainbuche</text:p>
          </table:table-cell>
          <table:table-cell office:value-type="float" office:value="19" calcext:value-type="float">
            <text:p>19.00000000000</text:p>
          </table:table-cell>
          <table:table-cell office:value-type="float" office:value="6.047887837" calcext:value-type="float">
            <text:p>6.0478878370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188" calcext:value-type="float">
            <text:p>188</text:p>
          </table:table-cell>
          <table:table-cell office:value-type="float" office:value="631813.993" calcext:value-type="float">
            <text:p>631813.99300000000</text:p>
          </table:table-cell>
          <table:table-cell office:value-type="float" office:value="5407505.667" calcext:value-type="float">
            <text:p>5407505.66700000000</text:p>
          </table:table-cell>
          <table:table-cell office:value-type="float" office:value="580.888" calcext:value-type="float">
            <text:p>580.88800000000</text:p>
          </table:table-cell>
          <table:table-cell office:value-type="float" office:value="48.8065523597" calcext:value-type="float">
            <text:p>48.80655235970</text:p>
          </table:table-cell>
          <table:table-cell office:value-type="float" office:value="10.7952491468" calcext:value-type="float">
            <text:p>10.79524914680</text:p>
          </table:table-cell>
          <table:table-cell office:value-type="float" office:value="580.888" calcext:value-type="float">
            <text:p>580.88800000000</text:p>
          </table:table-cell>
          <table:table-cell table:style-name="ce3" office:value-type="string" calcext:value-type="string">
            <text:p>277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Hbu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Hainbuche</text:p>
          </table:table-cell>
          <table:table-cell office:value-type="float" office:value="17" calcext:value-type="float">
            <text:p>17.00000000000</text:p>
          </table:table-cell>
          <table:table-cell office:value-type="float" office:value="5.411268064" calcext:value-type="float">
            <text:p>5.4112680640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190" calcext:value-type="float">
            <text:p>190</text:p>
          </table:table-cell>
          <table:table-cell office:value-type="float" office:value="631811.268" calcext:value-type="float">
            <text:p>631811.26800000000</text:p>
          </table:table-cell>
          <table:table-cell office:value-type="float" office:value="5407516.899" calcext:value-type="float">
            <text:p>5407516.89900000000</text:p>
          </table:table-cell>
          <table:table-cell office:value-type="float" office:value="600.192" calcext:value-type="float">
            <text:p>600.19200000000</text:p>
          </table:table-cell>
          <table:table-cell office:value-type="float" office:value="48.806653932" calcext:value-type="float">
            <text:p>48.80665393200</text:p>
          </table:table-cell>
          <table:table-cell office:value-type="float" office:value="10.7952156523" calcext:value-type="float">
            <text:p>10.79521565230</text:p>
          </table:table-cell>
          <table:table-cell office:value-type="float" office:value="600.192" calcext:value-type="float">
            <text:p>600.19200000000</text:p>
          </table:table-cell>
          <table:table-cell table:style-name="ce3" office:value-type="string" calcext:value-type="string">
            <text:p>279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Hbu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Hainbuche</text:p>
          </table:table-cell>
          <table:table-cell office:value-type="float" office:value="26" calcext:value-type="float">
            <text:p>26.00000000000</text:p>
          </table:table-cell>
          <table:table-cell office:value-type="float" office:value="8.27605704" calcext:value-type="float">
            <text:p>8.2760570400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191" calcext:value-type="float">
            <text:p>191</text:p>
          </table:table-cell>
          <table:table-cell office:value-type="float" office:value="631808.558" calcext:value-type="float">
            <text:p>631808.55800000000</text:p>
          </table:table-cell>
          <table:table-cell office:value-type="float" office:value="5407497.701" calcext:value-type="float">
            <text:p>5407497.70100000000</text:p>
          </table:table-cell>
          <table:table-cell office:value-type="float" office:value="571.441" calcext:value-type="float">
            <text:p>571.44100000000</text:p>
          </table:table-cell>
          <table:table-cell office:value-type="float" office:value="48.8064818865" calcext:value-type="float">
            <text:p>48.80648188650</text:p>
          </table:table-cell>
          <table:table-cell office:value-type="float" office:value="10.7951725977" calcext:value-type="float">
            <text:p>10.79517259770</text:p>
          </table:table-cell>
          <table:table-cell office:value-type="float" office:value="571.441" calcext:value-type="float">
            <text:p>571.44100000000</text:p>
          </table:table-cell>
          <table:table-cell table:style-name="ce3" office:value-type="string" calcext:value-type="string">
            <text:p>280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Hbu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Hainbuche</text:p>
          </table:table-cell>
          <table:table-cell office:value-type="float" office:value="26" calcext:value-type="float">
            <text:p>26.00000000000</text:p>
          </table:table-cell>
          <table:table-cell office:value-type="float" office:value="8.27605704" calcext:value-type="float">
            <text:p>8.2760570400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192" calcext:value-type="float">
            <text:p>192</text:p>
          </table:table-cell>
          <table:table-cell office:value-type="float" office:value="631809.406" calcext:value-type="float">
            <text:p>631809.40600000000</text:p>
          </table:table-cell>
          <table:table-cell office:value-type="float" office:value="5407497.626" calcext:value-type="float">
            <text:p>5407497.62600000000</text:p>
          </table:table-cell>
          <table:table-cell office:value-type="float" office:value="569.868" calcext:value-type="float">
            <text:p>569.86800000000</text:p>
          </table:table-cell>
          <table:table-cell office:value-type="float" office:value="48.806481029" calcext:value-type="float">
            <text:p>48.80648102900</text:p>
          </table:table-cell>
          <table:table-cell office:value-type="float" office:value="10.795184119" calcext:value-type="float">
            <text:p>10.79518411900</text:p>
          </table:table-cell>
          <table:table-cell office:value-type="float" office:value="569.868" calcext:value-type="float">
            <text:p>569.86800000000</text:p>
          </table:table-cell>
          <table:table-cell table:style-name="ce3" office:value-type="string" calcext:value-type="string">
            <text:p>281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Hbu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Hainbuche</text:p>
          </table:table-cell>
          <table:table-cell office:value-type="float" office:value="28" calcext:value-type="float">
            <text:p>28.00000000000</text:p>
          </table:table-cell>
          <table:table-cell office:value-type="float" office:value="8.912676812" calcext:value-type="float">
            <text:p>8.9126768120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193" calcext:value-type="float">
            <text:p>193</text:p>
          </table:table-cell>
          <table:table-cell office:value-type="float" office:value="631808.867" calcext:value-type="float">
            <text:p>631808.86700000000</text:p>
          </table:table-cell>
          <table:table-cell office:value-type="float" office:value="5407499.616" calcext:value-type="float">
            <text:p>5407499.61600000000</text:p>
          </table:table-cell>
          <table:table-cell office:value-type="float" office:value="572.449" calcext:value-type="float">
            <text:p>572.44900000000</text:p>
          </table:table-cell>
          <table:table-cell office:value-type="float" office:value="48.8064990363" calcext:value-type="float">
            <text:p>48.80649903630</text:p>
          </table:table-cell>
          <table:table-cell office:value-type="float" office:value="10.7951774217" calcext:value-type="float">
            <text:p>10.79517742170</text:p>
          </table:table-cell>
          <table:table-cell office:value-type="float" office:value="572.449" calcext:value-type="float">
            <text:p>572.44900000000</text:p>
          </table:table-cell>
          <table:table-cell table:style-name="ce3" office:value-type="string" calcext:value-type="string">
            <text:p>282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Hbu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Hainbuche</text:p>
          </table:table-cell>
          <table:table-cell office:value-type="float" office:value="22" calcext:value-type="float">
            <text:p>22.00000000000</text:p>
          </table:table-cell>
          <table:table-cell office:value-type="float" office:value="7.002817495" calcext:value-type="float">
            <text:p>7.0028174950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197" calcext:value-type="float">
            <text:p>197</text:p>
          </table:table-cell>
          <table:table-cell office:value-type="float" office:value="631815.166" calcext:value-type="float">
            <text:p>631815.16600000000</text:p>
          </table:table-cell>
          <table:table-cell office:value-type="float" office:value="5407493.397" calcext:value-type="float">
            <text:p>5407493.39700000000</text:p>
          </table:table-cell>
          <table:table-cell office:value-type="float" office:value="563.177" calcext:value-type="float">
            <text:p>563.17700000000</text:p>
          </table:table-cell>
          <table:table-cell office:value-type="float" office:value="48.8064417827" calcext:value-type="float">
            <text:p>48.80644178270</text:p>
          </table:table-cell>
          <table:table-cell office:value-type="float" office:value="10.7952611755" calcext:value-type="float">
            <text:p>10.79526117550</text:p>
          </table:table-cell>
          <table:table-cell office:value-type="float" office:value="563.177" calcext:value-type="float">
            <text:p>563.17700000000</text:p>
          </table:table-cell>
          <table:table-cell table:style-name="ce3" office:value-type="string" calcext:value-type="string">
            <text:p>284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Hbu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Hainbuche</text:p>
          </table:table-cell>
          <table:table-cell office:value-type="float" office:value="32" calcext:value-type="float">
            <text:p>32.00000000000</text:p>
          </table:table-cell>
          <table:table-cell office:value-type="float" office:value="10.18591636" calcext:value-type="float">
            <text:p>10.1859163600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198" calcext:value-type="float">
            <text:p>198</text:p>
          </table:table-cell>
          <table:table-cell office:value-type="float" office:value="631810.804" calcext:value-type="float">
            <text:p>631810.80400000000</text:p>
          </table:table-cell>
          <table:table-cell office:value-type="float" office:value="5407495.429" calcext:value-type="float">
            <text:p>5407495.42900000000</text:p>
          </table:table-cell>
          <table:table-cell office:value-type="float" office:value="572.362" calcext:value-type="float">
            <text:p>572.36200000000</text:p>
          </table:table-cell>
          <table:table-cell office:value-type="float" office:value="48.8064609852" calcext:value-type="float">
            <text:p>48.80646098520</text:p>
          </table:table-cell>
          <table:table-cell office:value-type="float" office:value="10.795202444" calcext:value-type="float">
            <text:p>10.79520244400</text:p>
          </table:table-cell>
          <table:table-cell office:value-type="float" office:value="572.362" calcext:value-type="float">
            <text:p>572.36200000000</text:p>
          </table:table-cell>
          <table:table-cell table:style-name="ce3" office:value-type="string" calcext:value-type="string">
            <text:p>285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Hbu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Hainbuche</text:p>
          </table:table-cell>
          <table:table-cell office:value-type="float" office:value="25" calcext:value-type="float">
            <text:p>25.00000000000</text:p>
          </table:table-cell>
          <table:table-cell office:value-type="float" office:value="7.957747154" calcext:value-type="float">
            <text:p>7.9577471540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201" calcext:value-type="float">
            <text:p>201</text:p>
          </table:table-cell>
          <table:table-cell office:value-type="float" office:value="631805.884" calcext:value-type="float">
            <text:p>631805.88400000000</text:p>
          </table:table-cell>
          <table:table-cell office:value-type="float" office:value="5407497.678" calcext:value-type="float">
            <text:p>5407497.67800000000</text:p>
          </table:table-cell>
          <table:table-cell office:value-type="float" office:value="573.534" calcext:value-type="float">
            <text:p>573.53400000000</text:p>
          </table:table-cell>
          <table:table-cell office:value-type="float" office:value="48.8064822503" calcext:value-type="float">
            <text:p>48.80648225030</text:p>
          </table:table-cell>
          <table:table-cell office:value-type="float" office:value="10.7951361995" calcext:value-type="float">
            <text:p>10.79513619950</text:p>
          </table:table-cell>
          <table:table-cell office:value-type="float" office:value="573.534" calcext:value-type="float">
            <text:p>573.53400000000</text:p>
          </table:table-cell>
          <table:table-cell table:style-name="ce3" office:value-type="string" calcext:value-type="string">
            <text:p>288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Hbu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Hainbuche</text:p>
          </table:table-cell>
          <table:table-cell office:value-type="float" office:value="36" calcext:value-type="float">
            <text:p>36.00000000000</text:p>
          </table:table-cell>
          <table:table-cell office:value-type="float" office:value="11.4591559" calcext:value-type="float">
            <text:p>11.4591559000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203" calcext:value-type="float">
            <text:p>203</text:p>
          </table:table-cell>
          <table:table-cell office:value-type="float" office:value="631804.201" calcext:value-type="float">
            <text:p>631804.20100000000</text:p>
          </table:table-cell>
          <table:table-cell office:value-type="float" office:value="5407515.18" calcext:value-type="float">
            <text:p>5407515.18000000000</text:p>
          </table:table-cell>
          <table:table-cell office:value-type="float" office:value="579.965" calcext:value-type="float">
            <text:p>579.96500000000</text:p>
          </table:table-cell>
          <table:table-cell office:value-type="float" office:value="48.8066399743" calcext:value-type="float">
            <text:p>48.80663997430</text:p>
          </table:table-cell>
          <table:table-cell office:value-type="float" office:value="10.7951189093" calcext:value-type="float">
            <text:p>10.79511890930</text:p>
          </table:table-cell>
          <table:table-cell office:value-type="float" office:value="579.965" calcext:value-type="float">
            <text:p>579.96500000000</text:p>
          </table:table-cell>
          <table:table-cell table:style-name="ce3" office:value-type="string" calcext:value-type="string">
            <text:p>317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Hbu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Hainbuche</text:p>
          </table:table-cell>
          <table:table-cell office:value-type="float" office:value="62" calcext:value-type="float">
            <text:p>62.00000000000</text:p>
          </table:table-cell>
          <table:table-cell office:value-type="float" office:value="19.73521294" calcext:value-type="float">
            <text:p>19.7352129400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204" calcext:value-type="float">
            <text:p>204</text:p>
          </table:table-cell>
          <table:table-cell office:value-type="float" office:value="631800.785" calcext:value-type="float">
            <text:p>631800.78500000000</text:p>
          </table:table-cell>
          <table:table-cell office:value-type="float" office:value="5407514.133" calcext:value-type="float">
            <text:p>5407514.13300000000</text:p>
          </table:table-cell>
          <table:table-cell office:value-type="float" office:value="570.01" calcext:value-type="float">
            <text:p>570.01000000000</text:p>
          </table:table-cell>
          <table:table-cell office:value-type="float" office:value="48.8066312835" calcext:value-type="float">
            <text:p>48.80663128350</text:p>
          </table:table-cell>
          <table:table-cell office:value-type="float" office:value="10.795072061" calcext:value-type="float">
            <text:p>10.79507206100</text:p>
          </table:table-cell>
          <table:table-cell office:value-type="float" office:value="570.01" calcext:value-type="float">
            <text:p>570.01000000000</text:p>
          </table:table-cell>
          <table:table-cell table:style-name="ce3" office:value-type="string" calcext:value-type="string">
            <text:p>316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Hbu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Hainbuche</text:p>
          </table:table-cell>
          <table:table-cell office:value-type="float" office:value="81" calcext:value-type="float">
            <text:p>81.00000000000</text:p>
          </table:table-cell>
          <table:table-cell office:value-type="float" office:value="25.78310078" calcext:value-type="float">
            <text:p>25.7831007800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205" calcext:value-type="float">
            <text:p>205</text:p>
          </table:table-cell>
          <table:table-cell office:value-type="float" office:value="631799.452" calcext:value-type="float">
            <text:p>631799.45200000000</text:p>
          </table:table-cell>
          <table:table-cell office:value-type="float" office:value="5407511.44" calcext:value-type="float">
            <text:p>5407511.44000000000</text:p>
          </table:table-cell>
          <table:table-cell office:value-type="float" office:value="566.998" calcext:value-type="float">
            <text:p>566.99800000000</text:p>
          </table:table-cell>
          <table:table-cell office:value-type="float" office:value="48.8066073512" calcext:value-type="float">
            <text:p>48.80660735120</text:p>
          </table:table-cell>
          <table:table-cell office:value-type="float" office:value="10.795053055" calcext:value-type="float">
            <text:p>10.79505305500</text:p>
          </table:table-cell>
          <table:table-cell office:value-type="float" office:value="566.998" calcext:value-type="float">
            <text:p>566.99800000000</text:p>
          </table:table-cell>
          <table:table-cell table:style-name="ce3" office:value-type="string" calcext:value-type="string">
            <text:p>315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Hbu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Hainbuche</text:p>
          </table:table-cell>
          <table:table-cell office:value-type="float" office:value="90" calcext:value-type="float">
            <text:p>90.00000000000</text:p>
          </table:table-cell>
          <table:table-cell office:value-type="float" office:value="28.64788975" calcext:value-type="float">
            <text:p>28.6478897500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207" calcext:value-type="float">
            <text:p>207</text:p>
          </table:table-cell>
          <table:table-cell office:value-type="float" office:value="631790.951" calcext:value-type="float">
            <text:p>631790.95100000000</text:p>
          </table:table-cell>
          <table:table-cell office:value-type="float" office:value="5407503.734" calcext:value-type="float">
            <text:p>5407503.73400000000</text:p>
          </table:table-cell>
          <table:table-cell office:value-type="float" office:value="569.505" calcext:value-type="float">
            <text:p>569.50500000000</text:p>
          </table:table-cell>
          <table:table-cell office:value-type="float" office:value="48.806539869" calcext:value-type="float">
            <text:p>48.80653986900</text:p>
          </table:table-cell>
          <table:table-cell office:value-type="float" office:value="10.7949348603" calcext:value-type="float">
            <text:p>10.79493486030</text:p>
          </table:table-cell>
          <table:table-cell office:value-type="float" office:value="569.505" calcext:value-type="float">
            <text:p>569.50500000000</text:p>
          </table:table-cell>
          <table:table-cell table:style-name="ce3" office:value-type="string" calcext:value-type="string">
            <text:p>311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Hbu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Hainbuche</text:p>
          </table:table-cell>
          <table:table-cell office:value-type="float" office:value="88" calcext:value-type="float">
            <text:p>88.00000000000</text:p>
          </table:table-cell>
          <table:table-cell office:value-type="float" office:value="28.01126998" calcext:value-type="float">
            <text:p>28.0112699800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209" calcext:value-type="float">
            <text:p>209</text:p>
          </table:table-cell>
          <table:table-cell office:value-type="float" office:value="631801.885" calcext:value-type="float">
            <text:p>631801.88500000000</text:p>
          </table:table-cell>
          <table:table-cell office:value-type="float" office:value="5407502.113" calcext:value-type="float">
            <text:p>5407502.11300000000</text:p>
          </table:table-cell>
          <table:table-cell office:value-type="float" office:value="574.037" calcext:value-type="float">
            <text:p>574.03700000000</text:p>
          </table:table-cell>
          <table:table-cell office:value-type="float" office:value="48.8065229683" calcext:value-type="float">
            <text:p>48.80652296830</text:p>
          </table:table-cell>
          <table:table-cell office:value-type="float" office:value="10.7950831758" calcext:value-type="float">
            <text:p>10.79508317580</text:p>
          </table:table-cell>
          <table:table-cell office:value-type="float" office:value="574.037" calcext:value-type="float">
            <text:p>574.03700000000</text:p>
          </table:table-cell>
          <table:table-cell table:style-name="ce3" office:value-type="string" calcext:value-type="string">
            <text:p>313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Hbu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Hainbuche</text:p>
          </table:table-cell>
          <table:table-cell office:value-type="float" office:value="60" calcext:value-type="float">
            <text:p>60.00000000000</text:p>
          </table:table-cell>
          <table:table-cell office:value-type="float" office:value="19.09859317" calcext:value-type="float">
            <text:p>19.0985931700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210" calcext:value-type="float">
            <text:p>210</text:p>
          </table:table-cell>
          <table:table-cell office:value-type="float" office:value="631805.711" calcext:value-type="float">
            <text:p>631805.71100000000</text:p>
          </table:table-cell>
          <table:table-cell office:value-type="float" office:value="5407505.931" calcext:value-type="float">
            <text:p>5407505.93100000000</text:p>
          </table:table-cell>
          <table:table-cell office:value-type="float" office:value="572.969" calcext:value-type="float">
            <text:p>572.96900000000</text:p>
          </table:table-cell>
          <table:table-cell office:value-type="float" office:value="48.8065564923" calcext:value-type="float">
            <text:p>48.80655649230</text:p>
          </table:table-cell>
          <table:table-cell office:value-type="float" office:value="10.7951364832" calcext:value-type="float">
            <text:p>10.79513648320</text:p>
          </table:table-cell>
          <table:table-cell office:value-type="float" office:value="572.969" calcext:value-type="float">
            <text:p>572.96900000000</text:p>
          </table:table-cell>
          <table:table-cell table:style-name="ce3" office:value-type="string" calcext:value-type="string">
            <text:p>314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Hbu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Hainbuche</text:p>
          </table:table-cell>
          <table:table-cell office:value-type="float" office:value="83" calcext:value-type="float">
            <text:p>83.00000000000</text:p>
          </table:table-cell>
          <table:table-cell office:value-type="float" office:value="26.41972055" calcext:value-type="float">
            <text:p>26.4197205500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212" calcext:value-type="float">
            <text:p>212</text:p>
          </table:table-cell>
          <table:table-cell office:value-type="float" office:value="631802.09" calcext:value-type="float">
            <text:p>631802.09000000000</text:p>
          </table:table-cell>
          <table:table-cell office:value-type="float" office:value="5407489.314" calcext:value-type="float">
            <text:p>5407489.31400000000</text:p>
          </table:table-cell>
          <table:table-cell office:value-type="float" office:value="571.699" calcext:value-type="float">
            <text:p>571.69900000000</text:p>
          </table:table-cell>
          <table:table-cell office:value-type="float" office:value="48.8064078463" calcext:value-type="float">
            <text:p>48.80640784630</text:p>
          </table:table-cell>
          <table:table-cell office:value-type="float" office:value="10.7950818673" calcext:value-type="float">
            <text:p>10.79508186730</text:p>
          </table:table-cell>
          <table:table-cell office:value-type="float" office:value="571.699" calcext:value-type="float">
            <text:p>571.69900000000</text:p>
          </table:table-cell>
          <table:table-cell table:style-name="ce3" office:value-type="string" calcext:value-type="string">
            <text:p>292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Hbu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Hainbuche</text:p>
          </table:table-cell>
          <table:table-cell office:value-type="float" office:value="50" calcext:value-type="float">
            <text:p>50.00000000000</text:p>
          </table:table-cell>
          <table:table-cell office:value-type="float" office:value="15.91549431" calcext:value-type="float">
            <text:p>15.9154943100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213" calcext:value-type="float">
            <text:p>213</text:p>
          </table:table-cell>
          <table:table-cell office:value-type="float" office:value="631802.661" calcext:value-type="float">
            <text:p>631802.66100000000</text:p>
          </table:table-cell>
          <table:table-cell office:value-type="float" office:value="5407487.799" calcext:value-type="float">
            <text:p>5407487.79900000000</text:p>
          </table:table-cell>
          <table:table-cell office:value-type="float" office:value="571.558" calcext:value-type="float">
            <text:p>571.55800000000</text:p>
          </table:table-cell>
          <table:table-cell office:value-type="float" office:value="48.806394102" calcext:value-type="float">
            <text:p>48.80639410200</text:p>
          </table:table-cell>
          <table:table-cell office:value-type="float" office:value="10.7950891445" calcext:value-type="float">
            <text:p>10.79508914450</text:p>
          </table:table-cell>
          <table:table-cell office:value-type="float" office:value="571.558" calcext:value-type="float">
            <text:p>571.55800000000</text:p>
          </table:table-cell>
          <table:table-cell table:style-name="ce3" office:value-type="string" calcext:value-type="string">
            <text:p>293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Hbu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Hainbuche</text:p>
          </table:table-cell>
          <table:table-cell office:value-type="float" office:value="30" calcext:value-type="float">
            <text:p>30.00000000000</text:p>
          </table:table-cell>
          <table:table-cell office:value-type="float" office:value="9.549296584" calcext:value-type="float">
            <text:p>9.5492965840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214" calcext:value-type="float">
            <text:p>214</text:p>
          </table:table-cell>
          <table:table-cell office:value-type="float" office:value="631804.47" calcext:value-type="float">
            <text:p>631804.47000000000</text:p>
          </table:table-cell>
          <table:table-cell office:value-type="float" office:value="5407488.739" calcext:value-type="float">
            <text:p>5407488.73900000000</text:p>
          </table:table-cell>
          <table:table-cell office:value-type="float" office:value="568.921" calcext:value-type="float">
            <text:p>568.92100000000</text:p>
          </table:table-cell>
          <table:table-cell office:value-type="float" office:value="48.8064021725" calcext:value-type="float">
            <text:p>48.80640217250</text:p>
          </table:table-cell>
          <table:table-cell office:value-type="float" office:value="10.7951140818" calcext:value-type="float">
            <text:p>10.79511408180</text:p>
          </table:table-cell>
          <table:table-cell office:value-type="float" office:value="568.921" calcext:value-type="float">
            <text:p>568.92100000000</text:p>
          </table:table-cell>
          <table:table-cell table:style-name="ce3" office:value-type="string" calcext:value-type="string">
            <text:p>294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Hbu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Hainbuche</text:p>
          </table:table-cell>
          <table:table-cell office:value-type="float" office:value="55" calcext:value-type="float">
            <text:p>55.00000000000</text:p>
          </table:table-cell>
          <table:table-cell office:value-type="float" office:value="17.50704374" calcext:value-type="float">
            <text:p>17.5070437400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216" calcext:value-type="float">
            <text:p>216</text:p>
          </table:table-cell>
          <table:table-cell office:value-type="float" office:value="631800.026" calcext:value-type="float">
            <text:p>631800.02600000000</text:p>
          </table:table-cell>
          <table:table-cell office:value-type="float" office:value="5407482.376" calcext:value-type="float">
            <text:p>5407482.37600000000</text:p>
          </table:table-cell>
          <table:table-cell office:value-type="float" office:value="570.357" calcext:value-type="float">
            <text:p>570.35700000000</text:p>
          </table:table-cell>
          <table:table-cell office:value-type="float" office:value="48.8063459042" calcext:value-type="float">
            <text:p>48.80634590420</text:p>
          </table:table-cell>
          <table:table-cell office:value-type="float" office:value="10.7950515372" calcext:value-type="float">
            <text:p>10.79505153720</text:p>
          </table:table-cell>
          <table:table-cell office:value-type="float" office:value="570.357" calcext:value-type="float">
            <text:p>570.35700000000</text:p>
          </table:table-cell>
          <table:table-cell table:style-name="ce3" office:value-type="string" calcext:value-type="string">
            <text:p>296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Hbu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Hainbuche</text:p>
          </table:table-cell>
          <table:table-cell office:value-type="float" office:value="45" calcext:value-type="float">
            <text:p>45.00000000000</text:p>
          </table:table-cell>
          <table:table-cell office:value-type="float" office:value="14.32394488" calcext:value-type="float">
            <text:p>14.3239448800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217" calcext:value-type="float">
            <text:p>217</text:p>
          </table:table-cell>
          <table:table-cell office:value-type="float" office:value="631799.754" calcext:value-type="float">
            <text:p>631799.75400000000</text:p>
          </table:table-cell>
          <table:table-cell office:value-type="float" office:value="5407480.741" calcext:value-type="float">
            <text:p>5407480.74100000000</text:p>
          </table:table-cell>
          <table:table-cell office:value-type="float" office:value="569.033" calcext:value-type="float">
            <text:p>569.03300000000</text:p>
          </table:table-cell>
          <table:table-cell office:value-type="float" office:value="48.8063312558" calcext:value-type="float">
            <text:p>48.80633125580</text:p>
          </table:table-cell>
          <table:table-cell office:value-type="float" office:value="10.7950473198" calcext:value-type="float">
            <text:p>10.79504731980</text:p>
          </table:table-cell>
          <table:table-cell office:value-type="float" office:value="569.033" calcext:value-type="float">
            <text:p>569.03300000000</text:p>
          </table:table-cell>
          <table:table-cell table:style-name="ce3" office:value-type="string" calcext:value-type="string">
            <text:p>297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Hbu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Hainbuche</text:p>
          </table:table-cell>
          <table:table-cell office:value-type="float" office:value="31" calcext:value-type="float">
            <text:p>31.00000000000</text:p>
          </table:table-cell>
          <table:table-cell office:value-type="float" office:value="9.86760647" calcext:value-type="float">
            <text:p>9.8676064700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218" calcext:value-type="float">
            <text:p>218</text:p>
          </table:table-cell>
          <table:table-cell office:value-type="float" office:value="631799.564" calcext:value-type="float">
            <text:p>631799.56400000000</text:p>
          </table:table-cell>
          <table:table-cell office:value-type="float" office:value="5407486.731" calcext:value-type="float">
            <text:p>5407486.73100000000</text:p>
          </table:table-cell>
          <table:table-cell office:value-type="float" office:value="569.078" calcext:value-type="float">
            <text:p>569.07800000000</text:p>
          </table:table-cell>
          <table:table-cell office:value-type="float" office:value="48.8063851525" calcext:value-type="float">
            <text:p>48.80638515250</text:p>
          </table:table-cell>
          <table:table-cell office:value-type="float" office:value="10.7950466487" calcext:value-type="float">
            <text:p>10.79504664870</text:p>
          </table:table-cell>
          <table:table-cell office:value-type="float" office:value="569.078" calcext:value-type="float">
            <text:p>569.07800000000</text:p>
          </table:table-cell>
          <table:table-cell table:style-name="ce3" office:value-type="string" calcext:value-type="string">
            <text:p>298</text:p>
          </table:table-cell>
          <table:table-cell office:value-type="float" office:value="298" calcext:value-type="float">
            <text:p>298</text:p>
          </table:table-cell>
          <table:table-cell office:value-type="string" calcext:value-type="string">
            <text:p>Hbu</text:p>
          </table:table-cell>
          <table:table-cell office:value-type="float" office:value="298" calcext:value-type="float">
            <text:p>298</text:p>
          </table:table-cell>
          <table:table-cell office:value-type="string" calcext:value-type="string">
            <text:p>Hainbuche</text:p>
          </table:table-cell>
          <table:table-cell office:value-type="float" office:value="32" calcext:value-type="float">
            <text:p>32.00000000000</text:p>
          </table:table-cell>
          <table:table-cell office:value-type="float" office:value="10.18591636" calcext:value-type="float">
            <text:p>10.1859163600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219" calcext:value-type="float">
            <text:p>219</text:p>
          </table:table-cell>
          <table:table-cell office:value-type="float" office:value="631798.956" calcext:value-type="float">
            <text:p>631798.95600000000</text:p>
          </table:table-cell>
          <table:table-cell office:value-type="float" office:value="5407486.658" calcext:value-type="float">
            <text:p>5407486.65800000000</text:p>
          </table:table-cell>
          <table:table-cell office:value-type="float" office:value="569.509" calcext:value-type="float">
            <text:p>569.50900000000</text:p>
          </table:table-cell>
          <table:table-cell office:value-type="float" office:value="48.80638463" calcext:value-type="float">
            <text:p>48.80638463000</text:p>
          </table:table-cell>
          <table:table-cell office:value-type="float" office:value="10.7950383565" calcext:value-type="float">
            <text:p>10.79503835650</text:p>
          </table:table-cell>
          <table:table-cell office:value-type="float" office:value="569.509" calcext:value-type="float">
            <text:p>569.50900000000</text:p>
          </table:table-cell>
          <table:table-cell table:style-name="ce3" office:value-type="string" calcext:value-type="string">
            <text:p>299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Hbu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Hainbuche</text:p>
          </table:table-cell>
          <table:table-cell office:value-type="float" office:value="52" calcext:value-type="float">
            <text:p>52.00000000000</text:p>
          </table:table-cell>
          <table:table-cell office:value-type="float" office:value="16.55211408" calcext:value-type="float">
            <text:p>16.5521140800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222" calcext:value-type="float">
            <text:p>222</text:p>
          </table:table-cell>
          <table:table-cell office:value-type="float" office:value="631796.877" calcext:value-type="float">
            <text:p>631796.87700000000</text:p>
          </table:table-cell>
          <table:table-cell office:value-type="float" office:value="5407485.22" calcext:value-type="float">
            <text:p>5407485.22000000000</text:p>
          </table:table-cell>
          <table:table-cell office:value-type="float" office:value="574.922" calcext:value-type="float">
            <text:p>574.92200000000</text:p>
          </table:table-cell>
          <table:table-cell office:value-type="float" office:value="48.8063721418" calcext:value-type="float">
            <text:p>48.80637214180</text:p>
          </table:table-cell>
          <table:table-cell office:value-type="float" office:value="10.7950095918" calcext:value-type="float">
            <text:p>10.79500959180</text:p>
          </table:table-cell>
          <table:table-cell office:value-type="float" office:value="574.922" calcext:value-type="float">
            <text:p>574.92200000000</text:p>
          </table:table-cell>
          <table:table-cell table:style-name="ce3" office:value-type="string" calcext:value-type="string">
            <text:p>30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Hbu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Hainbuche</text:p>
          </table:table-cell>
          <table:table-cell office:value-type="float" office:value="20" calcext:value-type="float">
            <text:p>20.00000000000</text:p>
          </table:table-cell>
          <table:table-cell office:value-type="float" office:value="6.366197723" calcext:value-type="float">
            <text:p>6.3661977230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223" calcext:value-type="float">
            <text:p>223</text:p>
          </table:table-cell>
          <table:table-cell office:value-type="float" office:value="631794.263" calcext:value-type="float">
            <text:p>631794.26300000000</text:p>
          </table:table-cell>
          <table:table-cell office:value-type="float" office:value="5407477.934" calcext:value-type="float">
            <text:p>5407477.93400000000</text:p>
          </table:table-cell>
          <table:table-cell office:value-type="float" office:value="575.206" calcext:value-type="float">
            <text:p>575.20600000000</text:p>
          </table:table-cell>
          <table:table-cell office:value-type="float" office:value="48.806307186" calcext:value-type="float">
            <text:p>48.80630718600</text:p>
          </table:table-cell>
          <table:table-cell office:value-type="float" office:value="10.7949716613" calcext:value-type="float">
            <text:p>10.79497166130</text:p>
          </table:table-cell>
          <table:table-cell office:value-type="float" office:value="575.206" calcext:value-type="float">
            <text:p>575.20600000000</text:p>
          </table:table-cell>
          <table:table-cell table:style-name="ce3" office:value-type="string" calcext:value-type="string">
            <text:p>301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Hbu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Hainbuche</text:p>
          </table:table-cell>
          <table:table-cell office:value-type="float" office:value="22" calcext:value-type="float">
            <text:p>22.00000000000</text:p>
          </table:table-cell>
          <table:table-cell office:value-type="float" office:value="7.002817495" calcext:value-type="float">
            <text:p>7.0028174950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225" calcext:value-type="float">
            <text:p>225</text:p>
          </table:table-cell>
          <table:table-cell office:value-type="float" office:value="631795.395" calcext:value-type="float">
            <text:p>631795.39500000000</text:p>
          </table:table-cell>
          <table:table-cell office:value-type="float" office:value="5407485.26" calcext:value-type="float">
            <text:p>5407485.26000000000</text:p>
          </table:table-cell>
          <table:table-cell office:value-type="float" office:value="572.587" calcext:value-type="float">
            <text:p>572.58700000000</text:p>
          </table:table-cell>
          <table:table-cell office:value-type="float" office:value="48.8063728143" calcext:value-type="float">
            <text:p>48.80637281430</text:p>
          </table:table-cell>
          <table:table-cell office:value-type="float" office:value="10.7949894307" calcext:value-type="float">
            <text:p>10.79498943070</text:p>
          </table:table-cell>
          <table:table-cell office:value-type="float" office:value="572.587" calcext:value-type="float">
            <text:p>572.58700000000</text:p>
          </table:table-cell>
          <table:table-cell table:style-name="ce3" office:value-type="string" calcext:value-type="string">
            <text:p>303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Hbu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Hainbuche</text:p>
          </table:table-cell>
          <table:table-cell office:value-type="float" office:value="24" calcext:value-type="float">
            <text:p>24.00000000000</text:p>
          </table:table-cell>
          <table:table-cell office:value-type="float" office:value="7.639437267" calcext:value-type="float">
            <text:p>7.6394372670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226" calcext:value-type="float">
            <text:p>226</text:p>
          </table:table-cell>
          <table:table-cell office:value-type="float" office:value="631793.982" calcext:value-type="float">
            <text:p>631793.98200000000</text:p>
          </table:table-cell>
          <table:table-cell office:value-type="float" office:value="5407479.872" calcext:value-type="float">
            <text:p>5407479.87200000000</text:p>
          </table:table-cell>
          <table:table-cell office:value-type="float" office:value="571.588" calcext:value-type="float">
            <text:p>571.58800000000</text:p>
          </table:table-cell>
          <table:table-cell office:value-type="float" office:value="48.8063246698" calcext:value-type="float">
            <text:p>48.80632466980</text:p>
          </table:table-cell>
          <table:table-cell office:value-type="float" office:value="10.7949684567" calcext:value-type="float">
            <text:p>10.79496845670</text:p>
          </table:table-cell>
          <table:table-cell office:value-type="float" office:value="571.588" calcext:value-type="float">
            <text:p>571.58800000000</text:p>
          </table:table-cell>
          <table:table-cell table:style-name="ce3" office:value-type="string" calcext:value-type="string">
            <text:p>304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Hbu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Hainbuche</text:p>
          </table:table-cell>
          <table:table-cell office:value-type="float" office:value="28" calcext:value-type="float">
            <text:p>28.00000000000</text:p>
          </table:table-cell>
          <table:table-cell office:value-type="float" office:value="8.912676812" calcext:value-type="float">
            <text:p>8.9126768120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227" calcext:value-type="float">
            <text:p>227</text:p>
          </table:table-cell>
          <table:table-cell office:value-type="float" office:value="631793.566" calcext:value-type="float">
            <text:p>631793.56600000000</text:p>
          </table:table-cell>
          <table:table-cell office:value-type="float" office:value="5407481.309" calcext:value-type="float">
            <text:p>5407481.30900000000</text:p>
          </table:table-cell>
          <table:table-cell office:value-type="float" office:value="571.969" calcext:value-type="float">
            <text:p>571.96900000000</text:p>
          </table:table-cell>
          <table:table-cell office:value-type="float" office:value="48.8063376757" calcext:value-type="float">
            <text:p>48.80633767570</text:p>
          </table:table-cell>
          <table:table-cell office:value-type="float" office:value="10.7949632603" calcext:value-type="float">
            <text:p>10.79496326030</text:p>
          </table:table-cell>
          <table:table-cell office:value-type="float" office:value="571.969" calcext:value-type="float">
            <text:p>571.96900000000</text:p>
          </table:table-cell>
          <table:table-cell table:style-name="ce3" office:value-type="string" calcext:value-type="string">
            <text:p>305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Hbu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Hainbuche</text:p>
          </table:table-cell>
          <table:table-cell office:value-type="float" office:value="27" calcext:value-type="float">
            <text:p>27.00000000000</text:p>
          </table:table-cell>
          <table:table-cell office:value-type="float" office:value="8.594366926" calcext:value-type="float">
            <text:p>8.5943669260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246" calcext:value-type="float">
            <text:p>246</text:p>
          </table:table-cell>
          <table:table-cell office:value-type="float" office:value="631780.755" calcext:value-type="float">
            <text:p>631780.75500000000</text:p>
          </table:table-cell>
          <table:table-cell office:value-type="float" office:value="5407483.783" calcext:value-type="float">
            <text:p>5407483.78300000000</text:p>
          </table:table-cell>
          <table:table-cell office:value-type="float" office:value="572.156" calcext:value-type="float">
            <text:p>572.15600000000</text:p>
          </table:table-cell>
          <table:table-cell office:value-type="float" office:value="48.8063626348" calcext:value-type="float">
            <text:p>48.80636263480</text:p>
          </table:table-cell>
          <table:table-cell office:value-type="float" office:value="10.7947896598" calcext:value-type="float">
            <text:p>10.79478965980</text:p>
          </table:table-cell>
          <table:table-cell office:value-type="float" office:value="572.156" calcext:value-type="float">
            <text:p>572.15600000000</text:p>
          </table:table-cell>
          <table:table-cell table:style-name="ce3" office:value-type="string" calcext:value-type="string">
            <text:p>332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Hbu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Hainbuche</text:p>
          </table:table-cell>
          <table:table-cell office:value-type="float" office:value="16" calcext:value-type="float">
            <text:p>16.00000000000</text:p>
          </table:table-cell>
          <table:table-cell office:value-type="float" office:value="5.092958178" calcext:value-type="float">
            <text:p>5.0929581780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249" calcext:value-type="float">
            <text:p>249</text:p>
          </table:table-cell>
          <table:table-cell office:value-type="float" office:value="631785.819" calcext:value-type="float">
            <text:p>631785.81900000000</text:p>
          </table:table-cell>
          <table:table-cell office:value-type="float" office:value="5407504.375" calcext:value-type="float">
            <text:p>5407504.37500000000</text:p>
          </table:table-cell>
          <table:table-cell office:value-type="float" office:value="567.295" calcext:value-type="float">
            <text:p>567.29500000000</text:p>
          </table:table-cell>
          <table:table-cell office:value-type="float" office:value="48.806546714" calcext:value-type="float">
            <text:p>48.80654671400</text:p>
          </table:table-cell>
          <table:table-cell office:value-type="float" office:value="10.7948652025" calcext:value-type="float">
            <text:p>10.79486520250</text:p>
          </table:table-cell>
          <table:table-cell office:value-type="float" office:value="567.295" calcext:value-type="float">
            <text:p>567.29500000000</text:p>
          </table:table-cell>
          <table:table-cell table:style-name="ce3" office:value-type="string" calcext:value-type="string">
            <text:p>336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Hbu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Hainbuche</text:p>
          </table:table-cell>
          <table:table-cell office:value-type="float" office:value="47" calcext:value-type="float">
            <text:p>47.00000000000</text:p>
          </table:table-cell>
          <table:table-cell office:value-type="float" office:value="14.96056465" calcext:value-type="float">
            <text:p>14.9605646500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250" calcext:value-type="float">
            <text:p>250</text:p>
          </table:table-cell>
          <table:table-cell office:value-type="float" office:value="631786.322" calcext:value-type="float">
            <text:p>631786.32200000000</text:p>
          </table:table-cell>
          <table:table-cell office:value-type="float" office:value="5407506.704" calcext:value-type="float">
            <text:p>5407506.70400000000</text:p>
          </table:table-cell>
          <table:table-cell office:value-type="float" office:value="569.005" calcext:value-type="float">
            <text:p>569.00500000000</text:p>
          </table:table-cell>
          <table:table-cell office:value-type="float" office:value="48.8065675552" calcext:value-type="float">
            <text:p>48.80656755520</text:p>
          </table:table-cell>
          <table:table-cell office:value-type="float" office:value="10.7948727995" calcext:value-type="float">
            <text:p>10.79487279950</text:p>
          </table:table-cell>
          <table:table-cell office:value-type="float" office:value="569.005" calcext:value-type="float">
            <text:p>569.00500000000</text:p>
          </table:table-cell>
          <table:table-cell table:style-name="ce3" office:value-type="string" calcext:value-type="string">
            <text:p>337</text:p>
          </table:table-cell>
          <table:table-cell office:value-type="float" office:value="337" calcext:value-type="float">
            <text:p>337</text:p>
          </table:table-cell>
          <table:table-cell office:value-type="string" calcext:value-type="string">
            <text:p>Hbu</text:p>
          </table:table-cell>
          <table:table-cell office:value-type="float" office:value="337" calcext:value-type="float">
            <text:p>337</text:p>
          </table:table-cell>
          <table:table-cell office:value-type="string" calcext:value-type="string">
            <text:p>Hainbuche</text:p>
          </table:table-cell>
          <table:table-cell office:value-type="float" office:value="106" calcext:value-type="float">
            <text:p>106.00000000000</text:p>
          </table:table-cell>
          <table:table-cell office:value-type="float" office:value="33.74084793" calcext:value-type="float">
            <text:p>33.7408479300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251" calcext:value-type="float">
            <text:p>251</text:p>
          </table:table-cell>
          <table:table-cell office:value-type="float" office:value="631796.34" calcext:value-type="float">
            <text:p>631796.34000000000</text:p>
          </table:table-cell>
          <table:table-cell office:value-type="float" office:value="5407509.476" calcext:value-type="float">
            <text:p>5407509.47600000000</text:p>
          </table:table-cell>
          <table:table-cell office:value-type="float" office:value="591.163" calcext:value-type="float">
            <text:p>591.16300000000</text:p>
          </table:table-cell>
          <table:table-cell office:value-type="float" office:value="48.8065903498" calcext:value-type="float">
            <text:p>48.80659034980</text:p>
          </table:table-cell>
          <table:table-cell office:value-type="float" office:value="10.7950100605" calcext:value-type="float">
            <text:p>10.79501006050</text:p>
          </table:table-cell>
          <table:table-cell office:value-type="float" office:value="591.163" calcext:value-type="float">
            <text:p>591.16300000000</text:p>
          </table:table-cell>
          <table:table-cell table:style-name="ce3" office:value-type="string" calcext:value-type="string">
            <text:p>338</text:p>
          </table:table-cell>
          <table:table-cell office:value-type="float" office:value="338" calcext:value-type="float">
            <text:p>338</text:p>
          </table:table-cell>
          <table:table-cell office:value-type="string" calcext:value-type="string">
            <text:p>Hbu</text:p>
          </table:table-cell>
          <table:table-cell office:value-type="float" office:value="338" calcext:value-type="float">
            <text:p>338</text:p>
          </table:table-cell>
          <table:table-cell office:value-type="string" calcext:value-type="string">
            <text:p>Hainbuche</text:p>
          </table:table-cell>
          <table:table-cell office:value-type="float" office:value="89" calcext:value-type="float">
            <text:p>89.00000000000</text:p>
          </table:table-cell>
          <table:table-cell office:value-type="float" office:value="28.32957987" calcext:value-type="float">
            <text:p>28.3295798700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252" calcext:value-type="float">
            <text:p>252</text:p>
          </table:table-cell>
          <table:table-cell office:value-type="float" office:value="631784.047" calcext:value-type="float">
            <text:p>631784.04700000000</text:p>
          </table:table-cell>
          <table:table-cell office:value-type="float" office:value="5407512.042" calcext:value-type="float">
            <text:p>5407512.04200000000</text:p>
          </table:table-cell>
          <table:table-cell office:value-type="float" office:value="575.156" calcext:value-type="float">
            <text:p>575.15600000000</text:p>
          </table:table-cell>
          <table:table-cell office:value-type="float" office:value="48.806616028" calcext:value-type="float">
            <text:p>48.80661602800</text:p>
          </table:table-cell>
          <table:table-cell office:value-type="float" office:value="10.7948435453" calcext:value-type="float">
            <text:p>10.79484354530</text:p>
          </table:table-cell>
          <table:table-cell office:value-type="float" office:value="575.156" calcext:value-type="float">
            <text:p>575.15600000000</text:p>
          </table:table-cell>
          <table:table-cell table:style-name="ce3" office:value-type="string" calcext:value-type="string">
            <text:p>339</text:p>
          </table:table-cell>
          <table:table-cell office:value-type="float" office:value="339" calcext:value-type="float">
            <text:p>339</text:p>
          </table:table-cell>
          <table:table-cell office:value-type="string" calcext:value-type="string">
            <text:p>Hbu</text:p>
          </table:table-cell>
          <table:table-cell office:value-type="float" office:value="339" calcext:value-type="float">
            <text:p>339</text:p>
          </table:table-cell>
          <table:table-cell office:value-type="string" calcext:value-type="string">
            <text:p>Hainbuche</text:p>
          </table:table-cell>
          <table:table-cell office:value-type="float" office:value="95" calcext:value-type="float">
            <text:p>95.00000000000</text:p>
          </table:table-cell>
          <table:table-cell office:value-type="float" office:value="30.23943918" calcext:value-type="float">
            <text:p>30.2394391800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254" calcext:value-type="float">
            <text:p>254</text:p>
          </table:table-cell>
          <table:table-cell office:value-type="float" office:value="631780.568" calcext:value-type="float">
            <text:p>631780.56800000000</text:p>
          </table:table-cell>
          <table:table-cell office:value-type="float" office:value="5407511.359" calcext:value-type="float">
            <text:p>5407511.35900000000</text:p>
          </table:table-cell>
          <table:table-cell office:value-type="float" office:value="575.163" calcext:value-type="float">
            <text:p>575.16300000000</text:p>
          </table:table-cell>
          <table:table-cell office:value-type="float" office:value="48.8066106308" calcext:value-type="float">
            <text:p>48.80661063080</text:p>
          </table:table-cell>
          <table:table-cell office:value-type="float" office:value="10.7947959685" calcext:value-type="float">
            <text:p>10.79479596850</text:p>
          </table:table-cell>
          <table:table-cell office:value-type="float" office:value="575.163" calcext:value-type="float">
            <text:p>575.16300000000</text:p>
          </table:table-cell>
          <table:table-cell table:style-name="ce3" office:value-type="string" calcext:value-type="string">
            <text:p>341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Hbu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Hainbuche</text:p>
          </table:table-cell>
          <table:table-cell office:value-type="float" office:value="85" calcext:value-type="float">
            <text:p>85.00000000000</text:p>
          </table:table-cell>
          <table:table-cell office:value-type="float" office:value="27.05634032" calcext:value-type="float">
            <text:p>27.0563403200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255" calcext:value-type="float">
            <text:p>255</text:p>
          </table:table-cell>
          <table:table-cell office:value-type="float" office:value="631782.443" calcext:value-type="float">
            <text:p>631782.44300000000</text:p>
          </table:table-cell>
          <table:table-cell office:value-type="float" office:value="5407513.128" calcext:value-type="float">
            <text:p>5407513.12800000000</text:p>
          </table:table-cell>
          <table:table-cell office:value-type="float" office:value="582.115" calcext:value-type="float">
            <text:p>582.11500000000</text:p>
          </table:table-cell>
          <table:table-cell office:value-type="float" office:value="48.8066261322" calcext:value-type="float">
            <text:p>48.80662613220</text:p>
          </table:table-cell>
          <table:table-cell office:value-type="float" office:value="10.7948220652" calcext:value-type="float">
            <text:p>10.79482206520</text:p>
          </table:table-cell>
          <table:table-cell office:value-type="float" office:value="582.115" calcext:value-type="float">
            <text:p>582.11500000000</text:p>
          </table:table-cell>
          <table:table-cell table:style-name="ce3" office:value-type="string" calcext:value-type="string">
            <text:p>342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Hbu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Hainbuche</text:p>
          </table:table-cell>
          <table:table-cell office:value-type="float" office:value="52" calcext:value-type="float">
            <text:p>52.00000000000</text:p>
          </table:table-cell>
          <table:table-cell office:value-type="float" office:value="16.55211408" calcext:value-type="float">
            <text:p>16.5521140800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260" calcext:value-type="float">
            <text:p>260</text:p>
          </table:table-cell>
          <table:table-cell office:value-type="float" office:value="631775.537" calcext:value-type="float">
            <text:p>631775.53700000000</text:p>
          </table:table-cell>
          <table:table-cell office:value-type="float" office:value="5407519.47" calcext:value-type="float">
            <text:p>5407519.47000000000</text:p>
          </table:table-cell>
          <table:table-cell office:value-type="float" office:value="567.575" calcext:value-type="float">
            <text:p>567.57500000000</text:p>
          </table:table-cell>
          <table:table-cell office:value-type="float" office:value="48.8066846255" calcext:value-type="float">
            <text:p>48.80668462550</text:p>
          </table:table-cell>
          <table:table-cell office:value-type="float" office:value="10.794730096" calcext:value-type="float">
            <text:p>10.79473009600</text:p>
          </table:table-cell>
          <table:table-cell office:value-type="float" office:value="567.575" calcext:value-type="float">
            <text:p>567.57500000000</text:p>
          </table:table-cell>
          <table:table-cell table:style-name="ce3" office:value-type="string" calcext:value-type="string">
            <text:p>346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Hbu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Hainbuche</text:p>
          </table:table-cell>
          <table:table-cell office:value-type="float" office:value="96" calcext:value-type="float">
            <text:p>96.00000000000</text:p>
          </table:table-cell>
          <table:table-cell office:value-type="float" office:value="30.55774907" calcext:value-type="float">
            <text:p>30.5577490700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303" calcext:value-type="float">
            <text:p>303</text:p>
          </table:table-cell>
          <table:table-cell office:value-type="float" office:value="631829.188" calcext:value-type="float">
            <text:p>631829.18800000000</text:p>
          </table:table-cell>
          <table:table-cell office:value-type="float" office:value="5407554.382" calcext:value-type="float">
            <text:p>5407554.38200000000</text:p>
          </table:table-cell>
          <table:table-cell office:value-type="float" office:value="573.485" calcext:value-type="float">
            <text:p>573.48500000000</text:p>
          </table:table-cell>
          <table:table-cell office:value-type="float" office:value="48.8069871602" calcext:value-type="float">
            <text:p>48.80698716020</text:p>
          </table:table-cell>
          <table:table-cell office:value-type="float" office:value="10.7954716337" calcext:value-type="float">
            <text:p>10.79547163370</text:p>
          </table:table-cell>
          <table:table-cell office:value-type="float" office:value="573.485" calcext:value-type="float">
            <text:p>573.48500000000</text:p>
          </table:table-cell>
          <table:table-cell table:style-name="ce3" office:value-type="string" calcext:value-type="string">
            <text:p>386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Hbu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Hainbuche</text:p>
          </table:table-cell>
          <table:table-cell office:value-type="float" office:value="85" calcext:value-type="float">
            <text:p>85.00000000000</text:p>
          </table:table-cell>
          <table:table-cell office:value-type="float" office:value="27.05634032" calcext:value-type="float">
            <text:p>27.0563403200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305" calcext:value-type="float">
            <text:p>305</text:p>
          </table:table-cell>
          <table:table-cell office:value-type="float" office:value="631831.019" calcext:value-type="float">
            <text:p>631831.01900000000</text:p>
          </table:table-cell>
          <table:table-cell office:value-type="float" office:value="5407556.946" calcext:value-type="float">
            <text:p>5407556.94600000000</text:p>
          </table:table-cell>
          <table:table-cell office:value-type="float" office:value="564.686" calcext:value-type="float">
            <text:p>564.68600000000</text:p>
          </table:table-cell>
          <table:table-cell office:value-type="float" office:value="48.8070098235" calcext:value-type="float">
            <text:p>48.80700982350</text:p>
          </table:table-cell>
          <table:table-cell office:value-type="float" office:value="10.7954973768" calcext:value-type="float">
            <text:p>10.79549737680</text:p>
          </table:table-cell>
          <table:table-cell office:value-type="float" office:value="564.686" calcext:value-type="float">
            <text:p>564.68600000000</text:p>
          </table:table-cell>
          <table:table-cell table:style-name="ce3" office:value-type="string" calcext:value-type="string">
            <text:p>388</text:p>
          </table:table-cell>
          <table:table-cell office:value-type="float" office:value="388" calcext:value-type="float">
            <text:p>388</text:p>
          </table:table-cell>
          <table:table-cell office:value-type="string" calcext:value-type="string">
            <text:p>Hbu</text:p>
          </table:table-cell>
          <table:table-cell office:value-type="float" office:value="388" calcext:value-type="float">
            <text:p>388</text:p>
          </table:table-cell>
          <table:table-cell office:value-type="string" calcext:value-type="string">
            <text:p>Hainbuche</text:p>
          </table:table-cell>
          <table:table-cell office:value-type="float" office:value="16" calcext:value-type="float">
            <text:p>16.00000000000</text:p>
          </table:table-cell>
          <table:table-cell office:value-type="float" office:value="5.092958178" calcext:value-type="float">
            <text:p>5.0929581780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306" calcext:value-type="float">
            <text:p>306</text:p>
          </table:table-cell>
          <table:table-cell office:value-type="float" office:value="631833.169" calcext:value-type="float">
            <text:p>631833.16900000000</text:p>
          </table:table-cell>
          <table:table-cell office:value-type="float" office:value="5407558.937" calcext:value-type="float">
            <text:p>5407558.93700000000</text:p>
          </table:table-cell>
          <table:table-cell office:value-type="float" office:value="567.311" calcext:value-type="float">
            <text:p>567.31100000000</text:p>
          </table:table-cell>
          <table:table-cell office:value-type="float" office:value="48.807027273" calcext:value-type="float">
            <text:p>48.80702727300</text:p>
          </table:table-cell>
          <table:table-cell office:value-type="float" office:value="10.7955272867" calcext:value-type="float">
            <text:p>10.79552728670</text:p>
          </table:table-cell>
          <table:table-cell office:value-type="float" office:value="567.311" calcext:value-type="float">
            <text:p>567.31100000000</text:p>
          </table:table-cell>
          <table:table-cell table:style-name="ce3" office:value-type="string" calcext:value-type="string">
            <text:p>389</text:p>
          </table:table-cell>
          <table:table-cell office:value-type="float" office:value="389" calcext:value-type="float">
            <text:p>389</text:p>
          </table:table-cell>
          <table:table-cell office:value-type="string" calcext:value-type="string">
            <text:p>Hbu</text:p>
          </table:table-cell>
          <table:table-cell office:value-type="float" office:value="389" calcext:value-type="float">
            <text:p>389</text:p>
          </table:table-cell>
          <table:table-cell office:value-type="string" calcext:value-type="string">
            <text:p>Hainbuche</text:p>
          </table:table-cell>
          <table:table-cell office:value-type="float" office:value="87" calcext:value-type="float">
            <text:p>87.00000000000</text:p>
          </table:table-cell>
          <table:table-cell office:value-type="float" office:value="27.69296009" calcext:value-type="float">
            <text:p>27.6929600900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307" calcext:value-type="float">
            <text:p>307</text:p>
          </table:table-cell>
          <table:table-cell office:value-type="float" office:value="631831.788" calcext:value-type="float">
            <text:p>631831.78800000000</text:p>
          </table:table-cell>
          <table:table-cell office:value-type="float" office:value="5407560.162" calcext:value-type="float">
            <text:p>5407560.16200000000</text:p>
          </table:table-cell>
          <table:table-cell office:value-type="float" office:value="566.196" calcext:value-type="float">
            <text:p>566.19600000000</text:p>
          </table:table-cell>
          <table:table-cell office:value-type="float" office:value="48.8070385775" calcext:value-type="float">
            <text:p>48.80703857750</text:p>
          </table:table-cell>
          <table:table-cell office:value-type="float" office:value="10.795508877" calcext:value-type="float">
            <text:p>10.79550887700</text:p>
          </table:table-cell>
          <table:table-cell office:value-type="float" office:value="566.196" calcext:value-type="float">
            <text:p>566.19600000000</text:p>
          </table:table-cell>
          <table:table-cell table:style-name="ce3" office:value-type="string" calcext:value-type="string">
            <text:p>390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Hbu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Hainbuche</text:p>
          </table:table-cell>
          <table:table-cell office:value-type="float" office:value="65" calcext:value-type="float">
            <text:p>65.00000000000</text:p>
          </table:table-cell>
          <table:table-cell office:value-type="float" office:value="20.6901426" calcext:value-type="float">
            <text:p>20.6901426000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308" calcext:value-type="float">
            <text:p>308</text:p>
          </table:table-cell>
          <table:table-cell office:value-type="float" office:value="631829.941" calcext:value-type="float">
            <text:p>631829.94100000000</text:p>
          </table:table-cell>
          <table:table-cell office:value-type="float" office:value="5407562.808" calcext:value-type="float">
            <text:p>5407562.80800000000</text:p>
          </table:table-cell>
          <table:table-cell office:value-type="float" office:value="569.074" calcext:value-type="float">
            <text:p>569.07400000000</text:p>
          </table:table-cell>
          <table:table-cell office:value-type="float" office:value="48.8070627567" calcext:value-type="float">
            <text:p>48.80706275670</text:p>
          </table:table-cell>
          <table:table-cell office:value-type="float" office:value="10.7954845892" calcext:value-type="float">
            <text:p>10.79548458920</text:p>
          </table:table-cell>
          <table:table-cell office:value-type="float" office:value="569.074" calcext:value-type="float">
            <text:p>569.07400000000</text:p>
          </table:table-cell>
          <table:table-cell table:style-name="ce3" office:value-type="string" calcext:value-type="string">
            <text:p>391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Hbu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Hainbuche</text:p>
          </table:table-cell>
          <table:table-cell office:value-type="float" office:value="78" calcext:value-type="float">
            <text:p>78.00000000000</text:p>
          </table:table-cell>
          <table:table-cell office:value-type="float" office:value="24.82817112" calcext:value-type="float">
            <text:p>24.8281711200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310" calcext:value-type="float">
            <text:p>310</text:p>
          </table:table-cell>
          <table:table-cell office:value-type="float" office:value="631824.761" calcext:value-type="float">
            <text:p>631824.76100000000</text:p>
          </table:table-cell>
          <table:table-cell office:value-type="float" office:value="5407570.047" calcext:value-type="float">
            <text:p>5407570.04700000000</text:p>
          </table:table-cell>
          <table:table-cell office:value-type="float" office:value="565.474" calcext:value-type="float">
            <text:p>565.47400000000</text:p>
          </table:table-cell>
          <table:table-cell office:value-type="float" office:value="48.807128945" calcext:value-type="float">
            <text:p>48.80712894500</text:p>
          </table:table-cell>
          <table:table-cell office:value-type="float" office:value="10.7954163992" calcext:value-type="float">
            <text:p>10.79541639920</text:p>
          </table:table-cell>
          <table:table-cell office:value-type="float" office:value="565.474" calcext:value-type="float">
            <text:p>565.47400000000</text:p>
          </table:table-cell>
          <table:table-cell table:style-name="ce3" office:value-type="string" calcext:value-type="string">
            <text:p>394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Hbu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Hainbuche</text:p>
          </table:table-cell>
          <table:table-cell office:value-type="float" office:value="78" calcext:value-type="float">
            <text:p>78.00000000000</text:p>
          </table:table-cell>
          <table:table-cell office:value-type="float" office:value="24.82817112" calcext:value-type="float">
            <text:p>24.8281711200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312" calcext:value-type="float">
            <text:p>312</text:p>
          </table:table-cell>
          <table:table-cell office:value-type="float" office:value="631823.096" calcext:value-type="float">
            <text:p>631823.09600000000</text:p>
          </table:table-cell>
          <table:table-cell office:value-type="float" office:value="5407567.973" calcext:value-type="float">
            <text:p>5407567.97300000000</text:p>
          </table:table-cell>
          <table:table-cell office:value-type="float" office:value="564.026" calcext:value-type="float">
            <text:p>564.02600000000</text:p>
          </table:table-cell>
          <table:table-cell office:value-type="float" office:value="48.8071106522" calcext:value-type="float">
            <text:p>48.80711065220</text:p>
          </table:table-cell>
          <table:table-cell office:value-type="float" office:value="10.7953930642" calcext:value-type="float">
            <text:p>10.79539306420</text:p>
          </table:table-cell>
          <table:table-cell office:value-type="float" office:value="564.026" calcext:value-type="float">
            <text:p>564.02600000000</text:p>
          </table:table-cell>
          <table:table-cell table:style-name="ce3" office:value-type="string" calcext:value-type="string">
            <text:p>394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Hbu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Hainbuche</text:p>
          </table:table-cell>
          <table:table-cell office:value-type="float" office:value="78" calcext:value-type="float">
            <text:p>78.00000000000</text:p>
          </table:table-cell>
          <table:table-cell office:value-type="float" office:value="24.82817112" calcext:value-type="float">
            <text:p>24.8281711200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318" calcext:value-type="float">
            <text:p>318</text:p>
          </table:table-cell>
          <table:table-cell office:value-type="float" office:value="631815.456" calcext:value-type="float">
            <text:p>631815.45600000000</text:p>
          </table:table-cell>
          <table:table-cell office:value-type="float" office:value="5407557.379" calcext:value-type="float">
            <text:p>5407557.37900000000</text:p>
          </table:table-cell>
          <table:table-cell office:value-type="float" office:value="567.867" calcext:value-type="float">
            <text:p>567.86700000000</text:p>
          </table:table-cell>
          <table:table-cell office:value-type="float" office:value="48.8070170155" calcext:value-type="float">
            <text:p>48.80701701550</text:p>
          </table:table-cell>
          <table:table-cell office:value-type="float" office:value="10.7952856618" calcext:value-type="float">
            <text:p>10.79528566180</text:p>
          </table:table-cell>
          <table:table-cell office:value-type="float" office:value="567.867" calcext:value-type="float">
            <text:p>567.86700000000</text:p>
          </table:table-cell>
          <table:table-cell table:style-name="ce3" office:value-type="string" calcext:value-type="string">
            <text:p>399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Hbu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Hainbuche</text:p>
          </table:table-cell>
          <table:table-cell office:value-type="float" office:value="86" calcext:value-type="float">
            <text:p>86.00000000000</text:p>
          </table:table-cell>
          <table:table-cell office:value-type="float" office:value="27.37465021" calcext:value-type="float">
            <text:p>27.3746502100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352" calcext:value-type="float">
            <text:p>352</text:p>
          </table:table-cell>
          <table:table-cell office:value-type="float" office:value="631783.295" calcext:value-type="float">
            <text:p>631783.29500000000</text:p>
          </table:table-cell>
          <table:table-cell office:value-type="float" office:value="5407560.497" calcext:value-type="float">
            <text:p>5407560.49700000000</text:p>
          </table:table-cell>
          <table:table-cell office:value-type="float" office:value="566.747" calcext:value-type="float">
            <text:p>566.74700000000</text:p>
          </table:table-cell>
          <table:table-cell office:value-type="float" office:value="48.8070518778" calcext:value-type="float">
            <text:p>48.80705187780</text:p>
          </table:table-cell>
          <table:table-cell office:value-type="float" office:value="10.7948488597" calcext:value-type="float">
            <text:p>10.79484885970</text:p>
          </table:table-cell>
          <table:table-cell office:value-type="float" office:value="566.747" calcext:value-type="float">
            <text:p>566.74700000000</text:p>
          </table:table-cell>
          <table:table-cell table:style-name="ce3" office:value-type="string" calcext:value-type="string">
            <text:p>432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Hbu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Hainbuche</text:p>
          </table:table-cell>
          <table:table-cell office:value-type="float" office:value="88" calcext:value-type="float">
            <text:p>88.00000000000</text:p>
          </table:table-cell>
          <table:table-cell office:value-type="float" office:value="28.01126998" calcext:value-type="float">
            <text:p>28.0112699800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368" calcext:value-type="float">
            <text:p>368</text:p>
          </table:table-cell>
          <table:table-cell office:value-type="float" office:value="631814.934" calcext:value-type="float">
            <text:p>631814.93400000000</text:p>
          </table:table-cell>
          <table:table-cell office:value-type="float" office:value="5407565.572" calcext:value-type="float">
            <text:p>5407565.57200000000</text:p>
          </table:table-cell>
          <table:table-cell office:value-type="float" office:value="565.456" calcext:value-type="float">
            <text:p>565.45600000000</text:p>
          </table:table-cell>
          <table:table-cell office:value-type="float" office:value="48.8070907993" calcext:value-type="float">
            <text:p>48.80709079930</text:p>
          </table:table-cell>
          <table:table-cell office:value-type="float" office:value="10.7952811827" calcext:value-type="float">
            <text:p>10.79528118270</text:p>
          </table:table-cell>
          <table:table-cell office:value-type="float" office:value="565.456" calcext:value-type="float">
            <text:p>565.45600000000</text:p>
          </table:table-cell>
          <table:table-cell table:style-name="ce3" office:value-type="string" calcext:value-type="string">
            <text:p>446</text:p>
          </table:table-cell>
          <table:table-cell office:value-type="float" office:value="446" calcext:value-type="float">
            <text:p>446</text:p>
          </table:table-cell>
          <table:table-cell office:value-type="string" calcext:value-type="string">
            <text:p>Hbu</text:p>
          </table:table-cell>
          <table:table-cell office:value-type="float" office:value="446" calcext:value-type="float">
            <text:p>446</text:p>
          </table:table-cell>
          <table:table-cell office:value-type="string" calcext:value-type="string">
            <text:p>Hainbuche</text:p>
          </table:table-cell>
          <table:table-cell office:value-type="float" office:value="92" calcext:value-type="float">
            <text:p>92.00000000000</text:p>
          </table:table-cell>
          <table:table-cell office:value-type="float" office:value="29.28450953" calcext:value-type="float">
            <text:p>29.2845095300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374" calcext:value-type="float">
            <text:p>374</text:p>
          </table:table-cell>
          <table:table-cell office:value-type="float" office:value="631817.119" calcext:value-type="float">
            <text:p>631817.11900000000</text:p>
          </table:table-cell>
          <table:table-cell office:value-type="float" office:value="5407573.902" calcext:value-type="float">
            <text:p>5407573.90200000000</text:p>
          </table:table-cell>
          <table:table-cell office:value-type="float" office:value="562.989" calcext:value-type="float">
            <text:p>562.98900000000</text:p>
          </table:table-cell>
          <table:table-cell office:value-type="float" office:value="48.8071652322" calcext:value-type="float">
            <text:p>48.80716523220</text:p>
          </table:table-cell>
          <table:table-cell office:value-type="float" office:value="10.7953136097" calcext:value-type="float">
            <text:p>10.79531360970</text:p>
          </table:table-cell>
          <table:table-cell office:value-type="float" office:value="562.989" calcext:value-type="float">
            <text:p>562.98900000000</text:p>
          </table:table-cell>
          <table:table-cell table:style-name="ce3" office:value-type="string" calcext:value-type="string">
            <text:p>451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Hbu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Hainbuche</text:p>
          </table:table-cell>
          <table:table-cell office:value-type="float" office:value="92" calcext:value-type="float">
            <text:p>92.00000000000</text:p>
          </table:table-cell>
          <table:table-cell office:value-type="float" office:value="29.28450953" calcext:value-type="float">
            <text:p>29.2845095300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379" calcext:value-type="float">
            <text:p>379</text:p>
          </table:table-cell>
          <table:table-cell office:value-type="float" office:value="631814.145" calcext:value-type="float">
            <text:p>631814.14500000000</text:p>
          </table:table-cell>
          <table:table-cell office:value-type="float" office:value="5407579.935" calcext:value-type="float">
            <text:p>5407579.93500000000</text:p>
          </table:table-cell>
          <table:table-cell office:value-type="float" office:value="562.889" calcext:value-type="float">
            <text:p>562.88900000000</text:p>
          </table:table-cell>
          <table:table-cell office:value-type="float" office:value="48.8072201088" calcext:value-type="float">
            <text:p>48.80722010880</text:p>
          </table:table-cell>
          <table:table-cell office:value-type="float" office:value="10.7952750602" calcext:value-type="float">
            <text:p>10.79527506020</text:p>
          </table:table-cell>
          <table:table-cell office:value-type="float" office:value="562.889" calcext:value-type="float">
            <text:p>562.88900000000</text:p>
          </table:table-cell>
          <table:table-cell table:style-name="ce3" office:value-type="string" calcext:value-type="string">
            <text:p>459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Hbu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Hainbuche</text:p>
          </table:table-cell>
          <table:table-cell office:value-type="float" office:value="65" calcext:value-type="float">
            <text:p>65.00000000000</text:p>
          </table:table-cell>
          <table:table-cell office:value-type="float" office:value="20.6901426" calcext:value-type="float">
            <text:p>20.6901426000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380" calcext:value-type="float">
            <text:p>380</text:p>
          </table:table-cell>
          <table:table-cell office:value-type="float" office:value="631817.536" calcext:value-type="float">
            <text:p>631817.53600000000</text:p>
          </table:table-cell>
          <table:table-cell office:value-type="float" office:value="5407582.623" calcext:value-type="float">
            <text:p>5407582.62300000000</text:p>
          </table:table-cell>
          <table:table-cell office:value-type="float" office:value="566.058" calcext:value-type="float">
            <text:p>566.05800000000</text:p>
          </table:table-cell>
          <table:table-cell office:value-type="float" office:value="48.80724356" calcext:value-type="float">
            <text:p>48.80724356000</text:p>
          </table:table-cell>
          <table:table-cell office:value-type="float" office:value="10.79532208" calcext:value-type="float">
            <text:p>10.79532208000</text:p>
          </table:table-cell>
          <table:table-cell office:value-type="float" office:value="566.058" calcext:value-type="float">
            <text:p>566.05800000000</text:p>
          </table:table-cell>
          <table:table-cell table:style-name="ce3" office:value-type="string" calcext:value-type="string">
            <text:p>461</text:p>
          </table:table-cell>
          <table:table-cell office:value-type="float" office:value="461" calcext:value-type="float">
            <text:p>461</text:p>
          </table:table-cell>
          <table:table-cell office:value-type="string" calcext:value-type="string">
            <text:p>Hbu</text:p>
          </table:table-cell>
          <table:table-cell office:value-type="float" office:value="461" calcext:value-type="float">
            <text:p>461</text:p>
          </table:table-cell>
          <table:table-cell office:value-type="string" calcext:value-type="string">
            <text:p>Hainbuche</text:p>
          </table:table-cell>
          <table:table-cell office:value-type="float" office:value="93" calcext:value-type="float">
            <text:p>93.00000000000</text:p>
          </table:table-cell>
          <table:table-cell office:value-type="float" office:value="29.60281941" calcext:value-type="float">
            <text:p>29.6028194100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382" calcext:value-type="float">
            <text:p>382</text:p>
          </table:table-cell>
          <table:table-cell office:value-type="float" office:value="631810.18" calcext:value-type="float">
            <text:p>631810.18000000000</text:p>
          </table:table-cell>
          <table:table-cell office:value-type="float" office:value="5407586.06" calcext:value-type="float">
            <text:p>5407586.06000000000</text:p>
          </table:table-cell>
          <table:table-cell office:value-type="float" office:value="569.201" calcext:value-type="float">
            <text:p>569.20100000000</text:p>
          </table:table-cell>
          <table:table-cell office:value-type="float" office:value="48.8072760238" calcext:value-type="float">
            <text:p>48.80727602380</text:p>
          </table:table-cell>
          <table:table-cell office:value-type="float" office:value="10.7952230483" calcext:value-type="float">
            <text:p>10.79522304830</text:p>
          </table:table-cell>
          <table:table-cell office:value-type="float" office:value="569.201" calcext:value-type="float">
            <text:p>569.20100000000</text:p>
          </table:table-cell>
          <table:table-cell table:style-name="ce3" office:value-type="string" calcext:value-type="string">
            <text:p>462</text:p>
          </table:table-cell>
          <table:table-cell office:value-type="float" office:value="462" calcext:value-type="float">
            <text:p>462</text:p>
          </table:table-cell>
          <table:table-cell office:value-type="string" calcext:value-type="string">
            <text:p>Hbu</text:p>
          </table:table-cell>
          <table:table-cell office:value-type="float" office:value="462" calcext:value-type="float">
            <text:p>462</text:p>
          </table:table-cell>
          <table:table-cell office:value-type="string" calcext:value-type="string">
            <text:p>Hainbuche</text:p>
          </table:table-cell>
          <table:table-cell office:value-type="float" office:value="75" calcext:value-type="float">
            <text:p>75.00000000000</text:p>
          </table:table-cell>
          <table:table-cell office:value-type="float" office:value="23.87324146" calcext:value-type="float">
            <text:p>23.8732414600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384" calcext:value-type="float">
            <text:p>384</text:p>
          </table:table-cell>
          <table:table-cell office:value-type="float" office:value="631803.618" calcext:value-type="float">
            <text:p>631803.61800000000</text:p>
          </table:table-cell>
          <table:table-cell office:value-type="float" office:value="5407579.113" calcext:value-type="float">
            <text:p>5407579.11300000000</text:p>
          </table:table-cell>
          <table:table-cell office:value-type="float" office:value="565.699" calcext:value-type="float">
            <text:p>565.69900000000</text:p>
          </table:table-cell>
          <table:table-cell office:value-type="float" office:value="48.8072149473" calcext:value-type="float">
            <text:p>48.80721494730</text:p>
          </table:table-cell>
          <table:table-cell office:value-type="float" office:value="10.7951314937" calcext:value-type="float">
            <text:p>10.79513149370</text:p>
          </table:table-cell>
          <table:table-cell office:value-type="float" office:value="565.699" calcext:value-type="float">
            <text:p>565.69900000000</text:p>
          </table:table-cell>
          <table:table-cell table:style-name="ce3" office:value-type="string" calcext:value-type="string">
            <text:p>464</text:p>
          </table:table-cell>
          <table:table-cell office:value-type="float" office:value="464" calcext:value-type="float">
            <text:p>464</text:p>
          </table:table-cell>
          <table:table-cell office:value-type="string" calcext:value-type="string">
            <text:p>Hbu</text:p>
          </table:table-cell>
          <table:table-cell office:value-type="float" office:value="464" calcext:value-type="float">
            <text:p>464</text:p>
          </table:table-cell>
          <table:table-cell office:value-type="string" calcext:value-type="string">
            <text:p>Hainbuche</text:p>
          </table:table-cell>
          <table:table-cell office:value-type="float" office:value="110" calcext:value-type="float">
            <text:p>110.00000000000</text:p>
          </table:table-cell>
          <table:table-cell office:value-type="float" office:value="35.01408748" calcext:value-type="float">
            <text:p>35.0140874800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405" calcext:value-type="float">
            <text:p>405</text:p>
          </table:table-cell>
          <table:table-cell office:value-type="float" office:value="631761.768" calcext:value-type="float">
            <text:p>631761.76800000000</text:p>
          </table:table-cell>
          <table:table-cell office:value-type="float" office:value="5407560.412" calcext:value-type="float">
            <text:p>5407560.41200000000</text:p>
          </table:table-cell>
          <table:table-cell office:value-type="float" office:value="569.447" calcext:value-type="float">
            <text:p>569.44700000000</text:p>
          </table:table-cell>
          <table:table-cell office:value-type="float" office:value="48.8070556753" calcext:value-type="float">
            <text:p>48.80705567530</text:p>
          </table:table-cell>
          <table:table-cell office:value-type="float" office:value="10.7945557972" calcext:value-type="float">
            <text:p>10.79455579720</text:p>
          </table:table-cell>
          <table:table-cell office:value-type="float" office:value="569.447" calcext:value-type="float">
            <text:p>569.44700000000</text:p>
          </table:table-cell>
          <table:table-cell table:style-name="ce3" office:value-type="string" calcext:value-type="string">
            <text:p>483</text:p>
          </table:table-cell>
          <table:table-cell office:value-type="float" office:value="483" calcext:value-type="float">
            <text:p>483</text:p>
          </table:table-cell>
          <table:table-cell office:value-type="string" calcext:value-type="string">
            <text:p>Hbu</text:p>
          </table:table-cell>
          <table:table-cell office:value-type="float" office:value="483" calcext:value-type="float">
            <text:p>483</text:p>
          </table:table-cell>
          <table:table-cell office:value-type="string" calcext:value-type="string">
            <text:p>Hainbuche</text:p>
          </table:table-cell>
          <table:table-cell office:value-type="float" office:value="76" calcext:value-type="float">
            <text:p>76.00000000000</text:p>
          </table:table-cell>
          <table:table-cell office:value-type="float" office:value="24.19155135" calcext:value-type="float">
            <text:p>24.1915513500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406" calcext:value-type="float">
            <text:p>406</text:p>
          </table:table-cell>
          <table:table-cell office:value-type="float" office:value="631759.627" calcext:value-type="float">
            <text:p>631759.62700000000</text:p>
          </table:table-cell>
          <table:table-cell office:value-type="float" office:value="5407565.353" calcext:value-type="float">
            <text:p>5407565.35300000000</text:p>
          </table:table-cell>
          <table:table-cell office:value-type="float" office:value="579.946" calcext:value-type="float">
            <text:p>579.94600000000</text:p>
          </table:table-cell>
          <table:table-cell office:value-type="float" office:value="48.8071005573" calcext:value-type="float">
            <text:p>48.80710055730</text:p>
          </table:table-cell>
          <table:table-cell office:value-type="float" office:value="10.7945282323" calcext:value-type="float">
            <text:p>10.79452823230</text:p>
          </table:table-cell>
          <table:table-cell office:value-type="float" office:value="579.946" calcext:value-type="float">
            <text:p>579.94600000000</text:p>
          </table:table-cell>
          <table:table-cell table:style-name="ce3" office:value-type="string" calcext:value-type="string">
            <text:p>485</text:p>
          </table:table-cell>
          <table:table-cell office:value-type="float" office:value="485" calcext:value-type="float">
            <text:p>485</text:p>
          </table:table-cell>
          <table:table-cell office:value-type="string" calcext:value-type="string">
            <text:p>Hbu</text:p>
          </table:table-cell>
          <table:table-cell office:value-type="float" office:value="485" calcext:value-type="float">
            <text:p>485</text:p>
          </table:table-cell>
          <table:table-cell office:value-type="string" calcext:value-type="string">
            <text:p>Hainbuche</text:p>
          </table:table-cell>
          <table:table-cell office:value-type="float" office:value="70" calcext:value-type="float">
            <text:p>70.00000000000</text:p>
          </table:table-cell>
          <table:table-cell office:value-type="float" office:value="22.28169203" calcext:value-type="float">
            <text:p>22.2816920300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411" calcext:value-type="float">
            <text:p>411</text:p>
          </table:table-cell>
          <table:table-cell office:value-type="float" office:value="631771.418" calcext:value-type="float">
            <text:p>631771.41800000000</text:p>
          </table:table-cell>
          <table:table-cell office:value-type="float" office:value="5407585.296" calcext:value-type="float">
            <text:p>5407585.29600000000</text:p>
          </table:table-cell>
          <table:table-cell office:value-type="float" office:value="566.441" calcext:value-type="float">
            <text:p>566.44100000000</text:p>
          </table:table-cell>
          <table:table-cell office:value-type="float" office:value="48.8072773745" calcext:value-type="float">
            <text:p>48.80727737450</text:p>
          </table:table-cell>
          <table:table-cell office:value-type="float" office:value="10.7946951478" calcext:value-type="float">
            <text:p>10.79469514780</text:p>
          </table:table-cell>
          <table:table-cell office:value-type="float" office:value="566.441" calcext:value-type="float">
            <text:p>566.44100000000</text:p>
          </table:table-cell>
          <table:table-cell table:style-name="ce3" office:value-type="string" calcext:value-type="string">
            <text:p>493</text:p>
          </table:table-cell>
          <table:table-cell office:value-type="float" office:value="493" calcext:value-type="float">
            <text:p>493</text:p>
          </table:table-cell>
          <table:table-cell office:value-type="string" calcext:value-type="string">
            <text:p>Hbu</text:p>
          </table:table-cell>
          <table:table-cell office:value-type="float" office:value="493" calcext:value-type="float">
            <text:p>493</text:p>
          </table:table-cell>
          <table:table-cell office:value-type="string" calcext:value-type="string">
            <text:p>Hainbuche</text:p>
          </table:table-cell>
          <table:table-cell office:value-type="float" office:value="72" calcext:value-type="float">
            <text:p>72.00000000000</text:p>
          </table:table-cell>
          <table:table-cell office:value-type="float" office:value="22.9183118" calcext:value-type="float">
            <text:p>22.9183118000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412" calcext:value-type="float">
            <text:p>412</text:p>
          </table:table-cell>
          <table:table-cell office:value-type="float" office:value="631770.944" calcext:value-type="float">
            <text:p>631770.94400000000</text:p>
          </table:table-cell>
          <table:table-cell office:value-type="float" office:value="5407585.499" calcext:value-type="float">
            <text:p>5407585.49900000000</text:p>
          </table:table-cell>
          <table:table-cell office:value-type="float" office:value="565.575" calcext:value-type="float">
            <text:p>565.57500000000</text:p>
          </table:table-cell>
          <table:table-cell office:value-type="float" office:value="48.8072792972" calcext:value-type="float">
            <text:p>48.80727929720</text:p>
          </table:table-cell>
          <table:table-cell office:value-type="float" office:value="10.7946887538" calcext:value-type="float">
            <text:p>10.79468875380</text:p>
          </table:table-cell>
          <table:table-cell office:value-type="float" office:value="565.575" calcext:value-type="float">
            <text:p>565.57500000000</text:p>
          </table:table-cell>
          <table:table-cell table:style-name="ce3" office:value-type="string" calcext:value-type="string">
            <text:p>492</text:p>
          </table:table-cell>
          <table:table-cell office:value-type="float" office:value="492" calcext:value-type="float">
            <text:p>492</text:p>
          </table:table-cell>
          <table:table-cell office:value-type="string" calcext:value-type="string">
            <text:p>Hbu</text:p>
          </table:table-cell>
          <table:table-cell office:value-type="float" office:value="492" calcext:value-type="float">
            <text:p>492</text:p>
          </table:table-cell>
          <table:table-cell office:value-type="string" calcext:value-type="string">
            <text:p>Hainbuche</text:p>
          </table:table-cell>
          <table:table-cell office:value-type="float" office:value="42" calcext:value-type="float">
            <text:p>42.00000000000</text:p>
          </table:table-cell>
          <table:table-cell office:value-type="float" office:value="13.36901522" calcext:value-type="float">
            <text:p>13.3690152200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413" calcext:value-type="float">
            <text:p>413</text:p>
          </table:table-cell>
          <table:table-cell office:value-type="float" office:value="631773.487" calcext:value-type="float">
            <text:p>631773.48700000000</text:p>
          </table:table-cell>
          <table:table-cell office:value-type="float" office:value="5407587.822" calcext:value-type="float">
            <text:p>5407587.82200000000</text:p>
          </table:table-cell>
          <table:table-cell office:value-type="float" office:value="567.604" calcext:value-type="float">
            <text:p>567.60400000000</text:p>
          </table:table-cell>
          <table:table-cell office:value-type="float" office:value="48.8072996443" calcext:value-type="float">
            <text:p>48.80729964430</text:p>
          </table:table-cell>
          <table:table-cell office:value-type="float" office:value="10.7947241167" calcext:value-type="float">
            <text:p>10.79472411670</text:p>
          </table:table-cell>
          <table:table-cell office:value-type="float" office:value="567.604" calcext:value-type="float">
            <text:p>567.60400000000</text:p>
          </table:table-cell>
          <table:table-cell table:style-name="ce3" office:value-type="string" calcext:value-type="string">
            <text:p>494</text:p>
          </table:table-cell>
          <table:table-cell office:value-type="float" office:value="494" calcext:value-type="float">
            <text:p>494</text:p>
          </table:table-cell>
          <table:table-cell office:value-type="string" calcext:value-type="string">
            <text:p>Hbu</text:p>
          </table:table-cell>
          <table:table-cell office:value-type="float" office:value="494" calcext:value-type="float">
            <text:p>494</text:p>
          </table:table-cell>
          <table:table-cell office:value-type="string" calcext:value-type="string">
            <text:p>Hainbuche</text:p>
          </table:table-cell>
          <table:table-cell office:value-type="float" office:value="60" calcext:value-type="float">
            <text:p>60.00000000000</text:p>
          </table:table-cell>
          <table:table-cell office:value-type="float" office:value="19.09859317" calcext:value-type="float">
            <text:p>19.0985931700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414" calcext:value-type="float">
            <text:p>414</text:p>
          </table:table-cell>
          <table:table-cell office:value-type="float" office:value="631767.974" calcext:value-type="float">
            <text:p>631767.97400000000</text:p>
          </table:table-cell>
          <table:table-cell office:value-type="float" office:value="5407587.43" calcext:value-type="float">
            <text:p>5407587.43000000000</text:p>
          </table:table-cell>
          <table:table-cell office:value-type="float" office:value="568.276" calcext:value-type="float">
            <text:p>568.27600000000</text:p>
          </table:table-cell>
          <table:table-cell office:value-type="float" office:value="48.8072972868" calcext:value-type="float">
            <text:p>48.80729728680</text:p>
          </table:table-cell>
          <table:table-cell office:value-type="float" office:value="10.794648945" calcext:value-type="float">
            <text:p>10.79464894500</text:p>
          </table:table-cell>
          <table:table-cell office:value-type="float" office:value="568.276" calcext:value-type="float">
            <text:p>568.27600000000</text:p>
          </table:table-cell>
          <table:table-cell table:style-name="ce3" office:value-type="string" calcext:value-type="string">
            <text:p>491</text:p>
          </table:table-cell>
          <table:table-cell office:value-type="float" office:value="491" calcext:value-type="float">
            <text:p>491</text:p>
          </table:table-cell>
          <table:table-cell office:value-type="string" calcext:value-type="string">
            <text:p>Hbu</text:p>
          </table:table-cell>
          <table:table-cell office:value-type="float" office:value="491" calcext:value-type="float">
            <text:p>491</text:p>
          </table:table-cell>
          <table:table-cell office:value-type="string" calcext:value-type="string">
            <text:p>Hainbuche</text:p>
          </table:table-cell>
          <table:table-cell office:value-type="float" office:value="85" calcext:value-type="float">
            <text:p>85.00000000000</text:p>
          </table:table-cell>
          <table:table-cell office:value-type="float" office:value="27.05634032" calcext:value-type="float">
            <text:p>27.0563403200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416" calcext:value-type="float">
            <text:p>416</text:p>
          </table:table-cell>
          <table:table-cell office:value-type="float" office:value="631770.048" calcext:value-type="float">
            <text:p>631770.04800000000</text:p>
          </table:table-cell>
          <table:table-cell office:value-type="float" office:value="5407588.712" calcext:value-type="float">
            <text:p>5407588.71200000000</text:p>
          </table:table-cell>
          <table:table-cell office:value-type="float" office:value="566.846" calcext:value-type="float">
            <text:p>566.84600000000</text:p>
          </table:table-cell>
          <table:table-cell office:value-type="float" office:value="48.8073083812" calcext:value-type="float">
            <text:p>48.80730838120</text:p>
          </table:table-cell>
          <table:table-cell office:value-type="float" office:value="10.794677592" calcext:value-type="float">
            <text:p>10.79467759200</text:p>
          </table:table-cell>
          <table:table-cell office:value-type="float" office:value="566.846" calcext:value-type="float">
            <text:p>566.84600000000</text:p>
          </table:table-cell>
          <table:table-cell table:style-name="ce3" office:value-type="string" calcext:value-type="string">
            <text:p>494</text:p>
          </table:table-cell>
          <table:table-cell office:value-type="float" office:value="494" calcext:value-type="float">
            <text:p>494</text:p>
          </table:table-cell>
          <table:table-cell office:value-type="string" calcext:value-type="string">
            <text:p>Hbu</text:p>
          </table:table-cell>
          <table:table-cell office:value-type="float" office:value="494" calcext:value-type="float">
            <text:p>494</text:p>
          </table:table-cell>
          <table:table-cell office:value-type="string" calcext:value-type="string">
            <text:p>Hainbuche</text:p>
          </table:table-cell>
          <table:table-cell office:value-type="float" office:value="60" calcext:value-type="float">
            <text:p>60.00000000000</text:p>
          </table:table-cell>
          <table:table-cell office:value-type="float" office:value="19.09859317" calcext:value-type="float">
            <text:p>19.0985931700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417" calcext:value-type="float">
            <text:p>417</text:p>
          </table:table-cell>
          <table:table-cell office:value-type="float" office:value="631773.102" calcext:value-type="float">
            <text:p>631773.10200000000</text:p>
          </table:table-cell>
          <table:table-cell office:value-type="float" office:value="5407592.956" calcext:value-type="float">
            <text:p>5407592.95600000000</text:p>
          </table:table-cell>
          <table:table-cell office:value-type="float" office:value="568.258" calcext:value-type="float">
            <text:p>568.25800000000</text:p>
          </table:table-cell>
          <table:table-cell office:value-type="float" office:value="48.8073458862" calcext:value-type="float">
            <text:p>48.80734588620</text:p>
          </table:table-cell>
          <table:table-cell office:value-type="float" office:value="10.7947205295" calcext:value-type="float">
            <text:p>10.79472052950</text:p>
          </table:table-cell>
          <table:table-cell office:value-type="float" office:value="568.258" calcext:value-type="float">
            <text:p>568.25800000000</text:p>
          </table:table-cell>
          <table:table-cell table:style-name="ce3" office:value-type="string" calcext:value-type="string">
            <text:p>496</text:p>
          </table:table-cell>
          <table:table-cell office:value-type="float" office:value="496" calcext:value-type="float">
            <text:p>496</text:p>
          </table:table-cell>
          <table:table-cell office:value-type="string" calcext:value-type="string">
            <text:p>Hbu</text:p>
          </table:table-cell>
          <table:table-cell office:value-type="float" office:value="496" calcext:value-type="float">
            <text:p>496</text:p>
          </table:table-cell>
          <table:table-cell office:value-type="string" calcext:value-type="string">
            <text:p>Hainbuche</text:p>
          </table:table-cell>
          <table:table-cell office:value-type="float" office:value="69" calcext:value-type="float">
            <text:p>69.00000000000</text:p>
          </table:table-cell>
          <table:table-cell office:value-type="float" office:value="21.96338214" calcext:value-type="float">
            <text:p>21.9633821400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418" calcext:value-type="float">
            <text:p>418</text:p>
          </table:table-cell>
          <table:table-cell office:value-type="float" office:value="631776.634" calcext:value-type="float">
            <text:p>631776.63400000000</text:p>
          </table:table-cell>
          <table:table-cell office:value-type="float" office:value="5407596.244" calcext:value-type="float">
            <text:p>5407596.24400000000</text:p>
          </table:table-cell>
          <table:table-cell office:value-type="float" office:value="569.844" calcext:value-type="float">
            <text:p>569.84400000000</text:p>
          </table:table-cell>
          <table:table-cell office:value-type="float" office:value="48.8073747073" calcext:value-type="float">
            <text:p>48.80737470730</text:p>
          </table:table-cell>
          <table:table-cell office:value-type="float" office:value="10.7947696628" calcext:value-type="float">
            <text:p>10.79476966280</text:p>
          </table:table-cell>
          <table:table-cell office:value-type="float" office:value="569.844" calcext:value-type="float">
            <text:p>569.84400000000</text:p>
          </table:table-cell>
          <table:table-cell table:style-name="ce3" office:value-type="string" calcext:value-type="string">
            <text:p>495</text:p>
          </table:table-cell>
          <table:table-cell office:value-type="float" office:value="495" calcext:value-type="float">
            <text:p>495</text:p>
          </table:table-cell>
          <table:table-cell office:value-type="string" calcext:value-type="string">
            <text:p>Hbu</text:p>
          </table:table-cell>
          <table:table-cell office:value-type="float" office:value="495" calcext:value-type="float">
            <text:p>495</text:p>
          </table:table-cell>
          <table:table-cell office:value-type="string" calcext:value-type="string">
            <text:p>Hainbuche</text:p>
          </table:table-cell>
          <table:table-cell office:value-type="float" office:value="92" calcext:value-type="float">
            <text:p>92.00000000000</text:p>
          </table:table-cell>
          <table:table-cell office:value-type="float" office:value="29.28450953" calcext:value-type="float">
            <text:p>29.2845095300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419" calcext:value-type="float">
            <text:p>419</text:p>
          </table:table-cell>
          <table:table-cell office:value-type="float" office:value="631776.376" calcext:value-type="float">
            <text:p>631776.37600000000</text:p>
          </table:table-cell>
          <table:table-cell office:value-type="float" office:value="5407597.818" calcext:value-type="float">
            <text:p>5407597.81800000000</text:p>
          </table:table-cell>
          <table:table-cell office:value-type="float" office:value="570.391" calcext:value-type="float">
            <text:p>570.39100000000</text:p>
          </table:table-cell>
          <table:table-cell office:value-type="float" office:value="48.8073889155" calcext:value-type="float">
            <text:p>48.80738891550</text:p>
          </table:table-cell>
          <table:table-cell office:value-type="float" office:value="10.7947666637" calcext:value-type="float">
            <text:p>10.79476666370</text:p>
          </table:table-cell>
          <table:table-cell office:value-type="float" office:value="570.391" calcext:value-type="float">
            <text:p>570.39100000000</text:p>
          </table:table-cell>
          <table:table-cell table:style-name="ce3" office:value-type="string" calcext:value-type="string">
            <text:p>498</text:p>
          </table:table-cell>
          <table:table-cell office:value-type="float" office:value="498" calcext:value-type="float">
            <text:p>498</text:p>
          </table:table-cell>
          <table:table-cell office:value-type="string" calcext:value-type="string">
            <text:p>Hbu</text:p>
          </table:table-cell>
          <table:table-cell office:value-type="float" office:value="498" calcext:value-type="float">
            <text:p>498</text:p>
          </table:table-cell>
          <table:table-cell office:value-type="string" calcext:value-type="string">
            <text:p>Hainbuche</text:p>
          </table:table-cell>
          <table:table-cell office:value-type="float" office:value="69" calcext:value-type="float">
            <text:p>69.00000000000</text:p>
          </table:table-cell>
          <table:table-cell office:value-type="float" office:value="21.96338214" calcext:value-type="float">
            <text:p>21.9633821400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420" calcext:value-type="float">
            <text:p>420</text:p>
          </table:table-cell>
          <table:table-cell office:value-type="float" office:value="631774.287" calcext:value-type="float">
            <text:p>631774.28700000000</text:p>
          </table:table-cell>
          <table:table-cell office:value-type="float" office:value="5407596.332" calcext:value-type="float">
            <text:p>5407596.33200000000</text:p>
          </table:table-cell>
          <table:table-cell office:value-type="float" office:value="567.035" calcext:value-type="float">
            <text:p>567.03500000000</text:p>
          </table:table-cell>
          <table:table-cell office:value-type="float" office:value="48.807375997" calcext:value-type="float">
            <text:p>48.80737599700</text:p>
          </table:table-cell>
          <table:table-cell office:value-type="float" office:value="10.794737741" calcext:value-type="float">
            <text:p>10.79473774100</text:p>
          </table:table-cell>
          <table:table-cell office:value-type="float" office:value="567.035" calcext:value-type="float">
            <text:p>567.03500000000</text:p>
          </table:table-cell>
          <table:table-cell table:style-name="ce3" office:value-type="string" calcext:value-type="string">
            <text:p>497</text:p>
          </table:table-cell>
          <table:table-cell office:value-type="float" office:value="497" calcext:value-type="float">
            <text:p>497</text:p>
          </table:table-cell>
          <table:table-cell office:value-type="string" calcext:value-type="string">
            <text:p>Hbu</text:p>
          </table:table-cell>
          <table:table-cell office:value-type="float" office:value="497" calcext:value-type="float">
            <text:p>497</text:p>
          </table:table-cell>
          <table:table-cell office:value-type="string" calcext:value-type="string">
            <text:p>Hainbuche</text:p>
          </table:table-cell>
          <table:table-cell office:value-type="float" office:value="66" calcext:value-type="float">
            <text:p>66.00000000000</text:p>
          </table:table-cell>
          <table:table-cell office:value-type="float" office:value="21.00845249" calcext:value-type="float">
            <text:p>21.0084524900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2" office:value-type="float" office:value="422" calcext:value-type="float">
            <text:p>422</text:p>
          </table:table-cell>
          <table:table-cell office:value-type="float" office:value="631777.945" calcext:value-type="float">
            <text:p>631777.94500000000</text:p>
          </table:table-cell>
          <table:table-cell office:value-type="float" office:value="5407596.39" calcext:value-type="float">
            <text:p>5407596.39000000000</text:p>
          </table:table-cell>
          <table:table-cell office:value-type="float" office:value="564.978" calcext:value-type="float">
            <text:p>564.97800000000</text:p>
          </table:table-cell>
          <table:table-cell office:value-type="float" office:value="48.8073757377" calcext:value-type="float">
            <text:p>48.80737573770</text:p>
          </table:table-cell>
          <table:table-cell office:value-type="float" office:value="10.7947875592" calcext:value-type="float">
            <text:p>10.79478755920</text:p>
          </table:table-cell>
          <table:table-cell office:value-type="float" office:value="564.978" calcext:value-type="float">
            <text:p>564.97800000000</text:p>
          </table:table-cell>
          <table:table-cell table:style-name="ce3" office:value-type="string" calcext:value-type="string">
            <text:p>519</text:p>
          </table:table-cell>
          <table:table-cell office:value-type="float" office:value="519" calcext:value-type="float">
            <text:p>519</text:p>
          </table:table-cell>
          <table:table-cell office:value-type="string" calcext:value-type="string">
            <text:p>Hbu</text:p>
          </table:table-cell>
          <table:table-cell office:value-type="float" office:value="519" calcext:value-type="float">
            <text:p>519</text:p>
          </table:table-cell>
          <table:table-cell office:value-type="string" calcext:value-type="string">
            <text:p>Hainbuche</text:p>
          </table:table-cell>
          <table:table-cell office:value-type="float" office:value="88" calcext:value-type="float">
            <text:p>88.00000000000</text:p>
          </table:table-cell>
          <table:table-cell office:value-type="float" office:value="28.01126998" calcext:value-type="float">
            <text:p>28.0112699800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2" office:value-type="float" office:value="423" calcext:value-type="float">
            <text:p>423</text:p>
          </table:table-cell>
          <table:table-cell office:value-type="float" office:value="631782.648" calcext:value-type="float">
            <text:p>631782.64800000000</text:p>
          </table:table-cell>
          <table:table-cell office:value-type="float" office:value="5407604.423" calcext:value-type="float">
            <text:p>5407604.42300000000</text:p>
          </table:table-cell>
          <table:table-cell office:value-type="float" office:value="569.32" calcext:value-type="float">
            <text:p>569.32000000000</text:p>
          </table:table-cell>
          <table:table-cell office:value-type="float" office:value="48.807446975" calcext:value-type="float">
            <text:p>48.80744697500</text:p>
          </table:table-cell>
          <table:table-cell office:value-type="float" office:value="10.7948541627" calcext:value-type="float">
            <text:p>10.79485416270</text:p>
          </table:table-cell>
          <table:table-cell office:value-type="float" office:value="569.32" calcext:value-type="float">
            <text:p>569.32000000000</text:p>
          </table:table-cell>
          <table:table-cell table:style-name="ce3" office:value-type="string" calcext:value-type="string">
            <text:p>518</text:p>
          </table:table-cell>
          <table:table-cell office:value-type="float" office:value="518" calcext:value-type="float">
            <text:p>518</text:p>
          </table:table-cell>
          <table:table-cell office:value-type="string" calcext:value-type="string">
            <text:p>Hbu</text:p>
          </table:table-cell>
          <table:table-cell office:value-type="float" office:value="518" calcext:value-type="float">
            <text:p>518</text:p>
          </table:table-cell>
          <table:table-cell office:value-type="string" calcext:value-type="string">
            <text:p>Hainbuche</text:p>
          </table:table-cell>
          <table:table-cell office:value-type="float" office:value="105" calcext:value-type="float">
            <text:p>105.00000000000</text:p>
          </table:table-cell>
          <table:table-cell office:value-type="float" office:value="33.42253804" calcext:value-type="float">
            <text:p>33.4225380400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425" calcext:value-type="float">
            <text:p>425</text:p>
          </table:table-cell>
          <table:table-cell office:value-type="float" office:value="631773.198" calcext:value-type="float">
            <text:p>631773.19800000000</text:p>
          </table:table-cell>
          <table:table-cell office:value-type="float" office:value="5407606.347" calcext:value-type="float">
            <text:p>5407606.34700000000</text:p>
          </table:table-cell>
          <table:table-cell office:value-type="float" office:value="560.254" calcext:value-type="float">
            <text:p>560.25400000000</text:p>
          </table:table-cell>
          <table:table-cell office:value-type="float" office:value="48.807466275" calcext:value-type="float">
            <text:p>48.80746627500</text:p>
          </table:table-cell>
          <table:table-cell office:value-type="float" office:value="10.7947261307" calcext:value-type="float">
            <text:p>10.79472613070</text:p>
          </table:table-cell>
          <table:table-cell office:value-type="float" office:value="560.254" calcext:value-type="float">
            <text:p>560.25400000000</text:p>
          </table:table-cell>
          <table:table-cell table:style-name="ce3" office:value-type="string" calcext:value-type="string">
            <text:p>499</text:p>
          </table:table-cell>
          <table:table-cell office:value-type="float" office:value="499" calcext:value-type="float">
            <text:p>499</text:p>
          </table:table-cell>
          <table:table-cell office:value-type="string" calcext:value-type="string">
            <text:p>Hbu</text:p>
          </table:table-cell>
          <table:table-cell office:value-type="float" office:value="499" calcext:value-type="float">
            <text:p>499</text:p>
          </table:table-cell>
          <table:table-cell office:value-type="string" calcext:value-type="string">
            <text:p>Hainbuche</text:p>
          </table:table-cell>
          <table:table-cell office:value-type="float" office:value="107" calcext:value-type="float">
            <text:p>107.00000000000</text:p>
          </table:table-cell>
          <table:table-cell office:value-type="float" office:value="34.05915782" calcext:value-type="float">
            <text:p>34.0591578200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427" calcext:value-type="float">
            <text:p>427</text:p>
          </table:table-cell>
          <table:table-cell office:value-type="float" office:value="631778.712" calcext:value-type="float">
            <text:p>631778.71200000000</text:p>
          </table:table-cell>
          <table:table-cell office:value-type="float" office:value="5407616.86" calcext:value-type="float">
            <text:p>5407616.86000000000</text:p>
          </table:table-cell>
          <table:table-cell office:value-type="float" office:value="567.054" calcext:value-type="float">
            <text:p>567.05400000000</text:p>
          </table:table-cell>
          <table:table-cell office:value-type="float" office:value="48.8075596348" calcext:value-type="float">
            <text:p>48.80755963480</text:p>
          </table:table-cell>
          <table:table-cell office:value-type="float" office:value="10.7948045755" calcext:value-type="float">
            <text:p>10.79480457550</text:p>
          </table:table-cell>
          <table:table-cell office:value-type="float" office:value="567.054" calcext:value-type="float">
            <text:p>567.05400000000</text:p>
          </table:table-cell>
          <table:table-cell table:style-name="ce3" office:value-type="string" calcext:value-type="string">
            <text:p>501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Hbu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Hainbuche</text:p>
          </table:table-cell>
          <table:table-cell office:value-type="float" office:value="60" calcext:value-type="float">
            <text:p>60.00000000000</text:p>
          </table:table-cell>
          <table:table-cell office:value-type="float" office:value="19.09859317" calcext:value-type="float">
            <text:p>19.0985931700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428" calcext:value-type="float">
            <text:p>428</text:p>
          </table:table-cell>
          <table:table-cell office:value-type="float" office:value="631778.543" calcext:value-type="float">
            <text:p>631778.54300000000</text:p>
          </table:table-cell>
          <table:table-cell office:value-type="float" office:value="5407616.572" calcext:value-type="float">
            <text:p>5407616.57200000000</text:p>
          </table:table-cell>
          <table:table-cell office:value-type="float" office:value="569.547" calcext:value-type="float">
            <text:p>569.54700000000</text:p>
          </table:table-cell>
          <table:table-cell office:value-type="float" office:value="48.8075570755" calcext:value-type="float">
            <text:p>48.80755707550</text:p>
          </table:table-cell>
          <table:table-cell office:value-type="float" office:value="10.7948021763" calcext:value-type="float">
            <text:p>10.79480217630</text:p>
          </table:table-cell>
          <table:table-cell office:value-type="float" office:value="569.547" calcext:value-type="float">
            <text:p>569.54700000000</text:p>
          </table:table-cell>
          <table:table-cell table:style-name="ce3" office:value-type="string" calcext:value-type="string">
            <text:p>502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Hbu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Hainbuche</text:p>
          </table:table-cell>
          <table:table-cell office:value-type="float" office:value="95" calcext:value-type="float">
            <text:p>95.00000000000</text:p>
          </table:table-cell>
          <table:table-cell office:value-type="float" office:value="30.23943918" calcext:value-type="float">
            <text:p>30.2394391800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429" calcext:value-type="float">
            <text:p>429</text:p>
          </table:table-cell>
          <table:table-cell office:value-type="float" office:value="631780.635" calcext:value-type="float">
            <text:p>631780.63500000000</text:p>
          </table:table-cell>
          <table:table-cell office:value-type="float" office:value="5407625.347" calcext:value-type="float">
            <text:p>5407625.34700000000</text:p>
          </table:table-cell>
          <table:table-cell office:value-type="float" office:value="564.134" calcext:value-type="float">
            <text:p>564.13400000000</text:p>
          </table:table-cell>
          <table:table-cell office:value-type="float" office:value="48.807635536" calcext:value-type="float">
            <text:p>48.80763553600</text:p>
          </table:table-cell>
          <table:table-cell office:value-type="float" office:value="10.7948334707" calcext:value-type="float">
            <text:p>10.79483347070</text:p>
          </table:table-cell>
          <table:table-cell office:value-type="float" office:value="564.134" calcext:value-type="float">
            <text:p>564.13400000000</text:p>
          </table:table-cell>
          <table:table-cell table:style-name="ce3" office:value-type="string" calcext:value-type="string">
            <text:p>503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Hbu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Hainbuche</text:p>
          </table:table-cell>
          <table:table-cell office:value-type="float" office:value="67" calcext:value-type="float">
            <text:p>67.00000000000</text:p>
          </table:table-cell>
          <table:table-cell office:value-type="float" office:value="21.32676237" calcext:value-type="float">
            <text:p>21.3267623700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433" calcext:value-type="float">
            <text:p>433</text:p>
          </table:table-cell>
          <table:table-cell office:value-type="float" office:value="631789.09" calcext:value-type="float">
            <text:p>631789.09000000000</text:p>
          </table:table-cell>
          <table:table-cell office:value-type="float" office:value="5407627.082" calcext:value-type="float">
            <text:p>5407627.08200000000</text:p>
          </table:table-cell>
          <table:table-cell office:value-type="float" office:value="567.581" calcext:value-type="float">
            <text:p>567.58100000000</text:p>
          </table:table-cell>
          <table:table-cell office:value-type="float" office:value="48.807649347" calcext:value-type="float">
            <text:p>48.80764934700</text:p>
          </table:table-cell>
          <table:table-cell office:value-type="float" office:value="10.7949491268" calcext:value-type="float">
            <text:p>10.79494912680</text:p>
          </table:table-cell>
          <table:table-cell office:value-type="float" office:value="567.581" calcext:value-type="float">
            <text:p>567.58100000000</text:p>
          </table:table-cell>
          <table:table-cell table:style-name="ce3" office:value-type="string" calcext:value-type="string">
            <text:p>508</text:p>
          </table:table-cell>
          <table:table-cell office:value-type="float" office:value="508" calcext:value-type="float">
            <text:p>508</text:p>
          </table:table-cell>
          <table:table-cell office:value-type="string" calcext:value-type="string">
            <text:p>Hbu</text:p>
          </table:table-cell>
          <table:table-cell office:value-type="float" office:value="508" calcext:value-type="float">
            <text:p>508</text:p>
          </table:table-cell>
          <table:table-cell office:value-type="string" calcext:value-type="string">
            <text:p>Hainbuche</text:p>
          </table:table-cell>
          <table:table-cell office:value-type="float" office:value="52" calcext:value-type="float">
            <text:p>52.00000000000</text:p>
          </table:table-cell>
          <table:table-cell office:value-type="float" office:value="16.55211408" calcext:value-type="float">
            <text:p>16.5521140800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435" calcext:value-type="float">
            <text:p>435</text:p>
          </table:table-cell>
          <table:table-cell office:value-type="float" office:value="631789.651" calcext:value-type="float">
            <text:p>631789.65100000000</text:p>
          </table:table-cell>
          <table:table-cell office:value-type="float" office:value="5407624.604" calcext:value-type="float">
            <text:p>5407624.60400000000</text:p>
          </table:table-cell>
          <table:table-cell office:value-type="float" office:value="567.452" calcext:value-type="float">
            <text:p>567.45200000000</text:p>
          </table:table-cell>
          <table:table-cell office:value-type="float" office:value="48.8076269442" calcext:value-type="float">
            <text:p>48.80762694420</text:p>
          </table:table-cell>
          <table:table-cell office:value-type="float" office:value="10.7949559737" calcext:value-type="float">
            <text:p>10.79495597370</text:p>
          </table:table-cell>
          <table:table-cell office:value-type="float" office:value="567.452" calcext:value-type="float">
            <text:p>567.45200000000</text:p>
          </table:table-cell>
          <table:table-cell table:style-name="ce3" office:value-type="string" calcext:value-type="string">
            <text:p>510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Hbu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Hainbuche</text:p>
          </table:table-cell>
          <table:table-cell office:value-type="float" office:value="46" calcext:value-type="float">
            <text:p>46.00000000000</text:p>
          </table:table-cell>
          <table:table-cell office:value-type="float" office:value="14.64225476" calcext:value-type="float">
            <text:p>14.6422547600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436" calcext:value-type="float">
            <text:p>436</text:p>
          </table:table-cell>
          <table:table-cell office:value-type="float" office:value="631790.688" calcext:value-type="float">
            <text:p>631790.68800000000</text:p>
          </table:table-cell>
          <table:table-cell office:value-type="float" office:value="5407620.925" calcext:value-type="float">
            <text:p>5407620.92500000000</text:p>
          </table:table-cell>
          <table:table-cell office:value-type="float" office:value="563.257" calcext:value-type="float">
            <text:p>563.25700000000</text:p>
          </table:table-cell>
          <table:table-cell office:value-type="float" office:value="48.8075936475" calcext:value-type="float">
            <text:p>48.80759364750</text:p>
          </table:table-cell>
          <table:table-cell office:value-type="float" office:value="10.7949689035" calcext:value-type="float">
            <text:p>10.79496890350</text:p>
          </table:table-cell>
          <table:table-cell office:value-type="float" office:value="563.257" calcext:value-type="float">
            <text:p>563.25700000000</text:p>
          </table:table-cell>
          <table:table-cell table:style-name="ce3" office:value-type="string" calcext:value-type="string">
            <text:p>511</text:p>
          </table:table-cell>
          <table:table-cell office:value-type="float" office:value="511" calcext:value-type="float">
            <text:p>511</text:p>
          </table:table-cell>
          <table:table-cell office:value-type="string" calcext:value-type="string">
            <text:p>Hbu</text:p>
          </table:table-cell>
          <table:table-cell office:value-type="float" office:value="511" calcext:value-type="float">
            <text:p>511</text:p>
          </table:table-cell>
          <table:table-cell office:value-type="string" calcext:value-type="string">
            <text:p>Hainbuche</text:p>
          </table:table-cell>
          <table:table-cell office:value-type="float" office:value="68" calcext:value-type="float">
            <text:p>68.00000000000</text:p>
          </table:table-cell>
          <table:table-cell office:value-type="float" office:value="21.64507226" calcext:value-type="float">
            <text:p>21.6450722600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437" calcext:value-type="float">
            <text:p>437</text:p>
          </table:table-cell>
          <table:table-cell office:value-type="float" office:value="631780.525" calcext:value-type="float">
            <text:p>631780.52500000000</text:p>
          </table:table-cell>
          <table:table-cell office:value-type="float" office:value="5407623.226" calcext:value-type="float">
            <text:p>5407623.22600000000</text:p>
          </table:table-cell>
          <table:table-cell office:value-type="float" office:value="562.826" calcext:value-type="float">
            <text:p>562.82600000000</text:p>
          </table:table-cell>
          <table:table-cell office:value-type="float" office:value="48.8076164873" calcext:value-type="float">
            <text:p>48.80761648730</text:p>
          </table:table-cell>
          <table:table-cell office:value-type="float" office:value="10.7948312972" calcext:value-type="float">
            <text:p>10.79483129720</text:p>
          </table:table-cell>
          <table:table-cell office:value-type="float" office:value="562.826" calcext:value-type="float">
            <text:p>562.82600000000</text:p>
          </table:table-cell>
          <table:table-cell table:style-name="ce3" office:value-type="string" calcext:value-type="string">
            <text:p>506</text:p>
          </table:table-cell>
          <table:table-cell office:value-type="float" office:value="506" calcext:value-type="float">
            <text:p>506</text:p>
          </table:table-cell>
          <table:table-cell office:value-type="string" calcext:value-type="string">
            <text:p>Hbu</text:p>
          </table:table-cell>
          <table:table-cell office:value-type="float" office:value="506" calcext:value-type="float">
            <text:p>506</text:p>
          </table:table-cell>
          <table:table-cell office:value-type="string" calcext:value-type="string">
            <text:p>Hainbuche</text:p>
          </table:table-cell>
          <table:table-cell office:value-type="float" office:value="84" calcext:value-type="float">
            <text:p>84.00000000000</text:p>
          </table:table-cell>
          <table:table-cell office:value-type="float" office:value="26.73803044" calcext:value-type="float">
            <text:p>26.7380304400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438" calcext:value-type="float">
            <text:p>438</text:p>
          </table:table-cell>
          <table:table-cell office:value-type="float" office:value="631781.877" calcext:value-type="float">
            <text:p>631781.87700000000</text:p>
          </table:table-cell>
          <table:table-cell office:value-type="float" office:value="5407622.58" calcext:value-type="float">
            <text:p>5407622.58000000000</text:p>
          </table:table-cell>
          <table:table-cell office:value-type="float" office:value="564.809" calcext:value-type="float">
            <text:p>564.80900000000</text:p>
          </table:table-cell>
          <table:table-cell office:value-type="float" office:value="48.8076103888" calcext:value-type="float">
            <text:p>48.80761038880</text:p>
          </table:table-cell>
          <table:table-cell office:value-type="float" office:value="10.7948494918" calcext:value-type="float">
            <text:p>10.79484949180</text:p>
          </table:table-cell>
          <table:table-cell office:value-type="float" office:value="564.809" calcext:value-type="float">
            <text:p>564.80900000000</text:p>
          </table:table-cell>
          <table:table-cell table:style-name="ce3" office:value-type="string" calcext:value-type="string">
            <text:p>507</text:p>
          </table:table-cell>
          <table:table-cell office:value-type="float" office:value="507" calcext:value-type="float">
            <text:p>507</text:p>
          </table:table-cell>
          <table:table-cell office:value-type="string" calcext:value-type="string">
            <text:p>Hbu</text:p>
          </table:table-cell>
          <table:table-cell office:value-type="float" office:value="507" calcext:value-type="float">
            <text:p>507</text:p>
          </table:table-cell>
          <table:table-cell office:value-type="string" calcext:value-type="string">
            <text:p>Hainbuche</text:p>
          </table:table-cell>
          <table:table-cell office:value-type="float" office:value="57" calcext:value-type="float">
            <text:p>57.00000000000</text:p>
          </table:table-cell>
          <table:table-cell office:value-type="float" office:value="18.14366351" calcext:value-type="float">
            <text:p>18.1436635100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441" calcext:value-type="float">
            <text:p>441</text:p>
          </table:table-cell>
          <table:table-cell office:value-type="float" office:value="631782.831" calcext:value-type="float">
            <text:p>631782.83100000000</text:p>
          </table:table-cell>
          <table:table-cell office:value-type="float" office:value="5407613.22" calcext:value-type="float">
            <text:p>5407613.22000000000</text:p>
          </table:table-cell>
          <table:table-cell office:value-type="float" office:value="566.526" calcext:value-type="float">
            <text:p>566.52600000000</text:p>
          </table:table-cell>
          <table:table-cell office:value-type="float" office:value="48.8075260272" calcext:value-type="float">
            <text:p>48.80752602720</text:p>
          </table:table-cell>
          <table:table-cell office:value-type="float" office:value="10.7948594782" calcext:value-type="float">
            <text:p>10.79485947820</text:p>
          </table:table-cell>
          <table:table-cell office:value-type="float" office:value="566.526" calcext:value-type="float">
            <text:p>566.52600000000</text:p>
          </table:table-cell>
          <table:table-cell table:style-name="ce3" office:value-type="string" calcext:value-type="string">
            <text:p>514</text:p>
          </table:table-cell>
          <table:table-cell office:value-type="float" office:value="514" calcext:value-type="float">
            <text:p>514</text:p>
          </table:table-cell>
          <table:table-cell office:value-type="string" calcext:value-type="string">
            <text:p>Hbu</text:p>
          </table:table-cell>
          <table:table-cell office:value-type="float" office:value="514" calcext:value-type="float">
            <text:p>514</text:p>
          </table:table-cell>
          <table:table-cell office:value-type="string" calcext:value-type="string">
            <text:p>Hainbuche</text:p>
          </table:table-cell>
          <table:table-cell office:value-type="float" office:value="32" calcext:value-type="float">
            <text:p>32.00000000000</text:p>
          </table:table-cell>
          <table:table-cell office:value-type="float" office:value="10.18591636" calcext:value-type="float">
            <text:p>10.1859163600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442" calcext:value-type="float">
            <text:p>442</text:p>
          </table:table-cell>
          <table:table-cell office:value-type="float" office:value="631781.962" calcext:value-type="float">
            <text:p>631781.96200000000</text:p>
          </table:table-cell>
          <table:table-cell office:value-type="float" office:value="5407611.165" calcext:value-type="float">
            <text:p>5407611.16500000000</text:p>
          </table:table-cell>
          <table:table-cell office:value-type="float" office:value="565.292" calcext:value-type="float">
            <text:p>565.29200000000</text:p>
          </table:table-cell>
          <table:table-cell office:value-type="float" office:value="48.807507735" calcext:value-type="float">
            <text:p>48.80750773500</text:p>
          </table:table-cell>
          <table:table-cell office:value-type="float" office:value="10.7948469862" calcext:value-type="float">
            <text:p>10.79484698620</text:p>
          </table:table-cell>
          <table:table-cell office:value-type="float" office:value="565.292" calcext:value-type="float">
            <text:p>565.29200000000</text:p>
          </table:table-cell>
          <table:table-cell table:style-name="ce3" office:value-type="string" calcext:value-type="string">
            <text:p>515</text:p>
          </table:table-cell>
          <table:table-cell office:value-type="float" office:value="515" calcext:value-type="float">
            <text:p>515</text:p>
          </table:table-cell>
          <table:table-cell office:value-type="string" calcext:value-type="string">
            <text:p>Hbu</text:p>
          </table:table-cell>
          <table:table-cell office:value-type="float" office:value="515" calcext:value-type="float">
            <text:p>515</text:p>
          </table:table-cell>
          <table:table-cell office:value-type="string" calcext:value-type="string">
            <text:p>Hainbuche</text:p>
          </table:table-cell>
          <table:table-cell office:value-type="float" office:value="81" calcext:value-type="float">
            <text:p>81.00000000000</text:p>
          </table:table-cell>
          <table:table-cell office:value-type="float" office:value="25.78310078" calcext:value-type="float">
            <text:p>25.7831007800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443" calcext:value-type="float">
            <text:p>443</text:p>
          </table:table-cell>
          <table:table-cell office:value-type="float" office:value="631785.036" calcext:value-type="float">
            <text:p>631785.03600000000</text:p>
          </table:table-cell>
          <table:table-cell office:value-type="float" office:value="5407610.681" calcext:value-type="float">
            <text:p>5407610.68100000000</text:p>
          </table:table-cell>
          <table:table-cell office:value-type="float" office:value="564.399" calcext:value-type="float">
            <text:p>564.39900000000</text:p>
          </table:table-cell>
          <table:table-cell office:value-type="float" office:value="48.8075027372" calcext:value-type="float">
            <text:p>48.80750273720</text:p>
          </table:table-cell>
          <table:table-cell office:value-type="float" office:value="10.7948886717" calcext:value-type="float">
            <text:p>10.79488867170</text:p>
          </table:table-cell>
          <table:table-cell office:value-type="float" office:value="564.399" calcext:value-type="float">
            <text:p>564.39900000000</text:p>
          </table:table-cell>
          <table:table-cell table:style-name="ce3" office:value-type="string" calcext:value-type="string">
            <text:p>516</text:p>
          </table:table-cell>
          <table:table-cell office:value-type="float" office:value="516" calcext:value-type="float">
            <text:p>516</text:p>
          </table:table-cell>
          <table:table-cell office:value-type="string" calcext:value-type="string">
            <text:p>Hbu</text:p>
          </table:table-cell>
          <table:table-cell office:value-type="float" office:value="516" calcext:value-type="float">
            <text:p>516</text:p>
          </table:table-cell>
          <table:table-cell office:value-type="string" calcext:value-type="string">
            <text:p>Hainbuche</text:p>
          </table:table-cell>
          <table:table-cell office:value-type="float" office:value="75" calcext:value-type="float">
            <text:p>75.00000000000</text:p>
          </table:table-cell>
          <table:table-cell office:value-type="float" office:value="23.87324146" calcext:value-type="float">
            <text:p>23.8732414600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444" calcext:value-type="float">
            <text:p>444</text:p>
          </table:table-cell>
          <table:table-cell office:value-type="float" office:value="631781.522" calcext:value-type="float">
            <text:p>631781.52200000000</text:p>
          </table:table-cell>
          <table:table-cell office:value-type="float" office:value="5407603.498" calcext:value-type="float">
            <text:p>5407603.49800000000</text:p>
          </table:table-cell>
          <table:table-cell office:value-type="float" office:value="563.059" calcext:value-type="float">
            <text:p>563.05900000000</text:p>
          </table:table-cell>
          <table:table-cell office:value-type="float" office:value="48.8074388902" calcext:value-type="float">
            <text:p>48.80743889020</text:p>
          </table:table-cell>
          <table:table-cell office:value-type="float" office:value="10.7948385368" calcext:value-type="float">
            <text:p>10.79483853680</text:p>
          </table:table-cell>
          <table:table-cell office:value-type="float" office:value="563.059" calcext:value-type="float">
            <text:p>563.05900000000</text:p>
          </table:table-cell>
          <table:table-cell table:style-name="ce3" office:value-type="string" calcext:value-type="string">
            <text:p>518</text:p>
          </table:table-cell>
          <table:table-cell office:value-type="float" office:value="518" calcext:value-type="float">
            <text:p>518</text:p>
          </table:table-cell>
          <table:table-cell office:value-type="string" calcext:value-type="string">
            <text:p>Hbu</text:p>
          </table:table-cell>
          <table:table-cell office:value-type="float" office:value="518" calcext:value-type="float">
            <text:p>518</text:p>
          </table:table-cell>
          <table:table-cell office:value-type="string" calcext:value-type="string">
            <text:p>Hainbuche</text:p>
          </table:table-cell>
          <table:table-cell office:value-type="float" office:value="105" calcext:value-type="float">
            <text:p>105.00000000000</text:p>
          </table:table-cell>
          <table:table-cell office:value-type="float" office:value="33.42253804" calcext:value-type="float">
            <text:p>33.4225380400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447" calcext:value-type="float">
            <text:p>447</text:p>
          </table:table-cell>
          <table:table-cell office:value-type="float" office:value="631777.475" calcext:value-type="float">
            <text:p>631777.47500000000</text:p>
          </table:table-cell>
          <table:table-cell office:value-type="float" office:value="5407592.554" calcext:value-type="float">
            <text:p>5407592.55400000000</text:p>
          </table:table-cell>
          <table:table-cell office:value-type="float" office:value="565.512" calcext:value-type="float">
            <text:p>565.51200000000</text:p>
          </table:table-cell>
          <table:table-cell office:value-type="float" office:value="48.8073413465" calcext:value-type="float">
            <text:p>48.80734134650</text:p>
          </table:table-cell>
          <table:table-cell office:value-type="float" office:value="10.7947799265" calcext:value-type="float">
            <text:p>10.79477992650</text:p>
          </table:table-cell>
          <table:table-cell office:value-type="float" office:value="565.512" calcext:value-type="float">
            <text:p>565.51200000000</text:p>
          </table:table-cell>
          <table:table-cell table:style-name="ce3" office:value-type="string" calcext:value-type="string">
            <text:p>521</text:p>
          </table:table-cell>
          <table:table-cell office:value-type="float" office:value="521" calcext:value-type="float">
            <text:p>521</text:p>
          </table:table-cell>
          <table:table-cell office:value-type="string" calcext:value-type="string">
            <text:p>Hbu</text:p>
          </table:table-cell>
          <table:table-cell office:value-type="float" office:value="521" calcext:value-type="float">
            <text:p>521</text:p>
          </table:table-cell>
          <table:table-cell office:value-type="string" calcext:value-type="string">
            <text:p>Hainbuche</text:p>
          </table:table-cell>
          <table:table-cell office:value-type="float" office:value="66" calcext:value-type="float">
            <text:p>66.00000000000</text:p>
          </table:table-cell>
          <table:table-cell office:value-type="float" office:value="21.00845249" calcext:value-type="float">
            <text:p>21.0084524900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449" calcext:value-type="float">
            <text:p>449</text:p>
          </table:table-cell>
          <table:table-cell office:value-type="float" office:value="631780.595" calcext:value-type="float">
            <text:p>631780.59500000000</text:p>
          </table:table-cell>
          <table:table-cell office:value-type="float" office:value="5407587.373" calcext:value-type="float">
            <text:p>5407587.37300000000</text:p>
          </table:table-cell>
          <table:table-cell office:value-type="float" office:value="572.365" calcext:value-type="float">
            <text:p>572.36500000000</text:p>
          </table:table-cell>
          <table:table-cell office:value-type="float" office:value="48.8072941023" calcext:value-type="float">
            <text:p>48.80729410230</text:p>
          </table:table-cell>
          <table:table-cell office:value-type="float" office:value="10.794820732" calcext:value-type="float">
            <text:p>10.79482073200</text:p>
          </table:table-cell>
          <table:table-cell office:value-type="float" office:value="572.365" calcext:value-type="float">
            <text:p>572.36500000000</text:p>
          </table:table-cell>
          <table:table-cell table:style-name="ce3" office:value-type="string" calcext:value-type="string">
            <text:p>523</text:p>
          </table:table-cell>
          <table:table-cell office:value-type="float" office:value="523" calcext:value-type="float">
            <text:p>523</text:p>
          </table:table-cell>
          <table:table-cell office:value-type="string" calcext:value-type="string">
            <text:p>Hbu</text:p>
          </table:table-cell>
          <table:table-cell office:value-type="float" office:value="523" calcext:value-type="float">
            <text:p>523</text:p>
          </table:table-cell>
          <table:table-cell office:value-type="string" calcext:value-type="string">
            <text:p>Hainbuche</text:p>
          </table:table-cell>
          <table:table-cell office:value-type="float" office:value="74" calcext:value-type="float">
            <text:p>74.00000000000</text:p>
          </table:table-cell>
          <table:table-cell office:value-type="float" office:value="23.55493157" calcext:value-type="float">
            <text:p>23.5549315700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451" calcext:value-type="float">
            <text:p>451</text:p>
          </table:table-cell>
          <table:table-cell office:value-type="float" office:value="631784.78" calcext:value-type="float">
            <text:p>631784.78000000000</text:p>
          </table:table-cell>
          <table:table-cell office:value-type="float" office:value="5407586.926" calcext:value-type="float">
            <text:p>5407586.92600000000</text:p>
          </table:table-cell>
          <table:table-cell office:value-type="float" office:value="565.28" calcext:value-type="float">
            <text:p>565.28000000000</text:p>
          </table:table-cell>
          <table:table-cell office:value-type="float" office:value="48.8072891927" calcext:value-type="float">
            <text:p>48.80728919270</text:p>
          </table:table-cell>
          <table:table-cell office:value-type="float" office:value="10.7948775605" calcext:value-type="float">
            <text:p>10.79487756050</text:p>
          </table:table-cell>
          <table:table-cell office:value-type="float" office:value="565.28" calcext:value-type="float">
            <text:p>565.28000000000</text:p>
          </table:table-cell>
          <table:table-cell table:style-name="ce3" office:value-type="string" calcext:value-type="string">
            <text:p>525</text:p>
          </table:table-cell>
          <table:table-cell office:value-type="float" office:value="525" calcext:value-type="float">
            <text:p>525</text:p>
          </table:table-cell>
          <table:table-cell office:value-type="string" calcext:value-type="string">
            <text:p>Hbu</text:p>
          </table:table-cell>
          <table:table-cell office:value-type="float" office:value="525" calcext:value-type="float">
            <text:p>525</text:p>
          </table:table-cell>
          <table:table-cell office:value-type="string" calcext:value-type="string">
            <text:p>Hainbuche</text:p>
          </table:table-cell>
          <table:table-cell office:value-type="float" office:value="98" calcext:value-type="float">
            <text:p>98.00000000000</text:p>
          </table:table-cell>
          <table:table-cell office:value-type="float" office:value="31.19436884" calcext:value-type="float">
            <text:p>31.1943688400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452" calcext:value-type="float">
            <text:p>452</text:p>
          </table:table-cell>
          <table:table-cell office:value-type="float" office:value="631778.771" calcext:value-type="float">
            <text:p>631778.77100000000</text:p>
          </table:table-cell>
          <table:table-cell office:value-type="float" office:value="5407585.217" calcext:value-type="float">
            <text:p>5407585.21700000000</text:p>
          </table:table-cell>
          <table:table-cell office:value-type="float" office:value="569.67" calcext:value-type="float">
            <text:p>569.67000000000</text:p>
          </table:table-cell>
          <table:table-cell office:value-type="float" office:value="48.8072751063" calcext:value-type="float">
            <text:p>48.80727510630</text:p>
          </table:table-cell>
          <table:table-cell office:value-type="float" office:value="10.7947952152" calcext:value-type="float">
            <text:p>10.79479521520</text:p>
          </table:table-cell>
          <table:table-cell office:value-type="float" office:value="569.67" calcext:value-type="float">
            <text:p>569.67000000000</text:p>
          </table:table-cell>
          <table:table-cell table:style-name="ce3" office:value-type="string" calcext:value-type="string">
            <text:p>526</text:p>
          </table:table-cell>
          <table:table-cell office:value-type="float" office:value="526" calcext:value-type="float">
            <text:p>526</text:p>
          </table:table-cell>
          <table:table-cell office:value-type="string" calcext:value-type="string">
            <text:p>Hbu</text:p>
          </table:table-cell>
          <table:table-cell office:value-type="float" office:value="526" calcext:value-type="float">
            <text:p>526</text:p>
          </table:table-cell>
          <table:table-cell office:value-type="string" calcext:value-type="string">
            <text:p>Hainbuche</text:p>
          </table:table-cell>
          <table:table-cell office:value-type="float" office:value="94" calcext:value-type="float">
            <text:p>94.00000000000</text:p>
          </table:table-cell>
          <table:table-cell office:value-type="float" office:value="29.9211293" calcext:value-type="float">
            <text:p>29.9211293000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453" calcext:value-type="float">
            <text:p>453</text:p>
          </table:table-cell>
          <table:table-cell office:value-type="float" office:value="631773.328" calcext:value-type="float">
            <text:p>631773.32800000000</text:p>
          </table:table-cell>
          <table:table-cell office:value-type="float" office:value="5407590.2" calcext:value-type="float">
            <text:p>5407590.20000000000</text:p>
          </table:table-cell>
          <table:table-cell office:value-type="float" office:value="570.326" calcext:value-type="float">
            <text:p>570.32600000000</text:p>
          </table:table-cell>
          <table:table-cell office:value-type="float" office:value="48.80732106" calcext:value-type="float">
            <text:p>48.80732106000</text:p>
          </table:table-cell>
          <table:table-cell office:value-type="float" office:value="10.7947227267" calcext:value-type="float">
            <text:p>10.79472272670</text:p>
          </table:table-cell>
          <table:table-cell office:value-type="float" office:value="570.326" calcext:value-type="float">
            <text:p>570.32600000000</text:p>
          </table:table-cell>
          <table:table-cell table:style-name="ce3" office:value-type="string" calcext:value-type="string">
            <text:p>527</text:p>
          </table:table-cell>
          <table:table-cell office:value-type="float" office:value="527" calcext:value-type="float">
            <text:p>527</text:p>
          </table:table-cell>
          <table:table-cell office:value-type="string" calcext:value-type="string">
            <text:p>Hbu</text:p>
          </table:table-cell>
          <table:table-cell office:value-type="float" office:value="527" calcext:value-type="float">
            <text:p>527</text:p>
          </table:table-cell>
          <table:table-cell office:value-type="string" calcext:value-type="string">
            <text:p>Hainbuche</text:p>
          </table:table-cell>
          <table:table-cell office:value-type="float" office:value="109" calcext:value-type="float">
            <text:p>109.00000000000</text:p>
          </table:table-cell>
          <table:table-cell office:value-type="float" office:value="34.69577759" calcext:value-type="float">
            <text:p>34.6957775900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473" calcext:value-type="float">
            <text:p>473</text:p>
          </table:table-cell>
          <table:table-cell office:value-type="float" office:value="631793.753" calcext:value-type="float">
            <text:p>631793.75300000000</text:p>
          </table:table-cell>
          <table:table-cell office:value-type="float" office:value="5407590.532" calcext:value-type="float">
            <text:p>5407590.53200000000</text:p>
          </table:table-cell>
          <table:table-cell office:value-type="float" office:value="574.911" calcext:value-type="float">
            <text:p>574.91100000000</text:p>
          </table:table-cell>
          <table:table-cell office:value-type="float" office:value="48.8073197128" calcext:value-type="float">
            <text:p>48.80731971280</text:p>
          </table:table-cell>
          <table:table-cell office:value-type="float" office:value="10.7950008727" calcext:value-type="float">
            <text:p>10.79500087270</text:p>
          </table:table-cell>
          <table:table-cell office:value-type="float" office:value="574.911" calcext:value-type="float">
            <text:p>574.91100000000</text:p>
          </table:table-cell>
          <table:table-cell table:style-name="ce3" office:value-type="string" calcext:value-type="string">
            <text:p>547</text:p>
          </table:table-cell>
          <table:table-cell office:value-type="float" office:value="547" calcext:value-type="float">
            <text:p>547</text:p>
          </table:table-cell>
          <table:table-cell office:value-type="string" calcext:value-type="string">
            <text:p>Hbu</text:p>
          </table:table-cell>
          <table:table-cell office:value-type="float" office:value="547" calcext:value-type="float">
            <text:p>547</text:p>
          </table:table-cell>
          <table:table-cell office:value-type="string" calcext:value-type="string">
            <text:p>Hainbuche</text:p>
          </table:table-cell>
          <table:table-cell office:value-type="float" office:value="118" calcext:value-type="float">
            <text:p>118.00000000000</text:p>
          </table:table-cell>
          <table:table-cell office:value-type="float" office:value="37.56056656" calcext:value-type="float">
            <text:p>37.5605665600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474" calcext:value-type="float">
            <text:p>474</text:p>
          </table:table-cell>
          <table:table-cell office:value-type="float" office:value="631799.772" calcext:value-type="float">
            <text:p>631799.77200000000</text:p>
          </table:table-cell>
          <table:table-cell office:value-type="float" office:value="5407584.442" calcext:value-type="float">
            <text:p>5407584.44200000000</text:p>
          </table:table-cell>
          <table:table-cell office:value-type="float" office:value="568.477" calcext:value-type="float">
            <text:p>568.47700000000</text:p>
          </table:table-cell>
          <table:table-cell office:value-type="float" office:value="48.8072636823" calcext:value-type="float">
            <text:p>48.80726368230</text:p>
          </table:table-cell>
          <table:table-cell office:value-type="float" office:value="10.7950808462" calcext:value-type="float">
            <text:p>10.79508084620</text:p>
          </table:table-cell>
          <table:table-cell office:value-type="float" office:value="568.477" calcext:value-type="float">
            <text:p>568.47700000000</text:p>
          </table:table-cell>
          <table:table-cell table:style-name="ce3" office:value-type="string" calcext:value-type="string">
            <text:p>548</text:p>
          </table:table-cell>
          <table:table-cell office:value-type="float" office:value="548" calcext:value-type="float">
            <text:p>548</text:p>
          </table:table-cell>
          <table:table-cell office:value-type="string" calcext:value-type="string">
            <text:p>Hbu</text:p>
          </table:table-cell>
          <table:table-cell office:value-type="float" office:value="548" calcext:value-type="float">
            <text:p>548</text:p>
          </table:table-cell>
          <table:table-cell office:value-type="string" calcext:value-type="string">
            <text:p>Hainbuche</text:p>
          </table:table-cell>
          <table:table-cell office:value-type="float" office:value="107" calcext:value-type="float">
            <text:p>107.00000000000</text:p>
          </table:table-cell>
          <table:table-cell office:value-type="float" office:value="34.05915782" calcext:value-type="float">
            <text:p>34.0591578200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475" calcext:value-type="float">
            <text:p>475</text:p>
          </table:table-cell>
          <table:table-cell office:value-type="float" office:value="631802.501" calcext:value-type="float">
            <text:p>631802.50100000000</text:p>
          </table:table-cell>
          <table:table-cell office:value-type="float" office:value="5407579.769" calcext:value-type="float">
            <text:p>5407579.76900000000</text:p>
          </table:table-cell>
          <table:table-cell office:value-type="float" office:value="567.963" calcext:value-type="float">
            <text:p>567.96300000000</text:p>
          </table:table-cell>
          <table:table-cell office:value-type="float" office:value="48.8072210857" calcext:value-type="float">
            <text:p>48.80722108570</text:p>
          </table:table-cell>
          <table:table-cell office:value-type="float" office:value="10.7951165017" calcext:value-type="float">
            <text:p>10.79511650170</text:p>
          </table:table-cell>
          <table:table-cell office:value-type="float" office:value="567.963" calcext:value-type="float">
            <text:p>567.96300000000</text:p>
          </table:table-cell>
          <table:table-cell table:style-name="ce3" office:value-type="string" calcext:value-type="string">
            <text:p>549</text:p>
          </table:table-cell>
          <table:table-cell office:value-type="float" office:value="549" calcext:value-type="float">
            <text:p>549</text:p>
          </table:table-cell>
          <table:table-cell office:value-type="string" calcext:value-type="string">
            <text:p>Hbu</text:p>
          </table:table-cell>
          <table:table-cell office:value-type="float" office:value="549" calcext:value-type="float">
            <text:p>549</text:p>
          </table:table-cell>
          <table:table-cell office:value-type="string" calcext:value-type="string">
            <text:p>Hainbuche</text:p>
          </table:table-cell>
          <table:table-cell office:value-type="float" office:value="71" calcext:value-type="float">
            <text:p>71.00000000000</text:p>
          </table:table-cell>
          <table:table-cell office:value-type="float" office:value="22.60000192" calcext:value-type="float">
            <text:p>22.6000019200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479" calcext:value-type="float">
            <text:p>479</text:p>
          </table:table-cell>
          <table:table-cell office:value-type="float" office:value="631807.107" calcext:value-type="float">
            <text:p>631807.10700000000</text:p>
          </table:table-cell>
          <table:table-cell office:value-type="float" office:value="5407591.708" calcext:value-type="float">
            <text:p>5407591.70800000000</text:p>
          </table:table-cell>
          <table:table-cell office:value-type="float" office:value="568.759" calcext:value-type="float">
            <text:p>568.75900000000</text:p>
          </table:table-cell>
          <table:table-cell office:value-type="float" office:value="48.807327462" calcext:value-type="float">
            <text:p>48.80732746200</text:p>
          </table:table-cell>
          <table:table-cell office:value-type="float" office:value="10.7951830358" calcext:value-type="float">
            <text:p>10.79518303580</text:p>
          </table:table-cell>
          <table:table-cell office:value-type="float" office:value="568.759" calcext:value-type="float">
            <text:p>568.75900000000</text:p>
          </table:table-cell>
          <table:table-cell table:style-name="ce3" office:value-type="string" calcext:value-type="string">
            <text:p>553</text:p>
          </table:table-cell>
          <table:table-cell office:value-type="float" office:value="553" calcext:value-type="float">
            <text:p>553</text:p>
          </table:table-cell>
          <table:table-cell office:value-type="string" calcext:value-type="string">
            <text:p>Hbu</text:p>
          </table:table-cell>
          <table:table-cell office:value-type="float" office:value="553" calcext:value-type="float">
            <text:p>553</text:p>
          </table:table-cell>
          <table:table-cell office:value-type="string" calcext:value-type="string">
            <text:p>Hainbuche</text:p>
          </table:table-cell>
          <table:table-cell office:value-type="float" office:value="45" calcext:value-type="float">
            <text:p>45.00000000000</text:p>
          </table:table-cell>
          <table:table-cell office:value-type="float" office:value="14.32394488" calcext:value-type="float">
            <text:p>14.3239448800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480" calcext:value-type="float">
            <text:p>480</text:p>
          </table:table-cell>
          <table:table-cell office:value-type="float" office:value="631813.506" calcext:value-type="float">
            <text:p>631813.50600000000</text:p>
          </table:table-cell>
          <table:table-cell office:value-type="float" office:value="5407597.09" calcext:value-type="float">
            <text:p>5407597.09000000000</text:p>
          </table:table-cell>
          <table:table-cell office:value-type="float" office:value="568.956" calcext:value-type="float">
            <text:p>568.95600000000</text:p>
          </table:table-cell>
          <table:table-cell office:value-type="float" office:value="48.8073744958" calcext:value-type="float">
            <text:p>48.80737449580</text:p>
          </table:table-cell>
          <table:table-cell office:value-type="float" office:value="10.7952718638" calcext:value-type="float">
            <text:p>10.79527186380</text:p>
          </table:table-cell>
          <table:table-cell office:value-type="float" office:value="568.956" calcext:value-type="float">
            <text:p>568.95600000000</text:p>
          </table:table-cell>
          <table:table-cell table:style-name="ce3" office:value-type="string" calcext:value-type="string">
            <text:p>554</text:p>
          </table:table-cell>
          <table:table-cell office:value-type="float" office:value="554" calcext:value-type="float">
            <text:p>554</text:p>
          </table:table-cell>
          <table:table-cell office:value-type="string" calcext:value-type="string">
            <text:p>Hbu</text:p>
          </table:table-cell>
          <table:table-cell office:value-type="float" office:value="554" calcext:value-type="float">
            <text:p>554</text:p>
          </table:table-cell>
          <table:table-cell office:value-type="string" calcext:value-type="string">
            <text:p>Hainbuche</text:p>
          </table:table-cell>
          <table:table-cell office:value-type="float" office:value="79" calcext:value-type="float">
            <text:p>79.00000000000</text:p>
          </table:table-cell>
          <table:table-cell office:value-type="float" office:value="25.14648101" calcext:value-type="float">
            <text:p>25.14648101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482" calcext:value-type="float">
            <text:p>482</text:p>
          </table:table-cell>
          <table:table-cell office:value-type="float" office:value="631804.123" calcext:value-type="float">
            <text:p>631804.12300000000</text:p>
          </table:table-cell>
          <table:table-cell office:value-type="float" office:value="5407600.292" calcext:value-type="float">
            <text:p>5407600.29200000000</text:p>
          </table:table-cell>
          <table:table-cell office:value-type="float" office:value="563.052" calcext:value-type="float">
            <text:p>563.05200000000</text:p>
          </table:table-cell>
          <table:table-cell office:value-type="float" office:value="48.8074052738" calcext:value-type="float">
            <text:p>48.80740527380</text:p>
          </table:table-cell>
          <table:table-cell office:value-type="float" office:value="10.795145161" calcext:value-type="float">
            <text:p>10.79514516100</text:p>
          </table:table-cell>
          <table:table-cell office:value-type="float" office:value="563.052" calcext:value-type="float">
            <text:p>563.05200000000</text:p>
          </table:table-cell>
          <table:table-cell table:style-name="ce3" office:value-type="string" calcext:value-type="string">
            <text:p>556</text:p>
          </table:table-cell>
          <table:table-cell office:value-type="float" office:value="556" calcext:value-type="float">
            <text:p>556</text:p>
          </table:table-cell>
          <table:table-cell office:value-type="string" calcext:value-type="string">
            <text:p>Hbu</text:p>
          </table:table-cell>
          <table:table-cell office:value-type="float" office:value="556" calcext:value-type="float">
            <text:p>556</text:p>
          </table:table-cell>
          <table:table-cell office:value-type="string" calcext:value-type="string">
            <text:p>Hainbuche</text:p>
          </table:table-cell>
          <table:table-cell office:value-type="float" office:value="48" calcext:value-type="float">
            <text:p>48.00000000000</text:p>
          </table:table-cell>
          <table:table-cell office:value-type="float" office:value="15.27887453" calcext:value-type="float">
            <text:p>15.2788745300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484" calcext:value-type="float">
            <text:p>484</text:p>
          </table:table-cell>
          <table:table-cell office:value-type="float" office:value="631787.418" calcext:value-type="float">
            <text:p>631787.41800000000</text:p>
          </table:table-cell>
          <table:table-cell office:value-type="float" office:value="5407586.154" calcext:value-type="float">
            <text:p>5407586.15400000000</text:p>
          </table:table-cell>
          <table:table-cell office:value-type="float" office:value="568.297" calcext:value-type="float">
            <text:p>568.29700000000</text:p>
          </table:table-cell>
          <table:table-cell office:value-type="float" office:value="48.8072816902" calcext:value-type="float">
            <text:p>48.80728169020</text:p>
          </table:table-cell>
          <table:table-cell office:value-type="float" office:value="10.7949132222" calcext:value-type="float">
            <text:p>10.79491322220</text:p>
          </table:table-cell>
          <table:table-cell office:value-type="float" office:value="568.297" calcext:value-type="float">
            <text:p>568.29700000000</text:p>
          </table:table-cell>
          <table:table-cell table:style-name="ce3" office:value-type="string" calcext:value-type="string">
            <text:p>558</text:p>
          </table:table-cell>
          <table:table-cell office:value-type="float" office:value="558" calcext:value-type="float">
            <text:p>558</text:p>
          </table:table-cell>
          <table:table-cell office:value-type="string" calcext:value-type="string">
            <text:p>Hbu</text:p>
          </table:table-cell>
          <table:table-cell office:value-type="float" office:value="558" calcext:value-type="float">
            <text:p>558</text:p>
          </table:table-cell>
          <table:table-cell office:value-type="string" calcext:value-type="string">
            <text:p>Hainbuche</text:p>
          </table:table-cell>
          <table:table-cell office:value-type="float" office:value="93" calcext:value-type="float">
            <text:p>93.00000000000</text:p>
          </table:table-cell>
          <table:table-cell office:value-type="float" office:value="29.60281941" calcext:value-type="float">
            <text:p>29.6028194100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485" calcext:value-type="float">
            <text:p>485</text:p>
          </table:table-cell>
          <table:table-cell office:value-type="float" office:value="631789.473" calcext:value-type="float">
            <text:p>631789.47300000000</text:p>
          </table:table-cell>
          <table:table-cell office:value-type="float" office:value="5407584.309" calcext:value-type="float">
            <text:p>5407584.30900000000</text:p>
          </table:table-cell>
          <table:table-cell office:value-type="float" office:value="573.106" calcext:value-type="float">
            <text:p>573.10600000000</text:p>
          </table:table-cell>
          <table:table-cell office:value-type="float" office:value="48.8072646728" calcext:value-type="float">
            <text:p>48.80726467280</text:p>
          </table:table-cell>
          <table:table-cell office:value-type="float" office:value="10.7949406085" calcext:value-type="float">
            <text:p>10.79494060850</text:p>
          </table:table-cell>
          <table:table-cell office:value-type="float" office:value="573.106" calcext:value-type="float">
            <text:p>573.10600000000</text:p>
          </table:table-cell>
          <table:table-cell table:style-name="ce3" office:value-type="string" calcext:value-type="string">
            <text:p>559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Hbu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Hainbuche</text:p>
          </table:table-cell>
          <table:table-cell office:value-type="float" office:value="98" calcext:value-type="float">
            <text:p>98.00000000000</text:p>
          </table:table-cell>
          <table:table-cell office:value-type="float" office:value="31.19436884" calcext:value-type="float">
            <text:p>31.1943688400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486" calcext:value-type="float">
            <text:p>486</text:p>
          </table:table-cell>
          <table:table-cell office:value-type="float" office:value="631786.473" calcext:value-type="float">
            <text:p>631786.47300000000</text:p>
          </table:table-cell>
          <table:table-cell office:value-type="float" office:value="5407596.38" calcext:value-type="float">
            <text:p>5407596.38000000000</text:p>
          </table:table-cell>
          <table:table-cell office:value-type="float" office:value="564.16" calcext:value-type="float">
            <text:p>564.16000000000</text:p>
          </table:table-cell>
          <table:table-cell office:value-type="float" office:value="48.8073738412" calcext:value-type="float">
            <text:p>48.80737384120</text:p>
          </table:table-cell>
          <table:table-cell office:value-type="float" office:value="10.7949036468" calcext:value-type="float">
            <text:p>10.79490364680</text:p>
          </table:table-cell>
          <table:table-cell office:value-type="float" office:value="564.16" calcext:value-type="float">
            <text:p>564.16000000000</text:p>
          </table:table-cell>
          <table:table-cell table:style-name="ce3" office:value-type="string" calcext:value-type="string">
            <text:p>560</text:p>
          </table:table-cell>
          <table:table-cell office:value-type="float" office:value="560" calcext:value-type="float">
            <text:p>560</text:p>
          </table:table-cell>
          <table:table-cell office:value-type="string" calcext:value-type="string">
            <text:p>Hbu</text:p>
          </table:table-cell>
          <table:table-cell office:value-type="float" office:value="560" calcext:value-type="float">
            <text:p>560</text:p>
          </table:table-cell>
          <table:table-cell office:value-type="string" calcext:value-type="string">
            <text:p>Hainbuche</text:p>
          </table:table-cell>
          <table:table-cell office:value-type="float" office:value="62" calcext:value-type="float">
            <text:p>62.00000000000</text:p>
          </table:table-cell>
          <table:table-cell office:value-type="float" office:value="19.73521294" calcext:value-type="float">
            <text:p>19.7352129400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488" calcext:value-type="float">
            <text:p>488</text:p>
          </table:table-cell>
          <table:table-cell office:value-type="float" office:value="631788.642" calcext:value-type="float">
            <text:p>631788.64200000000</text:p>
          </table:table-cell>
          <table:table-cell office:value-type="float" office:value="5407598.784" calcext:value-type="float">
            <text:p>5407598.78400000000</text:p>
          </table:table-cell>
          <table:table-cell office:value-type="float" office:value="565.299" calcext:value-type="float">
            <text:p>565.29900000000</text:p>
          </table:table-cell>
          <table:table-cell office:value-type="float" office:value="48.8073949938" calcext:value-type="float">
            <text:p>48.80739499380</text:p>
          </table:table-cell>
          <table:table-cell office:value-type="float" office:value="10.7949339412" calcext:value-type="float">
            <text:p>10.79493394120</text:p>
          </table:table-cell>
          <table:table-cell office:value-type="float" office:value="565.299" calcext:value-type="float">
            <text:p>565.29900000000</text:p>
          </table:table-cell>
          <table:table-cell table:style-name="ce3" office:value-type="string" calcext:value-type="string">
            <text:p>562</text:p>
          </table:table-cell>
          <table:table-cell office:value-type="float" office:value="562" calcext:value-type="float">
            <text:p>562</text:p>
          </table:table-cell>
          <table:table-cell office:value-type="string" calcext:value-type="string">
            <text:p>Hbu</text:p>
          </table:table-cell>
          <table:table-cell office:value-type="float" office:value="562" calcext:value-type="float">
            <text:p>562</text:p>
          </table:table-cell>
          <table:table-cell office:value-type="string" calcext:value-type="string">
            <text:p>Hainbuche</text:p>
          </table:table-cell>
          <table:table-cell office:value-type="float" office:value="73" calcext:value-type="float">
            <text:p>73.00000000000</text:p>
          </table:table-cell>
          <table:table-cell office:value-type="float" office:value="23.23662169" calcext:value-type="float">
            <text:p>23.2366216900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489" calcext:value-type="float">
            <text:p>489</text:p>
          </table:table-cell>
          <table:table-cell office:value-type="float" office:value="631781.657" calcext:value-type="float">
            <text:p>631781.65700000000</text:p>
          </table:table-cell>
          <table:table-cell office:value-type="float" office:value="5407608.917" calcext:value-type="float">
            <text:p>5407608.91700000000</text:p>
          </table:table-cell>
          <table:table-cell office:value-type="float" office:value="570.104" calcext:value-type="float">
            <text:p>570.10400000000</text:p>
          </table:table-cell>
          <table:table-cell office:value-type="float" office:value="48.8074875907" calcext:value-type="float">
            <text:p>48.80748759070</text:p>
          </table:table-cell>
          <table:table-cell office:value-type="float" office:value="10.7948421118" calcext:value-type="float">
            <text:p>10.79484211180</text:p>
          </table:table-cell>
          <table:table-cell office:value-type="float" office:value="570.104" calcext:value-type="float">
            <text:p>570.10400000000</text:p>
          </table:table-cell>
          <table:table-cell table:style-name="ce3" office:value-type="string" calcext:value-type="string">
            <text:p>563</text:p>
          </table:table-cell>
          <table:table-cell office:value-type="float" office:value="563" calcext:value-type="float">
            <text:p>563</text:p>
          </table:table-cell>
          <table:table-cell office:value-type="string" calcext:value-type="string">
            <text:p>Hbu</text:p>
          </table:table-cell>
          <table:table-cell office:value-type="float" office:value="563" calcext:value-type="float">
            <text:p>563</text:p>
          </table:table-cell>
          <table:table-cell office:value-type="string" calcext:value-type="string">
            <text:p>Hainbuche</text:p>
          </table:table-cell>
          <table:table-cell office:value-type="float" office:value="67" calcext:value-type="float">
            <text:p>67.00000000000</text:p>
          </table:table-cell>
          <table:table-cell office:value-type="float" office:value="21.32676237" calcext:value-type="float">
            <text:p>21.3267623700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490" calcext:value-type="float">
            <text:p>490</text:p>
          </table:table-cell>
          <table:table-cell office:value-type="float" office:value="631790.223" calcext:value-type="float">
            <text:p>631790.22300000000</text:p>
          </table:table-cell>
          <table:table-cell office:value-type="float" office:value="5407608.334" calcext:value-type="float">
            <text:p>5407608.33400000000</text:p>
          </table:table-cell>
          <table:table-cell office:value-type="float" office:value="566.833" calcext:value-type="float">
            <text:p>566.83300000000</text:p>
          </table:table-cell>
          <table:table-cell office:value-type="float" office:value="48.8074805335" calcext:value-type="float">
            <text:p>48.80748053350</text:p>
          </table:table-cell>
          <table:table-cell office:value-type="float" office:value="10.7949585298" calcext:value-type="float">
            <text:p>10.79495852980</text:p>
          </table:table-cell>
          <table:table-cell office:value-type="float" office:value="566.833" calcext:value-type="float">
            <text:p>566.83300000000</text:p>
          </table:table-cell>
          <table:table-cell table:style-name="ce3" office:value-type="string" calcext:value-type="string">
            <text:p>564</text:p>
          </table:table-cell>
          <table:table-cell office:value-type="float" office:value="564" calcext:value-type="float">
            <text:p>564</text:p>
          </table:table-cell>
          <table:table-cell office:value-type="string" calcext:value-type="string">
            <text:p>Hbu</text:p>
          </table:table-cell>
          <table:table-cell office:value-type="float" office:value="564" calcext:value-type="float">
            <text:p>564</text:p>
          </table:table-cell>
          <table:table-cell office:value-type="string" calcext:value-type="string">
            <text:p>Hainbuche</text:p>
          </table:table-cell>
          <table:table-cell office:value-type="float" office:value="125" calcext:value-type="float">
            <text:p>125.00000000000</text:p>
          </table:table-cell>
          <table:table-cell office:value-type="float" office:value="39.78873577" calcext:value-type="float">
            <text:p>39.7887357700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492" calcext:value-type="float">
            <text:p>492</text:p>
          </table:table-cell>
          <table:table-cell office:value-type="float" office:value="631789.843" calcext:value-type="float">
            <text:p>631789.84300000000</text:p>
          </table:table-cell>
          <table:table-cell office:value-type="float" office:value="5407613.391" calcext:value-type="float">
            <text:p>5407613.39100000000</text:p>
          </table:table-cell>
          <table:table-cell office:value-type="float" office:value="564.652" calcext:value-type="float">
            <text:p>564.65200000000</text:p>
          </table:table-cell>
          <table:table-cell office:value-type="float" office:value="48.8075260807" calcext:value-type="float">
            <text:p>48.80752608070</text:p>
          </table:table-cell>
          <table:table-cell office:value-type="float" office:value="10.7949549848" calcext:value-type="float">
            <text:p>10.79495498480</text:p>
          </table:table-cell>
          <table:table-cell office:value-type="float" office:value="564.652" calcext:value-type="float">
            <text:p>564.65200000000</text:p>
          </table:table-cell>
          <table:table-cell table:style-name="ce3" office:value-type="string" calcext:value-type="string">
            <text:p>566</text:p>
          </table:table-cell>
          <table:table-cell office:value-type="float" office:value="566" calcext:value-type="float">
            <text:p>566</text:p>
          </table:table-cell>
          <table:table-cell office:value-type="string" calcext:value-type="string">
            <text:p>Hbu</text:p>
          </table:table-cell>
          <table:table-cell office:value-type="float" office:value="566" calcext:value-type="float">
            <text:p>566</text:p>
          </table:table-cell>
          <table:table-cell office:value-type="string" calcext:value-type="string">
            <text:p>Hainbuche</text:p>
          </table:table-cell>
          <table:table-cell office:value-type="float" office:value="75" calcext:value-type="float">
            <text:p>75.00000000000</text:p>
          </table:table-cell>
          <table:table-cell office:value-type="float" office:value="23.87324146" calcext:value-type="float">
            <text:p>23.8732414600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494" calcext:value-type="float">
            <text:p>494</text:p>
          </table:table-cell>
          <table:table-cell office:value-type="float" office:value="631797.889" calcext:value-type="float">
            <text:p>631797.88900000000</text:p>
          </table:table-cell>
          <table:table-cell office:value-type="float" office:value="5407614.204" calcext:value-type="float">
            <text:p>5407614.20400000000</text:p>
          </table:table-cell>
          <table:table-cell office:value-type="float" office:value="563.839" calcext:value-type="float">
            <text:p>563.83900000000</text:p>
          </table:table-cell>
          <table:table-cell office:value-type="float" office:value="48.8075316837" calcext:value-type="float">
            <text:p>48.80753168370</text:p>
          </table:table-cell>
          <table:table-cell office:value-type="float" office:value="10.7950647777" calcext:value-type="float">
            <text:p>10.79506477770</text:p>
          </table:table-cell>
          <table:table-cell office:value-type="float" office:value="563.839" calcext:value-type="float">
            <text:p>563.83900000000</text:p>
          </table:table-cell>
          <table:table-cell table:style-name="ce3" office:value-type="string" calcext:value-type="string">
            <text:p>568</text:p>
          </table:table-cell>
          <table:table-cell office:value-type="float" office:value="568" calcext:value-type="float">
            <text:p>568</text:p>
          </table:table-cell>
          <table:table-cell office:value-type="string" calcext:value-type="string">
            <text:p>Hbu</text:p>
          </table:table-cell>
          <table:table-cell office:value-type="float" office:value="568" calcext:value-type="float">
            <text:p>568</text:p>
          </table:table-cell>
          <table:table-cell office:value-type="string" calcext:value-type="string">
            <text:p>Hainbuche</text:p>
          </table:table-cell>
          <table:table-cell office:value-type="float" office:value="60" calcext:value-type="float">
            <text:p>60.00000000000</text:p>
          </table:table-cell>
          <table:table-cell office:value-type="float" office:value="19.09859317" calcext:value-type="float">
            <text:p>19.0985931700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495" calcext:value-type="float">
            <text:p>495</text:p>
          </table:table-cell>
          <table:table-cell office:value-type="float" office:value="631799.093" calcext:value-type="float">
            <text:p>631799.09300000000</text:p>
          </table:table-cell>
          <table:table-cell office:value-type="float" office:value="5407611.315" calcext:value-type="float">
            <text:p>5407611.31500000000</text:p>
          </table:table-cell>
          <table:table-cell office:value-type="float" office:value="564.543" calcext:value-type="float">
            <text:p>564.54300000000</text:p>
          </table:table-cell>
          <table:table-cell office:value-type="float" office:value="48.80750545" calcext:value-type="float">
            <text:p>48.80750545000</text:p>
          </table:table-cell>
          <table:table-cell office:value-type="float" office:value="10.7950802388" calcext:value-type="float">
            <text:p>10.79508023880</text:p>
          </table:table-cell>
          <table:table-cell office:value-type="float" office:value="564.543" calcext:value-type="float">
            <text:p>564.54300000000</text:p>
          </table:table-cell>
          <table:table-cell table:style-name="ce3" office:value-type="string" calcext:value-type="string">
            <text:p>569</text:p>
          </table:table-cell>
          <table:table-cell office:value-type="float" office:value="569" calcext:value-type="float">
            <text:p>569</text:p>
          </table:table-cell>
          <table:table-cell office:value-type="string" calcext:value-type="string">
            <text:p>Hbu</text:p>
          </table:table-cell>
          <table:table-cell office:value-type="float" office:value="569" calcext:value-type="float">
            <text:p>569</text:p>
          </table:table-cell>
          <table:table-cell office:value-type="string" calcext:value-type="string">
            <text:p>Hainbuche</text:p>
          </table:table-cell>
          <table:table-cell office:value-type="float" office:value="36" calcext:value-type="float">
            <text:p>36.00000000000</text:p>
          </table:table-cell>
          <table:table-cell office:value-type="float" office:value="11.4591559" calcext:value-type="float">
            <text:p>11.4591559000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496" calcext:value-type="float">
            <text:p>496</text:p>
          </table:table-cell>
          <table:table-cell office:value-type="float" office:value="631797.944" calcext:value-type="float">
            <text:p>631797.94400000000</text:p>
          </table:table-cell>
          <table:table-cell office:value-type="float" office:value="5407609.559" calcext:value-type="float">
            <text:p>5407609.55900000000</text:p>
          </table:table-cell>
          <table:table-cell office:value-type="float" office:value="562.213" calcext:value-type="float">
            <text:p>562.21300000000</text:p>
          </table:table-cell>
          <table:table-cell office:value-type="float" office:value="48.807489904" calcext:value-type="float">
            <text:p>48.80748990400</text:p>
          </table:table-cell>
          <table:table-cell office:value-type="float" office:value="10.795064024" calcext:value-type="float">
            <text:p>10.79506402400</text:p>
          </table:table-cell>
          <table:table-cell office:value-type="float" office:value="562.213" calcext:value-type="float">
            <text:p>562.21300000000</text:p>
          </table:table-cell>
          <table:table-cell table:style-name="ce3" office:value-type="string" calcext:value-type="string">
            <text:p>570</text:p>
          </table:table-cell>
          <table:table-cell office:value-type="float" office:value="570" calcext:value-type="float">
            <text:p>570</text:p>
          </table:table-cell>
          <table:table-cell office:value-type="string" calcext:value-type="string">
            <text:p>Hbu</text:p>
          </table:table-cell>
          <table:table-cell office:value-type="float" office:value="570" calcext:value-type="float">
            <text:p>570</text:p>
          </table:table-cell>
          <table:table-cell office:value-type="string" calcext:value-type="string">
            <text:p>Hainbuche</text:p>
          </table:table-cell>
          <table:table-cell office:value-type="float" office:value="71" calcext:value-type="float">
            <text:p>71.00000000000</text:p>
          </table:table-cell>
          <table:table-cell office:value-type="float" office:value="22.60000192" calcext:value-type="float">
            <text:p>22.6000019200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498" calcext:value-type="float">
            <text:p>498</text:p>
          </table:table-cell>
          <table:table-cell office:value-type="float" office:value="631806.464" calcext:value-type="float">
            <text:p>631806.46400000000</text:p>
          </table:table-cell>
          <table:table-cell office:value-type="float" office:value="5407601.669" calcext:value-type="float">
            <text:p>5407601.66900000000</text:p>
          </table:table-cell>
          <table:table-cell office:value-type="float" office:value="568.685" calcext:value-type="float">
            <text:p>568.68500000000</text:p>
          </table:table-cell>
          <table:table-cell office:value-type="float" office:value="48.807417158" calcext:value-type="float">
            <text:p>48.80741715800</text:p>
          </table:table-cell>
          <table:table-cell office:value-type="float" office:value="10.7951774758" calcext:value-type="float">
            <text:p>10.79517747580</text:p>
          </table:table-cell>
          <table:table-cell office:value-type="float" office:value="568.685" calcext:value-type="float">
            <text:p>568.68500000000</text:p>
          </table:table-cell>
          <table:table-cell table:style-name="ce3" office:value-type="string" calcext:value-type="string">
            <text:p>575</text:p>
          </table:table-cell>
          <table:table-cell office:value-type="float" office:value="575" calcext:value-type="float">
            <text:p>575</text:p>
          </table:table-cell>
          <table:table-cell office:value-type="string" calcext:value-type="string">
            <text:p>Hbu</text:p>
          </table:table-cell>
          <table:table-cell office:value-type="float" office:value="575" calcext:value-type="float">
            <text:p>575</text:p>
          </table:table-cell>
          <table:table-cell office:value-type="string" calcext:value-type="string">
            <text:p>Hainbuche</text:p>
          </table:table-cell>
          <table:table-cell office:value-type="float" office:value="71" calcext:value-type="float">
            <text:p>71.00000000000</text:p>
          </table:table-cell>
          <table:table-cell office:value-type="float" office:value="22.60000192" calcext:value-type="float">
            <text:p>22.6000019200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499" calcext:value-type="float">
            <text:p>499</text:p>
          </table:table-cell>
          <table:table-cell office:value-type="float" office:value="631805.155" calcext:value-type="float">
            <text:p>631805.15500000000</text:p>
          </table:table-cell>
          <table:table-cell office:value-type="float" office:value="5407598.848" calcext:value-type="float">
            <text:p>5407598.84800000000</text:p>
          </table:table-cell>
          <table:table-cell office:value-type="float" office:value="577.858" calcext:value-type="float">
            <text:p>577.85800000000</text:p>
          </table:table-cell>
          <table:table-cell office:value-type="float" office:value="48.8073920742" calcext:value-type="float">
            <text:p>48.80739207420</text:p>
          </table:table-cell>
          <table:table-cell office:value-type="float" office:value="10.7951587472" calcext:value-type="float">
            <text:p>10.79515874720</text:p>
          </table:table-cell>
          <table:table-cell office:value-type="float" office:value="577.858" calcext:value-type="float">
            <text:p>577.85800000000</text:p>
          </table:table-cell>
          <table:table-cell table:style-name="ce3" office:value-type="string" calcext:value-type="string">
            <text:p>572</text:p>
          </table:table-cell>
          <table:table-cell office:value-type="float" office:value="572" calcext:value-type="float">
            <text:p>572</text:p>
          </table:table-cell>
          <table:table-cell office:value-type="string" calcext:value-type="string">
            <text:p>Hbu</text:p>
          </table:table-cell>
          <table:table-cell office:value-type="float" office:value="572" calcext:value-type="float">
            <text:p>572</text:p>
          </table:table-cell>
          <table:table-cell office:value-type="string" calcext:value-type="string">
            <text:p>Hainbuche</text:p>
          </table:table-cell>
          <table:table-cell office:value-type="float" office:value="80" calcext:value-type="float">
            <text:p>80.00000000000</text:p>
          </table:table-cell>
          <table:table-cell office:value-type="float" office:value="25.46479089" calcext:value-type="float">
            <text:p>25.4647908900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500" calcext:value-type="float">
            <text:p>500</text:p>
          </table:table-cell>
          <table:table-cell office:value-type="float" office:value="631791.379" calcext:value-type="float">
            <text:p>631791.37900000000</text:p>
          </table:table-cell>
          <table:table-cell office:value-type="float" office:value="5407602.692" calcext:value-type="float">
            <text:p>5407602.69200000000</text:p>
          </table:table-cell>
          <table:table-cell office:value-type="float" office:value="572.671" calcext:value-type="float">
            <text:p>572.67100000000</text:p>
          </table:table-cell>
          <table:table-cell office:value-type="float" office:value="48.8074295572" calcext:value-type="float">
            <text:p>48.80742955720</text:p>
          </table:table-cell>
          <table:table-cell office:value-type="float" office:value="10.7949724612" calcext:value-type="float">
            <text:p>10.79497246120</text:p>
          </table:table-cell>
          <table:table-cell office:value-type="float" office:value="572.671" calcext:value-type="float">
            <text:p>572.67100000000</text:p>
          </table:table-cell>
          <table:table-cell table:style-name="ce3" office:value-type="string" calcext:value-type="string">
            <text:p>573</text:p>
          </table:table-cell>
          <table:table-cell office:value-type="float" office:value="573" calcext:value-type="float">
            <text:p>573</text:p>
          </table:table-cell>
          <table:table-cell office:value-type="string" calcext:value-type="string">
            <text:p>Hbu</text:p>
          </table:table-cell>
          <table:table-cell office:value-type="float" office:value="573" calcext:value-type="float">
            <text:p>573</text:p>
          </table:table-cell>
          <table:table-cell office:value-type="string" calcext:value-type="string">
            <text:p>Hainbuche</text:p>
          </table:table-cell>
          <table:table-cell office:value-type="float" office:value="98" calcext:value-type="float">
            <text:p>98.00000000000</text:p>
          </table:table-cell>
          <table:table-cell office:value-type="float" office:value="31.19436884" calcext:value-type="float">
            <text:p>31.1943688400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501" calcext:value-type="float">
            <text:p>501</text:p>
          </table:table-cell>
          <table:table-cell office:value-type="float" office:value="631793.383" calcext:value-type="float">
            <text:p>631793.38300000000</text:p>
          </table:table-cell>
          <table:table-cell office:value-type="float" office:value="5407602.447" calcext:value-type="float">
            <text:p>5407602.44700000000</text:p>
          </table:table-cell>
          <table:table-cell office:value-type="float" office:value="562.679" calcext:value-type="float">
            <text:p>562.67900000000</text:p>
          </table:table-cell>
          <table:table-cell office:value-type="float" office:value="48.8074269263" calcext:value-type="float">
            <text:p>48.80742692630</text:p>
          </table:table-cell>
          <table:table-cell office:value-type="float" office:value="10.794999657" calcext:value-type="float">
            <text:p>10.79499965700</text:p>
          </table:table-cell>
          <table:table-cell office:value-type="float" office:value="562.679" calcext:value-type="float">
            <text:p>562.67900000000</text:p>
          </table:table-cell>
          <table:table-cell table:style-name="ce3" office:value-type="string" calcext:value-type="string">
            <text:p>574</text:p>
          </table:table-cell>
          <table:table-cell office:value-type="float" office:value="574" calcext:value-type="float">
            <text:p>574</text:p>
          </table:table-cell>
          <table:table-cell office:value-type="string" calcext:value-type="string">
            <text:p>Hbu</text:p>
          </table:table-cell>
          <table:table-cell office:value-type="float" office:value="574" calcext:value-type="float">
            <text:p>574</text:p>
          </table:table-cell>
          <table:table-cell office:value-type="string" calcext:value-type="string">
            <text:p>Hainbuche</text:p>
          </table:table-cell>
          <table:table-cell office:value-type="float" office:value="59" calcext:value-type="float">
            <text:p>59.00000000000</text:p>
          </table:table-cell>
          <table:table-cell office:value-type="float" office:value="18.78028328" calcext:value-type="float">
            <text:p>18.7802832800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404" calcext:value-type="float">
            <text:p>404</text:p>
          </table:table-cell>
          <table:table-cell office:value-type="float" office:value="631763.637" calcext:value-type="float">
            <text:p>631763.63700000000</text:p>
          </table:table-cell>
          <table:table-cell office:value-type="float" office:value="5407565.697" calcext:value-type="float">
            <text:p>5407565.69700000000</text:p>
          </table:table-cell>
          <table:table-cell office:value-type="float" office:value="569.135" calcext:value-type="float">
            <text:p>569.13500000000</text:p>
          </table:table-cell>
          <table:table-cell office:value-type="float" office:value="48.8071027957" calcext:value-type="float">
            <text:p>48.80710279570</text:p>
          </table:table-cell>
          <table:table-cell office:value-type="float" office:value="10.7945829335" calcext:value-type="float">
            <text:p>10.79458293350</text:p>
          </table:table-cell>
          <table:table-cell office:value-type="float" office:value="569.135" calcext:value-type="float">
            <text:p>569.13500000000</text:p>
          </table:table-cell>
          <table:table-cell table:style-name="ce3" office:value-type="string" calcext:value-type="string">
            <text:p>484</text:p>
          </table:table-cell>
          <table:table-cell office:value-type="float" office:value="484" calcext:value-type="float">
            <text:p>484</text:p>
          </table:table-cell>
          <table:table-cell office:value-type="string" calcext:value-type="string">
            <text:p>Hol</text:p>
          </table:table-cell>
          <table:table-cell office:value-type="float" office:value="484" calcext:value-type="float">
            <text:p>484</text:p>
          </table:table-cell>
          <table:table-cell office:value-type="string" calcext:value-type="string">
            <text:p>Holunder?</text:p>
          </table:table-cell>
          <table:table-cell office:value-type="float" office:value="23" calcext:value-type="float">
            <text:p>23.00000000000</text:p>
          </table:table-cell>
          <table:table-cell office:value-type="float" office:value="7.321127381" calcext:value-type="float">
            <text:p>7.3211273810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309" calcext:value-type="float">
            <text:p>309</text:p>
          </table:table-cell>
          <table:table-cell office:value-type="float" office:value="631829.741" calcext:value-type="float">
            <text:p>631829.74100000000</text:p>
          </table:table-cell>
          <table:table-cell office:value-type="float" office:value="5407569.847" calcext:value-type="float">
            <text:p>5407569.84700000000</text:p>
          </table:table-cell>
          <table:table-cell office:value-type="float" office:value="571.147" calcext:value-type="float">
            <text:p>571.14700000000</text:p>
          </table:table-cell>
          <table:table-cell office:value-type="float" office:value="48.807126092" calcext:value-type="float">
            <text:p>48.80712609200</text:p>
          </table:table-cell>
          <table:table-cell office:value-type="float" office:value="10.7954841193" calcext:value-type="float">
            <text:p>10.79548411930</text:p>
          </table:table-cell>
          <table:table-cell office:value-type="float" office:value="571.147" calcext:value-type="float">
            <text:p>571.14700000000</text:p>
          </table:table-cell>
          <table:table-cell table:style-name="ce3" office:value-type="string" calcext:value-type="string">
            <text:p>392</text:p>
          </table:table-cell>
          <table:table-cell office:value-type="float" office:value="392" calcext:value-type="float">
            <text:p>392</text:p>
          </table:table-cell>
          <table:table-cell office:value-type="string" calcext:value-type="string">
            <text:p>Kie</text:p>
          </table:table-cell>
          <table:table-cell office:value-type="float" office:value="392" calcext:value-type="float">
            <text:p>392</text:p>
          </table:table-cell>
          <table:table-cell office:value-type="string" calcext:value-type="string">
            <text:p>Kiefer</text:p>
          </table:table-cell>
          <table:table-cell office:value-type="float" office:value="208" calcext:value-type="float">
            <text:p>208.00000000000</text:p>
          </table:table-cell>
          <table:table-cell office:value-type="float" office:value="66.20845632" calcext:value-type="float">
            <text:p>66.2084563200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53" calcext:value-type="float">
            <text:p>53</text:p>
          </table:table-cell>
          <table:table-cell office:value-type="float" office:value="631761.685" calcext:value-type="float">
            <text:p>631761.68500000000</text:p>
          </table:table-cell>
          <table:table-cell office:value-type="float" office:value="5407552.348" calcext:value-type="float">
            <text:p>5407552.34800000000</text:p>
          </table:table-cell>
          <table:table-cell office:value-type="float" office:value="565.486" calcext:value-type="float">
            <text:p>565.48600000000</text:p>
          </table:table-cell>
          <table:table-cell office:value-type="float" office:value="48.806983181" calcext:value-type="float">
            <text:p>48.80698318100</text:p>
          </table:table-cell>
          <table:table-cell office:value-type="float" office:value="10.794552074" calcext:value-type="float">
            <text:p>10.79455207400</text:p>
          </table:table-cell>
          <table:table-cell office:value-type="float" office:value="565.486" calcext:value-type="float">
            <text:p>565.48600000000</text:p>
          </table:table-cell>
          <table:table-cell table:style-name="ce3" office:value-type="string" calcext:value-type="string">
            <text:p>153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Pa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Pappel</text:p>
          </table:table-cell>
          <table:table-cell office:value-type="float" office:value="130" calcext:value-type="float">
            <text:p>130.00000000000</text:p>
          </table:table-cell>
          <table:table-cell office:value-type="float" office:value="41.3802852" calcext:value-type="float">
            <text:p>41.3802852000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80" calcext:value-type="float">
            <text:p>80</text:p>
          </table:table-cell>
          <table:table-cell office:value-type="float" office:value="631765.195" calcext:value-type="float">
            <text:p>631765.19500000000</text:p>
          </table:table-cell>
          <table:table-cell office:value-type="float" office:value="5407521.791" calcext:value-type="float">
            <text:p>5407521.79100000000</text:p>
          </table:table-cell>
          <table:table-cell office:value-type="float" office:value="572.932" calcext:value-type="float">
            <text:p>572.93200000000</text:p>
          </table:table-cell>
          <table:table-cell office:value-type="float" office:value="48.8067076872" calcext:value-type="float">
            <text:p>48.80670768720</text:p>
          </table:table-cell>
          <table:table-cell office:value-type="float" office:value="10.7945900477" calcext:value-type="float">
            <text:p>10.79459004770</text:p>
          </table:table-cell>
          <table:table-cell office:value-type="float" office:value="572.932" calcext:value-type="float">
            <text:p>572.93200000000</text:p>
          </table:table-cell>
          <table:table-cell table:style-name="ce3" office:value-type="string" calcext:value-type="string">
            <text:p>176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Pa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Pappel</text:p>
          </table:table-cell>
          <table:table-cell office:value-type="float" office:value="190" calcext:value-type="float">
            <text:p>190.00000000000</text:p>
          </table:table-cell>
          <table:table-cell office:value-type="float" office:value="60.47887837" calcext:value-type="float">
            <text:p>60.4788783700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140" calcext:value-type="float">
            <text:p>140</text:p>
          </table:table-cell>
          <table:table-cell office:value-type="float" office:value="631844.409" calcext:value-type="float">
            <text:p>631844.40900000000</text:p>
          </table:table-cell>
          <table:table-cell office:value-type="float" office:value="5407540.779" calcext:value-type="float">
            <text:p>5407540.77900000000</text:p>
          </table:table-cell>
          <table:table-cell office:value-type="float" office:value="571.015" calcext:value-type="float">
            <text:p>571.01500000000</text:p>
          </table:table-cell>
          <table:table-cell office:value-type="float" office:value="48.8068616185" calcext:value-type="float">
            <text:p>48.80686161850</text:p>
          </table:table-cell>
          <table:table-cell office:value-type="float" office:value="10.795674463" calcext:value-type="float">
            <text:p>10.79567446300</text:p>
          </table:table-cell>
          <table:table-cell office:value-type="float" office:value="571.015" calcext:value-type="float">
            <text:p>571.01500000000</text:p>
          </table:table-cell>
          <table:table-cell table:style-name="ce3" office:value-type="string" calcext:value-type="string">
            <text:p>238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Pa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Pappel</text:p>
          </table:table-cell>
          <table:table-cell office:value-type="float" office:value="97" calcext:value-type="float">
            <text:p>97.00000000000</text:p>
          </table:table-cell>
          <table:table-cell office:value-type="float" office:value="30.87605896" calcext:value-type="float">
            <text:p>30.8760589600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93" calcext:value-type="float">
            <text:p>93</text:p>
          </table:table-cell>
          <table:table-cell office:value-type="float" office:value="631776.482" calcext:value-type="float">
            <text:p>631776.48200000000</text:p>
          </table:table-cell>
          <table:table-cell office:value-type="float" office:value="5407492.976" calcext:value-type="float">
            <text:p>5407492.97600000000</text:p>
          </table:table-cell>
          <table:table-cell office:value-type="float" office:value="574.955" calcext:value-type="float">
            <text:p>574.95500000000</text:p>
          </table:table-cell>
          <table:table-cell office:value-type="float" office:value="48.8064462025" calcext:value-type="float">
            <text:p>48.80644620250</text:p>
          </table:table-cell>
          <table:table-cell office:value-type="float" office:value="10.7947344525" calcext:value-type="float">
            <text:p>10.79473445250</text:p>
          </table:table-cell>
          <table:table-cell office:value-type="float" office:value="574.955" calcext:value-type="float">
            <text:p>574.95500000000</text:p>
          </table:table-cell>
          <table:table-cell table:style-name="ce3" office:value-type="string" calcext:value-type="string">
            <text:p>186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Bu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Rotbuche</text:p>
          </table:table-cell>
          <table:table-cell office:value-type="float" office:value="171" calcext:value-type="float">
            <text:p>171.00000000000</text:p>
          </table:table-cell>
          <table:table-cell office:value-type="float" office:value="54.43099053" calcext:value-type="float">
            <text:p>54.4309905300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96" calcext:value-type="float">
            <text:p>96</text:p>
          </table:table-cell>
          <table:table-cell office:value-type="float" office:value="631781.27" calcext:value-type="float">
            <text:p>631781.27000000000</text:p>
          </table:table-cell>
          <table:table-cell office:value-type="float" office:value="5407477.867" calcext:value-type="float">
            <text:p>5407477.86700000000</text:p>
          </table:table-cell>
          <table:table-cell office:value-type="float" office:value="571.498" calcext:value-type="float">
            <text:p>571.49800000000</text:p>
          </table:table-cell>
          <table:table-cell office:value-type="float" office:value="48.8063093348" calcext:value-type="float">
            <text:p>48.80630933480</text:p>
          </table:table-cell>
          <table:table-cell office:value-type="float" office:value="10.7947947817" calcext:value-type="float">
            <text:p>10.79479478170</text:p>
          </table:table-cell>
          <table:table-cell office:value-type="float" office:value="571.498" calcext:value-type="float">
            <text:p>571.49800000000</text:p>
          </table:table-cell>
          <table:table-cell table:style-name="ce3" office:value-type="string" calcext:value-type="string">
            <text:p>189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Bu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Rotbuche</text:p>
          </table:table-cell>
          <table:table-cell office:value-type="float" office:value="215" calcext:value-type="float">
            <text:p>215.00000000000</text:p>
          </table:table-cell>
          <table:table-cell office:value-type="float" office:value="68.43662552" calcext:value-type="float">
            <text:p>68.4366255200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156" calcext:value-type="float">
            <text:p>156</text:p>
          </table:table-cell>
          <table:table-cell office:value-type="float" office:value="631829.937" calcext:value-type="float">
            <text:p>631829.93700000000</text:p>
          </table:table-cell>
          <table:table-cell office:value-type="float" office:value="5407550.03" calcext:value-type="float">
            <text:p>5407550.03000000000</text:p>
          </table:table-cell>
          <table:table-cell office:value-type="float" office:value="562.736" calcext:value-type="float">
            <text:p>562.73600000000</text:p>
          </table:table-cell>
          <table:table-cell office:value-type="float" office:value="48.8069478682" calcext:value-type="float">
            <text:p>48.80694786820</text:p>
          </table:table-cell>
          <table:table-cell office:value-type="float" office:value="10.7954804323" calcext:value-type="float">
            <text:p>10.79548043230</text:p>
          </table:table-cell>
          <table:table-cell office:value-type="float" office:value="562.736" calcext:value-type="float">
            <text:p>562.73600000000</text:p>
          </table:table-cell>
          <table:table-cell table:style-name="ce3" office:value-type="string" calcext:value-type="string">
            <text:p>251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Bu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Rotbuche</text:p>
          </table:table-cell>
          <table:table-cell office:value-type="float" office:value="126" calcext:value-type="float">
            <text:p>126.00000000000</text:p>
          </table:table-cell>
          <table:table-cell office:value-type="float" office:value="40.10704565" calcext:value-type="float">
            <text:p>40.1070456500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194" calcext:value-type="float">
            <text:p>194</text:p>
          </table:table-cell>
          <table:table-cell office:value-type="float" office:value="631811.022" calcext:value-type="float">
            <text:p>631811.02200000000</text:p>
          </table:table-cell>
          <table:table-cell office:value-type="float" office:value="5407502.424" calcext:value-type="float">
            <text:p>5407502.42400000000</text:p>
          </table:table-cell>
          <table:table-cell office:value-type="float" office:value="572.932" calcext:value-type="float">
            <text:p>572.93200000000</text:p>
          </table:table-cell>
          <table:table-cell office:value-type="float" office:value="48.8065238263" calcext:value-type="float">
            <text:p>48.80652382630</text:p>
          </table:table-cell>
          <table:table-cell office:value-type="float" office:value="10.7952076535" calcext:value-type="float">
            <text:p>10.79520765350</text:p>
          </table:table-cell>
          <table:table-cell office:value-type="float" office:value="572.932" calcext:value-type="float">
            <text:p>572.93200000000</text:p>
          </table:table-cell>
          <table:table-cell table:style-name="ce3" office:value-type="string" calcext:value-type="string">
            <text:p>283</text:p>
          </table:table-cell>
          <table:table-cell office:value-type="float" office:value="283" calcext:value-type="float">
            <text:p>283</text:p>
          </table:table-cell>
          <table:table-cell office:value-type="string" calcext:value-type="string">
            <text:p>Bu</text:p>
          </table:table-cell>
          <table:table-cell office:value-type="float" office:value="283" calcext:value-type="float">
            <text:p>283</text:p>
          </table:table-cell>
          <table:table-cell office:value-type="string" calcext:value-type="string">
            <text:p>Rotbuche</text:p>
          </table:table-cell>
          <table:table-cell office:value-type="float" office:value="39" calcext:value-type="float">
            <text:p>39.00000000000</text:p>
          </table:table-cell>
          <table:table-cell office:value-type="float" office:value="12.41408556" calcext:value-type="float">
            <text:p>12.4140855600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476" calcext:value-type="float">
            <text:p>476</text:p>
          </table:table-cell>
          <table:table-cell office:value-type="float" office:value="631797.535" calcext:value-type="float">
            <text:p>631797.53500000000</text:p>
          </table:table-cell>
          <table:table-cell office:value-type="float" office:value="5407605.037" calcext:value-type="float">
            <text:p>5407605.03700000000</text:p>
          </table:table-cell>
          <table:table-cell office:value-type="float" office:value="565.488" calcext:value-type="float">
            <text:p>565.48800000000</text:p>
          </table:table-cell>
          <table:table-cell office:value-type="float" office:value="48.8074493385" calcext:value-type="float">
            <text:p>48.80744933850</text:p>
          </table:table-cell>
          <table:table-cell office:value-type="float" office:value="10.795057007" calcext:value-type="float">
            <text:p>10.79505700700</text:p>
          </table:table-cell>
          <table:table-cell office:value-type="float" office:value="565.488" calcext:value-type="float">
            <text:p>565.48800000000</text:p>
          </table:table-cell>
          <table:table-cell table:style-name="ce3" office:value-type="string" calcext:value-type="string">
            <text:p>550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Bu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Rotbuche</text:p>
          </table:table-cell>
          <table:table-cell office:value-type="float" office:value="131" calcext:value-type="float">
            <text:p>131.00000000000</text:p>
          </table:table-cell>
          <table:table-cell office:value-type="float" office:value="41.69859508" calcext:value-type="float">
            <text:p>41.6985950800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477" calcext:value-type="float">
            <text:p>477</text:p>
          </table:table-cell>
          <table:table-cell office:value-type="float" office:value="631809.267" calcext:value-type="float">
            <text:p>631809.26700000000</text:p>
          </table:table-cell>
          <table:table-cell office:value-type="float" office:value="5407587.505" calcext:value-type="float">
            <text:p>5407587.50500000000</text:p>
          </table:table-cell>
          <table:table-cell office:value-type="float" office:value="568.557" calcext:value-type="float">
            <text:p>568.55700000000</text:p>
          </table:table-cell>
          <table:table-cell office:value-type="float" office:value="48.8072892065" calcext:value-type="float">
            <text:p>48.80728920650</text:p>
          </table:table-cell>
          <table:table-cell office:value-type="float" office:value="10.7952110843" calcext:value-type="float">
            <text:p>10.79521108430</text:p>
          </table:table-cell>
          <table:table-cell office:value-type="float" office:value="568.557" calcext:value-type="float">
            <text:p>568.55700000000</text:p>
          </table:table-cell>
          <table:table-cell table:style-name="ce3" office:value-type="string" calcext:value-type="string">
            <text:p>551</text:p>
          </table:table-cell>
          <table:table-cell office:value-type="float" office:value="551" calcext:value-type="float">
            <text:p>551</text:p>
          </table:table-cell>
          <table:table-cell office:value-type="string" calcext:value-type="string">
            <text:p>Bu</text:p>
          </table:table-cell>
          <table:table-cell office:value-type="float" office:value="551" calcext:value-type="float">
            <text:p>551</text:p>
          </table:table-cell>
          <table:table-cell office:value-type="string" calcext:value-type="string">
            <text:p>Rotbuche</text:p>
          </table:table-cell>
          <table:table-cell office:value-type="float" office:value="178" calcext:value-type="float">
            <text:p>178.00000000000</text:p>
          </table:table-cell>
          <table:table-cell office:value-type="float" office:value="56.65915973" calcext:value-type="float">
            <text:p>56.6591597300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481" calcext:value-type="float">
            <text:p>481</text:p>
          </table:table-cell>
          <table:table-cell office:value-type="float" office:value="631806.92" calcext:value-type="float">
            <text:p>631806.92000000000</text:p>
          </table:table-cell>
          <table:table-cell office:value-type="float" office:value="5407602.56" calcext:value-type="float">
            <text:p>5407602.56000000000</text:p>
          </table:table-cell>
          <table:table-cell office:value-type="float" office:value="565.926" calcext:value-type="float">
            <text:p>565.92600000000</text:p>
          </table:table-cell>
          <table:table-cell office:value-type="float" office:value="48.8074250722" calcext:value-type="float">
            <text:p>48.80742507220</text:p>
          </table:table-cell>
          <table:table-cell office:value-type="float" office:value="10.7951839688" calcext:value-type="float">
            <text:p>10.79518396880</text:p>
          </table:table-cell>
          <table:table-cell office:value-type="float" office:value="565.926" calcext:value-type="float">
            <text:p>565.92600000000</text:p>
          </table:table-cell>
          <table:table-cell table:style-name="ce3" office:value-type="string" calcext:value-type="string">
            <text:p>555</text:p>
          </table:table-cell>
          <table:table-cell office:value-type="float" office:value="555" calcext:value-type="float">
            <text:p>555</text:p>
          </table:table-cell>
          <table:table-cell office:value-type="string" calcext:value-type="string">
            <text:p>Bu</text:p>
          </table:table-cell>
          <table:table-cell office:value-type="float" office:value="555" calcext:value-type="float">
            <text:p>555</text:p>
          </table:table-cell>
          <table:table-cell office:value-type="string" calcext:value-type="string">
            <text:p>Rotbuche</text:p>
          </table:table-cell>
          <table:table-cell office:value-type="float" office:value="153" calcext:value-type="float">
            <text:p>153.00000000000</text:p>
          </table:table-cell>
          <table:table-cell office:value-type="float" office:value="48.70141258" calcext:value-type="float">
            <text:p>48.7014125800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88" calcext:value-type="float">
            <text:p>88</text:p>
          </table:table-cell>
          <table:table-cell office:value-type="float" office:value="631770.682" calcext:value-type="float">
            <text:p>631770.68200000000</text:p>
          </table:table-cell>
          <table:table-cell office:value-type="float" office:value="5407514.685" calcext:value-type="float">
            <text:p>5407514.68500000000</text:p>
          </table:table-cell>
          <table:table-cell office:value-type="float" office:value="570.876" calcext:value-type="float">
            <text:p>570.87600000000</text:p>
          </table:table-cell>
          <table:table-cell office:value-type="float" office:value="48.806642628" calcext:value-type="float">
            <text:p>48.80664262800</text:p>
          </table:table-cell>
          <table:table-cell office:value-type="float" office:value="10.7946624625" calcext:value-type="float">
            <text:p>10.79466246250</text:p>
          </table:table-cell>
          <table:table-cell office:value-type="float" office:value="570.876" calcext:value-type="float">
            <text:p>570.87600000000</text:p>
          </table:table-cell>
          <table:table-cell table:style-name="ce3" office:value-type="string" calcext:value-type="string">
            <text:p>182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Ei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Stieleiche</text:p>
          </table:table-cell>
          <table:table-cell office:value-type="float" office:value="147" calcext:value-type="float">
            <text:p>147.00000000000</text:p>
          </table:table-cell>
          <table:table-cell office:value-type="float" office:value="46.79155326" calcext:value-type="float">
            <text:p>46.7915532600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95" calcext:value-type="float">
            <text:p>95</text:p>
          </table:table-cell>
          <table:table-cell office:value-type="float" office:value="631779.832" calcext:value-type="float">
            <text:p>631779.83200000000</text:p>
          </table:table-cell>
          <table:table-cell office:value-type="float" office:value="5407486.971" calcext:value-type="float">
            <text:p>5407486.97100000000</text:p>
          </table:table-cell>
          <table:table-cell office:value-type="float" office:value="570.709" calcext:value-type="float">
            <text:p>570.70900000000</text:p>
          </table:table-cell>
          <table:table-cell office:value-type="float" office:value="48.8063915023" calcext:value-type="float">
            <text:p>48.80639150230</text:p>
          </table:table-cell>
          <table:table-cell office:value-type="float" office:value="10.7947781303" calcext:value-type="float">
            <text:p>10.79477813030</text:p>
          </table:table-cell>
          <table:table-cell office:value-type="float" office:value="570.709" calcext:value-type="float">
            <text:p>570.70900000000</text:p>
          </table:table-cell>
          <table:table-cell table:style-name="ce3" office:value-type="string" calcext:value-type="string">
            <text:p>188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Ei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Stieleiche</text:p>
          </table:table-cell>
          <table:table-cell office:value-type="float" office:value="134" calcext:value-type="float">
            <text:p>134.00000000000</text:p>
          </table:table-cell>
          <table:table-cell office:value-type="float" office:value="42.65352474" calcext:value-type="float">
            <text:p>42.6535247400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97" calcext:value-type="float">
            <text:p>97</text:p>
          </table:table-cell>
          <table:table-cell office:value-type="float" office:value="631784.021" calcext:value-type="float">
            <text:p>631784.02100000000</text:p>
          </table:table-cell>
          <table:table-cell office:value-type="float" office:value="5407475.149" calcext:value-type="float">
            <text:p>5407475.14900000000</text:p>
          </table:table-cell>
          <table:table-cell office:value-type="float" office:value="578.899" calcext:value-type="float">
            <text:p>578.89900000000</text:p>
          </table:table-cell>
          <table:table-cell office:value-type="float" office:value="48.8062843097" calcext:value-type="float">
            <text:p>48.80628430970</text:p>
          </table:table-cell>
          <table:table-cell office:value-type="float" office:value="10.7948313468" calcext:value-type="float">
            <text:p>10.79483134680</text:p>
          </table:table-cell>
          <table:table-cell office:value-type="float" office:value="578.899" calcext:value-type="float">
            <text:p>578.89900000000</text:p>
          </table:table-cell>
          <table:table-cell table:style-name="ce3" office:value-type="string" calcext:value-type="string">
            <text:p>190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Ei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Stieleiche</text:p>
          </table:table-cell>
          <table:table-cell office:value-type="float" office:value="132" calcext:value-type="float">
            <text:p>132.00000000000</text:p>
          </table:table-cell>
          <table:table-cell office:value-type="float" office:value="42.01690497" calcext:value-type="float">
            <text:p>42.0169049700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115" calcext:value-type="float">
            <text:p>115</text:p>
          </table:table-cell>
          <table:table-cell office:value-type="float" office:value="631816.643" calcext:value-type="float">
            <text:p>631816.64300000000</text:p>
          </table:table-cell>
          <table:table-cell office:value-type="float" office:value="5407478.853" calcext:value-type="float">
            <text:p>5407478.85300000000</text:p>
          </table:table-cell>
          <table:table-cell office:value-type="float" office:value="573.664" calcext:value-type="float">
            <text:p>573.66400000000</text:p>
          </table:table-cell>
          <table:table-cell office:value-type="float" office:value="48.8063107043" calcext:value-type="float">
            <text:p>48.80631070430</text:p>
          </table:table-cell>
          <table:table-cell office:value-type="float" office:value="10.7952766093" calcext:value-type="float">
            <text:p>10.79527660930</text:p>
          </table:table-cell>
          <table:table-cell office:value-type="float" office:value="573.664" calcext:value-type="float">
            <text:p>573.66400000000</text:p>
          </table:table-cell>
          <table:table-cell table:style-name="ce3" office:value-type="string" calcext:value-type="string">
            <text:p>212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Ei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Stieleiche</text:p>
          </table:table-cell>
          <table:table-cell office:value-type="float" office:value="144" calcext:value-type="float">
            <text:p>144.00000000000</text:p>
          </table:table-cell>
          <table:table-cell office:value-type="float" office:value="45.8366236" calcext:value-type="float">
            <text:p>45.8366236000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183" calcext:value-type="float">
            <text:p>183</text:p>
          </table:table-cell>
          <table:table-cell office:value-type="float" office:value="631821.06" calcext:value-type="float">
            <text:p>631821.06000000000</text:p>
          </table:table-cell>
          <table:table-cell office:value-type="float" office:value="5407504.848" calcext:value-type="float">
            <text:p>5407504.84800000000</text:p>
          </table:table-cell>
          <table:table-cell office:value-type="float" office:value="578.579" calcext:value-type="float">
            <text:p>578.57900000000</text:p>
          </table:table-cell>
          <table:table-cell office:value-type="float" office:value="48.8065435008" calcext:value-type="float">
            <text:p>48.80654350080</text:p>
          </table:table-cell>
          <table:table-cell office:value-type="float" office:value="10.7953450828" calcext:value-type="float">
            <text:p>10.79534508280</text:p>
          </table:table-cell>
          <table:table-cell office:value-type="float" office:value="578.579" calcext:value-type="float">
            <text:p>578.57900000000</text:p>
          </table:table-cell>
          <table:table-cell table:style-name="ce3" office:value-type="string" calcext:value-type="string">
            <text:p>272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Ei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Stieleiche</text:p>
          </table:table-cell>
          <table:table-cell office:value-type="float" office:value="156" calcext:value-type="float">
            <text:p>156.00000000000</text:p>
          </table:table-cell>
          <table:table-cell office:value-type="float" office:value="49.65634224" calcext:value-type="float">
            <text:p>49.6563422400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189" calcext:value-type="float">
            <text:p>189</text:p>
          </table:table-cell>
          <table:table-cell office:value-type="float" office:value="631813.653" calcext:value-type="float">
            <text:p>631813.65300000000</text:p>
          </table:table-cell>
          <table:table-cell office:value-type="float" office:value="5407501.058" calcext:value-type="float">
            <text:p>5407501.05800000000</text:p>
          </table:table-cell>
          <table:table-cell office:value-type="float" office:value="575.905" calcext:value-type="float">
            <text:p>575.90500000000</text:p>
          </table:table-cell>
          <table:table-cell office:value-type="float" office:value="48.8065109883" calcext:value-type="float">
            <text:p>48.80651098830</text:p>
          </table:table-cell>
          <table:table-cell office:value-type="float" office:value="10.7952430422" calcext:value-type="float">
            <text:p>10.79524304220</text:p>
          </table:table-cell>
          <table:table-cell office:value-type="float" office:value="575.905" calcext:value-type="float">
            <text:p>575.90500000000</text:p>
          </table:table-cell>
          <table:table-cell table:style-name="ce3" office:value-type="string" calcext:value-type="string">
            <text:p>278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Ei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Stieleiche</text:p>
          </table:table-cell>
          <table:table-cell office:value-type="float" office:value="142" calcext:value-type="float">
            <text:p>142.00000000000</text:p>
          </table:table-cell>
          <table:table-cell office:value-type="float" office:value="45.20000383" calcext:value-type="float">
            <text:p>45.2000038300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 office:value-type="float" office:value="631792.246" calcext:value-type="float">
            <text:p>631792.24600000000</text:p>
          </table:table-cell>
          <table:table-cell office:value-type="float" office:value="5407504.839" calcext:value-type="float">
            <text:p>5407504.83900000000</text:p>
          </table:table-cell>
          <table:table-cell office:value-type="float" office:value="564.707" calcext:value-type="float">
            <text:p>564.70700000000</text:p>
          </table:table-cell>
          <table:table-cell office:value-type="float" office:value="48.8065495308" calcext:value-type="float">
            <text:p>48.80654953080</text:p>
          </table:table-cell>
          <table:table-cell office:value-type="float" office:value="10.7949528398" calcext:value-type="float">
            <text:p>10.79495283980</text:p>
          </table:table-cell>
          <table:table-cell office:value-type="float" office:value="564.707" calcext:value-type="float">
            <text:p>564.70700000000</text:p>
          </table:table-cell>
          <table:table-cell table:style-name="ce3" office:value-type="string" calcext:value-type="string">
            <text:p>312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Ei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Stieleiche</text:p>
          </table:table-cell>
          <table:table-cell office:value-type="float" office:value="190" calcext:value-type="float">
            <text:p>190.00000000000</text:p>
          </table:table-cell>
          <table:table-cell office:value-type="float" office:value="60.47887837" calcext:value-type="float">
            <text:p>60.4788783700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208" calcext:value-type="float">
            <text:p>208</text:p>
          </table:table-cell>
          <table:table-cell office:value-type="float" office:value="631795.501" calcext:value-type="float">
            <text:p>631795.50100000000</text:p>
          </table:table-cell>
          <table:table-cell office:value-type="float" office:value="5407501.848" calcext:value-type="float">
            <text:p>5407501.84800000000</text:p>
          </table:table-cell>
          <table:table-cell office:value-type="float" office:value="570.634" calcext:value-type="float">
            <text:p>570.63400000000</text:p>
          </table:table-cell>
          <table:table-cell office:value-type="float" office:value="48.8065219387" calcext:value-type="float">
            <text:p>48.80652193870</text:p>
          </table:table-cell>
          <table:table-cell office:value-type="float" office:value="10.7949961932" calcext:value-type="float">
            <text:p>10.79499619320</text:p>
          </table:table-cell>
          <table:table-cell office:value-type="float" office:value="570.634" calcext:value-type="float">
            <text:p>570.63400000000</text:p>
          </table:table-cell>
          <table:table-cell table:style-name="ce3" office:value-type="string" calcext:value-type="string">
            <text:p>310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Ei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Stieleiche</text:p>
          </table:table-cell>
          <table:table-cell office:value-type="float" office:value="130" calcext:value-type="float">
            <text:p>130.00000000000</text:p>
          </table:table-cell>
          <table:table-cell office:value-type="float" office:value="41.3802852" calcext:value-type="float">
            <text:p>41.3802852000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221" calcext:value-type="float">
            <text:p>221</text:p>
          </table:table-cell>
          <table:table-cell office:value-type="float" office:value="631798.396" calcext:value-type="float">
            <text:p>631798.39600000000</text:p>
          </table:table-cell>
          <table:table-cell office:value-type="float" office:value="5407488.387" calcext:value-type="float">
            <text:p>5407488.38700000000</text:p>
          </table:table-cell>
          <table:table-cell office:value-type="float" office:value="569.142" calcext:value-type="float">
            <text:p>569.14200000000</text:p>
          </table:table-cell>
          <table:table-cell office:value-type="float" office:value="48.8064002943" calcext:value-type="float">
            <text:p>48.80640029430</text:p>
          </table:table-cell>
          <table:table-cell office:value-type="float" office:value="10.7950312857" calcext:value-type="float">
            <text:p>10.79503128570</text:p>
          </table:table-cell>
          <table:table-cell office:value-type="float" office:value="569.142" calcext:value-type="float">
            <text:p>569.14200000000</text:p>
          </table:table-cell>
          <table:table-cell table:style-name="ce3" office:value-type="string" calcext:value-type="string">
            <text:p>306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Ei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Stieleiche</text:p>
          </table:table-cell>
          <table:table-cell office:value-type="float" office:value="193" calcext:value-type="float">
            <text:p>193.00000000000</text:p>
          </table:table-cell>
          <table:table-cell office:value-type="float" office:value="61.43380803" calcext:value-type="float">
            <text:p>61.4338080300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229" calcext:value-type="float">
            <text:p>229</text:p>
          </table:table-cell>
          <table:table-cell office:value-type="float" office:value="631791.282" calcext:value-type="float">
            <text:p>631791.28200000000</text:p>
          </table:table-cell>
          <table:table-cell office:value-type="float" office:value="5407492.213" calcext:value-type="float">
            <text:p>5407492.21300000000</text:p>
          </table:table-cell>
          <table:table-cell office:value-type="float" office:value="573.079" calcext:value-type="float">
            <text:p>573.07900000000</text:p>
          </table:table-cell>
          <table:table-cell office:value-type="float" office:value="48.8064362007" calcext:value-type="float">
            <text:p>48.80643620070</text:p>
          </table:table-cell>
          <table:table-cell office:value-type="float" office:value="10.7949356697" calcext:value-type="float">
            <text:p>10.79493566970</text:p>
          </table:table-cell>
          <table:table-cell office:value-type="float" office:value="573.079" calcext:value-type="float">
            <text:p>573.07900000000</text:p>
          </table:table-cell>
          <table:table-cell table:style-name="ce3" office:value-type="string" calcext:value-type="string">
            <text:p>308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Ei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Stieleiche</text:p>
          </table:table-cell>
          <table:table-cell office:value-type="float" office:value="107" calcext:value-type="float">
            <text:p>107.00000000000</text:p>
          </table:table-cell>
          <table:table-cell office:value-type="float" office:value="34.05915782" calcext:value-type="float">
            <text:p>34.0591578200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248" calcext:value-type="float">
            <text:p>248</text:p>
          </table:table-cell>
          <table:table-cell office:value-type="float" office:value="631786.705" calcext:value-type="float">
            <text:p>631786.70500000000</text:p>
          </table:table-cell>
          <table:table-cell office:value-type="float" office:value="5407500.272" calcext:value-type="float">
            <text:p>5407500.27200000000</text:p>
          </table:table-cell>
          <table:table-cell office:value-type="float" office:value="571.048" calcext:value-type="float">
            <text:p>571.04800000000</text:p>
          </table:table-cell>
          <table:table-cell office:value-type="float" office:value="48.8065096353" calcext:value-type="float">
            <text:p>48.80650963530</text:p>
          </table:table-cell>
          <table:table-cell office:value-type="float" office:value="10.794875956" calcext:value-type="float">
            <text:p>10.79487595600</text:p>
          </table:table-cell>
          <table:table-cell office:value-type="float" office:value="571.048" calcext:value-type="float">
            <text:p>571.04800000000</text:p>
          </table:table-cell>
          <table:table-cell table:style-name="ce3" office:value-type="string" calcext:value-type="string">
            <text:p>335</text:p>
          </table:table-cell>
          <table:table-cell office:value-type="float" office:value="335" calcext:value-type="float">
            <text:p>335</text:p>
          </table:table-cell>
          <table:table-cell office:value-type="string" calcext:value-type="string">
            <text:p>Ei</text:p>
          </table:table-cell>
          <table:table-cell office:value-type="float" office:value="335" calcext:value-type="float">
            <text:p>335</text:p>
          </table:table-cell>
          <table:table-cell office:value-type="string" calcext:value-type="string">
            <text:p>Stieleiche</text:p>
          </table:table-cell>
          <table:table-cell office:value-type="float" office:value="157" calcext:value-type="float">
            <text:p>157.00000000000</text:p>
          </table:table-cell>
          <table:table-cell office:value-type="float" office:value="49.97465212" calcext:value-type="float">
            <text:p>49.9746521200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253" calcext:value-type="float">
            <text:p>253</text:p>
          </table:table-cell>
          <table:table-cell office:value-type="float" office:value="631778.745" calcext:value-type="float">
            <text:p>631778.74500000000</text:p>
          </table:table-cell>
          <table:table-cell office:value-type="float" office:value="5407507.68" calcext:value-type="float">
            <text:p>5407507.68000000000</text:p>
          </table:table-cell>
          <table:table-cell office:value-type="float" office:value="569.73" calcext:value-type="float">
            <text:p>569.73000000000</text:p>
          </table:table-cell>
          <table:table-cell office:value-type="float" office:value="48.8065779345" calcext:value-type="float">
            <text:p>48.80657793450</text:p>
          </table:table-cell>
          <table:table-cell office:value-type="float" office:value="10.794769969" calcext:value-type="float">
            <text:p>10.79476996900</text:p>
          </table:table-cell>
          <table:table-cell office:value-type="float" office:value="569.73" calcext:value-type="float">
            <text:p>569.73000000000</text:p>
          </table:table-cell>
          <table:table-cell table:style-name="ce3" office:value-type="string" calcext:value-type="string">
            <text:p>340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Ei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Stieleiche</text:p>
          </table:table-cell>
          <table:table-cell office:value-type="float" office:value="144" calcext:value-type="float">
            <text:p>144.00000000000</text:p>
          </table:table-cell>
          <table:table-cell office:value-type="float" office:value="45.8366236" calcext:value-type="float">
            <text:p>45.8366236000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421" calcext:value-type="float">
            <text:p>421</text:p>
          </table:table-cell>
          <table:table-cell office:value-type="float" office:value="631779.879" calcext:value-type="float">
            <text:p>631779.87900000000</text:p>
          </table:table-cell>
          <table:table-cell office:value-type="float" office:value="5407598.801" calcext:value-type="float">
            <text:p>5407598.80100000000</text:p>
          </table:table-cell>
          <table:table-cell office:value-type="float" office:value="565.815" calcext:value-type="float">
            <text:p>565.81500000000</text:p>
          </table:table-cell>
          <table:table-cell office:value-type="float" office:value="48.8073970063" calcext:value-type="float">
            <text:p>48.80739700630</text:p>
          </table:table-cell>
          <table:table-cell office:value-type="float" office:value="10.7948146635" calcext:value-type="float">
            <text:p>10.79481466350</text:p>
          </table:table-cell>
          <table:table-cell office:value-type="float" office:value="565.815" calcext:value-type="float">
            <text:p>565.81500000000</text:p>
          </table:table-cell>
          <table:table-cell table:style-name="ce3" office:value-type="string" calcext:value-type="string">
            <text:p>520</text:p>
          </table:table-cell>
          <table:table-cell office:value-type="float" office:value="520" calcext:value-type="float">
            <text:p>520</text:p>
          </table:table-cell>
          <table:table-cell office:value-type="string" calcext:value-type="string">
            <text:p>Ei</text:p>
          </table:table-cell>
          <table:table-cell office:value-type="float" office:value="520" calcext:value-type="float">
            <text:p>520</text:p>
          </table:table-cell>
          <table:table-cell office:value-type="string" calcext:value-type="string">
            <text:p>Stieleiche</text:p>
          </table:table-cell>
          <table:table-cell office:value-type="float" office:value="106" calcext:value-type="float">
            <text:p>106.00000000000</text:p>
          </table:table-cell>
          <table:table-cell office:value-type="float" office:value="33.74084793" calcext:value-type="float">
            <text:p>33.7408479300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424" calcext:value-type="float">
            <text:p>424</text:p>
          </table:table-cell>
          <table:table-cell office:value-type="float" office:value="631781.406" calcext:value-type="float">
            <text:p>631781.40600000000</text:p>
          </table:table-cell>
          <table:table-cell office:value-type="float" office:value="5407602.445" calcext:value-type="float">
            <text:p>5407602.44500000000</text:p>
          </table:table-cell>
          <table:table-cell office:value-type="float" office:value="569.996" calcext:value-type="float">
            <text:p>569.99600000000</text:p>
          </table:table-cell>
          <table:table-cell office:value-type="float" office:value="48.807429448" calcext:value-type="float">
            <text:p>48.80742944800</text:p>
          </table:table-cell>
          <table:table-cell office:value-type="float" office:value="10.7948366225" calcext:value-type="float">
            <text:p>10.79483662250</text:p>
          </table:table-cell>
          <table:table-cell office:value-type="float" office:value="569.996" calcext:value-type="float">
            <text:p>569.99600000000</text:p>
          </table:table-cell>
          <table:table-cell table:style-name="ce3" office:value-type="string" calcext:value-type="string">
            <text:p>517</text:p>
          </table:table-cell>
          <table:table-cell office:value-type="float" office:value="517" calcext:value-type="float">
            <text:p>517</text:p>
          </table:table-cell>
          <table:table-cell office:value-type="string" calcext:value-type="string">
            <text:p>Ei</text:p>
          </table:table-cell>
          <table:table-cell office:value-type="float" office:value="517" calcext:value-type="float">
            <text:p>517</text:p>
          </table:table-cell>
          <table:table-cell office:value-type="string" calcext:value-type="string">
            <text:p>Stieleiche</text:p>
          </table:table-cell>
          <table:table-cell office:value-type="float" office:value="152" calcext:value-type="float">
            <text:p>152.00000000000</text:p>
          </table:table-cell>
          <table:table-cell office:value-type="float" office:value="48.38310269" calcext:value-type="float">
            <text:p>48.3831026900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224" calcext:value-type="float">
            <text:p>224</text:p>
          </table:table-cell>
          <table:table-cell office:value-type="float" office:value="631794.205" calcext:value-type="float">
            <text:p>631794.20500000000</text:p>
          </table:table-cell>
          <table:table-cell office:value-type="float" office:value="5407479.481" calcext:value-type="float">
            <text:p>5407479.48100000000</text:p>
          </table:table-cell>
          <table:table-cell office:value-type="float" office:value="576.768" calcext:value-type="float">
            <text:p>576.76800000000</text:p>
          </table:table-cell>
          <table:table-cell office:value-type="float" office:value="48.8063211067" calcext:value-type="float">
            <text:p>48.80632110670</text:p>
          </table:table-cell>
          <table:table-cell office:value-type="float" office:value="10.7949713735" calcext:value-type="float">
            <text:p>10.79497137350</text:p>
          </table:table-cell>
          <table:table-cell office:value-type="float" office:value="576.768" calcext:value-type="float">
            <text:p>576.76800000000</text:p>
          </table:table-cell>
          <table:table-cell table:style-name="ce3" office:value-type="string" calcext:value-type="string">
            <text:p>302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liegend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umgest├╝rzt</text:p>
          </table:table-cell>
          <table:table-cell table:number-columns-repeated="2" office:value-type="float" office:value="0" calcext:value-type="float">
            <text:p>0.00000000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58" calcext:value-type="float">
            <text:p>58</text:p>
          </table:table-cell>
          <table:table-cell office:value-type="float" office:value="631762.304" calcext:value-type="float">
            <text:p>631762.30400000000</text:p>
          </table:table-cell>
          <table:table-cell office:value-type="float" office:value="5407558.592" calcext:value-type="float">
            <text:p>5407558.59200000000</text:p>
          </table:table-cell>
          <table:table-cell office:value-type="float" office:value="562.629" calcext:value-type="float">
            <text:p>562.62900000000</text:p>
          </table:table-cell>
          <table:table-cell office:value-type="float" office:value="48.807039193" calcext:value-type="float">
            <text:p>48.80703919300</text:p>
          </table:table-cell>
          <table:table-cell office:value-type="float" office:value="10.794562509" calcext:value-type="float">
            <text:p>10.79456250900</text:p>
          </table:table-cell>
          <table:table-cell office:value-type="float" office:value="562.629" calcext:value-type="float">
            <text:p>562.6290000000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.00000000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85" calcext:value-type="float">
            <text:p>85</text:p>
          </table:table-cell>
          <table:table-cell office:value-type="float" office:value="631772.602" calcext:value-type="float">
            <text:p>631772.60200000000</text:p>
          </table:table-cell>
          <table:table-cell office:value-type="float" office:value="5407516.97" calcext:value-type="float">
            <text:p>5407516.97000000000</text:p>
          </table:table-cell>
          <table:table-cell office:value-type="float" office:value="572.21" calcext:value-type="float">
            <text:p>572.21000000000</text:p>
          </table:table-cell>
          <table:table-cell office:value-type="float" office:value="48.8066627688" calcext:value-type="float">
            <text:p>48.80666276880</text:p>
          </table:table-cell>
          <table:table-cell office:value-type="float" office:value="10.7946893338" calcext:value-type="float">
            <text:p>10.79468933380</text:p>
          </table:table-cell>
          <table:table-cell office:value-type="float" office:value="572.21" calcext:value-type="float">
            <text:p>572.2100000000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.00000000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86" calcext:value-type="float">
            <text:p>86</text:p>
          </table:table-cell>
          <table:table-cell office:value-type="float" office:value="631772.548" calcext:value-type="float">
            <text:p>631772.54800000000</text:p>
          </table:table-cell>
          <table:table-cell office:value-type="float" office:value="5407516.088" calcext:value-type="float">
            <text:p>5407516.08800000000</text:p>
          </table:table-cell>
          <table:table-cell office:value-type="float" office:value="570.416" calcext:value-type="float">
            <text:p>570.41600000000</text:p>
          </table:table-cell>
          <table:table-cell office:value-type="float" office:value="48.8066548502" calcext:value-type="float">
            <text:p>48.80665485020</text:p>
          </table:table-cell>
          <table:table-cell office:value-type="float" office:value="10.7946883127" calcext:value-type="float">
            <text:p>10.79468831270</text:p>
          </table:table-cell>
          <table:table-cell office:value-type="float" office:value="570.416" calcext:value-type="float">
            <text:p>570.4160000000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.00000000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160" calcext:value-type="float">
            <text:p>160</text:p>
          </table:table-cell>
          <table:table-cell office:value-type="float" office:value="631822.57" calcext:value-type="float">
            <text:p>631822.57000000000</text:p>
          </table:table-cell>
          <table:table-cell office:value-type="float" office:value="5407539.189" calcext:value-type="float">
            <text:p>5407539.18900000000</text:p>
          </table:table-cell>
          <table:table-cell office:value-type="float" office:value="567.026" calcext:value-type="float">
            <text:p>567.02600000000</text:p>
          </table:table-cell>
          <table:table-cell office:value-type="float" office:value="48.8068519552" calcext:value-type="float">
            <text:p>48.80685195520</text:p>
          </table:table-cell>
          <table:table-cell office:value-type="float" office:value="10.7953766578" calcext:value-type="float">
            <text:p>10.79537665780</text:p>
          </table:table-cell>
          <table:table-cell office:value-type="float" office:value="567.026" calcext:value-type="float">
            <text:p>567.0260000000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.00000000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220" calcext:value-type="float">
            <text:p>220</text:p>
          </table:table-cell>
          <table:table-cell office:value-type="float" office:value="631797.799" calcext:value-type="float">
            <text:p>631797.79900000000</text:p>
          </table:table-cell>
          <table:table-cell office:value-type="float" office:value="5407487.382" calcext:value-type="float">
            <text:p>5407487.38200000000</text:p>
          </table:table-cell>
          <table:table-cell office:value-type="float" office:value="569.63" calcext:value-type="float">
            <text:p>569.63000000000</text:p>
          </table:table-cell>
          <table:table-cell office:value-type="float" office:value="48.8063913862" calcext:value-type="float">
            <text:p>48.80639138620</text:p>
          </table:table-cell>
          <table:table-cell office:value-type="float" office:value="10.7950228393" calcext:value-type="float">
            <text:p>10.79502283930</text:p>
          </table:table-cell>
          <table:table-cell office:value-type="float" office:value="569.63" calcext:value-type="float">
            <text:p>569.6300000000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.00000000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257" calcext:value-type="float">
            <text:p>257</text:p>
          </table:table-cell>
          <table:table-cell office:value-type="float" office:value="631780.763" calcext:value-type="float">
            <text:p>631780.76300000000</text:p>
          </table:table-cell>
          <table:table-cell office:value-type="float" office:value="5407521.294" calcext:value-type="float">
            <text:p>5407521.29400000000</text:p>
          </table:table-cell>
          <table:table-cell office:value-type="float" office:value="575.007" calcext:value-type="float">
            <text:p>575.00700000000</text:p>
          </table:table-cell>
          <table:table-cell office:value-type="float" office:value="48.8066999132" calcext:value-type="float">
            <text:p>48.80669991320</text:p>
          </table:table-cell>
          <table:table-cell office:value-type="float" office:value="10.794801809" calcext:value-type="float">
            <text:p>10.79480180900</text:p>
          </table:table-cell>
          <table:table-cell office:value-type="float" office:value="575.007" calcext:value-type="float">
            <text:p>575.0070000000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.00000000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314" calcext:value-type="float">
            <text:p>314</text:p>
          </table:table-cell>
          <table:table-cell office:value-type="float" office:value="631821.791" calcext:value-type="float">
            <text:p>631821.79100000000</text:p>
          </table:table-cell>
          <table:table-cell office:value-type="float" office:value="5407562.784" calcext:value-type="float">
            <text:p>5407562.78400000000</text:p>
          </table:table-cell>
          <table:table-cell office:value-type="float" office:value="569.601" calcext:value-type="float">
            <text:p>569.60100000000</text:p>
          </table:table-cell>
          <table:table-cell office:value-type="float" office:value="48.807064273" calcext:value-type="float">
            <text:p>48.80706427300</text:p>
          </table:table-cell>
          <table:table-cell office:value-type="float" office:value="10.795373635" calcext:value-type="float">
            <text:p>10.79537363500</text:p>
          </table:table-cell>
          <table:table-cell office:value-type="float" office:value="569.601" calcext:value-type="float">
            <text:p>569.6010000000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.00000000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407" calcext:value-type="float">
            <text:p>407</text:p>
          </table:table-cell>
          <table:table-cell office:value-type="float" office:value="631766.636" calcext:value-type="float">
            <text:p>631766.63600000000</text:p>
          </table:table-cell>
          <table:table-cell office:value-type="float" office:value="5407576.917" calcext:value-type="float">
            <text:p>5407576.91700000000</text:p>
          </table:table-cell>
          <table:table-cell office:value-type="float" office:value="571.298" calcext:value-type="float">
            <text:p>571.29800000000</text:p>
          </table:table-cell>
          <table:table-cell office:value-type="float" office:value="48.8072030428" calcext:value-type="float">
            <text:p>48.80720304280</text:p>
          </table:table-cell>
          <table:table-cell office:value-type="float" office:value="10.7946273645" calcext:value-type="float">
            <text:p>10.79462736450</text:p>
          </table:table-cell>
          <table:table-cell office:value-type="float" office:value="571.298" calcext:value-type="float">
            <text:p>571.29800000000</text:p>
          </table:table-cell>
          <table:table-cell table:style-name="ce3" office:value-type="string" calcext:value-type="string">
            <text:p>586</text:p>
          </table:table-cell>
          <table:table-cell office:value-type="float" office:value="586" calcext:value-type="float">
            <text:p>586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.00000000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408" calcext:value-type="float">
            <text:p>408</text:p>
          </table:table-cell>
          <table:table-cell office:value-type="float" office:value="631766.955" calcext:value-type="float">
            <text:p>631766.95500000000</text:p>
          </table:table-cell>
          <table:table-cell office:value-type="float" office:value="5407578.491" calcext:value-type="float">
            <text:p>5407578.49100000000</text:p>
          </table:table-cell>
          <table:table-cell office:value-type="float" office:value="566.919" calcext:value-type="float">
            <text:p>566.91900000000</text:p>
          </table:table-cell>
          <table:table-cell office:value-type="float" office:value="48.8072171275" calcext:value-type="float">
            <text:p>48.80721712750</text:p>
          </table:table-cell>
          <table:table-cell office:value-type="float" office:value="10.7946322073" calcext:value-type="float">
            <text:p>10.79463220730</text:p>
          </table:table-cell>
          <table:table-cell office:value-type="float" office:value="566.919" calcext:value-type="float">
            <text:p>566.91900000000</text:p>
          </table:table-cell>
          <table:table-cell table:style-name="ce3" office:value-type="string" calcext:value-type="string">
            <text:p>587</text:p>
          </table:table-cell>
          <table:table-cell office:value-type="float" office:value="587" calcext:value-type="float">
            <text:p>587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.00000000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number-rows-repeated="1048077">
          <table:table-cell table:number-columns-repeated="17"/>
        </table:table-row>
        <table:table-row table:style-name="ro1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Mang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1" number:min-decimal-places="1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7-13T20:37:32.542226361</dc:date>
    <dc:creator>Johannes Osewold</dc:creator>
    <meta:editing-duration>PT1M24S</meta:editing-duration>
    <meta:editing-cycles>1</meta:editing-cycles>
    <meta:document-statistic meta:table-count="1" meta:cell-count="7957" meta:object-count="0"/>
    <meta:generator>LibreOffice/7.3.4.2$Linux_X86_64 LibreOffice_project/30$Build-2</meta:generator>
  </office:meta>
</office:document-meta>
</file>